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fa69e"/>
    </style:style>
    <style:style style:name="P4" style:family="paragraph" style:parent-style-name="Text_20_body">
      <style:paragraph-properties fo:margin-left="0in" fo:margin-right="0in" fo:text-align="center" style:justify-single-word="false" fo:text-indent="0.1965in" style:auto-text-indent="false"/>
    </style:style>
    <style:style style:name="P5"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1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fo:font-style="italic" officeooo:rsid="0020c51f" officeooo:paragraph-rsid="0021a7b3" style:font-style-asian="italic" style:font-style-complex="italic"/>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4"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5"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7"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9"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6666ff"/>
    </style:style>
    <style:style style:name="P31"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rsid="001eb565" officeooo:paragraph-rsid="001eb565" fo:background-color="transparent"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color="#0000ff"/>
    </style:style>
    <style:style style:name="P85"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1" style:family="paragraph" style:parent-style-name="Text_20_body">
      <style:paragraph-properties fo:margin-left="0in" fo:margin-right="0in" fo:text-align="end" style:justify-single-word="false" fo:text-indent="0.1965in" style:auto-text-indent="false"/>
    </style:style>
    <style:style style:name="P9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9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9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9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1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1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12" style:family="paragraph" style:parent-style-name="Standard">
      <style:paragraph-properties fo:margin-left="0in" fo:margin-right="0in" fo:text-align="justify" style:justify-single-word="false" fo:text-indent="0.1965in" style:auto-text-indent="false"/>
      <style:text-properties fo:language="ru" fo:country="RU"/>
    </style:style>
    <style:style style:name="P113" style:family="paragraph" style:parent-style-name="Standard">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rsid="001fa69e" officeooo:paragraph-rsid="001fa69e"/>
    </style:style>
    <style:style style:name="P114" style:family="paragraph" style:parent-style-name="Standard">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fo:font-style="italic" officeooo:rsid="001fa69e" officeooo:paragraph-rsid="001fa69e" style:font-style-asian="italic" style:font-style-complex="italic"/>
    </style:style>
    <style:style style:name="P115" style:family="paragraph" style:parent-style-name="Standard">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eb565"/>
    </style:style>
    <style:style style:name="P116" style:family="paragraph" style:parent-style-name="Text_20_body">
      <style:paragraph-properties fo:text-align="justify" style:justify-single-word="false"/>
    </style:style>
    <style:style style:name="P11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Text_20_body">
      <style:text-properties fo:language="ru" fo:country="RU"/>
    </style:style>
    <style:style style:name="P119" style:family="paragraph" style:parent-style-name="Text_20_body">
      <loext:graphic-properties draw:fill="solid" draw:fill-color="#eeeeee" draw:opacity="100%"/>
      <style:paragraph-properties fo:background-color="#eeeeee"/>
      <style:text-properties fo:language="ru" fo:country="RU"/>
    </style:style>
    <style:style style:name="P12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1" style:family="paragraph" style:parent-style-name="Text_20_body">
      <style:text-properties fo:language="en" fo:country="US"/>
    </style:style>
    <style:style style:name="P122" style:family="paragraph" style:parent-style-name="Text_20_body">
      <loext:graphic-properties draw:fill="solid" draw:fill-color="#eeeeee" draw:opacity="100%"/>
      <style:paragraph-properties fo:background-color="#eeeeee"/>
      <style:text-properties fo:language="en" fo:country="US"/>
    </style:style>
    <style:style style:name="P123" style:family="paragraph" style:parent-style-name="Text_20_body">
      <loext:graphic-properties draw:fill="solid" draw:fill-color="#eeeeee" draw:opacity="100%"/>
      <style:paragraph-properties fo:background-color="#eeeeee"/>
    </style:style>
    <style:style style:name="P124" style:family="paragraph" style:parent-style-name="First_20_line_20_indent">
      <loext:graphic-properties draw:fill="solid" draw:fill-color="#eeeeee" draw:opacity="100%"/>
      <style:paragraph-properties fo:background-color="#eeeeee"/>
      <style:text-properties fo:language="ru" fo:country="RU"/>
    </style:style>
    <style:style style:name="P12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26" style:family="paragraph" style:parent-style-name="Text_20_body">
      <style:paragraph-properties fo:margin-left="0in" fo:margin-right="0in" fo:text-align="justify" style:justify-single-word="false" fo:text-indent="0in" style:auto-text-indent="false"/>
    </style:style>
    <style:style style:name="P12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28" style:family="paragraph" style:parent-style-name="Text_20_body">
      <style:paragraph-properties fo:margin-left="0in" fo:margin-right="0in" fo:text-align="center" style:justify-single-word="false" fo:text-indent="0in" style:auto-text-indent="false"/>
    </style:style>
    <style:style style:name="P12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2"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3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3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3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3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40" style:family="paragraph" style:parent-style-name="Footnote">
      <style:paragraph-properties fo:margin-left="0in" fo:margin-right="0in" fo:text-indent="0in" style:auto-text-indent="false"/>
      <style:text-properties fo:language="en" fo:country="US"/>
    </style:style>
    <style:style style:name="P141" style:family="paragraph" style:parent-style-name="Footnote">
      <style:text-properties fo:language="en" fo:country="US"/>
    </style:style>
    <style:style style:name="P142" style:family="paragraph" style:parent-style-name="Footnote">
      <style:text-properties fo:language="ru" fo:country="RU"/>
    </style:style>
    <style:style style:name="P143" style:family="paragraph" style:parent-style-name="Footnote">
      <style:text-properties style:use-window-font-color="true" fo:language="ru" fo:country="RU"/>
    </style:style>
    <style:style style:name="P14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4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2" style:family="paragraph" style:parent-style-name="Standard">
      <style:text-properties fo:font-style="italic" style:font-style-asian="italic" style:font-style-complex="italic"/>
    </style:style>
    <style:style style:name="P153" style:family="paragraph" style:parent-style-name="Text_20_body" style:list-style-name="L1">
      <style:paragraph-properties fo:text-align="justify" style:justify-single-word="false"/>
    </style:style>
    <style:style style:name="P154" style:family="paragraph" style:parent-style-name="Text_20_body" style:list-style-name="L1">
      <style:paragraph-properties fo:text-align="justify" style:justify-single-word="false"/>
      <style:text-properties fo:language="ru" fo:country="RU"/>
    </style:style>
    <style:style style:name="P155" style:family="paragraph" style:parent-style-name="Text_20_body" style:list-style-name="L2">
      <style:paragraph-properties fo:text-align="justify" style:justify-single-word="false"/>
      <style:text-properties fo:language="ru" fo:country="RU"/>
    </style:style>
    <style:style style:name="P156"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7" style:family="paragraph" style:parent-style-name="Text_20_body" style:list-style-name="L3">
      <style:text-properties fo:language="ru" fo:country="RU"/>
    </style:style>
    <style:style style:name="P158" style:family="paragraph" style:parent-style-name="Text_20_body" style:list-style-name="L3">
      <style:text-properties fo:language="ru" fo:country="RU" fo:background-color="#ffff00"/>
    </style:style>
    <style:style style:name="P15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1c76c"/>
    </style:style>
    <style:style style:name="P16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eb565"/>
    </style:style>
    <style:style style:name="P16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49cab"/>
    </style:style>
    <style:style style:name="P1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16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fo:font-style="italic" officeooo:rsid="0020c51f" officeooo:paragraph-rsid="0021a7b3" style:font-style-asian="italic" style:font-style-complex="italic"/>
    </style:style>
    <style:style style:name="P16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66" style:family="paragraph" style:parent-style-name="Text_20_body">
      <style:paragraph-properties fo:margin-left="0in" fo:margin-right="0in" fo:text-align="justify" style:justify-single-word="false" fo:text-indent="0.1965in" style:auto-text-indent="false"/>
      <style:text-properties fo:language="ru" fo:country="RU" officeooo:paragraph-rsid="001e92e1"/>
    </style:style>
    <style:style style:name="P16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249cab" officeooo:paragraph-rsid="00249cab"/>
    </style:style>
    <style:style style:name="P16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officeooo:paragraph-rsid="0025ed4a" fo:background-color="transparent" style:font-style-asian="normal" style:font-weight-asian="normal" style:font-style-complex="normal" style:font-weight-complex="normal"/>
    </style:style>
    <style:style style:name="P1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7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171"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2"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75" style:family="paragraph" style:parent-style-name="Heading_20_2">
      <style:text-properties fo:language="en" fo:country="US"/>
    </style:style>
    <style:style style:name="P176" style:family="paragraph" style:parent-style-name="Heading_20_2">
      <style:text-properties fo:language="ru" fo:country="RU"/>
    </style:style>
    <style:style style:name="P177" style:family="paragraph" style:parent-style-name="Heading_20_2">
      <loext:graphic-properties draw:fill="solid" draw:fill-color="#eeeeee" draw:opacity="100%"/>
      <style:paragraph-properties fo:background-color="#eeeeee"/>
      <style:text-properties fo:language="ru" fo:country="RU"/>
    </style:style>
    <style:style style:name="P178" style:family="paragraph" style:parent-style-name="Heading_20_2">
      <style:paragraph-properties fo:text-align="justify" style:justify-single-word="false"/>
    </style:style>
    <style:style style:name="P179" style:family="paragraph" style:parent-style-name="Heading_20_2">
      <loext:graphic-properties draw:fill="solid" draw:fill-color="#eeeeee" draw:opacity="100%"/>
      <style:paragraph-properties fo:background-color="#eeeeee"/>
    </style:style>
    <style:style style:name="P180" style:family="paragraph" style:parent-style-name="Heading_20_1">
      <loext:graphic-properties draw:fill="solid" draw:fill-color="#eeeeee" draw:opacity="100%"/>
      <style:paragraph-properties fo:background-color="#eeeeee"/>
    </style:style>
    <style:style style:name="P181" style:family="paragraph" style:parent-style-name="Heading_20_1">
      <style:paragraph-properties fo:margin-left="0in" fo:margin-right="0in" fo:text-align="center" style:justify-single-word="false" fo:text-indent="0.1965in" style:auto-text-indent="false"/>
    </style:style>
    <style:style style:name="P18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ru" fo:country="RU" officeooo:rsid="001f7769"/>
    </style:style>
    <style:style style:name="T10" style:family="text">
      <style:text-properties fo:language="ru" fo:country="RU" officeooo:rsid="001fa69e"/>
    </style:style>
    <style:style style:name="T11" style:family="text">
      <style:text-properties fo:language="ru" fo:country="RU" officeooo:rsid="00214a93"/>
    </style:style>
    <style:style style:name="T12" style:family="text">
      <style:text-properties fo:language="ru" fo:country="RU" officeooo:rsid="0021a7b3"/>
    </style:style>
    <style:style style:name="T13" style:family="text">
      <style:text-properties fo:language="ru" fo:country="RU" officeooo:rsid="00249cab"/>
    </style:style>
    <style:style style:name="T14" style:family="text">
      <style:text-properties fo:language="ru" fo:country="RU" officeooo:rsid="00260db3"/>
    </style:style>
    <style:style style:name="T15" style:family="text">
      <style:text-properties fo:language="ru" fo:country="RU" officeooo:rsid="0027efbd"/>
    </style:style>
    <style:style style:name="T16" style:family="text">
      <style:text-properties fo:language="en" fo:country="US"/>
    </style:style>
    <style:style style:name="T17" style:family="text">
      <style:text-properties fo:language="en" fo:country="US" fo:font-style="normal" style:font-style-asian="normal" style:font-style-complex="normal"/>
    </style:style>
    <style:style style:name="T18" style:family="text">
      <style:text-properties fo:language="en" fo:country="US" fo:font-style="italic" style:font-style-asian="italic" style:font-style-complex="italic"/>
    </style:style>
    <style:style style:name="T19" style:family="text">
      <style:text-properties fo:language="en" fo:country="US" fo:font-weight="bold" style:font-weight-asian="bold" style:font-weight-complex="bold"/>
    </style:style>
    <style:style style:name="T20" style:family="text">
      <style:text-properties fo:language="en" fo:country="US" fo:font-weight="normal" style:font-weight-asian="normal" style:font-weight-complex="normal"/>
    </style:style>
    <style:style style:name="T21" style:family="text">
      <style:text-properties fo:language="en" fo:country="US" fo:font-weight="normal" fo:background-color="transparent" loext:char-shading-value="0" style:font-weight-asian="normal" style:font-weight-complex="normal"/>
    </style:style>
    <style:style style:name="T22" style:family="text">
      <style:text-properties fo:language="en" fo:country="US" fo:background-color="transparent" loext:char-shading-value="0"/>
    </style:style>
    <style:style style:name="T23" style:family="text">
      <style:text-properties fo:language="en" fo:country="US" officeooo:rsid="00249cab"/>
    </style:style>
    <style:style style:name="T24" style:family="text">
      <style:text-properties fo:color="#ff3333"/>
    </style:style>
    <style:style style:name="T25" style:family="text">
      <style:text-properties fo:color="#ff3333" fo:language="ru" fo:country="RU"/>
    </style:style>
    <style:style style:name="T26" style:family="text">
      <style:text-properties fo:font-style="italic"/>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color="#6666ff" fo:language="ru" fo:country="RU"/>
    </style:style>
    <style:style style:name="T30" style:family="text">
      <style:text-properties fo:color="#800000"/>
    </style:style>
    <style:style style:name="T31" style:family="text">
      <style:text-properties fo:color="#800000" fo:language="ru" fo:country="RU"/>
    </style:style>
    <style:style style:name="T32" style:family="text">
      <style:text-properties fo:color="#800000" fo:language="ru" fo:country="RU" fo:font-style="normal" style:font-style-asian="normal" style:font-style-complex="normal"/>
    </style:style>
    <style:style style:name="T33" style:family="text">
      <style:text-properties fo:color="#800000" fo:language="en" fo:country="US"/>
    </style:style>
    <style:style style:name="T34"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35" style:family="text">
      <style:text-properties fo:color="#800000" fo:font-weight="normal" fo:background-color="transparent" loext:char-shading-value="0" style:font-weight-asian="normal" style:font-weight-complex="normal"/>
    </style:style>
    <style:style style:name="T36" style:family="text">
      <style:text-properties fo:color="#ff6600"/>
    </style:style>
    <style:style style:name="T37" style:family="text">
      <style:text-properties fo:color="#ff6600" fo:language="ru" fo:country="RU"/>
    </style:style>
    <style:style style:name="T38" style:family="text">
      <style:text-properties fo:font-weight="bold" style:font-weight-asian="bold" style:font-weight-complex="bold"/>
    </style:style>
    <style:style style:name="T39" style:family="text">
      <style:text-properties fo:font-weight="bold" fo:background-color="transparent" loext:char-shading-value="0" style:font-weight-asian="bold" style:font-weight-complex="bold"/>
    </style:style>
    <style:style style:name="T40" style:family="text">
      <style:text-properties style:use-window-font-color="true"/>
    </style:style>
    <style:style style:name="T41" style:family="text">
      <style:text-properties style:use-window-font-color="true" fo:language="ru" fo:country="RU"/>
    </style:style>
    <style:style style:name="T42" style:family="text">
      <style:text-properties style:use-window-font-color="true" fo:language="ru" fo:country="RU" fo:font-style="normal" style:font-style-asian="normal" style:font-style-complex="normal"/>
    </style:style>
    <style:style style:name="T43" style:family="text">
      <style:text-properties style:use-window-font-color="true" fo:language="ru" fo:country="RU" fo:font-style="normal" fo:font-weight="normal" style:font-style-asian="normal" style:font-weight-asian="normal" style:font-style-complex="normal" style:font-weight-complex="normal"/>
    </style:style>
    <style:style style:name="T44"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5" style:family="text">
      <style:text-properties style:use-window-font-color="true" fo:language="ru" fo:country="RU" fo:font-style="italic" style:font-style-asian="italic" style:font-style-complex="italic"/>
    </style:style>
    <style:style style:name="T46" style:family="text">
      <style:text-properties style:use-window-font-color="true" fo:language="ru" fo:country="RU" fo:font-style="italic" fo:font-weight="normal" style:font-style-asian="italic" style:font-weight-asian="normal" style:font-style-complex="italic" style:font-weight-complex="normal"/>
    </style:style>
    <style:style style:name="T47" style:family="text">
      <style:text-properties style:use-window-font-color="true" fo:language="ru" fo:country="RU" fo:font-weight="normal" style:font-weight-asian="normal" style:font-weight-complex="normal"/>
    </style:style>
    <style:style style:name="T48" style:family="text">
      <style:text-properties style:use-window-font-color="true" fo:language="ru" fo:country="RU" fo:background-color="transparent" loext:char-shading-value="0"/>
    </style:style>
    <style:style style:name="T49" style:family="text">
      <style:text-properties style:use-window-font-color="true" fo:language="en" fo:country="US"/>
    </style:style>
    <style:style style:name="T50" style:family="text">
      <style:text-properties style:use-window-font-color="true" fo:language="en" fo:country="US" fo:font-style="normal" style:font-style-asian="normal" style:font-style-complex="normal"/>
    </style:style>
    <style:style style:name="T51" style:family="text">
      <style:text-properties style:use-window-font-color="true" fo:language="en" fo:country="US" fo:font-style="normal" fo:background-color="transparent" loext:char-shading-value="0" style:font-style-asian="normal" style:font-style-complex="normal"/>
    </style:style>
    <style:style style:name="T52" style:family="text">
      <style:text-properties style:use-window-font-color="true" fo:language="en" fo:country="US" fo:font-style="normal" fo:font-weight="normal" style:font-style-asian="normal" style:font-weight-asian="normal" style:font-style-complex="normal" style:font-weight-complex="normal"/>
    </style:style>
    <style:style style:name="T53"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4" style:family="text">
      <style:text-properties style:use-window-font-color="true" fo:language="en" fo:country="US" fo:font-weight="normal" style:font-weight-asian="normal" style:font-weight-complex="normal"/>
    </style:style>
    <style:style style:name="T55" style:family="text">
      <style:text-properties style:use-window-font-color="true" fo:font-style="normal" style:font-style-asian="normal" style:font-style-complex="normal"/>
    </style:style>
    <style:style style:name="T56" style:family="text">
      <style:text-properties style:use-window-font-color="true" fo:font-style="normal" fo:font-weight="normal" style:font-style-asian="normal" style:font-weight-asian="normal" style:font-style-complex="normal" style:font-weight-complex="normal"/>
    </style:style>
    <style:style style:name="T57"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8" style:family="text">
      <style:text-properties style:use-window-font-color="true" fo:font-style="italic" fo:font-weight="normal" style:font-style-asian="italic" style:font-weight-asian="normal" style:font-style-complex="italic" style:font-weight-complex="normal"/>
    </style:style>
    <style:style style:name="T59" style:family="text">
      <style:text-properties style:use-window-font-color="true" fo:background-color="transparent" loext:char-shading-value="0"/>
    </style:style>
    <style:style style:name="T60" style:family="text">
      <style:text-properties fo:background-color="transparent" loext:char-shading-value="0"/>
    </style:style>
    <style:style style:name="T61" style:family="text">
      <style:text-properties style:text-position="super 58%"/>
    </style:style>
    <style:style style:name="T62" style:family="text">
      <style:text-properties fo:color="#c5000b"/>
    </style:style>
    <style:style style:name="T63" style:family="text">
      <style:text-properties fo:language="fr" fo:country="FR"/>
    </style:style>
    <style:style style:name="T64" style:family="text">
      <style:text-properties fo:color="#0000ff"/>
    </style:style>
    <style:style style:name="T65" style:family="text">
      <style:text-properties fo:color="#0000ff" fo:language="ru" fo:country="RU"/>
    </style:style>
    <style:style style:name="T66" style:family="text">
      <style:text-properties fo:color="#3333ff"/>
    </style:style>
    <style:style style:name="T67" style:family="text">
      <style:text-properties fo:color="#3333ff" fo:language="en" fo:country="US"/>
    </style:style>
    <style:style style:name="T68" style:family="text">
      <style:text-properties fo:font-style="normal" style:font-style-asian="normal" style:font-style-complex="normal"/>
    </style:style>
    <style:style style:name="T69" style:family="text">
      <style:text-properties fo:color="#0066ff"/>
    </style:style>
    <style:style style:name="T70" style:family="text">
      <style:text-properties fo:color="#0066ff" fo:language="en" fo:country="US" fo:font-style="normal" fo:background-color="transparent" loext:char-shading-value="0" style:font-style-asian="normal" style:font-style-complex="normal"/>
    </style:style>
    <style:style style:name="T71" style:family="text">
      <style:text-properties fo:background-color="#ffff00" loext:char-shading-value="0"/>
    </style:style>
    <style:style style:name="T72" style:family="text">
      <style:text-properties fo:color="#00ccff"/>
    </style:style>
    <style:style style:name="T73" style:family="text">
      <style:text-properties fo:font-weight="normal" style:font-weight-asian="normal" style:font-weight-complex="normal"/>
    </style:style>
    <style:style style:name="T74" style:family="text">
      <style:text-properties fo:font-weight="normal" fo:background-color="transparent" loext:char-shading-value="0" style:font-weight-asian="normal" style:font-weight-complex="normal"/>
    </style:style>
    <style:style style:name="T75" style:family="text">
      <style:text-properties fo:color="#0066cc"/>
    </style:style>
    <style:style style:name="T76" style:family="text">
      <style:text-properties fo:color="#0066cc" fo:language="ru" fo:country="RU"/>
    </style:style>
    <style:style style:name="T77" style:family="text">
      <style:text-properties fo:color="#0000cc"/>
    </style:style>
    <style:style style:name="T78" style:family="text">
      <style:text-properties style:text-line-through-style="solid" style:text-line-through-type="single" fo:font-weight="bold" style:font-weight-asian="bold" style:font-weight-complex="bold"/>
    </style:style>
    <style:style style:name="T79" style:family="text">
      <style:text-properties fo:language="uk" fo:country="UA"/>
    </style:style>
    <style:style style:name="T80" style:family="text">
      <style:text-properties fo:language="uk" fo:country="UA" fo:font-style="italic" style:font-style-asian="italic" style:font-style-complex="italic"/>
    </style:style>
    <style:style style:name="T81" style:family="text">
      <style:text-properties fo:language="uk" fo:country="UA" fo:font-weight="bold" style:font-weight-asian="bold" style:font-weight-complex="bold"/>
    </style:style>
    <style:style style:name="T82" style:family="text">
      <style:text-properties fo:color="#ff0000"/>
    </style:style>
    <style:style style:name="T83" style:family="text">
      <style:text-properties style:text-underline-style="none"/>
    </style:style>
    <style:style style:name="T84" style:family="text">
      <style:text-properties style:text-rotation-angle="90" style:text-rotation-scale="line-height"/>
    </style:style>
    <style:style style:name="T85" style:family="text">
      <style:text-properties style:text-rotation-angle="270" style:text-rotation-scale="line-height"/>
    </style:style>
    <style:style style:name="T86" style:family="text">
      <style:text-properties style:text-position="sub 58%" style:font-size-asian="10.5pt"/>
    </style:style>
    <style:style style:name="T87" style:family="text">
      <style:text-properties style:font-name="Symbol" style:font-name-asian="Symbol" style:font-name-complex="Symbol"/>
    </style:style>
    <style:style style:name="T88" style:family="text">
      <style:text-properties style:font-name="Liberation Serif1" style:font-name-asian="Symbol" style:font-name-complex="Symbol"/>
    </style:style>
    <style:style style:name="T89" style:family="text">
      <style:text-properties style:font-name="Courier New CYR"/>
    </style:style>
    <style:style style:name="T90" style:family="text">
      <style:text-properties style:font-name="Courier New CYR" fo:language="en" fo:country="US"/>
    </style:style>
    <style:style style:name="T91" style:family="text">
      <style:text-properties officeooo:rsid="001d139f"/>
    </style:style>
    <style:style style:name="T92" style:family="text">
      <style:text-properties officeooo:rsid="0020c51f"/>
    </style:style>
    <style:style style:name="T93" style:family="text">
      <style:text-properties officeooo:rsid="00217ed3"/>
    </style:style>
    <style:style style:name="T94" style:family="text">
      <style:text-properties officeooo:rsid="0021c76c"/>
    </style:style>
    <style:style style:name="T95" style:family="text">
      <style:text-properties officeooo:rsid="002312f0"/>
    </style:style>
    <style:style style:name="T96" style:family="text">
      <style:text-properties officeooo:rsid="002420c0"/>
    </style:style>
    <style:style style:name="T97" style:family="text">
      <style:text-properties officeooo:rsid="00249cab"/>
    </style:style>
    <style:style style:name="T98" style:family="text">
      <style:text-properties officeooo:rsid="0025ed4a"/>
    </style:style>
    <style:style style:name="T99" style:family="text">
      <style:text-properties officeooo:rsid="00260db3"/>
    </style:style>
    <style:style style:name="T100" style:family="text">
      <style:text-properties officeooo:rsid="0027efb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1" text:outline-level="1">Последний фанфик</text:h>
      <text:p text:style-name="P1"><text:span text:style-name="T1">&lt;</text:span><text:span text:style-name="T65">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6"><text:span text:style-name="T53">&lt;</text:span><text:span text:style-name="T57">Э</text:span><text:span text:style-name="T34">пизод в Кантерлоте, где Луна составляет невысокое мнение об умственных способностях Макса</text:span><text:span text:style-name="T53">&gt;</text:span></text:p>
      <text:p text:style-name="P47">&lt;<text:span text:style-name="T31">Глава про то, как Селестия пытается определить, чего хочет Макс </text:span>&lt;<text:span text:style-name="T1">и </text:span><text:span text:style-name="T31">ест ванильное мороженное</text:span>&gt;<text:span text:style-name="T31">. В конце-концов, она понимает, что Макс хочет секса и дружбы (на самом деле - любви). Эпизод с Агамемноном-бескланником:</text:span></text:p>
      <text:p text:style-name="P39">-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9">&gt;</text:span></text:p>
      <text:p text:style-name="P51">&lt;<text:span text:style-name="T31">Селестия лечит Макса в Кантерлоте от болячек и наркозависимости. И тогда он начинает её любить и хотеть. И она это понимает</text:span>&gt;</text:p>
      <text:p text:style-name="P85">Таймлайн <text:span text:style-name="T16">(</text:span>события через 10 лет после Обмена): </text:p>
      <text:p text:style-name="P85">Год 2143 ПВ <text:span text:style-name="T16">(AU -?)</text:span></text:p>
      <text:p text:style-name="P85">22-е мая — вызов Макса в Эквестрию. Гибель Кимеринна</text:p>
      <text:p text:style-name="P85">25-е мая — встреча с Норфом</text:p>
      <text:p text:style-name="P85">27-е мая — первая встреча с Селестией после бегства из замка Сестёр. Сцена с докторами</text:p>
      <text:p text:style-name="P85">29-е мая — встреча с Индиго. Прогулка с Селестией по парку. Муравьи под накрупником</text:p>
      <text:p text:style-name="P85">30-е мая — исчезновение Селестии на неделю</text:p>
      <text:p text:style-name="P85">6-е июня — встреча с Селестией после разлуки. Прогулка по парку. Вид со стены. Землетрясение</text:p>
      <text:p text:style-name="P85"><text:span text:style-name="T16">&lt;</text:span>7<text:span text:style-name="T16">-</text:span>е июня — секс с Селестией. Раздор</text:p>
      <text:p text:style-name="P85">&lt;15-е июня — исчезновение Норфа. Прощание с Селестией.</text:p>
      <text:p text:style-name="P85">17-е июня — отбытие из Кантерлота</text:p>
      <text:p text:style-name="P86"><text:span text:style-name="T1">18</text:span>-<text:span text:style-name="T1">июня — Прибытие в Понивилль. Прочтение дневника эксперимента с заклинанием Индрэ</text:span></text:p>
      <text:p text:style-name="P85"><text:span text:style-name="T16">&lt;</text:span>25-е июня — попойка с Пинки. Бочколёт метконосцев</text:p>
      <text:p text:style-name="P85">27-е июня — получение письма от Селестии. Отказ выдать магический усилитель</text:p>
      <text:p text:style-name="P85"><text:span text:style-name="T16">&lt;</text:span>28-е июня<text:span text:style-name="T16"> </text:span>- попытка отослать письмо Селестии через Спайка</text:p>
      <text:p text:style-name="P85">30-е июня — выезд из Понивилля</text:p>
      <text:p text:style-name="P85">1-е июля — Прибытие в Фетлок. Захват резонаторных рубинов в павильоне Псинтела</text:p>
      <text:p text:style-name="P85">2-е июля — выезд из Фетлока Макса с Дэш в фургоне</text:p>
      <text:p text:style-name="P85">&lt;4-е июля - Дэш стучит лбом в дерево. Обнимашки</text:p>
      <text:p text:style-name="P85">8-е июля — прибытие в Груммингтон</text:p>
      <text:p text:style-name="P85">9-е июля –<text:span text:style-name="T16"> </text:span>Провал Груммингтона. Отбытие с Груммингтона</text:p>
      <text:p text:style-name="P85"><text:span text:style-name="T16">&lt;</text:span>12-е июля — Прибытие в Филлидельфию. Отбытие. Падение Макса с самоката</text:p>
      <text:p text:style-name="P85">14-е июля — переправа через седловое озеро. Прибытие Макса с Дэш в Понивилль</text:p>
      <text:p text:style-name="P85">15-е июля — эксперимент с усиленным заклинанием Индрэ. Поединок Луны с Твайлайт в Понивилле</text:p>
      <text:p text:style-name="P85">17-е июля — прибытие в Кантерлот Луны, Макса и шестёрки</text:p>
      <text:p text:style-name="P85"><text:span text:style-name="T16">[</text:span>21-е июля<text:span text:style-name="T16">]</text:span> — Гранд Галопин Гала</text:p>
      <text:p text:style-name="P86">[26-<text:span text:style-name="T1">е июля</text:span>]<text:span text:style-name="T1"> — совещание в зале стратегического планирования. Выдача паспорта Максу</text:span></text:p>
      <text:p text:style-name="P86"/>
      <text:h text:style-name="Heading_20_2" text:outline-level="2"><text:soft-page-break/>Прочитанные фанфики</text:h>
      <text:h text:style-name="Heading_20_3" text:outline-level="3">Эпичные</text:h>
      <text:p text:style-name="P118">Обмен ( <text:a xlink:type="simple" xlink:href="https://darkpony.ru/obmen/" text:style-name="Internet_20_link" text:visited-style-name="Visited_20_Internet_20_Link">https://darkpony.ru/obmen/</text:a> )</text:p>
      <text:p text:style-name="P118">Розовые глазки</text:p>
      <text:p text:style-name="P121">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6"/>
      <text:h text:style-name="Heading_20_2" text:outline-level="2">Идеи</text:h>
      <text:list xml:id="list715989532000365454" text:style-name="L1">
        <text:list-item>
          <text:p text:style-name="P153">добавить детектив <text:span text:style-name="T1">(реализовано)</text:span>+ магические уроки/трактаты Старсвирла (реализовано)</text:p>
        </text:list-item>
        <text:list-item>
          <text:p text:style-name="P154">Терра несколько раз пытается убить Макса (один раз — в аквапарке). Несколько раз Макса спасает Селестия (даёт приказы Нексусу)</text:p>
        </text:list-item>
        <text:list-item>
          <text:p text:style-name="P154">Книги:</text:p>
        </text:list-item>
      </text:list>
      <text:list xml:id="list6938811942190911292" text:style-name="L2">
        <text:list-item>
          <text:p text:style-name="P155">«Великие грифоны прошлого» - из канона (5<text:span text:style-name="T16">s8e)</text:span></text:p>
        </text:list-item>
        <text:list-item>
          <text:p text:style-name="P155">«Высшие заклинания в повседневном использовании: от песчинки до дворца»</text:p>
        </text:list-item>
        <text:list-item>
          <text:p text:style-name="P156">«Малоизвестные аспекты магии трансформаций»</text:p>
        </text:list-item>
        <text:list-item>
          <text:p text:style-name="P15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5">Дасти Вейфарер «Зебрианская культура, быт и фольклор»</text:p>
        </text:list-item>
        <text:list-item>
          <text:p text:style-name="P155">«Краткая история Эквестрии»</text:p>
        </text:list-item>
        <text:list-item>
          <text:p text:style-name="P155">«Шедевры архитектуры Эквестрии» с разделом о Кантерлотском Королевском Дворце</text:p>
        </text:list-item>
        <text:list-item>
          <text:p text:style-name="P155">«Великие дела и великие чары». Страница 893: …</text:p>
        </text:list-item>
        <text:list-item>
          <text:p text:style-name="P155">«<text:span text:style-name="T71">Природа Проклятий</text:span>» - обмен</text:p>
        </text:list-item>
        <text:list-item>
          <text:p text:style-name="P155"><text:span text:style-name="T71">«Магия для Чайников»</text:span> - обмен</text:p>
        </text:list-item>
        <text:list-item>
          <text:p text:style-name="P155"><text:span text:style-name="T71">«Энциклопедия Арканум»</text:span> - обмен</text:p>
        </text:list-item>
        <text:list-item>
          <text:p text:style-name="P155">«О Гейсах» - обмен</text:p>
        </text:list-item>
        <text:list-item>
          <text:p text:style-name="P155">«<text:span text:style-name="T71">Тайны Тайных Наук</text:span>» - обмен</text:p>
        </text:list-item>
        <text:list-item>
          <text:p text:style-name="P156">«Основы Заклятий» - обмен</text:p>
        </text:list-item>
        <text:list-item>
          <text:p text:style-name="P155">«Мамочка, А Что Это Истекает Из Моего Рога? - Введение В Магию Для Маленьких Единорогов» - обмен</text:p>
        </text:list-item>
      </text:list>
      <text:p text:style-name="P6"/>
      <text:h text:style-name="Heading_20_2" text:outline-level="2">Факты об Эквестрии <text:span text:style-name="T1">(согласовать с вики)</text:span></text:h>
      <text:list xml:id="list1050261319997091658" text:style-name="L3">
        <text:list-item>
          <text:p text:style-name="P15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8">Селестия — переменчивая пони. В одно время не строгая, а в другое может быть такой, что страшно становится</text:p>
        </text:list-item>
        <text:list-item>
          <text:p text:style-name="P157"><text:soft-page-break/>У Селестии были такие элементы гармонии: Магия, Доброта, Смех. У Луны — Верность, Честность, Щедрость. (ксенофазия)</text:p>
        </text:list-item>
        <text:list-item>
          <text:p text:style-name="P15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7">Около 820-ти лет назад будущий маг Лайтнинг Стар поступил на обучение к наставнику Тииспоту</text:p>
        </text:list-item>
        <text:list-item>
          <text:p text:style-name="P15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7">У Селестии грива и хвост развеваются и переливаются от магического шампуня</text:p>
        </text:list-item>
        <text:list-item>
          <text:p text:style-name="P157">Тело Селестии очень крепкое — может выдержать несколько тонн земли</text:p>
        </text:list-item>
        <text:list-item>
          <text:p text:style-name="P157">Дискорд намного старше принцесс, его магия сильнее ихней на голову</text:p>
        </text:list-item>
        <text:list-item>
          <text:p text:style-name="P157">Луна младше Селестии на 3 года. Сёстрам около 5000 лет. <text:span text:style-name="T71">По другим данным, Селестии около 2500 лет (Обмен).</text:span></text:p>
        </text:list-item>
        <text:list-item>
          <text:p text:style-name="P157">Принцессы начали войну с Дискордом в возрасте, когда им было около 700 лет — и продолжалась война почти сто лет</text:p>
        </text:list-item>
        <text:list-item>
          <text:p text:style-name="P157">Самый главный враг сестёр и Дискорда — скука</text:p>
        </text:list-item>
        <text:list-item>
          <text:p text:style-name="P157">В Эквестрии на одного жеребца приходится четыре - пять кобыл</text:p>
        </text:list-item>
        <text:list-item>
          <text:p text:style-name="P15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7">Селестия в первые полторы тысячи лет путешествовала — и заварила несколько войн (две — с Эквестрией, в одной была против Луны)</text:p>
        </text:list-item>
        <text:list-item>
          <text:p text:style-name="P157">Настоящий цвет гривы Селестии — клубнично-розовая. Радужный цвет гривы и хвоста поддерживается магией</text:p>
        </text:list-item>
        <text:list-item>
          <text:p text:style-name="P157">Кроме Дискорда, старше сестёр ещё старейшина драконов</text:p>
        </text:list-item>
        <text:list-item>
          <text:p text:style-name="P157">Кэйденс не прожила и 60-ти лет и является низкорожденной</text:p>
        </text:list-item>
        <text:list-item>
          <text:p text:style-name="P15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7">Народ тихо фигел от нововведений и с ещё большим ожесточением продолжал делать по-своему</text:p>
        </text:list-item>
        <text:list-item>
          <text:p text:style-name="P15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7">Когда пони женятся, они обмениваются ножными браслетами</text:p>
        </text:list-item>
        <text:list-item>
          <text:p text:style-name="P157">Светилами, кроме сестёр, могут управлять единороги (группы), Дискорд, Твайлайт и Старсвирл</text:p>
        </text:list-item>
        <text:list-item>
          <text:p text:style-name="P157">Королева Кризалис — правительница Зелёной Долины</text:p>
        </text:list-item>
        <text:list-item>
          <text:p text:style-name="P157"><text:soft-page-break/>Мать Луны и Селестии — аликорн Лорен. Мать Дискорда — Алиса (пони-человек)</text:p>
        </text:list-item>
        <text:list-item>
          <text:p text:style-name="P15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6">Искусственный интеллект. Создан Владом и Максом. Разработан для управления корпорациями.</text:p>
      <text:h text:style-name="Heading_20_3" text:outline-level="3">Норф</text:h>
      <text:p text:style-name="P11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6">2500</text:span>. Страдает о скуки.</text:p>
      <text:h text:style-name="Heading_20_3" text:outline-level="3">Луна</text:h>
      <text:p text:style-name="P11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text:soft-page-break/>Рэйнбоу Дэш</text:h>
      <text:p text:style-name="P12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6">Единорог. Холост, молод, мечтателен. Живёт в Кантерлоте. В свободное время рисует облака.</text:p>
      <text:h text:style-name="Heading_20_3" text:outline-level="3">Алекс</text:h>
      <text:p text:style-name="P126">Менеджер проектов, над одним из которых (Нексус) работает Макс.</text:p>
      <text:h text:style-name="Heading_20_3" text:outline-level="3">Ростик</text:h>
      <text:p text:style-name="P126">Лидер команды тестировщиков</text:p>
      <text:h text:style-name="Heading_20_3" text:outline-level="3">Стас</text:h>
      <text:p text:style-name="P126">Программист-новичок в команде Макса.</text:p>
      <text:h text:style-name="Heading_20_3" text:outline-level="3">Рома</text:h>
      <text:p text:style-name="P126">Программист в команде UI-программистов</text:p>
      <text:h text:style-name="Heading_20_3" text:outline-level="3">Анджела</text:h>
      <text:p text:style-name="P126">Сисадмин. Флиртует с Максом.</text:p>
      <text:p text:style-name="P126"/>
      <text:h text:style-name="Heading_20_2" text:outline-level="2">Положения</text:h>
      <text:p text:style-name="P126">Без Магии в Эквестрии - технологии средних веков. Магия помогает работать паровым машинам, элетродвигателям, ДВС.</text:p>
      <text:h text:style-name="Heading_20_2" text:outline-level="2"><text:soft-page-break/>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text:soft-page-break/>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0">В <text:span text:style-name="T1">конце</text:span> каждой главы <text:span text:style-name="T1">(чтобы не спойлерить)</text:span> - рисунок мозаики, отображающий суть главы.</text:p>
      <text:p text:style-name="P30"/>
      <text:h text:style-name="P175" text:outline-level="2">1. Терра</text:h>
      <text:p text:style-name="P31">музыка - кондовая электронная, холодная и отчаянная (Electronics “Disappointed”)</text:p>
      <text:p text:style-name="P32">или из Донни Дарко</text:p>
      <text:p text:style-name="P33">&lt;Mission Impossible theme ?&gt;</text:p>
      <text:p text:style-name="P33">&lt;Pink Floyd “Another Brick In The Wall”&gt;</text:p>
      <text:p text:style-name="P127">&lt;Добавить угрозу ядерной войны&gt;</text:p>
      <text:p text:style-name="P4">***</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6">Я прислонился к стойке с коньяком и закрыл глаза.</text:p>
      <text:p text:style-name="P8">Блядь, как хочется послать его нахуй.</text:p>
      <text:p text:style-name="P6">–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6">Алекс тараторил без умолку, <text:span text:style-name="T30">и я понял, что он близок к срыву</text:span>. </text:p>
      <text:p text:style-name="P1">Я <text:span text:style-name="T1">поставил бутылку</text:span> в тележку и направился к выходу.</text:p>
      <text:p text:style-name="P6">– Я даже не смогу зайти в офис. Я выкинул пропуск в унитаз.</text:p>
      <text:p text:style-name="P11">– Макс, не беспокойся, охрана уже в курсе. Тебе выдадут временный.</text:p>
      <text:p text:style-name="P11">–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1">–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1"><text:note text:id="ftn1" text:note-class="footnote"><text:note-citation>1</text:note-citation><text:note-body><text:p text:style-name="P14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1">Team lead — г<text:span text:style-name="T1">лавный программист команды, работающей над проектом</text:span></text:p></text:note-body></text:note> проекта ушёл в запой, семь лет работы в жопу?</text:p>
      <text:p text:style-name="P8"><text:soft-page-break/>Блядь!</text:p>
      <text:p text:style-name="P6">– Ладно, <text:span text:style-name="T16">уболтал</text:span>. Загляну на огонёк. Но ничего не обещаю. Честно говоря, мне плевать.</text:p>
      <text:p text:style-name="P6">Треск помех не смог скрыть выдох на той стороне трубки.</text:p>
      <text:p text:style-name="P6">– Спасибо, Макс. Я знал, что на тебя можно рассчитывать. Оплата, как договорились.</text:p>
      <text:p text:style-name="P25"><text:span text:style-name="T1">Пиздец! Мало того, что годы без отпусков на работе просиживал, так и теперь от них не спрячешься.</text:span><text:span text:style-name="T1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4">***</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16">RnD-</text:span><text:span text:style-name="T1">зоны</text:span><text:span text:style-name="T1"><text:note text:id="ftn3" text:note-class="footnote"><text:note-citation>3</text:note-citation><text:note-body><text:p text:style-name="P14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6">UI</text:span>-программистов.</text:p>
      <text:p text:style-name="P23">&lt;<text:span text:style-name="T31">Добавить сцену со Стасом</text:span>&gt;</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9"/>
      <text:p text:style-name="P80"><text:span text:style-name="T16">&gt;\</text:span>Привет, Н<text:span text:style-name="T1">эш.</text:span> Это Макс.</text:p>
      <text:p text:style-name="P80"><text:span text:style-name="T16">&lt;\</text:span>Привет Макс. <text:span text:style-name="T1">Рад тебя видеть. Где ты отсутствовал три дня?</text:span></text:p>
      <text:p text:style-name="P80"><text:span text:style-name="T16">&gt;\</text:span><text:span text:style-name="T1">Неважно.</text:span><text:span text:style-name="T16"> </text:span>Выдай <text:span text:style-name="T1">общую </text:span>диагностику <text:span text:style-name="T1">на экран</text:span> в сжатом формате.</text:p>
      <text:p text:style-name="P28"/>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80"><text:span text:style-name="T16">&gt;\</text:span>Как называется наш проект?</text:p>
      <text:p text:style-name="P80"><text:span text:style-name="T16">&lt;\</text:span>Дайсон.</text:p>
      <text:p text:style-name="P80"><text:span text:style-name="T16">&gt;\</text:span>Сколько тебе лет?</text:p>
      <text:p text:style-name="P80"><text:span text:style-name="T16">&lt;\</text:span>Два года с начала запуска кластера.</text:p>
      <text:p text:style-name="P80"><text:span text:style-name="T16">&gt;\</text:span>Какой сейчас год?</text:p>
      <text:p text:style-name="P80"><text:span text:style-name="T16">&gt;\</text:span>202<text:span text:style-name="T1">1</text:span>-й.</text:p>
      <text:p text:style-name="P29"/>
      <text:p text:style-name="P43">Так, на закрытые словарные вопросы ответы есть <text:span text:style-name="T1">—</text:span> значит, речевой транслятор и база знаний в порядке.</text:p>
      <text:p text:style-name="P43"><text:soft-page-break/>Проверим бизнес-логику на тестовой задачке.</text:p>
      <text:p text:style-name="P42"/>
      <text:p text:style-name="P80"><text:span text:style-name="T16">&gt;\</text:span>Н<text:span text:style-name="T1">эш</text:span>, отключи память <text:span text:style-name="T1">заданий</text:span> за последнюю неделю.</text:p>
      <text:p text:style-name="P80"><text:span text:style-name="T16">&lt;\</text:span>Выполнено.</text:p>
      <text:p text:style-name="P80"><text:span text:style-name="T1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80"><text:span text:style-name="T16">&lt;\</text:span><text:span text:style-name="T1">Тебя понял. Читаю задачу...</text:span></text:p>
      <text:p text:style-name="P8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1">Ограничени<text:span text:style-name="T1">е 1:</text:span><text:span text:style-name="T16"> </text:span><text:span text:style-name="T1">нельзя</text:span> подать в суд на компанию Б и ждать результатов, так как за время разбирательства компания А обанкротится.</text:p>
      <text:p text:style-name="P81">Ограничени<text:span text:style-name="T1">е 2: решение должно находиться в правовых рамках уголовного и административного кодекса.</text:span></text:p>
      <text:p text:style-name="P81">Задание:<text:span text:style-name="T1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1"><text:span text:style-name="T16">&lt;\</text:span><text:span text:style-name="T1">Выполняю задачу</text:span>...</text:p>
      <text:p text:style-name="P81"><text:span text:style-name="T16">&lt;\</text:span>...</text:p>
      <text:p text:style-name="P81"><text:span text:style-name="T16">&lt;\</text:span>Решение:</text:p>
      <text:p text:style-name="P81"><text:span text:style-name="T1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1"><text:span text:style-name="T1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6">Подробный план действий по дням приведен в файле «Война корпораций_A_06.09.2026_23<text:span text:style-name="T16">:47.bmf»</text:span></text:p>
      <text:p text:style-name="P28"/>
      <text:p text:style-name="P36">&lt;<text:span text:style-name="T1">как-то говённо. Улучшить</text:span>&gt;</text:p>
      <text:p text:style-name="P43">Хм, не понял? Ч<text:span text:style-name="T1">ё</text:span> за хрень?</text:p>
      <text:p text:style-name="P43"><text:soft-page-break/></text:p>
      <text:p text:style-name="P80"><text:span text:style-name="T16">&gt;</text:span>\<text:span text:style-name="T1">Нэш</text:span>, почему ты используешь жёсткие настройки <text:span text:style-name="T1">для решения задачи</text:span>?</text:p>
      <text:p text:style-name="P80"><text:span text:style-name="T16">&lt;\</text:span>Настройки правильные, <text:span text:style-name="T1">Макс</text:span>.</text:p>
      <text:p text:style-name="P29"/>
      <text:p text:style-name="P43">Хм. Кто-то из релиз-команды лажанулся <text:span text:style-name="T1">с бизнес-настройками</text:span><text:span text:style-name="T16">?</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9"/>
      <text:p text:style-name="P80"><text:span text:style-name="T16">&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9"/>
      <text:p text:style-name="P43">Вместо ответа Нексус выплюнул в консоль длинную строку букв и служебных символов, среди которых бросилась в глаза строка “<text:span text:style-name="T38">incompartible interface Analytics v.0.93 beta</text:span>”</text:p>
      <text:p text:style-name="P43">Ага, уже теплее.</text:p>
      <text:p text:style-name="P43"/>
      <text:p text:style-name="P80"><text:span text:style-name="T16">&gt;</text:span>\<text:span text:style-name="T1">Нэш</text:span>,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16">–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16">– </text:span>Окей. Спасибо, Макс. <text:span text:style-name="T1">Выручил.</text:span></text:p>
      <text:p text:style-name="P43"><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2">– Но эти установки работают не в тестовом кластере, а на продакшене.</text:p>
      <text:p text:style-name="P12">–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16">.</text:span></text:p>
      <text:p text:style-name="P94">Гудки.</text:p>
      <text:p text:style-name="P43"><text:span text:style-name="T1">У</text:span>ходя попрощался с охранником, <text:span text:style-name="T1">увлечённо исследующим тему садо-мазо</text:span>.</text:p>
      <text:p text:style-name="P43">Всё, свободен. Хотя <text:s/><text:span text:style-name="T1">воскресенье</text:span> уже испорчен<text:span text:style-name="T1">о</text:span>.</text:p>
      <text:p text:style-name="P43"/>
      <text:p text:style-name="P128">***</text:p>
      <text:p text:style-name="P128"/>
      <text:p text:style-name="P6"><text:soft-page-break/>На улице моросил дождь со снегом. Я шарил по карманам в поисках ключей от машины, когда в плечо похлопали.</text:p>
      <text:p text:style-name="P6">Я обернулся. За спиной подслеповато осклабился бородатый зачуханый мужик в рваных джинсах и свитере.</text:p>
      <text:p text:style-name="P6">– Слышь, браток, дай на опохмел? Мочи нет, в глотке пересохло. Спать не могу, глюки всякие снятся.</text:p>
      <text:p text:style-name="P6">От нечего делать, пока роюсь в карманах, спросил:</text:p>
      <text:p text:style-name="P6">– И что же за глюки тебе снятся, мужик?</text:p>
      <text:p text:style-name="P6">–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6">Я хотел было ответить, что лечиться опохмелом от белой горячки — плохая идея, но тут на меня накатило.</text:p>
      <text:p text:style-name="P6">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6">– Так чего, дашь на успокоение нервов? Не жлобись, мужик, будь другом? – повторный оклик нищего вернул меня к реальности.</text:p>
      <text:p text:style-name="P6">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6">– На. – я протянул ему кулёк с Бакарди.</text:p>
      <text:p text:style-name="P6">– О, – обрадовался мужик. – Ромчик! То, что надо! Спасибо, бро!</text:p>
      <text:p text:style-name="P6">Бродяга пошлёпал в дождь.&lt;<text:span text:style-name="T30">Объяснить сдвиг во времени в час между смертью кимеринна в Эквестрии и появлении его на Терре</text:span>&gt;</text:p>
      <text:p text:style-name="P6">Я смотрел ему вслед, пытаясь вспомнить детали образа, на мгновение проступившего во тьме.</text:p>
      <text:p text:style-name="P13"/>
      <text:p text:style-name="P13">***</text:p>
      <text:p text:style-name="P13"/>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1">Junior — <text:span text:style-name="T1">младший программист.</text:span></text:p></text:note-body></text:note></text:span><text:span text:style-name="T1">, а оглянуться не успел — и уже лидер проекта, входящего в </text:span><text:span text:style-name="T16">Top 100. </text:span>И жизнь складывается в систему, из которой не выскочишь.</text:p>
      <text:p text:style-name="P6">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6">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6">Рыбки ужин не требовали, но, в отличие от Крысы, были живыми. Я достал упаковку корма из-под стула и отсыпал порцию в мерный стаканчик.</text:p>
      <text:p text:style-name="P6">– Гули-гули-гули!</text:p>
      <text:p text:style-name="P6">Как всегда, Адмирал Нельсон, распихав всех остальных, первым приблизился к месту кормёжки.</text:p>
      <text:p text:style-name="P1"><text:soft-page-break/><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5"><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6">Сосущее чувство усилилось.</text:p>
      <text:p text:style-name="P6">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4">***</text:p>
      <text:p text:style-name="P4"/>
      <text:p text:style-name="P1">Грохот улицы не достигал крыши 34-хэтажного корпуса <text:span text:style-name="T30">Bionic-Hill’а</text:span>. <text:span text:style-name="T1">Разноцветное искрение снежинок в мягком свете фонарей</text:span> создавал<text:span text:style-name="T1">о</text:span> атмосферу <text:span text:style-name="T82">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6">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6">&lt;</text:span><text:span text:style-name="T76">мелодия из Донни Дарко</text:span><text:span text:style-name="T16">&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5"><text:span text:style-name="T1">Блядь</text:span>, что за мысли пошли!</text:p>
      <text:p text:style-name="P1"><text:soft-page-break/>Я вспомнил Влада, <text:span text:style-name="T1">месяц</text:span> назад прыгнувшего с крыши <text:span text:style-name="T1">своей</text:span> многоэтажки.</text:p>
      <text:p text:style-name="P25">Нет, это не для меня. Я сюда пришёл подышать воздухом. И только.</text:p>
      <text:p text:style-name="P1">Влад тогда совершил глупость, большую глупость. Я ему давно го<text:span text:style-name="T60">ворил </text:span><text:span text:style-name="T2">—</text:span><text:span text:style-name="T6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4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0">А у нас получается... </text:span><text:span text:style-name="T2">–</text:span><text:span text:style-name="T6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1">AI <text:span text:style-name="T2">– </text:span><text:span text:style-name="T6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5">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5">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5">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6">2. </text:span>Дом, любимый дом</text:h>
      <text:p text:style-name="P83">Музыка быстрая, тревожная, надорваная и печальная (Pet Shop Boys “So Hard” ?)</text:p>
      <text:p text:style-name="P34"/>
      <text:p text:style-name="P92"><text:span text:style-name="T16">&lt;</text:span><text:span text:style-name="T1">Описание полёта через Эогипп. Удивлённый взгляд Анакорна</text:span><text:span text:style-name="T16">&gt;</text:span></text:p>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16">–</text:span> Она очнулась.</text:p>
      <text:p text:style-name="P1">Сразу стало ясно три вещи.</text:p>
      <text:p text:style-name="P1">1) Единорог <text:span text:style-name="T16">—</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0">, </text:span><text:span text:style-name="T2">а от валиума таких глюков у меня ни разу не было</text:span><text:span text:style-name="T6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6">– Сколько же в тебе<text:span text:style-name="T4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6">облака.&lt;</text:span><text:span text:style-name="T31">Описание получше. Подземелье</text:span><text:span text:style-name="T16">&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9">проводник</text:span>??? А?!! Ахахахахахаха! <text:span text:style-name="T1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6">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2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6">&lt;<text:span text:style-name="T6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6">– Сестрица, не позорься! – шикнула на Селестию тёмная аликорница. – Не выдавай желаемое за действительное хотя бы при посторонних.</text:p>
      <text:p text:style-name="P6">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1">Именно Селестия нашла пророчество-заклинание Свирла и настояла на его исполнении</text:span><text:span text:style-name="T1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6">– Что происходит? Как я тут очутился вообще?</text:p>
      <text:p text:style-name="P6">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6"><text:soft-page-break/>Дискорд нахмурился и бросил в сторону, ковыряясь когтем в зубе.</text:p>
      <text:p text:style-name="P6">–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6">– <text:s/>А что, в Винг-Поинте вас не учили, что оставлять пост без приказа <text:s/>— недопустимо? – отпустил он уже пегасу.</text:p>
      <text:p text:style-name="P6">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6"> – </text:span><text:span text:style-name="T1">примирительно сказала Луна, шагнув ему навстречу.</text:span></text:p>
      <text:p text:style-name="P6">–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6">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6">–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6">–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6">– На себя посмотри! – огрызнулся Дискорд. – Призвала какую-то полудохлую обезьяну вместо с<text:span text:style-name="T40">верх</text:span>…</text:p>
      <text:p text:style-name="P6">– Сестра, ты идёшь? – заглянула в зал Луна.</text:p>
      <text:p text:style-name="P6">Тут м<text:span text:style-name="T16">еня, </text:span>наконец,<text:span text:style-name="T16"> стошнило. Буквально вывернуло наизнанку: из носа текло, в глазах стояли слёзы. </text:span></text:p>
      <text:p text:style-name="P6">Тёмная аликорница брезгливо поджала губы. <text:span text:style-name="T16">Д</text:span>искорд сделал шаг в сторону, чтобы не попасть под брызги.</text:p>
      <text:p text:style-name="P1"><text:span text:style-name="T16">– </text:span><text:span text:style-name="T1">Присматривай получше за своим </text:span><text:bookmark text:name="result_box"/><text:span text:style-name="T63">Jack of Hearts</text:span><text:span text:style-name="T63"><text:note text:id="ftn7" text:note-class="footnote"><text:note-citation>7</text:note-citation><text:note-body><text:p text:style-name="Footnote"><text:bookmark text:name="result_box1"/><text:span text:style-name="T63">Jack of Hearts</text:span> <text:span text:style-name="T1">– Червовый валет (фр.)</text:span></text:p></text:note-body></text:note></text:span><text:span text:style-name="T63"> , </text:span><text:span text:style-name="T1">Сахарная Ватка</text:span><text:span text:style-name="T6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6">Я разогнулся и выпустил шею аликорницы. Она перевела <text:s/>взгляд на меня. Потом — на своё копыто, краешек которого оказался запачкан.</text:p>
      <text:p text:style-name="P17">Я смутился и потянулся за платком.</text:p>
      <text:p text:style-name="P17">– Я это… Извиняюсь. Сейчас вытру.</text:p>
      <text:p text:style-name="P6"><text:span text:style-name="T16">Селестия снова взглянула на меня. Н</text:span>ос её медленно сморщился. <text:span text:style-name="T16">Внезапно полускрытые чёлкой глаза сощурились в усмешке и она негромко хихикнула.</text:span></text:p>
      <text:p text:style-name="P17">–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7">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text:soft-page-break/>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6">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6">– Ты почему отстал? – крикнула она. – Некогда прохлаждаться!</text:p>
      <text:p text:style-name="P6">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6">–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6">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6">–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6">– Какого хера? Прекрати немедленно! Бля...</text:p>
      <text:p text:style-name="P6">Аликорница пропустила мои протесты мимо ушей. Мы приближались к концу галереи, когда из конца, где я только что отдыхал, показался стебель.</text:p>
      <text:p text:style-name="P6">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6">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6">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6"><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6">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6">Я оглянулся вперёд и увидел ещё один зелёный «рукав», выползающий из бокового прохода, как паста из тюбика.</text:p>
      <text:p text:style-name="P6">Бац!</text:p>
      <text:p text:style-name="P6">– Ай!</text:p>
      <text:p text:style-name="P6">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6">Увидев, что назад пути нет, аликорница крутанулась обратно.</text:p>
      <text:p text:style-name="P6">Бац!</text:p>
      <text:p text:style-name="P6">– Ай! Твою ж... Твоё высочество, блин!!!</text:p>
      <text:p text:style-name="P6">Селестия выпрямилась в струнку.</text:p>
      <text:p text:style-name="P6">– Закрой глаза! – скомандовала аликорница.</text:p>
      <text:p text:style-name="P6">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6">Открыв глаза, я увидел вместо коридора дыщащую жаром раскалённых <text:span text:style-name="T4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6">–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6">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6">–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6">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6">Но оставить аликорницу здесь? Я оглянулся на неё.</text:p>
      <text:p text:style-name="P6">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6">Нет, не могу. Блин, лучше уж пусть меня сожрёт с ней заодно это шелестящее говно, чем оставить её тут одну.</text:p>
      <text:p text:style-name="P6">Я присел рядом с ней и положил её голову к себе на колени.</text:p>
      <text:p text:style-name="P6">– Эй!!! – крикнул я ей в ухо. – Вставай! Ты должна встать!</text:p>
      <text:p text:style-name="P6">Я дунул ей в морду и потрепал рукой по чёлке, задев при этом рог.</text:p>
      <text:p text:style-name="P6">Медленно-медленно <text:s/>Селестия раскрыла один глаз. Её ноги дёрнулись и поджались к телу.</text:p>
      <text:p text:style-name="P6">– Вставай, лошадь рогатая!!! Некогда прохлаждаться! Нам сейчас жопа наступит, если не встанешь!</text:p>
      <text:p text:style-name="P6"><text:soft-page-break/>Глаз так же медленно закрылся.</text:p>
      <text:p text:style-name="P6">Я зарычал от бессилия. Шуршание раздавался совсем близко.</text:p>
      <text:p text:style-name="P6">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6">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6">Ну, всё, можно вставлять в глаза монетки. Хороший бутерброд получился для глистоплюща!</text:p>
      <text:p text:style-name="P6"><text:span text:style-name="T4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6">– Давай, родная, давай! Вставай, я помогу тебе. Совсем немного осталось...</text:p>
      <text:p text:style-name="P6">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6">– Вот они!!!</text:p>
      <text:p text:style-name="P6">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6">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6">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6">–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6">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6">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2">Спи, сестра моя родная,<text:line-break/>Спи. Усни.<text:line-break/>Крыльями тебя укрою,<text:line-break/>Спи. Усни.</text:p><text:p text:style-name="P142"><text:tab/>В чаще тёмной волки воют,<text:line-break/>Спи. Усни.</text:p><text:p text:style-name="P142"><text:tab/>В мрачном замке духи ноют,<text:line-break/>Спи. Усни.</text:p><text:p text:style-name="P142"><text:tab/>Сказки вечность нам читает,<text:line-break/>Спи. Усни.<text:line-break/>День осенний угасает,<text:line-break/>Спи. Усни.<text:line-break/>Помни только в сне глубоком,</text:p><text:p text:style-name="P14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6"><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6">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6">Ну, блин, пронесло! Не думаю, что эта дрянь умеет летать. Я облегчённо выдохнул.</text:p>
      <text:p text:style-name="P6">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6">–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6">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6">–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4">Макс побывает в этих развалинах и найдёт там выдолбленную на камне надпись: «Здесь был Стар...»</text:span>&gt;</text:p>
      <text:p text:style-name="P6">– <text:s/>Почему ты называешь замок домом?</text:p>
      <text:p text:style-name="P6">–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6">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6">– А почему вы выбрали такое необычное место для замка? Остров посреди болота мне не кажется подходящим местом для королевской резиденции.</text:p>
      <text:p text:style-name="P6">– Раньше тут не было болота. Глубокий овраг окружал Дом с трёх сторон. С четвёртой его защищала скала. Болото появилось совсем недавно.</text:p>
      <text:p text:style-name="P6">– Точно недавно?</text:p>
      <text:p text:style-name="P6">– Почему ты спрашиваешь Нас?</text:p>
      <text:p text:style-name="P17"><text:soft-page-break/>Я указал на пятно ряби на воде, быстро догоняющее тень от колесницы.</text:p>
      <text:p text:style-name="P6">– Потому что в нём успела завестись рыба. Причём, судя по всему, достаточно крупная.</text:p>
      <text:p text:style-name="P6">Луна проследила взглядом направление и внезапно вскочила на ноги.</text:p>
      <text:p text:style-name="P6">– Набирай высоту! Они настигают нас! – крикнула она Дискорду. Тот обернулся и, увидев пятно на воде, помотал головой.</text:p>
      <text:p text:style-name="P6">–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6">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6">– Вправо! – заорал Дискорд, рванув жезл вправо.</text:p>
      <text:p text:style-name="P6">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6">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6">–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6">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1">Резко</text:span><text:span text:style-name="T1"> запахло озоном. </text:span></text:p>
      <text:p text:style-name="P6">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6">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6">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6">Она что-то спросила меня, но я не услышал ни звука.</text:p>
      <text:p text:style-name="P6">– Что?! Говори громче, я ничего не слышу.</text:p>
      <text:p text:style-name="P6">– Где Дискорд? – повторила она <text:span text:style-name="T30">надреснутым голосом</text:span>.</text:p>
      <text:p text:style-name="P6">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6">Что-то схватило меня за шиворот и потащило назад.</text:p>
      <text:p text:style-name="P6">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6">Пегасы тем временем упорно молотили крыльями, пытаясь прорваться к близкому берегу.</text:p>
      <text:p text:style-name="P6">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6">Тройка скакунов молча ускорилась, а их попавшийся собрат бился в объятиях лозы как мотылёк в паутине.</text:p>
      <text:p text:style-name="P6">Луна застыла, глядя немигающими глазами на пегаса. Потом она, не разжимая зубов, издала нечто, похожее одновременно на тонкий вой и ржание.</text:p>
      <text:p text:style-name="P6"><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6">Одновременно раздался громкий треск откуда-то сзади, и пол платформы выровнялся</text:p>
      <text:p text:style-name="P6">– Кимеринн!!! <text:s/>– <text:s/>закричала Луна, выплюнув воротник моей куртки.</text:p>
      <text:p text:style-name="P6">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6">Луна, сложив крылья, прыгнула головой вниз с платформы.</text:p>
      <text:p text:style-name="P6">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6">Мы уже летели над берегом, когда она молча опустилась на платформу и забилась в угол<text:span text:style-name="T40">, опустив голову на пол.</text:span></text:p>
      <text:p text:style-name="P6">Некоторое время мы летели молча. Потом из-под платформы послышался шорох и возня. Я лёг на пол и заглянул под платформу.</text:p>
      <text:p text:style-name="P6">Дискорд, ухватившись <text:span text:style-name="T4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6">Я ухватился за протянутую им лапу, а подошедшая Луна вцепилась зубами в его загривок и — оп-па! — мы таки втащили его на колесницу.</text:p>
      <text:p text:style-name="P6"><text:span text:style-name="T16">–</text:span> Уфф! Выкарабкались. Почти без потерь, <text:span text:style-name="T16">–</text:span> заметил Дискорд, оглядывая крыло. <text:span text:style-name="T16">–</text:span> Могло быть и хуже.</text:p>
      <text:p text:style-name="P6"><text:span text:style-name="T1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6"><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6">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6"><text:span text:style-name="T16">–</text:span> <text:span text:style-name="T30">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6"><text:span text:style-name="T16">–</text:span> ТЫ!!! ТЫ!..</text:p>
      <text:p text:style-name="P6"><text:span text:style-name="T16">–</text:span> Да, я!!! <text:span text:style-name="T16">–</text:span> Дискорд подбоченился и с вызовом посмотрел на разъярённую аликорницу. <text:span text:style-name="T16">–</text:span> Можешь скинуть меня в болото, можешь превратить обратно в камень, <text:span text:style-name="T30">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6">–</text:span> Дискорд стоял, балансируя, на краю платформы.</text:p>
      <text:p text:style-name="P6">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6">Дальнейший путь мы провели в молчании.</text:p>
      <text:p text:style-name="P23"/>
      <text:h text:style-name="Heading_20_2" text:outline-level="2"><text:span text:style-name="T16">3. </text:span>Кантерлот</text:h>
      <text:p text:style-name="P84">Музыка медленная, фэнтезийная, средневековая, изысканая, дворцовая (стиль Dire Straits “Coyote”)</text:p>
      <text:p text:style-name="P25">Глава IV. Пределы магии</text:p>
      <text:p text:style-name="P22"/>
      <text:p text:style-name="P25">Вашему покорному слуге известны четыре предела магии: </text:p>
      <text:list xml:id="list4782023510363800257" text:style-name="L4">
        <text:list-item>
          <text:p text:style-name="P15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6"><text:s/>–</text:span> Блядь, как меня заебала эта архаика! Когда-нибудь пошлю нахер все каноны письменности и учредю свои! С блекджеком и шлюхами. <text:span text:style-name="T16">– Стар Свирл перевернулся на другой бок и обратился к учени</text:span><text:span text:style-name="T1">це</text:span><text:span text:style-name="T16">. – Это не пиши, это оффтоп.</text:span></text:p><text:p text:style-name="P140"><text:s/>Сколько страниц сегодня нахреначили?</text:p><text:p text:style-name="P141">– <text:span text:style-name="T1">Восемь, учитель!</text:span></text:p><text:p text:style-name="P141">– Отлично. Надиктую ещё две и сбегаешь за кофе.</text:p></text:note-body></text:note></text:span></text:p>
        </text:list-item>
      </text:list>
      <text:p text:style-name="P8"/>
      <text:p text:style-name="P14">Я захлопнул “Основы заклятий<text:span text:style-name="T1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2">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2">Дискорд исчез. Последний раз драконикуса видели, когда он на своей <text:span text:style-name="T1">золотой барже</text:span> удалялся в сторону Жеребячьих<text:span text:style-name="T30"> </text:span>гор.</text:p>
      <text:p text:style-name="P8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2">Я потянулся. Хватит на сегодня чтения. Настало время ежедневной прогулки по городу. Тем более, что у меня есть деньги.</text:p>
      <text:p text:style-name="P8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2">Так что даже на ремонт одежды и покупку необходимых в повседневной жизни мелочей у меня финансов не было. До недавнего времени. </text:p>
      <text:p text:style-name="P8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20">–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2"><text:span text:style-name="T16">Ну, понятно, в элитном придворцовом квартале, который представляет из себя </text:span><text:span text:style-name="T1">верхний город</text:span><text:span text:style-name="T16">, цены кусаются. Надо топать вниз, на окраину. Но, блин, корявые пальцы внесли свою коррективу в шопинг-план!</text:span></text:p>
      <text:p text:style-name="P82"><text:soft-page-break/><text:span text:style-name="T16">Как раз на спуске в нижний </text:span><text:span text:style-name="T1">город, на мосту</text:span><text:span text:style-name="T16">, я выронил монетку. И, естественно, она не осталась лежать там, где упала, а начала катиться </text:span><text:span text:style-name="T1">по мостовой </text:span><text:span text:style-name="T16">— </text:span><text:span text:style-name="T1">чем дальше, тем быстрее</text:span><text:span text:style-name="T16">.</text:span></text:p>
      <text:p text:style-name="P20">В погоне за ней я чуть не открыл лбом дубовые ворота — серебряшка прокатилась прямо под ними.</text:p>
      <text:p text:style-name="P14"><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4">Я приоткрыл створку.</text:p>
      <text:p text:style-name="P20">–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0">– Макс. – <text:s/>отрекомендовался я. – <text:s/>Человек.</text:p>
      <text:p text:style-name="P20">–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4">Рядом с ним в ангаре на двух домкратах покоилась старая знакомая <text:span text:style-name="T1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0">–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0">– К сожалению, не слышал. Я тут недавно.</text:p>
      <text:p text:style-name="P20">–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20">– Я вижу вас. – честно признался я.</text:p>
      <text:p text:style-name="P20">–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0">– Вы говорили, что королевские кареты делали три мастерских…</text:p>
      <text:p text:style-name="P20">–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0">Норф строго посмотрел на меня поверх очков.</text:p>
      <text:p text:style-name="P20">–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0">Единорог с силой крутанул колесо. Оно беззвучно завертелось, превратившись в серый размытый диск.</text:p>
      <text:p text:style-name="P20"><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0">Норф пошёл к сараю, стоявшему у задней стены дворика. На полпути он обернулся.</text:p>
      <text:p text:style-name="P20">– Не могли бы вы помочь мне вон с тем домкратом? А то склероз замучал, а бегать туда-сюда уже малость трудновато.</text:p>
      <text:p text:style-name="P20">Распахнув ветхие ворота сарайчика, он картинно вскинул копыто.</text:p>
      <text:p text:style-name="P20">– “Королева Лорен ”! Встречайте!</text:p>
      <text:p text:style-name="P20">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4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0">–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20">Старик клюнул носом и встрепенулся. Потом он огляделся и заговорщицки подмигнул мне.</text:p>
      <text:p text:style-name="P20">– “Лорен” я сделал на базе <text:span text:style-name="T40">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40">парящие платформы.</text:span> Но дворцовым бюрократам необязательно ж знать, КАК я их уничтожаю, хе-хе! Некоторые из <text:span text:style-name="T40">платформ </text:span><text:span text:style-name="T4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40"> И никто ж не догадывался, что она </text:span><text:span text:style-name="T41">сделана по королевскому заказу</text:span><text:span text:style-name="T40">! Её </text:span><text:span text:style-name="T41">Солнечное </text:span><text:span text:style-name="T40"><text:s/>Высочество только тихо посмеивались в крыло.</text:span></text:p>
      <text:p text:style-name="P20">Норф любовно погладил обтекатель кареты и стал подымать её на домкрате.</text:p>
      <text:p text:style-name="P20">–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0">Норф снял заднее колесо и покатил его под навес. Я закрыл охромевшую “Королеву Лорен” в гараже и последовал за ним.</text:p>
      <text:p text:style-name="P20">– А вы, как я вижу, королевский гость? – Норф кивнул на ворот рубашки с закрепённой клипсой-пропуском. – Могу я вас попросить об одном одолжении?</text:p>
      <text:p text:style-name="P20">– Да пожалуйста!</text:p>
      <text:p text:style-name="P20">– Подождите минутку, я сейчас.</text:p>
      <text:p text:style-name="P20">Норф закончил монтаж колеса и скрылся в небольшом домике в глубине двора.</text:p>
      <text:p text:style-name="P20">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2">935 – 992 A.C.</text:span> ”. Под надписью было стилизованное изображение распростёршего крылья пегаса, тянущего колесницу.</text:p>
      <text:p text:style-name="P20">Я торопливо отошёл к воротам. Норф как раз вышел из дома с маленькой деревянной коробочкой красного цвета.</text:p>
      <text:p text:style-name="P20">–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20">– Не забуду. – пообещал я.</text:p>
      <text:p text:style-name="P20"><text:soft-page-break/></text:p>
      <text:h text:style-name="Heading_20_2" text:outline-level="2"><text:span text:style-name="T16">4. </text:span>Библиотека</text:h>
      <text:p text:style-name="P21">&lt;<text:span text:style-name="T64">Mike Oldfield – Tres Lunas ”To Be Free” (Radio Edit)</text:span>&gt;</text:p>
      <text:p text:style-name="P25">Глава VI. Основы</text:p>
      <text:p text:style-name="P25"/>
      <text:p text:style-name="P25">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0">прервавшая связь между мною и демоном</text:span>, спасла моё бренное тело для дальнейших магических изысканий.</text:p>
      <text:p text:style-name="P25">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5">Возьмём, <text:s/>примеру, заклинание начального предела: “Ярету пхонг руул квами”, <text:span text:style-name="T1">—</text:span> что означает: “<text:span text:style-name="T30">Разогнать силу и оборотить против себя</text:span>”.</text:p>
      <text:p text:style-name="P8">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6">– </text:span>Гм!</text:p><text:p text:style-name="Footnote"><text:span text:style-name="T16">– </text:span>Ну, ты ж понимаешь, что без таланта к магии никакое надувание щёк не поможет. <text:span text:style-name="T1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4"/>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16">За прошедшие дни я уже привык и к магии, и к разумным эквиноподобным и даже </text:span><text:span text:style-name="T1">ко сну вдоволь</text:span><text:span text:style-name="T16">.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73"><text:soft-page-break/>Экзоскелет, лишившись хозяйки, переключил цвет лампочки с зелёного на оранжевый.</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1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 А по-моему, ты не…</text:p>
      <text:p text:style-name="P45"><text:span text:style-name="T17">– Так, я попрошу! – перебила меня венценосная кобыла. – Давай, ты не будешь лезть в мои дела, а я не буду</text:span><text:span text:style-name="T4">… эээ… ммм…</text:span></text:p>
      <text:p text:style-name="P47">– Не будешь что?</text:p>
      <text:p text:style-name="P56">Селестия нахмурилась и угрожающе подняла крылья.</text:p>
      <text:p text:style-name="P56"><text:span text:style-name="T16">– </text:span>Не забывай, человек, я — могущественный маг и правитель Эквестрии. Ко мне нужно относиться с должным уважением!</text:p>
      <text:p text:style-name="P56"><text:span text:style-name="T16">– </text:span>А то что? Превратишь в жабу? Сошлёшь на Луну? Убьёшь нахер?</text:p>
      <text:p text:style-name="P56">Аликорница сникла. Уши её опустились.</text:p>
      <text:p text:style-name="P56"><text:span text:style-name="T16">– </text:span>Макс, не надо... Ты же знаешь, я этого не сделаю.</text:p>
      <text:p text:style-name="P56"><text:span text:style-name="T1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6">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6"><text:span text:style-name="T16">–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6"> штучки при общении со мной. А я постараюсь помочь тебе </text:span>— если это в моих силах, разумеется<text:span text:style-name="T16">.</text:span></text:p>
      <text:p text:style-name="P56"><text:span text:style-name="T16">Аликорница уселась н</text:span>а пол <text:span text:style-name="T16">и прижала копыто к груди.</text:span></text:p>
      <text:p text:style-name="P47">– Да будет так! Сим заявляю, что отныне и впредь буду общаться с тобой на равных, человек Макс. Слово Селестии <text:span text:style-name="T1">Эквестрийской</text:span>!</text:p>
      <text:p text:style-name="P56">Закончив фразу, аликорница вскинула копыто вперёд и вверх. Я чуть не подавился нервным смешком, настолько это напоминало зигу<text:tab/>.</text:p>
      <text:p text:style-name="P56"><text:span text:style-name="T16">– Лады! Вот видишь, нам легко договориться! А теперь расскажи, наконец, зачем </text:span>т<text:span text:style-name="T16">ы притащил</text:span>а<text:span text:style-name="T16"> меня сюда? Только сначала вытащи катетер из шеи </text:span>— <text:s/>он меня нервирует<text:span text:style-name="T16">. Или погоди, я сам вытащу…</text:span></text:p>
      <text:p text:style-name="P56"><text:span text:style-name="T16">Л</text:span>ампа<text:span text:style-name="T16"> отбрасывал</text:span>а<text:span text:style-name="T16"> мягкие тени на стену библиотеки. Селестия, расположи</text:span>вшись<text:span text:style-name="T16"> у моего кресл</text:span>а,<text:span text:style-name="T1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6"><text:span text:style-name="T16">– </text:span>Вот, читай отсюда. <text:span text:style-name="T16">– а</text:span>ликорница подчеркнула абзац копытом.</text:p>
      <text:p text:style-name="P56"/>
      <text:p text:style-name="P58">***</text:p>
      <text:p text:style-name="P58"><text:soft-page-break/></text:p>
      <text:p text:style-name="P6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7">Но величайшая справедливость юниверсума заключается в том, что не существует безвыходных положений. Всегда есть надежда.</text:p>
      <text:p text:style-name="P6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6"/>
      <text:p text:style-name="P56">&lt;<text:span text:style-name="T30">Селестии не удастся привлечь Макса на сторону Эквестри даже с помощью 34 — это удастся Дэш</text:span>&gt;</text:p>
      <text:p text:style-name="P56">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6">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6"><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6">Я протянул руку, вытер ей слёзы и погладил по шее.</text:p>
      <text:p text:style-name="P56">– Не плачь. Я не отказываюсь. Хотя, скорее всего, Стар Свирл что-то напутал в заклинании, потому что я человек, а не сверхаликорн.</text:p>
      <text:p text:style-name="P5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6">Селестия успокоилась и смущённо потёрлась носом мне о плечо.</text:p>
      <text:p text:style-name="P56">– <text:s/>И я не читала твои мысли. У тебя на лице и так всё написано — ты не умеешь скрывать эмоции.</text:p>
      <text:p text:style-name="P56">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text:span text:style-name="T1">Дискордовы</text:span>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7">– <text:s/><text:span text:style-name="T1">Я</text:span>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6">Увидев Селестию, толпа замерла. Та в попытке спрятать меня, раскрыла крылья.</text:p>
      <text:p text:style-name="P56">В наступившей тишине аликорница прошептала мне убито:</text:p>
      <text:p text:style-name="P47">– <text:s/><text:span text:style-name="T1">Что-то мне не хочется оборачиваться.</text:span></text:p>
      <text:p text:style-name="P56">– <text:s/>А придётся. Кстати, крылья можешь опустить. Всё равно видна табуретка и мои ноги.</text:p>
      <text:p text:style-name="P56">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7"><text:span text:style-name="T1">– Занавес. </text:span>– <text:s/><text:span text:style-name="T1">подытожил я.</text:span></text:p>
      <text:p text:style-name="P47"><text:soft-page-break/></text:p>
      <text:h text:style-name="P176" text:outline-level="2"><text:span text:style-name="T16">5. </text:span>Индиго</text:h>
      <text:p text:style-name="P47"/>
      <text:p text:style-name="P47">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6"><text:span text:style-name="T1">– </text:span>А-а-апчхииии! – раздалось прямо у меня под ногами.</text:p>
      <text:p text:style-name="P5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6">– Ты кто? – машинально спросил я.</text:p>
      <text:p text:style-name="P56">– Индиго. – ответили глаза.</text:p>
      <text:p text:style-name="P56">Ответ не прояснил ситуацию ни на йоту, так что я продолжил.</text:p>
      <text:p text:style-name="P56">– А чего ты под лавкой делаешь?</text:p>
      <text:p text:style-name="P56">– Прячусь.</text:p>
      <text:p text:style-name="P56">Поняв, что расспросами ничего не добьёшься, я предложил прямо:</text:p>
      <text:p text:style-name="P56">– Может, ты вылезешь? Меня можно не бояться. Я не страшный.</text:p>
      <text:p text:style-name="P56">Под лавкой началась <text:s/>возня и сопение, потом наружу вылез жеребёнок-единорог насыщенного синего цвета.</text:p>
      <text:p text:style-name="P56">– А я тебя вовсе и не боюсь. Вот ещё! Я в прятки играла.</text:p>
      <text:p text:style-name="P5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6">– Ничо страшного! – малютка вытерла нос. – Меня всё равно искать некому.</text:p>
      <text:p text:style-name="P56">– Это как? Ты же с кем-то в прятки играешь? – продолжал допытываться я.</text:p>
      <text:p text:style-name="P56">– Сама с собой и играю. – хмуро ответила кобылка. – А тебе чего, дяденька?</text:p>
      <text:p text:style-name="P56">Я понял, что жеребёнок не настроен на беседу. Пожал плечами <text:s/>и повернулся было уходить.</text:p>
      <text:p text:style-name="P56">– Эээ, гм-м…</text:p>
      <text:p text:style-name="P56">Я повернулся обратно.</text:p>
      <text:p text:style-name="P56">– Что?</text:p>
      <text:p text:style-name="P56">Единорожка ковыряла копытом землю и шмыгала носом, не смотря на меня. Я терпеливо ждал.</text:p>
      <text:p text:style-name="P56"><text:soft-page-break/>– Дяденька, а ты не мог бы спросить принцессу Селестию, куда девалась Шейла Блюскай? А то мне играть не с кем.</text:p>
      <text:p text:style-name="P56">– При случае спрошу. Если встречу.</text:p>
      <text:p text:style-name="P56">– Встретишь, канешн! Скажи ей, что у меня сегодня день рождения, и я здоровски обиделась, когда она на него не пришла!</text:p>
      <text:p text:style-name="P56"><text:s/>Такая уверенность кобылки меня заинтриговала. Я пригляделся к жеребёнку повнимательнее. Да нет, вроде, раньше её не встречал.</text:p>
      <text:p text:style-name="P56">– Позволь поинтересоваться, откуда у тебя такая уверенность, что я встречусь с Селестией? Я ей, знаешь ли, свиданий не назначаю.</text:p>
      <text:p text:style-name="P56">– Да ладно-о-о, брось заливать-то! – скептически протянуло юное создание. – Все знают, что вы встречаетесь. Вот и спроси её, пажалста, когда увидишь.</text:p>
      <text:p text:style-name="P56">– Кто это «все»?</text:p>
      <text:p text:style-name="P56">– Ну, прислуга, стража, мой па…</text:p>
      <text:p text:style-name="P56">Ох! Во что же это такое я вляпался, а? За кого они меня, чёрт побери, принимают?</text:p>
      <text:p text:style-name="P56">Я присел на лавочку и наклонился пониже, чтобы наши головы были на одном уровне.</text:p>
      <text:p text:style-name="P56">– А твоего «па» не смущает, что я и Селестия м-м-м… немного разных видов? Точнее, совсем разных?</text:p>
      <text:p text:style-name="P56">– И чо? – без малейшего замешательства спросила кроха.</text:p>
      <text:p text:style-name="P5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6">– <text:s/>Кха-кхе-гррхмм... Э-э-э... м-м-м... ну-у-у...</text:p>
      <text:p text:style-name="P56">У меня в голове произошло короткое замыкание. Слова пропали. Уши начали гореть.</text:p>
      <text:p text:style-name="P56">– <text:s/>Как, ты говоришь, тебя зовут? – в конце-концов выдавил осипшим голосом я, стараясь перевести тему. – Про чей день рождения я должен рассказать?</text:p>
      <text:p text:style-name="P5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6">У меня в памяти зажглась лампочка.</text:p>
      <text:p text:style-name="P56">– Постой-постой, не части. Твой отец, случайно, не Хорст Мэдтроттер?</text:p>
      <text:p text:style-name="P56">– Агась. А ты откудова знаешь?</text:p>
      <text:p text:style-name="P56">– Да так, один пони сказал. – я полез за пазуху и достал красную коробочку. – Вот тебе подарок.</text:p>
      <text:p text:style-name="P5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6">– Вообще-то, это не мой подарок. Его просил передать один старик, Норф Каррус из каретной мастерской.</text:p>
      <text:p text:style-name="P56"><text:soft-page-break/>– Аааа, знаю его! Мы с Шейлой ходили к нему играть, пока она не пропала. У Норфа здоровски интересно!</text:p>
      <text:p text:style-name="P56">Индиго открыла коробочку. Внутри на подстилке из тырсы лежала крохотная модель кареты в мельчайших подробностях.</text:p>
      <text:p text:style-name="P56">– Ух ты! – благоговейно прошептала Индиго. – Королева Лорен! Я даже управляла ею немножко.</text:p>
      <text:p text:style-name="P56">– Как ею можно управлять, если она не запряжена? Уж не Норф ли таскал её? – усомнился я.</text:p>
      <text:p text:style-name="P5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6">Я остался сидеть в полнейшем замешательстве. </text:p>
      <text:p text:style-name="P56"/>
      <text:p text:style-name="P58">***</text:p>
      <text:p text:style-name="P56">&lt;<text:span text:style-name="T64">Depeche Mode - Painkiller</text:span>&gt;</text:p>
      <text:p text:style-name="P6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6"/>
      <text:p text:style-name="P56">В дверях библиотеки появился знакомый силуэт.</text:p>
      <text:p text:style-name="P56">– Привет, твоё высочество! Тебя уже выпустили, или опять от докторов смылась?</text:p>
      <text:p text:style-name="P56">Аликорница прошла в комнату и устало уселась рядом со мной.</text:p>
      <text:p text:style-name="P5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6">Я с подозрением посмотрел на Селестию. Где-то я уже видел эту улыбочку на хитрой роже.</text:p>
      <text:p text:style-name="P5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6">– Вот ещё! – возмущению Селестии не было предела. Аликорница встала и демонстративно повернулась ко мне задом.</text:p>
      <text:p text:style-name="P5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6">Я подёргал замок на накрупнике. Таки не врёт.</text:p>
      <text:p text:style-name="P56">– Убедился? Вообще-то, такое недоверие меня оскорбляет. Ни один пони так бы себя не вёл со мной. – Селестия улеглась возле кресла и надулась.</text:p>
      <text:p text:style-name="P56">– Разумеется, твои подданные вели бы себя с большим пиететом. Но я же не твой подданный, твоё высочество!</text:p>
      <text:p text:style-name="P56">Аликорница вскинула копыто к виску.</text:p>
      <text:p text:style-name="P5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text:soft-page-break/>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6">– Окей, как хочешь. Никаких больше высочеств.</text:p>
      <text:p text:style-name="P5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0">расписать сложности общения и мороку с этикетом</text:span>&gt;</text:p>
      <text:p text:style-name="P56">Селестия сморщила нос в улыбке и спросила, прикрывшись крылом:</text:p>
      <text:p text:style-name="P56">– К слову, а что говорят мои подданные про нас? Что означает «чёрте-что»?</text:p>
      <text:p text:style-name="P56">Я вспомнил разговор с Индиго и почувствовал, как снова начинают гореть уши.</text:p>
      <text:p text:style-name="P56">– Чёрте-что — это значит «ерунда». Большая ерунда.</text:p>
      <text:p text:style-name="P56">– Оу, как интересно! – Селестия приблизила ко мне морду и повернула уши. – Расскажи-ка поподробнее. Я вся во внимании.</text:p>
      <text:p text:style-name="P5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6">Аликорница, широко раскрыв глаза, медленно тянула ко мне морду. Наконец, когда наши носы почти соприкоснулись, она не выдержала.</text:p>
      <text:p text:style-name="P56">– А-ха-ха-ха-ха-ха-ха!!! О-у-у-у-у-у-ха-ха-ха! И-и-и-и-ха-ха-ха! – Селестия перевернулась на спину и дёргала от смеха копытами.</text:p>
      <text:p text:style-name="P56">– <text:s/>Очень смешно! Ей говорят, что она подозревается в сексуальных извращениях, а она регочет! Мне-то пофиг, а тебе ещё править придётся!</text:p>
      <text:p text:style-name="P56">– <text:s/>И-и-изви-ни, Макс, не-мо-гу-у-у-у… Ох! Давненько я так не смеялась! Лет двести — так точно!</text:p>
      <text:p text:style-name="P56">Я потянул её за копыто и перевернул обратно на живот.</text:p>
      <text:p text:style-name="P56">– Что смешного-то?</text:p>
      <text:p text:style-name="P56">Аликорница вытерла крылом выступившие слёзы и объяснила:</text:p>
      <text:p text:style-name="P5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6">– Ты не видишь ничего странного в межвидовых спариваниях? – охренел я. – Куда я, блин, попал???</text:p>
      <text:p text:style-name="P56">Селестия развернула моё кресло к себе и задумчиво посмотрела мне в глаза.</text:p>
      <text:p text:style-name="P56">– Очевидно, мне стоит рассказать тебе, Макс, откуда произошли пегасы и единороги.</text:p>
      <text:p text:style-name="P5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6"><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6">– А как выглядят сами истинные единороги? – спросил я.</text:p>
      <text:p text:style-name="P5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6">– Ха! – ответил я. – В моём мире они также известны. Правда, как несуществующий, сказочный вид.</text:p>
      <text:p text:style-name="P5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6">– Хм. А что было дальше?</text:p>
      <text:p text:style-name="P5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6">Селестия встала и принялась по очереди поднимать ноги, разминая суставы. Потом направилась к выходу. У двери аликорница обернулась ко мне.</text:p>
      <text:p text:style-name="P56">– Сто лет не гуляла по парку. Составишь мне компанию?</text:p>
      <text:p text:style-name="P56">Я поднялся с кресла, гадая, шутила Селестия про сто лет, или нет?</text:p>
      <text:p text:style-name="P5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6">Селестия грустно засмеялась своим мыслям.</text:p>
      <text:p text:style-name="P5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lt;<text:span text:style-name="T31">Селестия достаёт из потайной щели свиток с мыслями Селестии</text:span><text:span text:style-name="T30">`<text:tab/>`</text:span>&gt;</text:p>
      <text:p text:style-name="P56">– А о чём ты грустила?</text:p>
      <text:p text:style-name="P5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6"><text:soft-page-break/>– Но ты не выглядишь сумасшедшей.</text:p>
      <text:p text:style-name="P5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6">– Постой, а как же Луна? Мне показалось, она питала тёплые чувства к Кимеринну?</text:p>
      <text:p text:style-name="P56">Селестия задумалась, автоматически ковыряя копытом ямку под валуном.</text:p>
      <text:p text:style-name="P5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6">– А Дискорд? Он, вроде, не моложе вас. Тем-не-менее, он определённо «подъезжал» к Луне тогда, в развалинах.</text:p>
      <text:p text:style-name="P5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6"/>
      <text:p text:style-name="P67">День 137344</text:p>
      <text:p text:style-name="P6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7">…</text:p>
      <text:p text:style-name="P67">День 287651</text:p>
      <text:p text:style-name="P6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7">…</text:p>
      <text:p text:style-name="P67">День 364886</text:p>
      <text:p text:style-name="P67">О небо, как я мечтаю, чтобы это поскорее закончилось! Сестра, приди скорей!</text:p>
      <text:p text:style-name="P56"/>
      <text:p text:style-name="P56">Селестия со вздохом захлопнула книгу.</text:p>
      <text:p text:style-name="P5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6"><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6">Селестия мелодично рассмеялась.</text:p>
      <text:p text:style-name="P5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6">Селестия вскочила с места.</text:p>
      <text:p text:style-name="P56">– АЙ-Я-Я-Я-Я-Й!</text:p>
      <text:p text:style-name="P5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6">– Раньше тут не было муравейника!!! – Селестия с мольбой взглянула на меня. – Мааакс!! Помоги! ОНИ КУСАЮТСЯ! Я <text:s/>сейчас свихнусь почище Дискорда!</text:p>
      <text:p text:style-name="P56">Аликорница подпрыгнула и, взбрыкнув, начала кружиться в обратную сторону.</text:p>
      <text:p text:style-name="P56">– Вот нечего землю ковырять там, где не надо! Стой!!! – я схватил её за хвост, останавливая. Затем осторожно завёл руку под накрупник.</text:p>
      <text:p text:style-name="P56"/>
      <text:p text:style-name="P56">…</text:p>
      <text:p text:style-name="P56"/>
      <text:p text:style-name="P5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6">– Да ладно! Мне это ничего не стоило.</text:p>
      <text:p text:style-name="P5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6">– Эммм... Селестия?</text:p>
      <text:p text:style-name="P56"><text:soft-page-break/>– Дааа? – ответила аликорница, не повернув головы. В её тоне слышались смешливые нотки.</text:p>
      <text:p text:style-name="P56">Я вытащил руку из-под накрупника.</text:p>
      <text:p text:style-name="P56">– Всё в порядке?</text:p>
      <text:p text:style-name="P56">Селестия повернула голову, и я ясно увидел широкую улыбку и фирменный ехидный прищур из-под чёлки.</text:p>
      <text:p text:style-name="P56">– А почему ты спрашиваешь? Ты разобрался с муравьями?</text:p>
      <text:p text:style-name="P56">– Вроде да. Хотя, по-моему, дело уже не в муравьях.</text:p>
      <text:p text:style-name="P56">– По-моему, тоже. – рассмеялась аликорница. – Продолжай...</text:p>
      <text:p text:style-name="P56"/>
      <text:h text:style-name="P175" text:outline-level="2">6. Стыд</text:h>
      <text:p text:style-name="P56"/>
      <text:p text:style-name="P67">~~~ Завтра на семь в библиотеке ~~~</text:p>
      <text:p text:style-name="P67"/>
      <text:p text:style-name="P5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6">Норф носился по мастерской, окрылённый новообретённым учеником.</text:p>
      <text:p text:style-name="P5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6">Я посмотрел на часы. До семи оставалось двадцать минут — как раз, чтоб успеть дойти до библиотеки. Я намеренно уронил на пол тяжёлый рашпиль.</text:p>
      <text:p text:style-name="P56">– На сегодня довольно. Я ж вижу, ты торопишься. – заметил Норф, просыпаясь.</text:p>
      <text:p text:style-name="P5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6">Я закрыл пенал и сунул его во внутренний карман куртки.</text:p>
      <text:p text:style-name="P56">– Завтра будешь? – спросил Норф. – Надо бы закончить заказ из <text:s/>Троттингема.</text:p>
      <text:p text:style-name="P56">– В это же время. – подтвердил я.</text:p>
      <text:p text:style-name="P56"/>
      <text:p text:style-name="P58">***</text:p>
      <text:p text:style-name="P56"/>
      <text:p text:style-name="P5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6">– Здрасьте!</text:p>
      <text:p text:style-name="P56">Аликорница не ответила, всматриваясь в глобус.</text:p>
      <text:p text:style-name="P56">– Привет, говорю! – я подошёл вплотную и легонько сжал ей холку.</text:p>
      <text:p text:style-name="P56">– А, это ты, Макс? Привет. – аликорница, наконец, оторвалась от разноцветной сферы. – Как осваиваешься?</text:p>
      <text:p text:style-name="P56">– Нормально осваиваюсь. Работу себе нашёл. К <text:s/>Норфолку Каррусу в ученики записался.</text:p>
      <text:p text:style-name="P5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6">– Да, уже пять дней. Так здорово снова чувствовать свои мышцы! Корсет был ужасен.</text:p>
      <text:p text:style-name="P56">Аликорница прошлась передо мной с раскрытыми крыльями, демонстрируя восстановленную работоспособность.</text:p>
      <text:p text:style-name="P56">– Ну что же, и я рад за тебя. – я отвернулся, присел на край стола и стал изучать потолок. – Зачем вызывала?</text:p>
      <text:p text:style-name="P5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6">– Ты сердишься?</text:p>
      <text:p text:style-name="P56">Её ресницы щекотали мне щёку. Я отодвинул её морду от лица и сказал скучающим тоном:</text:p>
      <text:p text:style-name="P56">– Та не, с чего бы? За что мне на тебя сердиться?</text:p>
      <text:p text:style-name="P56">– Но ты ведёшь себя как чужой. Как будто мы незнакомы! Ещё чуть-чуть, и станешь называть меня на «Вы» и «Ваше Высочество».</text:p>
      <text:p text:style-name="P56">Меня прорвало.</text:p>
      <text:p text:style-name="P5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6"><text:soft-page-break/>Я вытащил из заднего кармана брюк смятую записку с королевскими вензелями и бросил её под ноги Селестии.</text:p>
      <text:p text:style-name="P5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6">Наконец Селестия развернулась и глубоко выдохнула.</text:p>
      <text:p text:style-name="P5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6">Я подошёл к аликорнице и прикоснулся к её шее.</text:p>
      <text:p text:style-name="P56">– Всё в порядке. Я тебя понимаю — и ценю твоё признание. Сам бы ещё и не так себя повёл на твоём месте.</text:p>
      <text:p text:style-name="P56">– Да? А как бы ты себя повёл? – заинтересовалась Селестия.</text:p>
      <text:p text:style-name="P56">Я вспомнил свои неудачные попытки завязать личную жизнь с девушками. Конечно, те были далеки от совершенства. Но так ли безгрешен был я сам?</text:p>
      <text:p text:style-name="P56">– Я бы не извинился. Огрызался бы и считал себя правым до последнего. Ещё и послал бы подальше.</text:p>
      <text:p text:style-name="P56">Аликорница насмешливо покачала головой.</text:p>
      <text:p text:style-name="P5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6">Я снова присел на столик, теперь уже лицом к аликорнице.</text:p>
      <text:p text:style-name="P56">– Так что случилось? Куда ты пропадала? Рассказывай.</text:p>
      <text:p text:style-name="P5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6">– Что ты видишь? – спросила она напряжённо.</text:p>
      <text:p text:style-name="P5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6">– Ты не ошиблась? Нет тут никакого города.</text:p>
      <text:p text:style-name="P56">– Сейчас нет. Раньше был. – еле слышно прошептала аликорница.</text:p>
      <text:p text:style-name="P56">– Чего ты так волнуешься? Может, на более подробной карте есть? Я бы на точность глобуса не слишком полагался.</text:p>
      <text:p text:style-name="P5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6">– Так, может, его и не было? – заметил я цинично.</text:p>
      <text:p text:style-name="P5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6">– Ты прав. Теперь уже не было. Было когда-то такое страшное заклинание — <text:span text:style-name="T79">Стирание</text:span> из бытия. Точнее, его нет и не было после того, как я замкнула его на его создателя, Иггуса. Суть заклинания <text:span text:style-name="T79">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9">ни в настоящем, ни в прошлом, ни в будущем</text:span>.</text:p>
      <text:p text:style-name="P56">– А как ты сама помнишь о том заклинании, если оно стёрто из бытия? – резонно подметил я.</text:p>
      <text:p text:style-name="P56">– У меня <text:span text:style-name="T79">стоит</text:span> защита памяти. Я поставила её, когда сражалась с Иггусом… Правда, защита еле действует, так как прошло очень много времени.</text:p>
      <text:p text:style-name="P5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6">Аликорница потёрла висок и растерянно посмотрела на меня.</text:p>
      <text:p text:style-name="P5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6">Я обнял аликорницу, успокаивая.</text:p>
      <text:p text:style-name="P56">– Не волнуйся, принцесса. Ты делаешь всё, что от тебя зависит. Не твоя вина, если это происходит.</text:p>
      <text:p text:style-name="P56">Селестия рассеянно мотнула головой, не соглашаясь со мной.</text:p>
      <text:p text:style-name="P5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6">Она проследовала к выходу, кивком головы приглашая меня следовать за ней.</text:p>
      <text:p text:style-name="P5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6">– Да так, ни о чём. – покраснел я, вернувшись на дорожку.</text:p>
      <text:p text:style-name="P56"><text:soft-page-break/>Селестия всмотрелась в меня внимательно и всё поняла.</text:p>
      <text:p text:style-name="P56">– <text:s/>Нам не туда. Не сейчас. Я хочу показать тебе Эквестрию. – тихо сказала она.</text:p>
      <text:p text:style-name="P56">&lt;<text:span text:style-name="T66">Pet Shop Boys — A Man Could Get Arrested</text:span>&gt;</text:p>
      <text:p text:style-name="P5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6">Она ещё сочувствует! Я старался не смотреть в её сторону, отводя глаза. Так мы дошли до городской стены.</text:p>
      <text:p text:style-name="P5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6">Взобравшись на галерею по винтовой лестнице крохотной сторожевой башенки, мы остановились у зубца.</text:p>
      <text:p text:style-name="P5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6">– Что ты чувствуешь? – спросила аликорница.</text:p>
      <text:p text:style-name="P56">– У меня нет слов. Ничего прекраснее я в жизни не видел! – только и смог выговорить я.</text:p>
      <text:p text:style-name="P56">Селестия склонила голову, соглашаясь.</text:p>
      <text:p text:style-name="P5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6">– Прошлогодний выпуск. – заметила Селестия. – Отличная работа, хотя жеребячливости хватает. Что неудивительно, учитывая их возраст.</text:p>
      <text:p text:style-name="P5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0"> </text:span>И вообще, зачем вам учиться летать, если вы и так это умеете с рождения?</text:p>
      <text:p text:style-name="P5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6">– Проблемы? Что за проблемы? Извини, я таки прослушал.</text:p>
      <text:p text:style-name="P5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6">– Когда твоя жизнь длится тысячи лет, начинаешь тонко чувствовать гармонию мира. – начала она.</text:p>
      <text:p text:style-name="P56"/>
      <text:h text:style-name="Heading_20_2" text:outline-level="2"><text:span text:style-name="T1">7</text:span>. Нелетающие пегасы</text:h>
      <text:p text:style-name="P60">&lt;<text:span text:style-name="T30">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2">—</text:span> осень, за осенью <text:span text:style-name="T42">—</text:span> зима. <text:s/>Если пошёл дождь, должно быть мокро, если выпал снег <text:span text:style-name="T4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6">–</text:span> Постой, постой, <text:span text:style-name="T16">–</text:span> я попыталась удержать ускользающую тень сомнения. <text:span text:style-name="T1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6">–</text:span> По состоянию здоровья? <text:span text:style-name="T16">–</text:span> переспросила я, не спуская с него взгяд.</text:p>
      <text:p text:style-name="P1"><text:span text:style-name="T16">–</text:span> Да, Ваше Высочество, <text:span text:style-name="T16">–</text:span> гонец потупил взгляд, глаза его забегали, <text:span text:style-name="T16">–</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6">–</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6">–</text:span> Эммм… Они… м-м-м… не больны… в некотором смысле… <text:span text:style-name="T16">–</text:span> гонец изо всех сил ковырял копытом <text:s/>литку, пряча взгляд. <text:span text:style-name="T16">–</text:span> Они… мнэээ… сами… в некотором роде… кхм. Нервный срыв. Переутомление и бессонница… Кхм.</text:p>
      <text:p text:style-name="P1"><text:span text:style-name="T16">–</text:span> Сами <text:span text:style-name="T16">—</text:span> что? <text:span text:style-name="T16">–</text:span> Я постепенно начала понимать причину смущения гонца.</text:p>
      <text:p text:style-name="P1"><text:span text:style-name="T16">–</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6">—</text:span> в возможности летать. И добровольно отказаться от полётов для него <text:span text:style-name="T1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4">***</text:p>
      <text:p text:style-name="P17">Семь жеребят-подростков стояли передо мною с отсутствующим видом.</text:p>
      <text:p text:style-name="P17">– Представьтесь перед вашей принцессой! – шикнул на них сопровождающий стражник.</text:p>
      <text:p text:style-name="P17">Жеребята встрепенулись.</text:p>
      <text:p text:style-name="P1"><text:span text:style-name="T16">– </text:span>Добрый день, Ваше Высочество! <text:span text:style-name="T16">–</text:span> склонились они в поклоне. После некоторого перешёптывания, они всё же назвались по очереди.</text:p>
      <text:p text:style-name="P1"><text:span text:style-name="T16">–</text:span> А где восьмой? <text:span text:style-name="T16">–</text:span> удивилась я. <text:span text:style-name="T16">–</text:span> Мне сказали, вас было восемь. Восемь отказавшихся летать.</text:p>
      <text:p text:style-name="P1"><text:span text:style-name="T16">–</text:span> Да, Ваше Высочество, п-принцесса Селестия, <text:span text:style-name="T16">–</text:span> старший из них запинался от волнения. <text:span text:style-name="T1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6">–</text:span> Успокойтесь, <text:span text:style-name="T1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0">старший. </text:span><text:span text:style-name="T2">–</text:span><text:span text:style-name="T6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2">— о</text:span>н искренне в это верили.</text:p>
      <text:p text:style-name="P1"><text:span text:style-name="T1">–</text:span> Кто рассказал вам это? Эту… глупость?</text:p>
      <text:p text:style-name="P6">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6">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6">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6">Луна прибыла через пятнадцать минут.</text:p>
      <text:p text:style-name="P6">–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6"><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6">– Извини, Луна, дело срочное.</text:p>
      <text:p text:style-name="P6">– Надеюсь, оно стоит моих прерванных грёз об Ночной Эквестрии!</text:p>
      <text:p text:style-name="P6">– Об Ночной Эквестрии?? Брось, сестра, я знаю, о чём ты грезишь! Уж точно среди моих стражников нет никого с таким именем.</text:p>
      <text:p text:style-name="P6">– Да как ты смеешь?!!</text:p>
      <text:p text:style-name="P6">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6">– Это… твои??? И ты скрывала от нас всё это время??? Но кто??? Кто их отец?!! КТО ЭТОТ… !!!</text:p>
      <text:p text:style-name="P6">От волнения Луна перешла на грандэквестрийский. Мне пришлось заткнуть ей рот, чтобы не разбудить жеребят.</text:p>
      <text:p text:style-name="P6">– Тсссс! Неужели ты думаешь, что по плодовитости я могу дать фору Кризалис? Нет, это не мои жеребята. Успокойся и взгляни на их сны.</text:p>
      <text:p text:style-name="P6">Луна умолкла и сосредоточилась. Постепенно на её морде гнев сменился недоверием, а потом и ужасом.</text:p>
      <text:p text:style-name="P6">– Сто рогов мне в круп! ЧТО ЭТО ЗА…</text:p>
      <text:p text:style-name="P6">Теперь Луна вспомнила армейские ругательства. Мне снова пришлось заткнуть ей рот. </text:p>
      <text:p text:style-name="P6">– Из-за этого кошмара они отказались сдавать лётный экзамен и рискуют стать отвержеными. Ну, ты же знаешь пегасов...</text:p>
      <text:p text:style-name="P6">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6">–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6">Я никогда не умела так пропускать сквозь себя сырую магию, как моя младшая сестрёнка <text:span text:style-name="T16">— и втайне немного завидовала этому</text:span>. Если бы сестра со своими способностями к магии умела обуздывать свои эмоции <text:span text:style-name="T16">— </text:span>мне не пришлось бы терзаться раздумьями и готовить себе преемника.</text:p>
      <text:p text:style-name="P6">Наконец Луна опустилась на пол, выходя из транса. Магическая аура исчезла и она обессиленно бухнулась на колени.</text:p>
      <text:p text:style-name="P6">– Проклятье! К такому я не была готова!</text:p>
      <text:p text:style-name="P6">Луна подняла голову, я с ужасом обнаружила, что вместо моей любимой и единственной сестры на меня змеиными глазами смотрит Найтмэр Мун.</text:p>
      <text:p text:style-name="P6">– Что? Что ты видела,? Что с тобой произошло, сестра?</text:p>
      <text:p text:style-name="P6">Я не верила своим глазам. Страхи прошлого вернулись ко мне с новой силой.</text:p>
      <text:p text:style-name="P6">– Сел, эта гадость пришла не из нашего мира. В их снах я видела...</text:p>
      <text:p text:style-name="P6">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6">Ну что же, основное искусство правления <text:span text:style-name="T16">— умение делегировать полномочия. Вечером того же дня я села за письменный стол.</text:span></text:p>
      <text:p text:style-name="P47">“<text:span text:style-name="T2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6"/>
      <text:p text:style-name="P58">***</text:p>
      <text:p text:style-name="P56"/>
      <text:p text:style-name="P56">– Так ты поручила Твайлайт Спаркл расследование необычных снов жеребят?</text:p>
      <text:p text:style-name="P56">– Да, их и других подобных, начавшихся у многих пони. Мы назвали подобные сны «потусторонними» <text:span text:style-name="T1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6"> Они засыпают, а на утро находят лишь примятую простыню в постели.</text:span></text:p>
      <text:p text:style-name="P56">– А что стало с жеребятами? – спросил я. – Они перестали бояться экзаменов?</text:p>
      <text:p text:style-name="P5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6">Описав круг, Селестия перелетела через стену и приземлилась в парке. Я скатился на траву, пытаясь вдохнуть.</text:p>
      <text:p text:style-name="P56">– Что... Это... Было?</text:p>
      <text:p text:style-name="P56">Селестия осторожно, но настойчиво повалила меня на траву и принялась ощупывать рёбра.</text:p>
      <text:p text:style-name="P56">– Так больно? А так?</text:p>
      <text:p text:style-name="P5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6">– Не могу поверить. В Кантерлоте никогда не было землетрясений. Это неестественно. – пробормотала аликорница растерянно. – Слишком быстро.</text:p>
      <text:p text:style-name="P56">– Что <text:span text:style-name="T16">— </text:span>быстро? – не выдержал я.</text:p>
      <text:p text:style-name="P5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6">– Нет проблем, Селестия. Я всё понимаю.</text:p>
      <text:p text:style-name="P56">Аликорница приготовилась было взлетать, но в последний момент, приняв какое-то решение, остановилась.</text:p>
      <text:p text:style-name="P56">– Макс?</text:p>
      <text:p text:style-name="P56">– Да?</text:p>
      <text:p text:style-name="P56">– Мы уже достаточно неплохо знаем друг друга. Могу сказать, что ты меня знаешь лучше, чем кто-либо ещё во дворце, за исключением Луны.</text:p>
      <text:p text:style-name="P56">– Да?</text:p>
      <text:p text:style-name="P56">– Да. Зови меня Селли. Если хочешь.</text:p>
      <text:p text:style-name="P56">– Хорошо. До встречи, Селли.</text:p>
      <text:p text:style-name="P56">– До встречи, Макс.</text:p>
      <text:p text:style-name="P56"/>
      <text:h text:style-name="Heading_20_2" text:outline-level="2"><text:span text:style-name="T1">8</text:span>. (40*<text:span text:style-name="T16">ctg(Pi/4)-6)/(ln(e)-sin(0))</text:span></text:h>
      <text:p text:style-name="P87">Mark Knopfler — Hill Farmers Blues — или на следующую главу (прощание)</text:p>
      <text:p text:style-name="P56"/>
      <text:p text:style-name="P6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30"> </text:span>(быть может, к счастью). Всё, что я могу <text:span text:style-name="T16">— оставить тебе напутствие.</text:span></text:p>
      <text:p text:style-name="P67"><text:span text:style-name="T1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7"><text:span text:style-name="T16">Тебе может не нравиться этот мир. Тебе могут не нравиться пони. Ты можешь быть удивлён и обижен </text:span>их <text:span text:style-name="T16">отношением к себе. Тебя могут шокировать порядки, царящие здесь. Брось. Прежде чем </text:span><text:soft-page-break/><text:span text:style-name="T16">обижаться, вспомни свой собственный мир. Так ли он хорош? Счастлив ли ты в нём? </text:span>Можешь ли ты сказать, что он лучше этого?</text:p>
      <text:p text:style-name="P67">Будь снисходителен. Будь терпелив, добр и, по возможности, мудр <text:span text:style-name="T16">— </text:span>и ты увидишь, как мир меняется к лучшему. Он очень молод и гибок. Он горит желанием изменяться. Но в этом его слабость <text:span text:style-name="T16">— </text:span>он может меняться и в плохую сторону. От тебя зависит, в какую.</text:p>
      <text:p text:style-name="P67">Эх, хотел бы я поменяться с тобой местами <text:span text:style-name="T1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7">Удачи!</text:p>
      <text:p text:style-name="P67"/>
      <text:p text:style-name="P47">…</text:p>
      <text:p text:style-name="P47"/>
      <text:p text:style-name="P56">Тоже мне, философ выискался, Диоген копытный! Вот не люблю, когда всякие "гуру" с глубокомысленным видом порют чушь. Эквестрия <text:span text:style-name="T18">—</text:span> сказочная страна, пони <text:span text:style-name="T18">— </text:span><text:span text:style-name="T16">прекрасные создания, порядки тут з</text:span>амечательные<text:span text:style-name="T16">! Чисто, культурно, вежливо. Дворецкий </text:span><text:span text:style-name="T18">—</text:span><text:span text:style-name="T16"> скопидом, конечно, но то работа у него такая. </text:span>Блин, м<text:span text:style-name="T16">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6">– </text:span>Её Высочество Принцесса Селестия хочет видеть вас, человек Макс.</text:p>
      <text:p text:style-name="P1">Я захлопнул трактат<text:span text:style-name="T1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6">–</text:span> Уже иду. Где я могу её найти?</text:p>
      <text:p text:style-name="P1"><text:span text:style-name="T16">–</text:span> Я проведу вас, человек Макс. <text:span text:style-name="T1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8"> </text:span><text:span text:style-name="T50">— вся архитектура явно </text:span><text:span text:style-name="T42">была </text:span><text:span text:style-name="T50">заточена под крылатых. Таких, для которых приземлиться на балкон в тронном зале или уйти через портик на крыше</text:span><text:span text:style-name="T68"> </text:span><text:span text:style-name="T50">— обычное дело. </text:span><text:span text:style-name="T68">Хорошо, что ежедневные посещения каретной мастерской подняли мой тонус, изрядно посаженный сидячим образом жизни.</text:span></text:p>
      <text:p text:style-name="P1"><text:span text:style-name="T6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50">— книжный шкаф и напольная подставка для чтения с </text:span><text:span text:style-name="T42">упором в виде </text:span><text:span text:style-name="T50">голов</text:span><text:span text:style-name="T42">ы</text:span><text:span text:style-name="T5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42">Каменный пол комнаты был покрыт розовым ковром с длиннейшим ворсом.</text:span><text:span text:style-name="T50"> </text:span><text:span text:style-name="T42">Его центр занимал высокий </text:span><text:span text:style-name="T50">кругл</text:span><text:span text:style-name="T42">ый</text:span><text:span text:style-name="T50"> </text:span><text:span text:style-name="T42">футон</text:span><text:span text:style-name="T50"> </text:span><text:span text:style-name="T42">с</text:span><text:span text:style-name="T50"> велик</text:span><text:span text:style-name="T42">им</text:span><text:span text:style-name="T50"> множество</text:span><text:span text:style-name="T42">м</text:span><text:span text:style-name="T50"> подушек. Среди них я с удивлением заметил плюшевую единорожку </text:span><text:span text:style-name="T42">фиолетового</text:span><text:span text:style-name="T50">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6">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6">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6">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3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6">Аликорница смутилась.</text:p>
      <text:p text:style-name="P5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6">Аликорница искоса зыркнула на меня, недовольно сморщив нос.</text:p>
      <text:p text:style-name="P47"><text:span text:style-name="T1">–</text:span> Мы же договорились! <text:span text:style-name="T1">Селли</text:span>!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text:span text:style-name="T1">Селестия</text:span>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oft-page-break/><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pan text:style-name="T1">–</text:span> Ты чего??? <text:span text:style-name="T1">–</text:span> я непонимающе уставился на аликорницу.</text:p>
      <text:p text:style-name="P4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3">Мне печалиться не стоит</text:p><text:p text:style-name="P143">Жизнь прекрасна и ярка</text:p><text:p text:style-name="P143">Телом молода, душою —</text:p><text:p text:style-name="P143">Как дракон морской мудра</text:p><text:p text:style-name="P143"/><text:p text:style-name="P143">Я видала взлёт империй,</text:p><text:p text:style-name="P143">Я жила среди легенд,</text:p><text:p text:style-name="P143">Древней магии мистерий</text:p><text:p text:style-name="P143">Я прилежнейший студент</text:p><text:p text:style-name="P143"/><text:p text:style-name="P143">Обожаема народом,</text:p><text:p text:style-name="P143">Уважаема врагом,</text:p><text:p text:style-name="P143">Но друзей моих немного,</text:p><text:p text:style-name="P143">Гложет душу холодом</text:p><text:p text:style-name="P143"/><text:p text:style-name="P143">Одинока и печальна,</text:p><text:p text:style-name="P143">Недоступна и строга,</text:p><text:p text:style-name="P143">Потеряла изначальный</text:p><text:p text:style-name="P143">Смысл жизни навсегда</text:p><text:p text:style-name="P143"/><text:p text:style-name="P143">Жизнь моя теперь публична,</text:p><text:p text:style-name="P143">Жизнь моя теперь для всех,</text:p><text:p text:style-name="P143">В этом — горе, в этом — счастье,</text:p><text:p text:style-name="P14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text:span text:style-name="T1">Селестии</text:span> скрылся за дверью.</text:p>
      <text:p text:style-name="P4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7"><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6">– Примерно такие. – расхохоталась Селестия. <text:span text:style-name="T16">– С</text:span>пасибо, мнет хоть инвалидное кресло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text:span text:style-name="T1">Селестии</text:span>.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3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6"><text:soft-page-break/>Копыто легло мне на плечо и мягко повалило на постель. Селес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6">Тия фыркнула.</text:p>
      <text:p text:style-name="P5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6">У нас до утра — если сестрица ничего не напутает — девять часов. И все они — наши.</text:span></text:p>
      <text:p text:style-name="P56">Её ресницы щекотали мне щеку. Я повернулся к ней и буквально растворился в ласковом взгляде огромных фиалковых глаз.</text:p>
      <text:p text:style-name="P56">–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6">Тия подняла голову.</text:p>
      <text:p text:style-name="P5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6">Как во сне я разделся и зашёл к ней сзади. "Это неправильно!» – пискнули во мне остатки ханжества и замолкли, раздавленные желанием.</text:p>
      <text:p text:style-name="P5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6">Через некоторое время Тия осторожно высвободилась из-под меня и встала с постели. </text:p>
      <text:p text:style-name="P56">– Лежи спокойно, я сейчас. – муркнула она, поцеловав меня в ухо.</text:p>
      <text:p text:style-name="P5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6">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16">–</text:span> Иногда хочется забыться, <text:span text:style-name="T16">–</text:span> перехватила мой взгляд аликорница, <text:span text:style-name="T1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oft-page-break/><text:span text:style-name="T16">–</text:span> А водку у вас принято пить?</text:p>
      <text:p text:style-name="P45"><text:span text:style-name="T16">–</text:span> Некоторые употребляют. Но правительница Эквестрии, пьющая <text:span text:style-name="T1">яблочную </text:span>водку <text:span text:style-name="T1">—</text:span> это уже черезчур. <text:span text:style-name="T16">–</text:span> засмеялась Селестия. <text:span text:style-name="T1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6">Достав из шкафчика пузатую заплесневевшую бутылку, Тия что-то прикинула и наполнила её содержимым два бокала на полуметровых ножках.</text:p>
      <text:p text:style-name="P5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6">Тия покачала головой и прошла с бокалами в ванную, кивком пригласив меня следовать за ней.</text:p>
      <text:p text:style-name="P5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6">— сильнейший энергетик, он многократно усиливает чувства и возможности организма, но он же и иссушает его.</text:span></text:p>
      <text:p text:style-name="P56"><text:span text:style-name="T1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6">Наконец, я со вздохом отпрянул.</text:p>
      <text:p text:style-name="P56"><text:span text:style-name="T16">– Я несказанно рада, что, наконец-то, могу назвать тебя своим другом. </text:span>– мурлыкнула Тия. – <text:span text:style-name="T16">За дружбу! </text:span>– подняла бокал она.</text:p>
      <text:p text:style-name="P5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6"><text:span text:style-name="T16">– Это ты называешь “дружбой”? – с </text:span>улыбкой хмыкнул<text:span text:style-name="T16"> я. – </text:span>Мне нравится твоё чувство юмора.</text:p>
      <text:p text:style-name="P56">Аликорница нахмурилась.</text:p>
      <text:p text:style-name="P56"><text:span text:style-name="T16">– </text:span>Тебе не нравится моя дружба? Ты не принимаешь её? Ты чем-то недоволен?</text:p>
      <text:p text:style-name="P56">Я расхохотался, чуть не поперхнувшись водой, плескавшейся у подбородка.</text:p>
      <text:p text:style-name="P56"><text:span text:style-name="T16">– </text:span>Нет, что ты, Тия, не мели ерунды! Я всем доволен, я просто в восторге. Мне вообще кажется, что я попал в рай, а ты <text:span text:style-name="T16">— </text:span>мой ангел-хранитель. И называть ЭТО дружбой <text:span text:style-name="T1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6">— не друг, я — нечто большее. Я тебя </text:span>лю...</text:p>
      <text:p text:style-name="P56">Копыто аликорницы закрыло мне рот прежде чем я успел договорить заветное слово.</text:p>
      <text:p text:style-name="P47"><text:soft-page-break/>–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6"/>
      <text:h text:style-name="Heading_20_2" text:outline-level="2">9. <text:span text:style-name="T1">Прощание</text:span></text:h>
      <text:p text:style-name="P56"/>
      <text:p text:style-name="P47">– <text:span text:style-name="T1">Норф!.. Эй, Норф! Ты где?..</text:span></text:p>
      <text:p text:style-name="P5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8"><text:soft-page-break/>***</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6">От нечего делать, стал прислушиваться к полушёпоту, витавшему под сводами зала.</text:p>
      <text:p text:style-name="P6">…</text:p>
      <text:p text:style-name="P1"><text:span text:style-name="T50">– </text:span><text:span text:style-name="T42">Говорят, в Додж-сити почти не осталось жителей. В местном депо перестали обслуживать паровозы из-за отсутствия рабочих. Старик </text:span><text:span text:style-name="T50">–</text:span><text:span text:style-name="T4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6"><text:span text:style-name="T50">– </text:span><text:span text:style-name="T55">А из Пинто Крика уже месяц нет новостей...</text:span></text:p>
      <text:p text:style-name="P6"><text:span text:style-name="T50">– </text:span><text:span text:style-name="T5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6">…</text:p>
      <text:p text:style-name="P17"><text:span text:style-name="T55">– </text:span>“<text:span text:style-name="T1">Что я могу сделать, чтобы вернуть всё назад?</text:span>”</text:p>
      <text:p text:style-name="P17"><text:span text:style-name="T55">– </text:span><text:span text:style-name="T42">Так и сказала?</text:span></text:p>
      <text:p text:style-name="P1"><text:span text:style-name="T50">– </text:span><text:span text:style-name="T42">Да, </text:span><text:span text:style-name="T43">Фэнси</text:span><text:span text:style-name="T4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7"><text:span text:style-name="T55">– </text:span><text:span text:style-name="T42">Что бы это значило, Флер?</text:span></text:p>
      <text:p text:style-name="P17"><text:span text:style-name="T55">– </text:span><text:span text:style-name="T4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6">…</text:p>
      <text:p text:style-name="P7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3">– Куда проваливаться?</text:p>
      <text:p text:style-name="P73">– Они не знают. В тех провалах не видно дна...</text:p>
      <text:p text:style-name="P73">…</text:p>
      <text:p text:style-name="P7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3">– Леди и джентльпони! Приём окончен! Её Высочество Принцесса Селестия будет рада видеть <text:s/>вас в следующую среду!</text:p>
      <text:p text:style-name="P7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6">–</text:span> Ты? <text:span text:style-name="T16">–</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oft-page-break/><text:span text:style-name="T1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6">олоски и даже целые пряди розового цвета выбивались </text:span><text:span text:style-name="T1">и</text:span><text:span text:style-name="T1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6"> </text:span><text:span text:style-name="T1">И даже м</text:span><text:span text:style-name="T16">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6">–</text:span> <text:span text:style-name="T1">Сорок девять</text:span> из шестидесяти четырёх? Хренасе! <text:span text:style-name="T16">–</text:span> я вспомнил рассказ Селестии про восьмёрку пегасов прошлогоднего выпуска. <text:span text:style-name="T1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6">–</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9">— </text:span><text:span text:style-name="T4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6">–</text:span> А почему вы не поселитесь в более пригодном для земледелия месте?</text:p>
      <text:p text:style-name="P4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удручё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16">– </text:span><text:span text:style-name="T1">Она</text:span><text:span text:style-name="T1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6">– </text:span><text:span text:style-name="T1">горько заметила аликорница. </text:span><text:span text:style-name="T16">– Гибель Кимеринна очень сильно </text:span><text:soft-page-break/><text:span text:style-name="T16">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1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7">—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6">Она повернулась и вышла из зала, почти подметая хвостом пол.</text:p>
      <text:p text:style-name="P47"/>
      <text:p text:style-name="P1"><text:span text:style-name="T51">&lt;</text:span><text:span text:style-name="T70">Mark Knopfler - </text:span><text:span text:style-name="T69">Hill Farmer's Blues</text:span><text:span text:style-name="T51">&gt;</text:span></text:p>
      <text:p text:style-name="P49">***</text:p>
      <text:p text:style-name="P47"><text:soft-page-break/></text:p>
      <text:p text:style-name="P5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3">–<text:span text:style-name="T1"> Но магия есть и сейчас, мам!</text:span></text:p>
      <text:p text:style-name="P53"><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7">Так возникли пони и многие другие.</text:p>
      <text:p text:style-name="P5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3">–<text:span text:style-name="T1"> Весь мир как Вечнодикий лес?</text:span></text:p>
      <text:p text:style-name="P6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7">– Ма-а-ам, а со мной связан элементаль?</text:p>
      <text:p text:style-name="P67">– Конечно, Эйприл. В каждом из нас есть её бессмертная искорка.</text:p>
      <text:p text:style-name="P1"><text:span text:style-name="T4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3"><text:span text:style-name="T1">– Конечно, мам! «День горящего очага» </text:span>— <text:span text:style-name="T1">верно?</text:span></text:p>
      <text:p text:style-name="P6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7">Так возникли аликорны.</text:p>
      <text:p text:style-name="P6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7">Имя её было Селестия.</text:p>
      <text:p text:style-name="P67">За ней последовала и сестра её, <text:span text:style-name="T16">Луна</text:span>.</text:p>
      <text:p text:style-name="P6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7">То есть, всегда.</text:p>
      <text:p text:style-name="P67"><text:soft-page-break/>Тут и сказке конец. А теперь, Эйприл, залазь на полку и закрывай глазки.</text:p>
      <text:p text:style-name="P67">– Ну ма-а-ам! Раскажи ещё что-нибудь! Про Сомбру!</text:p>
      <text:p text:style-name="P67">– Про Сомбру <text:span text:style-name="T16">— в следующий раз. А е</text:span>сли мы не уснём в ближайшие десять минут, придёт древесный волк и заберёт меня в Вечнодикий лес!</text:p>
      <text:p text:style-name="P67">– А почему только тебя? А меня? А дядю-<text:span text:style-name="T79">мино</text:span>тавра?</text:p>
      <text:p text:style-name="P67">– <text:s/>Тебя забрать я ему не дам. А в дядю не тыкай копытом, это невежливо! Спи уже, моя маленькая!</text:p>
      <text:p text:style-name="P67">– Поцелуй меня на ночь, мам!</text:p>
      <text:p text:style-name="P67">– Конечно, моя хорошая...</text:p>
      <text:p text:style-name="P67"/>
      <text:p text:style-name="P47">Вагоны убаюкивающе перестукивались по рельсам, унося меня прочь от Кантерлота. Я перевернулся на другой бок и провалился в сон.</text:p>
      <text:p text:style-name="P88">&lt;https://www.youtube.com/watch?v=Py9SDdYGFrQ&gt;</text:p>
      <text:h text:style-name="Heading_20_2" text:outline-level="2">10. Понивилль</text:h>
      <text:p text:style-name="P47"/>
      <text:p text:style-name="P17">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7">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7"><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7">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7">Гостинницу я сразу отверг <text:span text:style-name="T5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6">Уплатив в городской бюджет скромную арендную плату и получив ключ, я отправился обживаться.</text:p>
      <text:p text:style-name="P17"/>
      <text:p text:style-name="P24">***</text:p>
      <text:p text:style-name="P17"/>
      <text:p text:style-name="P17">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7">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50">–</text:span><text:span text:style-name="T42"> Эй, верзила, поосторожнее, лягать тя в пузо! Куда прёшься-то?</text:span></text:p>
      <text:p text:style-name="P17">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7">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text:soft-page-break/>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text:span text:style-name="T1">четверть</text:span> арбуза каждое.</text:p>
      <text:p text:style-name="P47">– Ред <text:span text:style-name="T1">Гала</text:span>? Две серебряшки.</text:p>
      <text:p text:style-name="P47">– Куча?</text:p>
      <text:p text:style-name="P47">– Ну ты даёшь! – хмыкнула Эпплджек. – Даже не смешно.</text:p>
      <text:p text:style-name="P47">– Неужели штука?</text:p>
      <text:p text:style-name="P47">Поня<text:span text:style-name="T1">х</text:span>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7">Я улыбнулся и кивнул в ответ. Ситуация начала выправляться.</text:p>
      <text:p text:style-name="P4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6">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5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2">пони-</text:span><text:span text:style-name="T50">исчезновений уже год. Почту за честь работать </text:span><text:span text:style-name="T42">под твоим руководством</text:span><text:span text:style-name="T50">. Подожди немного, я </text:span><text:span text:style-name="T42">от</text:span><text:span text:style-name="T50">систематизирую нужную информацию и расскажу тебе, насколько далеко смогла продвинуться.</text:span></text:p>
      <text:p text:style-name="P45">“Вот неугомонная” <text:span text:style-name="T1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6">– Хм. Странно. А я помню, как ты, вертясь перед зеркалом, говорила: ну почему я не…</text:p>
      <text:p text:style-name="P5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6"/>
      <text:p text:style-name="P48">***</text:p>
      <text:p text:style-name="P47"/>
      <text:p text:style-name="P129"><text:tab/>Свеча отбрасывала мягкие тени на книжные полки. Спайк положил обглоданную кочерыжку на горку и принялся облизывать пальцы.</text:p>
      <text:p text:style-name="P56">– Так. – <text:s/>я ткнул в позицию в длинном списке оснащения. – Зачем тебе преобразователь пси-поля?</text:p>
      <text:p text:style-name="P5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6">– Спайк! Ковыряться когтем в зубах некрасиво! Тем более, при посторонних!</text:p>
      <text:p text:style-name="P5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8">«...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6">– СПАЙК!!! Откуда ты взял этот листок?!! – Твайлайт покраснела, как варёный рак и выхватила бумажку у меня из рук.</text:p>
      <text:p text:style-name="P56">– У тебя в черновиках, естественно. Ты сама сказала экономить бумагу. – пожал плечами дракончик.</text:p>
      <text:p text:style-name="P56">Я осторожно взял следующий листок.</text:p>
      <text:p text:style-name="P56">– Электростимулятор гипоталамуса. Драконий. В комплекте с усиленной больничной койкой и набором фиксаторов.</text:p>
      <text:p text:style-name="P56"><text:soft-page-break/>– Это ещё чего??? – удивился Спайк. – я что-то не помню, чтоб ты такое хотела!</text:p>
      <text:p text:style-name="P5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6">— то есть крыльев. И я подумала: а что, если…</text:span></text:p>
      <text:p text:style-name="P56"><text:span text:style-name="T16">– Вот ещё! </text:span>– возмутился дракончик. – Никогда на такое не соглашусь!</text:p>
      <text:p text:style-name="P56">– Но ты сам подумай, как было бы здорово обладать крыльями! – мечтательно возразила Твайлайт.</text:p>
      <text:p text:style-name="P5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6">– Угу. Только шар ты же и прожёг, соревнуясь с Рэйнбоу Дэш в силе отрыжки.</text:p>
      <text:p text:style-name="P5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6">– Ну, достичь удалось не слишком многого. – повесила нос единорожка. – Собственно, сами работы шли только первые два месяца <text:span text:style-name="T16">— потом меня отстранили от экспериментов. И после этого от меня требуют ускорить исследования!</text:span></text:p>
      <text:p text:style-name="P56">– А почему тебя отстранили?</text:p>
      <text:p text:style-name="P56">– Из-за первых результатов. – единорожка насупилась ещё больше. – Они были ужасными.</text:p>
      <text:p text:style-name="P56"/>
      <text:p text:style-name="P58">***</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7">– Ага, он был закладкой в четвёртом номере «PlayMare», в разделе «Тридцать две позы, которые удивят вашу френдпони».</text:p>
      <text:p text:style-name="P67">– Спайк! Немедленно ложись спать!</text:p>
      <text:p text:style-name="P67">– Уже иду. Кукурузу доем только и иду.</text:p>
      <text:p text:style-name="P67">– Кстати, а почему Индрэ считали одержимым?</text:p>
      <text:p text:style-name="P6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20">— далеко </text:span><text:soft-page-break/><text:span text:style-name="T20">не у всякого опытного мага хватит силы его вызвать</text:span>. И совсем немногим удастся контролировать его направление.</text:p>
      <text:p text:style-name="P67">– Так у вас знают про людей? Вот это новость!. В Кантерлоте, да и в Понивилле все обращаются со мной, как с диковинкой.</text:p>
      <text:p text:style-name="P6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7">– Хм. Ясно. Продолжай, Твайлайт.</text:p>
      <text:p text:style-name="P56"/>
      <text:p text:style-name="P5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6">– Так давай сюда весь Понивилль притащим! Это ж будет на 20% круче! Представляю себе видок Биг Мака в теле мисс Черили, гы-гы!</text:p>
      <text:p text:style-name="P5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6">— максимум двух пони, </text:span>после чего мне придётся восстанавливаться около месяца<text:span text:style-name="T16">.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6">– Скажи уж прямо, поближе к королевскому дворцу, Рэр! Все в курсе твоих интересов, сахарок!</text:p>
      <text:p text:style-name="P56"><text:soft-page-break/>– Эпплджек, я попрошу! Я же никому не говорю, ЧТО ты делаешь с огурцами!</text:p>
      <text:p text:style-name="P56">– !!!</text:p>
      <text:p text:style-name="P5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6">. Это поможет мне в моей монографии на тему аликорнизации.</text:span></text:p>
      <text:p text:style-name="P56">Я уселась на пуфике, а подруги заняли места на матрасах…</text:p>
      <text:p text:style-name="P67"/>
      <text:p text:style-name="P67">– Спайк, будь добр, принеси дневник эксперимента. Он в подвале, за шкафом с ретортами, в...</text:p>
      <text:p text:style-name="P67">– В сейфе, я в курсе.</text:p>
      <text:p text:style-name="P67"/>
      <text:p text:style-name="P68">***</text:p>
      <text:p text:style-name="P84">&lt;Seal — Amazing <text:span text:style-name="T1">(T</text:span><text:span text:style-name="T16">hin White Duke Remix)</text:span>&gt;</text:p>
      <text:p text:style-name="P67">Дата: 12.04.1003 А.С.</text:p>
      <text:p text:style-name="P67">Эксперимент: заклинание Воплощения Индрэ</text:p>
      <text:p text:style-name="P67">Испытуемая: Эпплджек</text:p>
      <text:p text:style-name="P67">Синопсис: запись сна со слов испытуемой</text:p>
      <text:p text:style-name="P67">Замечания: замечаний нет</text:p>
      <text:p text:style-name="P67"/>
      <text:p text:style-name="P1">Я посмотрела на застывшее у моих ног<text:span text:style-name="T1"> тело</text:span>.</text:p>
      <text:p text:style-name="P25">“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5">“Как её зовут? Запамятовала... Дочка Бловбола, я его ещё последним втащила, прежде чем дверь затворилась. Как же её зовут-то?”</text:p>
      <text:p text:style-name="P8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5">“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5"><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4">— солнце. Моё солнце.</text:span><text:span text:style-name="T6">»</text:span></text:p>
      <text:p text:style-name="P15">Я остановилась перед дверью. Четыре ярда брони отделяли меня от Эквестрии. Четыре ярда и двадцать пять лет.</text:p>
      <text:p text:style-name="P25"><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54">немногих, кто ещё видел тебя вживую. Пусть светит солнце, а уж найти Эпплснэка я смогу. Мне больше ничего не надо.</text:span><text:span text:style-name="T6">»</text:span></text:p>
      <text:p text:style-name="P6">Я прошла сквозь дверь.</text:p>
      <text:p text:style-name="P6">Снаружи вставало солнце. Размытый а<text:span text:style-name="T4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6">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7"/>
      <text:p text:style-name="P67">Примечания: ПипБак? Стойло? Двойники? Параллельные Эквестрии?</text:p>
      <text:p text:style-name="P1"/>
      <text:p text:style-name="P4">***</text:p>
      <text:p text:style-name="P1"/>
      <text:p text:style-name="P67">Дата: 12.04.1003 А.С.</text:p>
      <text:p text:style-name="P67">Эксперимент: заклинание Воплощения Индрэ</text:p>
      <text:p text:style-name="P67">Испытуемая: Рэйнбоу Дэш</text:p>
      <text:p text:style-name="P67">Синопсис: описание пробуждения испытуемой</text:p>
      <text:p text:style-name="P67">Замечания: испытуемая отказалась дать описание сна. «Гы-гы... Фигасе... Человеки рулят...» <text:span text:style-name="T19">—</text:span><text:span text:style-name="T20"> </text:span><text:span text:style-name="T73">всё, что удалось от неё добиться.</text:span></text:p>
      <text:p text:style-name="P1"/>
      <text:p text:style-name="P25">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8">Примечания: человеки?</text:p>
      <text:p text:style-name="P8"/>
      <text:p text:style-name="P4">***</text:p>
      <text:p text:style-name="P56">&lt;<text:span text:style-name="T72">d.notive — Talking Flight</text:span>&gt;</text:p>
      <text:p text:style-name="P67"><text:soft-page-break/>Дата: 12.04.1003 А.С.</text:p>
      <text:p text:style-name="P67">Эксперимент: заклинание Воплощения Индрэ</text:p>
      <text:p text:style-name="P67">Испытуемая: Рэрити</text:p>
      <text:p text:style-name="P67">Синопсис: запись сна со слов испытуемой</text:p>
      <text:p text:style-name="P67">Замечания: замечаний нет</text:p>
      <text:p text:style-name="P67"/>
      <text:p text:style-name="P1"><text:span text:style-name="T4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5">Примечания: <text:span text:style-name="T54">чёрный экран?</text:span></text:p>
      <text:p text:style-name="P54"/>
      <text:p text:style-name="P58">***</text:p>
      <text:p text:style-name="P56"/>
      <text:p text:style-name="P67">Дата: 12.04.1003 А.С.</text:p>
      <text:p text:style-name="P67">Эксперимент: заклинание Воплощения Индрэ</text:p>
      <text:p text:style-name="P67">Испытуемая: Пинки Пай</text:p>
      <text:p text:style-name="P67">Синопсис: описание пробуждения испытуемой</text:p>
      <text:p text:style-name="P67">Замечания: испытуемая отказалась дать описание сна.</text:p>
      <text:p text:style-name="P67"/>
      <text:p text:style-name="P6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7"/>
      <text:p text:style-name="P67">Примечания: через месяц волосы Пинки пришли в обычное состояние, хотя при встрече с Рэйнбоу Дэш она по прежнему прячет глаза.</text:p>
      <text:p text:style-name="P67"/>
      <text:p text:style-name="P68">***</text:p>
      <text:p text:style-name="P67"><text:soft-page-break/></text:p>
      <text:p text:style-name="P67">Дата: 12.04.1003 А.С.</text:p>
      <text:p text:style-name="P67">Эксперимент: заклинание Воплощения Индрэ</text:p>
      <text:p text:style-name="P67">Испытуемая: Флаттершай</text:p>
      <text:p text:style-name="P67">Синопсис: описание пробуждения испытуемой</text:p>
      <text:p text:style-name="P6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7"/>
      <text:p text:style-name="P67">* Примечания: при виде кексиков истерика случилась с Пинки Пай.</text:p>
      <text:p text:style-name="P67"/>
      <text:p text:style-name="P4">***</text:p>
      <text:p text:style-name="P1"/>
      <text:p text:style-name="P25">Сим повелеваем прекратить дальнейшие эксперименты<text:span text:style-name="T4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5"/>
      <text:p text:style-name="P27">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
      <text:p text:style-name="P91"/>
      <text:h text:style-name="Heading_20_2" text:outline-level="2">12. День сурка</text:h>
      <text:p text:style-name="P17">&lt;<text:span text:style-name="T66">Seal - amazing</text:span>&gt;</text:p>
      <text:p text:style-name="P6">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8">Кажись, я таки проснулся. Бред-то какой, а? Всё это был просто бред! Надо слазить с валиума <text:span text:style-name="T16">—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6">—</text:span> так и в дурку попасть недолго. Вот и сейчас перегар такой, что снег плавится. Пройди реабилитацию и вернись в проект. А не примут <text:span text:style-name="T16">— найти новую работу. Так даже лучше: быстрее забудешь всю эту хренотень с рогатыми кобылами. </text:span>Будь мужиком, блеать! <text:span text:style-name="T16">Найди себе бабу и заживи сытой, размеренной жизнью городского ублюдка. Что ещё нужно, чтобы спокойно сдохнуть?</text:span></text:p>
      <text:p text:style-name="P14">Дорога исчезла в снежном сугробе.</text:p>
      <text:p text:style-name="P8">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6">BMW</text:span>. Значит, скоро выйду на дорогу, а там через пару кварталов мой дом.</text:p>
      <text:p text:style-name="P6">Дрожащий круг света наткнулся на очертания белой фигуры.</text:p>
      <text:p text:style-name="P56">– Здравствуй, Макс.</text:p>
      <text:p text:style-name="P56">Я молча смотрел на неё, слегка пошатываясь. В голове воцарилась звенящая пустота.</text:p>
      <text:p text:style-name="P56">Селестия шагнула мне навстречу.</text:p>
      <text:p text:style-name="P5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6">– <text:s/>Думаю как?</text:p>
      <text:p text:style-name="P56">– Думаешь, что мы — плод твоего воображения, отравленного наркотиком. Это не так. Прошу тебя...</text:p>
      <text:p text:style-name="P56">– А если ты — действительно мой бред? – съязвил я. – Вот сейчас протрезвею, и ты исчезнешь.</text:p>
      <text:p text:style-name="P56">Порыв ветра скрыл аликорницу в вихре снежинок. Её очертания расплылись.</text:p>
      <text:p text:style-name="P56">– Эй, постой, ты куда? Я пошутил! Погоди, не исчезай! Стой! Не оставляй меня здесь!!! Я пошутил!!!</text:p>
      <text:p text:style-name="P5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6">– Ты напугала меня! – пожаловался я ей. – Не исчезай больше!</text:p>
      <text:p text:style-name="P56">Аликорница прижала меня к себе крыльями и устало усмехнулась.</text:p>
      <text:p text:style-name="P5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6"><text:span text:style-name="T55">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6">– Знаешь, я всё думал над твоими словами тогда, ну, ты помнишь... В бассейне. Они всё ещё в силе? Я могу быть твоим другом?</text:p>
      <text:p text:style-name="P56">Аликорница тихо засмеялась, защекотав мне ухо.</text:p>
      <text:p text:style-name="P5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6">Я перестал чувствовать метель и холод. Я обнимал аликорницу и мне было хорошо.</text:p>
      <text:p text:style-name="P6">Где-то вдали, на пределе слышимости послышался стук.</text:p>
      <text:p text:style-name="P56">– Времени осталось немного. Мне надо, чтобы ты запомнил одну вещь.</text:p>
      <text:p text:style-name="P56">– А?</text:p>
      <text:p text:style-name="P5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6">– Я доведу! Обещаю! Но что может случиться с тобой, Селли?</text:p>
      <text:p text:style-name="P6">Стук стал громче.</text:p>
      <text:p text:style-name="P5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6">…</text:p>
      <text:p text:style-name="P6"><text:soft-page-break/>Тук-тук-тук.</text:p>
      <text:p text:style-name="P6">Я заворочался в постели, стараясь удержать ускользающий сон. Потянувшись за одеялом, рукой упёрся во что-то тёплое.</text:p>
      <text:p text:style-name="P6">Тук-тук-тук!</text:p>
      <text:p text:style-name="P6">Я с удивлением обнаружил рядом с собой сопящую розовую пони, кудряшки гривы которой разметались по всей подушке.</text:p>
      <text:p text:style-name="P5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6">Пони почавкала спросонку, пошарила по кровати копытом и, не открывая глаз, завернулась в одеяло с головой, совершенно сдёрнув его с меня.</text:p>
      <text:p text:style-name="P6">ТУК-ТУК-ТУК!</text:p>
      <text:p text:style-name="P56">– Что за ерунда? – Я схватился за голову, пытаясь не дать ей взорваться. Потом взглянул вниз и схватился за другое. – Что за херня??!</text:p>
      <text:p text:style-name="P56">Я вскочил и в спешке начал одеваться.</text:p>
      <text:p text:style-name="P56">БАЦ-БАЦ-БАЦ!!!</text:p>
      <text:p text:style-name="P56">– Уже бегу!</text:p>
      <text:p text:style-name="P56">Одевая штаны, я попрыгал к двери на одной ноге. На пороге стояла серая пегаска с косящим взглядом.</text:p>
      <text:p text:style-name="P56">– Привет, Макс. Тебе корреспонденция. – пегаска порылась в сумке и выудила зубами пухлый пакет.</text:p>
      <text:p text:style-name="P56">– «Особенности поведения, питания и размножения приматов». – прочитал я на стикере.</text:p>
      <text:p text:style-name="P56">– Упс! Ошибочка! Это для Твайлайт. – пегаска забрала пакет и выудила из сумки конверт. – Вот. Распишись в ведомости получения, пожалуйста.</text:p>
      <text:p text:style-name="P6">Вручив конверт, пегаска улетела. Я присел на крыльцо, яростно массируя виски и вспоминая вчерашнее...</text:p>
      <text:p text:style-name="P6"/>
      <text:p text:style-name="P13">***</text:p>
      <text:p text:style-name="P6"/>
      <text:p text:style-name="P1"><text:span text:style-name="T16">Солнечный лучик настойчиво пробивался сквозь плотно сомкнутые веки. Ветерок через открытое окно </text:span><text:span text:style-name="T1">щекотал уши и шуршал</text:span><text:span text:style-name="T16"> </text:span><text:span text:style-name="T1">занавесками</text:span><text:span text:style-name="T16">. Я раскрыл глаза, в который раз наслаждаясь ясной головой и абсолютной выспанностью </text:span><text:span text:style-name="T50">—</text:span><text:span text:style-name="T16"> роскошью, недоступной мне </text:span><text:span text:style-name="T1">годами</text:span><text:span text:style-name="T1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6">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6">…</text:p>
      <text:p text:style-name="P56">– Но нигде не сказано, какие частицы надо ускорять! Мне за эти самоцветы от сестры влетит!</text:p>
      <text:p text:style-name="P5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6">— и о</text:span>н<text:span text:style-name="T16"> з</text:span>нает, как приготовить<text:span text:style-name="T16"> </text:span>из них особенный вольт-сидр, который больше никто не сделает<text:span text:style-name="T16">.</text:span></text:p>
      <text:p text:style-name="P47"><text:soft-page-break/>–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6">– А, по-моему, ты перепутала, Скуталу. Мыслью направляется <text:span text:style-name="T1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6">– Эээ! Я не собираюсь ни с чем сталкивать свои яблоки! И перегонять тоже! Давайте лучше их съедим.</text:p>
      <text:p text:style-name="P56">– Тише, поняши! Нас могут услышать! Зачем сейчас спорить о том, о чём мы уже спорили вчера и позавчера?</text:p>
      <text:p text:style-name="P56">–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6">– Так причём тут ускоритель, Скуталу?! Говорю ж, это для заклинания Индрэ...</text:p>
      <text:p text:style-name="P56"/>
      <text:p text:style-name="P56">…</text:p>
      <text:p text:style-name="P56"/>
      <text:p text:style-name="P5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6">— то ли я был глух к магии, то ли она ко мне, но с в</text:span>олшебством<text:span text:style-name="T16">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6">Закрыв дверь, я отправился в город.</text:p>
      <text:p text:style-name="P56"/>
      <text:p text:style-name="P56">…</text:p>
      <text:p text:style-name="P56"/>
      <text:p text:style-name="P56">– Ты не понимаешь! Магия подобна струе воды, исходящей из садового шланга. А заклинание <text:span text:style-name="T1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6">– Ну, если по аналогии с садовым шлангом, струя воды сметёт весь песок и может облить всех рядом присутствующих.</text:p>
      <text:p text:style-name="P56">– Правильно! – единорожка кивнула в одобрении. – А ускоритель <text:span text:style-name="T16">—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6">– А ты неопытный маг? – парировал я.</text:p>
      <text:p text:style-name="P5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text:soft-page-break/>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6">— НЕТ!</text:span></text:p>
      <text:p text:style-name="P1">Твайлайт начала в возбуждении ходить по читальному залу.</text:p>
      <text:p text:style-name="P1"><text:span text:style-name="T4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50"> </text:span><text:span text:style-name="T42">Мощнее ускорителя только магия драконов, аликорнов и Элементов Гармонии. Если бы я была...</text:span><text:span text:style-name="T16"> </text:span>Ай!</text:p>
      <text:p text:style-name="P1">Твайлайт, погружённая в свои мысли, не заметила вылезшего из своей корзинки зевающего Спайка.</text:p>
      <text:p text:style-name="P1"><text:span text:style-name="T16">–</text:span> Элементы-шмелементы, <text:span text:style-name="T16">–</text:span> проворчал Спайк, выкарабкиваясь из-под Твайлайт, <text:span text:style-name="T16">–</text:span> доброе утро, Макс. Твай, ты не ушиблась?</text:p>
      <text:p text:style-name="P1"><text:span text:style-name="T16">–</text:span> Дет, всё в порядке. <text:span text:style-name="T1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12"><text:span text:style-name="T50">– Я </text:span><text:span text:style-name="T55">всегда буду оставаться в тени. </text:span><text:span text:style-name="T50">– </text:span><text:span text:style-name="T55">хлюпала единорожка. </text:span><text:span text:style-name="T50">– </text:span><text:span text:style-name="T55">Мне не хватает сил, чтобы воспользоваться всеми знаниями, которые я освоила. Ведь даже заклинание «Последнего Шанса» я нашла!</text:span></text:p>
      <text:p text:style-name="P110"><text:span text:style-name="T16">– </text:span>Ты?!</text:p>
      <text:p text:style-name="P110"><text:span text:style-name="T16">–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10"><text:span text:style-name="T16">– М</text:span>ожет тогда, ты скажешь, что в нём пошло не так и почему к вам попал я, а не сверхаликорн?</text:p>
      <text:p text:style-name="P110"><text:span text:style-name="T16">– </text:span>Не скажу. Заклинания Стар Свирла Бородатого обычно если срабатывают, то без ошибок.</text:p>
      <text:p text:style-name="P56"><text:span text:style-name="T16">– Если </text:span>только <text:span text:style-name="T16">их правильно вызывают. – </text:span>пробурчал Спайк, возвращаясь в корзинку.</text:p>
      <text:p text:style-name="P45"><text:span text:style-name="T16">–</text:span> <text:span text:style-name="T1">Эмм. </text:span>Что он имел ввиду?</text:p>
      <text:p text:style-name="P45"><text:span text:style-name="T16">–</text:span> Ну, <text:span text:style-name="T16">–</text:span> Твайлайт смутилась, <text:span text:style-name="T16">–</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3">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6">–</text:span> <text:span text:style-name="T1">е</text:span>динорожка опустила голову.</text:p>
      <text:p text:style-name="P45"><text:span text:style-name="T16">– </text:span><text:span text:style-name="T1">Да, завершилось всё препаршиво. Принцесса Луна сказала, лучше бы её обратно на Луну закинули.</text:span></text:p>
      <text:p text:style-name="P45"><text:span text:style-name="T16">– </text:span><text:span text:style-name="T1">И я её понимаю! Не каждый может справиться с потерей своего особенного пони. Вот у тебя, Макс, есть своя особенная пони?</text:span></text:p>
      <text:p text:style-name="P45"><text:span text:style-name="T16">– </text:span><text:span text:style-name="T1">Хм. Нет.</text:span></text:p>
      <text:p text:style-name="P45"><text:span text:style-name="T16">– </text:span><text:span text:style-name="T1">А друзья?</text:span></text:p>
      <text:p text:style-name="P45"><text:span text:style-name="T16">– </text:span><text:span text:style-name="T1">У меня был друг. Погиб два месяца назад.</text:span></text:p>
      <text:p text:style-name="P1"><text:span text:style-name="T16">–</text:span> О, мои соболезнования! Друзей терять <text:span text:style-name="T1">тоже</text:span> тяжко.</text:p>
      <text:p text:style-name="P1"><text:span text:style-name="T16">–</text:span> Всё в порядке, Твайлайт.<text:span text:style-name="T16">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6">–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0">— </text:span><text:span text:style-name="T42">мы всё равно такой результат </text:span><text:soft-page-break/><text:span text:style-name="T42">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7">– Да, это вариант. – единорожка не выглядела обрадованной. – Потому что с драконами нам совсем не светит.</text:p>
      <text:p text:style-name="P1"><text:span text:style-name="T16">–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50">. Годится?</text:span></text:p>
      <text:p text:style-name="P1"><text:span text:style-name="T1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6">– </text:span><text:span text:style-name="T1">Ерунда! Там стоит запрет только для пони. На приматах Луна экспериментировать не запрещала</text:span><text:span text:style-name="T42">.</text:span></text:p>
      <text:p text:style-name="P56"/>
      <text:p text:style-name="P56">…</text:p>
      <text:p text:style-name="P56"/>
      <text:p text:style-name="P5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6">«<text:span text:style-name="T38">Чужестранец-примат разбил сердце нашей обожаемой Селестии! Двор в отчаянии </text:span><text:span text:style-name="T19">— </text:span><text:span text:style-name="T3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6">Папарацци хреновы!</text:p>
      <text:p text:style-name="P5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6"><text:span text:style-name="T16">– </text:span>Привет, Эй-Джей! У тебя проблемы?</text:p>
      <text:p text:style-name="P56"><text:span text:style-name="T16">– </text:span>Привет, сахарок. <text:span text:style-name="T16">– </text:span>озабоченно поприветствовала меня пони. <text:span text:style-name="T16">–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6"><text:span text:style-name="T16">– </text:span>А ты, Маки, вместо того, чтоб хихикать, лучше б тележку починил! Уже полдень! Не успеем распродать яблоки <text:span text:style-name="T16">— </text:span>придётся домой везти. И можешь быть уверен, бабуля тя за это по головке не погладит!</text:p>
      <text:p text:style-name="P5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6"><text:span text:style-name="T16">– </text:span>Думаю, я могу починить телегу. Только больших нагрузок эта ось уже не выдержит. Но до фермы худо-бедно доедете.</text:p>
      <text:p text:style-name="P56">Эпплджек с сомнением посмотрела на меня.</text:p>
      <text:p text:style-name="P56"><text:span text:style-name="T16">– </text:span>Хошь сказать, ты в Кантерлоте у Селестии под крылышком телеги чинил? Или Рэр сбрехала про Селестию?</text:p>
      <text:p text:style-name="P56">Я мысленно ругнулся на языкатую единорожку и молча достал пенал с инструментами.</text:p>
      <text:p text:style-name="P56"/>
      <text:p text:style-name="P56">…</text:p>
      <text:p text:style-name="P56"/>
      <text:p text:style-name="P56">Собрав инструмент, я потолкал тележку назад-вперёд.</text:p>
      <text:p text:style-name="P56"><text:soft-page-break/><text:span text:style-name="T16">– Г</text:span>отово. Принимай работу, хозяйка!</text:p>
      <text:p text:style-name="P56">Эпплджек стиснула меня в сокрушающих объятиях.</text:p>
      <text:p text:style-name="P56"><text:span text:style-name="T16">–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6"><text:span text:style-name="T16">– </text:span>Этой... Бери... Сам делал... Ток не говори никому, лады?</text:p>
      <text:p text:style-name="P56">Я сунул флягу за пазуху. Биг Мак молниеносно накрыл дерюгой подсумок и через мгновение за телегу заглянула Эпплджек.</text:p>
      <text:p text:style-name="P56"><text:span text:style-name="T16">– </text:span>Чегой-то вы тут скрытничаете, а?</text:p>
      <text:p text:style-name="P5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6"><text:span text:style-name="T16">– </text:span>Бери, сахарок. Для тебя <text:span text:style-name="T16">— </text:span>самые <text:span text:style-name="T16">о</text:span>тборные. И помни: в «Сладком яблочке» тебе всегда будут рады!</text:p>
      <text:p text:style-name="P56">Телега с яблоками укатилась по направлению к рынку. Я проводил её глазами, чувствуя голод и удовлетворение от сделанной работы <text:span text:style-name="T20">— </text:span><text:span text:style-name="T73">именно в такой последовательности.</text:span></text:p>
      <text:p text:style-name="P5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0">— </text:span><text:span text:style-name="T73">объявляла вывеска.</text:span></text:p>
      <text:p text:style-name="P5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6"><text:span text:style-name="T16">– </text:span>Свободно? <text:span text:style-name="T16">– </text:span>спросил я у единственной пони, сидящей за столиком.</text:p>
      <text:p text:style-name="P56"><text:span text:style-name="T16">– </text:span>Да-да, конечно. <text:span text:style-name="T16">–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6"><text:span text:style-name="T16">– <text:s/></text:span>Пирог с грибами, яишницу и чизкейк<text:span text:style-name="T16"> – </text:span>сообщил я подошедшей официантке.</text:p>
      <text:p text:style-name="P56"><text:span text:style-name="T16">– </text:span>Советую выбрать салат «по-Кантерлотски». <text:span text:style-name="T16">– </text:span>так же убито пробормотала моя соседка по столу. <text:span text:style-name="T16">– </text:span>Очень вкусно. Копыта оближешь. И мягкий к тому же.</text:p>
      <text:p text:style-name="P56"><text:span text:style-name="T16">– </text:span>И салат «по-Кантерлотски».</text:p>
      <text:p text:style-name="P59">Пока я ел, пони мрачно смотрела на меня, положив голову на стол. Мне стало неловко от её тяжёлого взгляда и я попытался завести разговор.</text:p>
      <text:p text:style-name="P59"><text:span text:style-name="T16">– </text:span>Вы, наверное, ждёте кого-то?</text:p>
      <text:p text:style-name="P59"><text:span text:style-name="T16">– </text:span>Неа.</text:p>
      <text:p text:style-name="P59"><text:span text:style-name="T16">– </text:span>Просто обедаете?</text:p>
      <text:p text:style-name="P59"><text:span text:style-name="T16">– </text:span>Неа.</text:p>
      <text:p text:style-name="P59"><text:span text:style-name="T16">– </text:span>Просто сидите и мрачно смотрите на меня?</text:p>
      <text:p text:style-name="P59"><text:span text:style-name="T16">– </text:span>Неа.</text:p>
      <text:p text:style-name="P59">Хм, а эта пони не из разговорчивых. Ну ладно.</text:p>
      <text:p text:style-name="P59"><text:span text:style-name="T16">– </text:span>А что же вы делаете?</text:p>
      <text:p text:style-name="P59"><text:soft-page-break/><text:span text:style-name="T16">– </text:span>Веселюсь. <text:span text:style-name="T16">– </text:span>мрачно заявила пони.</text:p>
      <text:p text:style-name="P59"><text:span text:style-name="T16">– </text:span>Если я вас достал, то так и скажите. Извините.</text:p>
      <text:p text:style-name="P59">Я продолжил есть молча.</text:p>
      <text:p text:style-name="P59">Неожиданно пони улыбнулась и подмигнула мне. Её сморщенная мордочка разгладилась и стала весьма милой.</text:p>
      <text:p text:style-name="P59"><text:span text:style-name="T16">– </text:span>Привет, Макс!</text:p>
      <text:p text:style-name="P59">Вот дискорд! То есть, чёрт! Обитатели этого городка в который раз поражали меня своей проницательностью. У меня на лбу написано, что ли?!</text:p>
      <text:p text:style-name="P59"><text:span text:style-name="T16">– </text:span>Мы с вами раньше встречались?</text:p>
      <text:p text:style-name="P59"><text:span text:style-name="T16">– </text:span>Неа! <text:span text:style-name="T16">– </text:span>пони улыбалась уже широкой улыбкой от уха и до уха. <text:span text:style-name="T16">– </text:span>Это моя пинки-чуйка! Она вернулась!! И поэтому я знаю, что тебя зовут Макс, и ты программист, и тебе <text:span text:style-name="T3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9"><text:span text:style-name="T16">– </text:span>Оставь, Салвер.<text:span text:style-name="T16"> </text:span>Ему за счёт заведения.</text:p>
      <text:p text:style-name="P56"><text:span text:style-name="T16">– </text:span>Ясно, мисс Пинки. <text:span text:style-name="T16">– </text:span>официантка кивнула и ушла.</text:p>
      <text:p text:style-name="P56"><text:span text:style-name="T16">– Ч</text:span>его-о-о?<text:span text:style-name="T16"> </text:span>Так это твой бар?</text:p>
      <text:p text:style-name="P56"><text:span text:style-name="T16">– </text:span>Агась. <text:span text:style-name="T16">– </text:span>поняха пожала плечами. <text:span text:style-name="T16">– </text:span>Надо же мне было чем-то заниматься после увольнения от Кейков<text:span text:style-name="T16">?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6">– </text:span>Пинки понизила голос до шёпота, <text:span text:style-name="T16">–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6">Говоря это, кобылка оттянула передними копытами нижние веки, став похожей на маньяка.</text:p>
      <text:p text:style-name="P56"><text:span text:style-name="T16">– </text:span>Тихо-тихо. <text:span text:style-name="T16">– </text:span>я оглянулся на посетителей. Шёпот Пинки, наверное, был слышен даже на улице. <text:span text:style-name="T16">– </text:span>Не вспоминай опять. Давай лучше выпьем на брудершафт. За знакомство.</text:p>
      <text:p text:style-name="P56"><text:span text:style-name="T16">– </text:span>Агась! <text:span text:style-name="T16">– </text:span>кивнула пони, придвигая ко мне бутылку. <text:span text:style-name="T16">– </text:span>Хотя ты и так уже знаком со мной, глупенький человек, я не прочь, чтобы ты познакомился со мной ещё раз!</text:p>
      <text:p text:style-name="P5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6"><text:span text:style-name="T16">– </text:span>У меня есть идея получше. <text:span text:style-name="T16">– </text:span>на свет показалась фляга Большого Макинтоша.</text:p>
      <text:p text:style-name="P56"><text:span text:style-name="T16">– </text:span>Ух ты-ы-ы! <text:span text:style-name="T16">– </text:span>Пинки понюхала горлышко. <text:span text:style-name="T16">–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6"><text:span text:style-name="T16">– </text:span>Починил телегу. Только молчок про самогон, раз уж ты в курсе. <text:span text:style-name="T16">– </text:span>я разлил сидр по чашкам.</text:p>
      <text:p text:style-name="P56"><text:span text:style-name="T16">– </text:span>Да ты что?! Чтоб я выболтала главную тайну Биг Мака, про которую не знают целых две пони в Понивилле? За кого ты меня принимаешь? <text:span text:style-name="T16">–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6"><text:s/>Сидр Биг Мака на вкус был безобидным, чуть забродившим яблочным соком. Я выпил полную чашку и заявил Пинки:</text:p>
      <text:p text:style-name="P56"><text:span text:style-name="T16">– </text:span>Эт-то ты наззваешь ссуфер-ддуфер-ссильн...?</text:p>
      <text:p text:style-name="P56"><text:soft-page-break/>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6"><text:span text:style-name="T16">– У </text:span>тебя такая смешная мордочка! <text:span text:style-name="T16">– </text:span>захихикали Пинки, покачиваясь. <text:span text:style-name="T16">– </text:span>Как будто ты <text:span text:style-name="T73">подкову </text:span>в пироге обнаружил. Или Селестию в ванной.</text:p>
      <text:p text:style-name="P56">Это сравнение пробудило во мне полузабытое воспоминание.</text:p>
      <text:p text:style-name="P56"><text:span text:style-name="T16">– </text:span>Эммм... Скажи-ка мне, мой друг П-п-пинки... Легенда про фаэри <text:span text:style-name="T20">— </text:span><text:span text:style-name="T73">эт правда?</text:span></text:p>
      <text:p text:style-name="P56"><text:span text:style-name="T20">– </text:span><text:span text:style-name="T73">Какая из? Их много, вообще-то. Ик!</text:span></text:p>
      <text:p text:style-name="P56"><text:span text:style-name="T20">– </text:span><text:span text:style-name="T73">Про принцесс. Про то, что они фаэри, спустившиеся с неба во плоти, чтоб помогать пони управлять Эквестрией?</text:span></text:p>
      <text:p text:style-name="P56"><text:span text:style-name="T20">– </text:span><text:span text:style-name="T73">Макс, </text:span><text:span text:style-name="T20">– </text:span><text:span text:style-name="T73">захихикала Пинки, взъерошив копытами розовые кудряшки и попытавшись соорудить из них бороду, </text:span><text:span text:style-name="T20">– </text:span><text:span text:style-name="T7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6"><text:span text:style-name="T20">– </text:span><text:span text:style-name="T73">Да так. Всё думаю, насколько это одиноко — быть бессмертной в мире смертных. Когда сам никого не любишь, и тебя никто не любит...</text:span></text:p>
      <text:p text:style-name="P56"><text:span text:style-name="T20">– </text:span><text:span text:style-name="T73">Ты что-о-о! Нельзя любить фаэри! Она похитит твоё сердце, и ты будешь искать её, пока не... </text:span><text:span text:style-name="T20">– </text:span><text:span text:style-name="T73">Пинки погрузилась в так и не съеденный салат «по-Кантерлотски» и захрапела.</text:span></text:p>
      <text:p text:style-name="P56"><text:span text:style-name="T20">– </text:span><text:span text:style-name="T73">Пока не умру?</text:span></text:p>
      <text:p text:style-name="P56"><text:span text:style-name="T20">– </text:span><text:span text:style-name="T73">Нет, глупенький, </text:span><text:span text:style-name="T20">– </text:span><text:span text:style-name="T73">пробулькала Пинки из миски. </text:span><text:span text:style-name="T20">– </text:span><text:span text:style-name="T73">Пока не найдёшь.</text:span></text:p>
      <text:p text:style-name="P6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0">Холодок незаметно прокрался мне в душу и прояснил мозги. Я кинул взгляд на часы на стене. Было без десяти шесть.</text:p>
      <text:p text:style-name="P60">Бля!</text:p>
      <text:p text:style-name="P60">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60">БАМММ!!!</text:p>
      <text:p text:style-name="P6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0"><text:span text:style-name="T16">– </text:span>Судя по тому, как ты стремительно сбежал от меня не попрощавшись, у тебя проблемы. <text:span text:style-name="T16">– </text:span>заметила с укором кобылка.</text:p>
      <text:p text:style-name="P60"><text:span text:style-name="T16">– </text:span>Пинки, <text:span text:style-name="T16">– </text:span>несчастным голосом сообщил я ей. <text:span text:style-name="T16">– </text:span>Если я до шести не окажусь дома, проблемы будут у одной маленькой пони. Очень большие проблемы.</text:p>
      <text:p text:style-name="P60"><text:span text:style-name="T16">– </text:span>Хм. <text:span text:style-name="T16">– </text:span>кобылка через окно посмотрела на часы в баре. <text:span text:style-name="T16">– </text:span>Тогда нам надо поторопиться! У нас есть шесть минут!</text:p>
      <text:p text:style-name="P60"><text:soft-page-break/><text:span text:style-name="T16">– </text:span>У нас?</text:p>
      <text:p text:style-name="P60">Пинки молча поддела меня носом и с неожиданной<text:tab/>для такой маленькой кобылки силой буквально закинула меня себе на спину.</text:p>
      <text:p text:style-name="P6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0">Но недостаточное.</text:p>
      <text:p text:style-name="P6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0"><text:span text:style-name="T16">– </text:span>Стооой! <text:span text:style-name="T16">– </text:span>заорал я. <text:span text:style-name="T16">– </text:span>Выпрыгивай из бочки!!!</text:p>
      <text:p text:style-name="P60">Кобылка-пилот улыбнулась и постукала копытцем по шлему, показывая, что не слышит меня.</text:p>
      <text:p text:style-name="P60"><text:span text:style-name="T16">– </text:span>Выпрыгивааа... <text:span text:style-name="T16">– </text:span>мой крик утонул в рёве рвущихся фейерверков.</text:p>
      <text:p text:style-name="P6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0"><text:span text:style-name="T16">– </text:span>Эммм... Уже можно открывать? <text:span text:style-name="T16">– л</text:span>имонная поняшка отняла копыта от висков и открыла глаза. <text:span text:style-name="T16">– </text:span>Ух ты-ы-ы! Он всамделишную работает! Слышь, Свити, ускоритель Скуталу сработал!</text:p>
      <text:p text:style-name="P60">Поняшка ткнула в бок белоснежную пони-единорога. Та раскрыла глаза и осмотрелась.</text:p>
      <text:p text:style-name="P60"><text:span text:style-name="T16">– </text:span>Смотри, вот те и ответ на вопрос, куда деваются пони!</text:p>
      <text:p text:style-name="P60"><text:span text:style-name="T16">– </text:span>Где? <text:span text:style-name="T16">– </text:span>единорожка начала оглядываться.</text:p>
      <text:p text:style-name="P60"><text:span text:style-name="T16">– </text:span>Да ты не туда, ты сюда смотри! Вишь, прямо перед тобой! <text:span text:style-name="T16">– </text:span>жёлтая ткнула копытом прямо в меня. <text:span text:style-name="T16">–</text:span> Вот! Его тут до икс-пи-ри-мен-та не было. А терь он есть! Значит, это и есть ответ! Смекаешь?</text:p>
      <text:p text:style-name="P60"><text:span text:style-name="T16">– </text:span>И что? Я всё равно не пойму, куда пони деваются? И куда пропала Скуталу?</text:p>
      <text:p text:style-name="P60"><text:span text:style-name="T16">– Я </text:span>их ем. <text:span text:style-name="T16">– </text:span>зверски ухмыльнувшись, сообщил я поняшам. <text:span text:style-name="T16">– </text:span>Мне нравятся пони. Особенно я люблю непослушных жеребят.</text:p>
      <text:p text:style-name="P6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0"><text:soft-page-break/></text:p>
      <text:p text:style-name="P61">***<text:line-break/></text:p>
      <text:p text:style-name="P6">Со скрипом восстановив в памяти предыдущий день, я встал с крыльца. Взгляд упал на конверт, машинально свёрнутый трубочкой в кулаке.</text:p>
      <text:p text:style-name="P8"/>
      <text:p text:style-name="P8">Кому: Человеку Максу, Понивилль.</text:p>
      <text:p text:style-name="P8">От кого: Кантерлот, Дворец, Королевский Секретариат Её Высочества, Дневной Главы Диархии, Принцессы Селестии.</text:p>
      <text:p text:style-name="P56"/>
      <text:p text:style-name="P69">Приветствую тебя, мой маленький человек!</text:p>
      <text:p text:style-name="P6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6">— </text:span>забавного, не вполне нормального единорога, считающего себя то человеком, то аликорном.<text:span text:style-name="T16">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6">—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6">— </text:span>ключ к разгадке тайны исчезновения пони.</text:p>
      <text:p text:style-name="P69"><text:span text:style-name="T16">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1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6">— </text:span>прорехи в ткани действительности появились и в реальном мире.</text:p>
      <text:p text:style-name="P6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6">— </text:span>компания алмазных псов, производящая рубиновые резонаторы для ускорителей <text:span text:style-name="T16">—</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6">— </text:span>в Эквестрии больше нет производства магических ускорителей.</text:p>
      <text:p text:style-name="P6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9">Макс, мне крайне неудобно подгонять тебя.<text:span text:style-name="T16">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6">—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9">«<text:span text:style-name="T16">P.S. Н</text:span>е гневите мироздание воровством! <text:span text:style-name="T38">Обмен рулит</text:span>!»</text:p>
      <text:p text:style-name="P6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6">—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9">До встречи, мой маленький человек! Крепко обнимаю <text:span text:style-name="T16">— </text:span>если ты уже не сердишься на меня <text:span text:style-name="T16">—</text:span> или просто кладу рог тебе на плечо в противном случае.</text:p>
      <text:p text:style-name="P69"/>
      <text:p text:style-name="P5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3"/>
      <text:p text:style-name="P5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7"/>
      <text:h text:style-name="Heading_20_2" text:outline-level="2">13. Мэйнхэттен</text:h>
      <text:p text:style-name="P90">ZZ Top – Gimme all your lovin</text:p>
      <text:p text:style-name="P90">Mothley Crue – Kick Start My Heart</text:p>
      <text:p text:style-name="P60"><text:soft-page-break/><text:span text:style-name="T16">– </text:span>Попробуй ещё раз. Может, сбой соединения.</text:p>
      <text:p text:style-name="P6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0"><text:span text:style-name="T16">– </text:span>Не отсылается. Глюк какой-то.</text:p>
      <text:p text:style-name="P6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6">«connection timeout». </text:span>А с особенностями понячьей бюрократии я уже немного ознакомился: было бы легче уговорить Селли нарисовать солнцем «<text:span text:style-name="T16">х#й</text:span>» на небе, чем заставить пони-чинушу поступиться хотя бы запятой в должностных инструкциях.</text:p>
      <text:p text:style-name="P60"><text:span text:style-name="T16">– </text:span>Может, она заснула? <text:span text:style-name="T16">– </text:span>Твайлайт ходила кругами по периметру библиотеки. <text:span text:style-name="T16">– </text:span>Ты говорил, она в последнее время выглядит невыспавшейся.</text:p>
      <text:p text:style-name="P60"><text:span text:style-name="T16">– А </text:span>я думаю, это её критические дни или какая-нибудь другая подобная фигня мешает. <text:span text:style-name="T16">– </text:span>вклинилась радужногривая пегаска. <text:span text:style-name="T16">–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0"/>
      <text:p text:style-name="P61">***</text:p>
      <text:p text:style-name="P60"/>
      <text:p text:style-name="P6">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0"><text:span text:style-name="T16">– </text:span>Это неправильно! <text:span text:style-name="T16">– </text:span>заявила Рэйнбоу Дэш, отвернувшись от окна.</text:p>
      <text:p text:style-name="P60"><text:span text:style-name="T16">– </text:span>Ну да, я тоже так считаю. <text:span text:style-name="T16">– </text:span>откликнулся я. <text:span text:style-name="T16">– </text:span>Тащиться через полстраны только из-за неправильно составленной бумажки!</text:p>
      <text:p text:style-name="P60"><text:span text:style-name="T16">– </text:span>Да я не про то! <text:span text:style-name="T16">– </text:span>отмахнулась пегаска. <text:span text:style-name="T16">– </text:span>Посмотри на поле.</text:p>
      <text:p text:style-name="P60"><text:span text:style-name="T16">– </text:span>И что? Поле как поле.</text:p>
      <text:p text:style-name="P60"><text:span text:style-name="T16">– </text:span>Оно не убрано. <text:span text:style-name="T16">– </text:span>мрачно ответила пегаска. <text:span text:style-name="T16">– </text:span>Ужас, сколько кукурузы пропадает!</text:p>
      <text:p text:style-name="P60">Я присмотрелся получше и указал ей на очередной городок, проносящийся за окном.</text:p>
      <text:p text:style-name="P60"><text:span text:style-name="T16">– </text:span>У самого посёлка поля убраны. Наверняка дойдёт дело и до остальных.</text:p>
      <text:p text:style-name="P60"><text:span text:style-name="T16">– </text:span>Не дойдёт. <text:span text:style-name="T16">– </text:span>Рэйнбоу Дэш уставилась в карты, сморщила нос и побила мою шестёрку валетом. <text:span text:style-name="T16">–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0"><text:span text:style-name="T16">– </text:span>Спасибо, но от пинкиных плюшек у меня фланки округляются.</text:p>
      <text:p text:style-name="P60"><text:span text:style-name="T16">– </text:span>Да ладно тебе, Рэйнбоу Дэш! От одной не округлятся.</text:p>
      <text:p text:style-name="P60"><text:span text:style-name="T16">– </text:span>От одной —<text:span text:style-name="T16"> </text:span>нет. Но я ж на одной не остановлюсь... И вот что. Зови меня Дэш! А то и мне придётся звать тебя полным именем, а я этого не выношу. <text:span text:style-name="T16">– </text:span>Пегаска взяла карту и нахмурилась. <text:span text:style-name="T16">– </text:span>Да что ж такое, какого сена! Одни валеты идут!</text:p>
      <text:p text:style-name="P60">За окном несколько пони работали на поле. Что-то странное было в их деятельности.<text:span text:style-name="T16"> </text:span>Как будто…</text:p>
      <text:p text:style-name="P60"><text:soft-page-break/><text:span text:style-name="T16">– О</text:span>но и понятно, что поля не убраны. Откуда ж им быть убранными, когда на двух работающих пони целая толпа бездельников!</text:p>
      <text:p text:style-name="P6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0"><text:span text:style-name="T16">– </text:span>Они паслись… Ты можешь себе представить? Макс! Они ПАСЛИСЬ! Ели траву, как какие-то дикари! Фигня какая-то…</text:p>
      <text:p text:style-name="P6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0">…</text:p>
      <text:p text:style-name="P60">ВЖИИИИИИИИИ!!!</text:p>
      <text:p text:style-name="P6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0"><text:span text:style-name="T16">– </text:span>Что за…?</text:p>
      <text:p text:style-name="P11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0"><text:span text:style-name="T16">– </text:span>Леди и джентльпони! Просьба не паниковать! Поезд дальше не идёт: впереди провал! <text:span text:style-name="T16">– </text:span>крикнул проводник.</text:p>
      <text:p text:style-name="P60"><text:span text:style-name="T16">– </text:span>Какой ещё, в дышло, провал? Я проезжал тут два дня назад!</text:p>
      <text:p text:style-name="P60"><text:span text:style-name="T16">– </text:span>Безобразие! Верните мне деньги за билет!</text:p>
      <text:p text:style-name="P60"><text:span text:style-name="T16">– </text:span>Как вы смеете! Я опоздаю в порт! <text:s/><text:span text:style-name="T16">– </text:span>послышались выкрики в толпе.</text:p>
      <text:p text:style-name="P60">Проводник — седой земнопони стального цвета — поставил фонарь на пол и вытер со лба пот.</text:p>
      <text:p text:style-name="P60"><text:span text:style-name="T16">–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6">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0">Я осторожно подошёл к краю и глянул вниз. </text:p>
      <text:p text:style-name="P6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0"><text:span text:style-name="T16">– </text:span>Эта дыра фиг знает на сколько длится! <text:span text:style-name="T16">– </text:span>заявила Дэш, выныривая из темноты. <text:span text:style-name="T16">–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0"><text:span text:style-name="T16">– </text:span>Дэш, нам надо на ту сторону.</text:p>
      <text:p text:style-name="P60"><text:span text:style-name="T16">– </text:span>Нет проблем. Я могу тебя перенести.</text:p>
      <text:p text:style-name="P60">Я с сомнением посмотрел на пегаску. Дэш в холке была мне по пояс.</text:p>
      <text:p text:style-name="P60"><text:span text:style-name="T16">– </text:span>Ты точно в этом уверена?</text:p>
      <text:p text:style-name="P60"><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0"><text:span text:style-name="T16">– </text:span>Почти. На восемьдесят процентов. Тут какой-то воздух разрежённый, мне трудно удерживать тебя. <text:span text:style-name="T16">– </text:span>пожаловалась пегаска. <text:span text:style-name="T16">– </text:span><text:s/>Хотя раньше я и побольше вес подымала, честно!</text:p>
      <text:p text:style-name="P60">Мля.</text:p>
      <text:p text:style-name="P60"><text:span text:style-name="T16">–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0">Пегаска почесала затылок и заметила.</text:p>
      <text:p text:style-name="P60"><text:span text:style-name="T16">– </text:span>В таком случае мы друг-другу сниться будем. Потому что в этих двадцати процентах я тоже гробанусь. Не думаешь же ты, что я тебя брошу?</text:p>
      <text:p text:style-name="P6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0">А что, это идея! Если «мостик» из висящих рельсов выдержал её, то выдержит и меня —<text:span text:style-name="T16"> </text:span>я уже давно заметил, что пони по весу были не легче, а то и тяжелее меня. Я поплевал на руки и сбросил рюкзак.</text:p>
      <text:p text:style-name="P60">…</text:p>
      <text:p text:style-name="P6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6">– </text:span>двенадцать метров вперёд. Вот, переползу через стык <text:span text:style-name="T16">–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0">Разумеется, я посмотрел вниз.</text:p>
      <text:p text:style-name="P6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0">…</text:p>
      <text:p text:style-name="P60">Я валялся на насыпи и трясся как в лихорадке. От пережитого шока меня тошнило.</text:p>
      <text:p text:style-name="P60"><text:span text:style-name="T16">– </text:span>Ты как, в порядке? Макс? <text:span text:style-name="T16">– п</text:span>егаска озабоченно потрогала меня за плечо. <text:span text:style-name="T16">– </text:span>В чём дело? Как ты себя чувствуешь?</text:p>
      <text:p text:style-name="P6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0"><text:span text:style-name="T16">– </text:span>Я чувствую, что только что упустил отличную возможность отлить на вселенную!</text:p>
      <text:p text:style-name="P60"><text:soft-page-break/></text:p>
      <text:p text:style-name="P61">***</text:p>
      <text:p text:style-name="P6"/>
      <text:p text:style-name="P6">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6">Мы стояли перед выставочным павильоном Псинтела, о чём свидетельствовала вывеска «<text:span text:style-name="T16">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0"><text:span text:style-name="T16">– </text:span>Павильон закрыт! Вы опоздали на две недели. <text:span text:style-name="T16">– </text:span>проворчал рыжий земнопони в фуражке и попытался захлопнуть дверь. Я вставил в проём ботинок и развернул перед его носом мандат.</text:p>
      <text:p text:style-name="P7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6"><text:span text:style-name="T58">Принцесса Селестия Эквестрийская, Дневная Глава Диархии, Непобедимое Солнце, Защитница Кантерлота, Страж Эверфри и прочая и прочая...» </text:span><text:span text:style-name="T52">– </text:span><text:span text:style-name="T56">прочитал охранник, близоруко щурясь.</text:span></text:p>
      <text:p text:style-name="P60"><text:span text:style-name="T16">– </text:span>Удостоверение личности предъявлять? <text:span text:style-name="T16">– </text:span>осведомился я.</text:p>
      <text:p text:style-name="P60"><text:span text:style-name="T16">– </text:span>Ч-ч-человеку М-м-максу? <text:span text:style-name="T16">– </text:span>заикаясь, переспросил охранник. Он присмотрелся ко мне получше и изо всех сил опустил копыто мне на ботинок.</text:p>
      <text:p text:style-name="P60">Бляяя!!! Ах ты ж!!!</text:p>
      <text:p text:style-name="P60">Хлопнула освобождённая дверь, изнутри клацнула щеколда.</text:p>
      <text:p text:style-name="P60"><text:span text:style-name="T16">– </text:span>Нет, ты видела? Он мне чуть пальцы не размозжил, с-с-скотина!!! <text:span text:style-name="T16">– </text:span>заорал я, прыгая на одной ноге. <text:span text:style-name="T16">– </text:span>Вызывай полицию, пока я этого мудака не прибил нахрен!</text:p>
      <text:p text:style-name="P60">Дэш, ни слова не говоря, прислонила ухо к двери.</text:p>
      <text:p text:style-name="P60"><text:span text:style-name="T16">– </text:span>Будешь смеяться, но именно этим он и занят. Вызывает полицию по телефону. <text:span text:style-name="T16">– </text:span>сообщила пегаска.</text:p>
      <text:p text:style-name="P60"><text:span text:style-name="T16">– </text:span>Ха-ха-ха! Очень смешно, сейчас животик надорву! <text:span text:style-name="T16">– </text:span>съязвил я. <text:span text:style-name="T16">– </text:span>Тем лучше, нам даже напрягаться не надо. Подождём полицию и скрутим этого маньяка!</text:p>
      <text:p text:style-name="P60">Пегаска продолжала слушать. Потом глаза её округлились от удивления.</text:p>
      <text:p text:style-name="P60"><text:span text:style-name="T16">– </text:span>Оп-па! <text:span text:style-name="T16">– </text:span>пегаска оторвала ухо от двери. <text:span text:style-name="T16">– </text:span>Макс, кажись, у нас проблемы. Надо сваливать отсюда. Долго объяснять. Из того, что я поняла, копы будут не на нашей стороне.</text:p>
      <text:p text:style-name="P60">Ну охренеть! Я что, нанёс моральную травму охраннику своим видом? Добро пожаловать в Эквестрию, страну дружбы и пони!</text:p>
      <text:p text:style-name="P60"><text:span text:style-name="T16">– </text:span>Сколько у нас времени?</text:p>
      <text:p text:style-name="P60">Дэш почесала в затылке.</text:p>
      <text:p text:style-name="P60"><text:soft-page-break/><text:span text:style-name="T16">–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6">– </text:span>двадцать минут у нас есть.</text:p>
      <text:p text:style-name="P60">Я с наслаждением захреначил ногой в стеклянную дверь павильона. Осколки стекла брызнули во все стороны.</text:p>
      <text:p text:style-name="P60"><text:span text:style-name="T16">– </text:span>Тогда давай сначала обыщем контору. Если уж полиция всё равно едет сюда, так пусть у них хотя бы будет повод!</text:p>
      <text:p text:style-name="P60"/>
      <text:p text:style-name="P61">***</text:p>
      <text:p text:style-name="P60"/>
      <text:p text:style-name="P60">Разумеется, полиция приехала, как только мы обнаружили эти чёртовы резонаторы — иначе ж и быть не могло!</text:p>
      <text:p text:style-name="P60"/>
      <text:p text:style-name="P60">…</text:p>
      <text:p text:style-name="P60"/>
      <text:p text:style-name="P60">Я рубил пожарным топором тяжёлую директорскую дверь с табличкой «<text:span text:style-name="T16">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0"><text:span text:style-name="T16">– “</text:span>Портативный магоэнергетический ускоритель «<text:span text:style-name="T16">Psyntel Rari2+ DDR</text:span>»,<text:span text:style-name="T16"> </text:span>демо-прототип<text:span text:style-name="T16">” – </text:span>прочитал я на бирке. <text:span text:style-name="T16">– </text:span>Оно!</text:p>
      <text:p text:style-name="P60">Снаружи послышался вой сирены и цокот множества копыт.</text:p>
      <text:p text:style-name="P60"><text:span text:style-name="T16">–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0">Пиздец! Мы с Дэш переглянулись.</text:p>
      <text:p text:style-name="P60"><text:span text:style-name="T16">– </text:span>Это твои двадцать минут? <text:span text:style-name="T16">– </text:span>возмутился я. <text:span text:style-name="T16">– </text:span>Да ещё и десяти не прошло!</text:p>
      <text:p text:style-name="P60">Дэш вымучено скривилась.</text:p>
      <text:p text:style-name="P60"><text:span text:style-name="T16">– П</text:span>римат Макс, здание окружено! Мы знаем, что ты внутри! Выходи добровольно, или будешь взят силой! <text:span text:style-name="T16">– </text:span>загремел усиленный мегафоном голос.</text:p>
      <text:p text:style-name="P60">Я разбил топором стеклянные дверцы прибора и вытащил рубины.</text:p>
      <text:p text:style-name="P60"><text:span text:style-name="T16">–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0">Пегаска отрицательно помотала головой.</text:p>
      <text:p text:style-name="P60"><text:span text:style-name="T16">– </text:span>Ну уж фигушки. Я тебя тут не оставлю.</text:p>
      <text:p text:style-name="P60"><text:span text:style-name="T16">– </text:span>Дэш! <text:span text:style-name="T16">– </text:span>взмолился я. <text:span text:style-name="T16">– </text:span>Сейчас не время геройствовать! Нам нужно добыть резонаторы! Ничего со мной не случится, посижу пару деньков в КПЗ и выйду как новенький!</text:p>
      <text:p text:style-name="P60"><text:span text:style-name="T16">– Н</text:span>е тупи! <text:span text:style-name="T16">– </text:span>упрямо мотнула головой пегаска. <text:span text:style-name="T16">– </text:span>Всё изменилось. Никто тебя не вытащит.</text:p>
      <text:p text:style-name="P6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0"><text:soft-page-break/><text:span text:style-name="T16">– </text:span>Быстро за мной! <text:span text:style-name="T16">– </text:span>скомандовала пегаска, помчавшись к лестнице в офисные этажи.</text:p>
      <text:p text:style-name="P60">Я припустил было за ней, потом вернулся и поднял над головой раскуроченный ускоритель.</text:p>
      <text:p text:style-name="P60"><text:span text:style-name="T16">– Ю-</text:span>хууу<text:span text:style-name="T16">!!!</text:span></text:p>
      <text:p text:style-name="P6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0">На последнем этаже пегаска стояла в коридоре, с сомнением обозревая ряд дверей.</text:p>
      <text:p text:style-name="P60"><text:span text:style-name="T16">– </text:span>Где-то тут должна быть дверь на крышу. Не могли же они залазить туда по пожарной лестнице?</text:p>
      <text:p text:style-name="P6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6"> </text:span></text:p>
      <text:p text:style-name="P6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0"><text:span text:style-name="T16">– </text:span>Макс, подвинься!</text:p>
      <text:p text:style-name="P60">Пегаска оттеснила меня крупом и повернулась к двери задом.</text:p>
      <text:p text:style-name="P60"><text:span text:style-name="T16">– </text:span>Ю-хууу!</text:p>
      <text:p text:style-name="P60">БАБАХ!!!</text:p>
      <text:p text:style-name="P6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0"><text:span text:style-name="T16">– </text:span>Ты чего на меня так уставился? <text:span text:style-name="T16">– </text:span>подозрительно спросила пегаска.</text:p>
      <text:p text:style-name="P60"><text:span text:style-name="T16">– </text:span>Да так… Не ожидал, что ты такая…</text:p>
      <text:p text:style-name="P60"><text:span text:style-name="T16">– </text:span>Офигенски сильная? <text:span text:style-name="T16">– </text:span>зарделась Дэш. <text:span text:style-name="T16">– Е</text:span>сли честно, по удару задом Эпплджек меня уделает. Но больше никто в Понивилле!</text:p>
      <text:p text:style-name="P60">С лестницы донёсся топот копыт, в конце коридора появились пони-полицейские.</text:p>
      <text:p text:style-name="P6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0"><text:span text:style-name="T16">–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6">–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0"><text:span text:style-name="T16">– </text:span>Ты! Не! По! Нял! Те! Бе! Не! Льзя! Тут! Ос! Та! ВАТЬСЯ!!! <text:span text:style-name="T16">– </text:span>мощный толчок изнутри катапультировал её с люка.</text:p>
      <text:p text:style-name="P6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0"><text:soft-page-break/><text:span text:style-name="T16">– </text:span>Ты чего делаешь??! Пипец, мы же упадём! Ты ж не удержишь!..</text:p>
      <text:p text:style-name="P6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0">Некоторое время было тихо. Потом хлопнули ставни и чей-то сонный голос недовольно пробормотал:</text:p>
      <text:p text:style-name="P60"><text:span text:style-name="T16">– </text:span>Кто мешает нам спать после тяжкого выступления?</text:p>
      <text:p text:style-name="P60">Я осторожно выглянул из куста.</text:p>
      <text:p text:style-name="P6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0">Птицы и цикады продолжили пение, прерванное нашим вторжением. </text:p>
      <text:p text:style-name="P6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0"><text:span text:style-name="T16">– </text:span>Так вот кто тревожит наш сон!</text:p>
      <text:p text:style-name="P60">Дверь дома приоткрылась. Стало видно, что за ней притаилась единорожка, уже спустившаяся с мансарды.</text:p>
      <text:p text:style-name="P60"><text:span text:style-name="T16">– </text:span>Так-так, посмотрим, что тут у нас. Ага. Гм. Это наверняка тот монстр-примат, о котором писали в газетах. Занятно.</text:p>
      <text:p text:style-name="P60">Я крутился в телекинетическом поле перед единорожкой как некий диковинный экспонат шоу уродцев.</text:p>
      <text:p text:style-name="P60"><text:span text:style-name="T16">– </text:span>А это у нас кто? Гмм. Пегаска. Вот так раз! Рэйнбоу Дэш! Какими судьбами?</text:p>
      <text:p text:style-name="P60"><text:span text:style-name="T16">– </text:span>ТРИКСИ! <text:span text:style-name="T16">– <text:s/></text:span>фейсхуфнула Дэш. <text:span text:style-name="T16">– </text:span>Во имя Селестии, ЧТО ты тут делаешь?!!</text:p>
      <text:p text:style-name="P60"><text:span text:style-name="T16">– </text:span>Зарабатываем себе на жизнь представлениями, как ни странно! <text:span text:style-name="T16">– </text:span>язвительно ответила единорожка. <text:span text:style-name="T16">– </text:span>А вот что ВЫ делаете в НАШЕМ саду??!</text:p>
      <text:p text:style-name="P60">Так как дипломатические таланты пегаски оставляли желать лучшего, я решил взять переговоры в свои руки.</text:p>
      <text:p text:style-name="P60"><text:span text:style-name="T16">– </text:span>Эээ. Гм. Я дико извиняюсь, мы не знали, что вы спите днём, а то бы ни за что не стали вас тревожить. Мы пролетали мимо, и я подумал...</text:p>
      <text:p text:style-name="P60"><text:span text:style-name="T16">– </text:span>Нам не интересно знать, что ты подумал. <text:span text:style-name="T16">– </text:span>единорожка зевнула. <text:span text:style-name="T16">– </text:span>Мы намерены сдать вас в полицию.</text:p>
      <text:p text:style-name="P60"><text:span text:style-name="T16">– </text:span>Трикси! Не смей! У нас мегаважное задание! Нам нужно вернуться Понивилль во что бы то ни стало! <text:span text:style-name="T16">– </text:span>пегаска извивалась изо всех сил, пытаясь выбраться из магического захвата.</text:p>
      <text:p text:style-name="P60"><text:span text:style-name="T16">– </text:span>Три раза ХА! Назови хоть одну причину, по которой нам должно быть не всё равно! <text:span text:style-name="T16">– </text:span>насмешливо сказала Трикси. <text:span text:style-name="T16">– </text:span>Только учти, долго слушать мы не собираемся. Мы ценим наш сон больше ваших заданий.</text:p>
      <text:p text:style-name="P60">Пегаска задумалась. Она обернулась на меня и мрачно спросила:</text:p>
      <text:p text:style-name="P60"><text:span text:style-name="T16">– </text:span>Ей ведь нельзя рассказывать, да?</text:p>
      <text:p text:style-name="P60"><text:soft-page-break/><text:span text:style-name="T16">– </text:span>Нельзя. <text:span text:style-name="T16">– </text:span>подтвердил я. <text:span text:style-name="T16">– </text:span>Селестия запретила. Может возникнуть паника и всё такое.</text:p>
      <text:p text:style-name="P6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0"><text:span text:style-name="T16">– </text:span>Трикси. Если ты нас не выдашь, я готова выступать. В твоих представлениях. Кем угодно. Целый месяц! После сопровождения Макса в Понивилль…</text:p>
      <text:p text:style-name="P60"><text:span text:style-name="T16">– </text:span>ОГО!</text:p>
      <text:p text:style-name="P60">Единорожка аж уселась на крыльцо от удивления.</text:p>
      <text:p text:style-name="P60"><text:span text:style-name="T16">– </text:span>Представлем себе, ЧТО вы скрываете, если ты готова на ТАКОЕ! Признаюсь, вам удалось нас заинтересовать!</text:p>
      <text:p text:style-name="P60">Единорожка в задумчивости стала ходить по веранде туда-сюда, разговаривая сама с собой.</text:p>
      <text:p text:style-name="P60"><text:span text:style-name="T16">–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0">Единорожка встала на задние ноги и захлопала в копыта. После чего она метнулась в дом, потянув нас за собой.</text:p>
      <text:p text:style-name="P6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0">Единорожка улеглась на диване. Мы с Дэш шмякнулись на ковёр.</text:p>
      <text:p text:style-name="P60"><text:span text:style-name="T16">– </text:span>Мы приняли решение не выдавать вас полиции в обмен на то, что вы расскажете нам о вашей секретной миссии!</text:p>
      <text:p text:style-name="P60"><text:span text:style-name="T16">– </text:span>Не пойдёт! <text:span text:style-name="T16">– </text:span>заявил я. <text:span text:style-name="T16">– </text:span>Я уже сказал, что это тайна. Мне добавить нечего.</text:p>
      <text:p text:style-name="P60"><text:span text:style-name="T16">– </text:span>Да неужели? <text:span text:style-name="T16">– </text:span>захлопала ресницами Трикси. <text:span text:style-name="T16">– </text:span>Ты хорошо подумал?</text:p>
      <text:p text:style-name="P60">Окно <text:s/>комнаты распахнулось. В комнату ворвался вой сирены. Несколько полицейских фургонов промчались мимо.</text:p>
      <text:p text:style-name="P60">Вот чёрт!!!</text:p>
      <text:p text:style-name="P60"/>
      <text:p text:style-name="P60">…</text:p>
      <text:p text:style-name="P50"/>
      <text:p text:style-name="P60"><text:span text:style-name="T16">– </text:span>Так вот, почему в последнее время представления были такими изматывающими! Утечка магии не может не волновать нас! <text:span text:style-name="T16">– </text:span>единорожка задумалась. <text:span text:style-name="T16">– </text:span>Но твой рассказ не объясняет нам, куда исчезла принцесса Селестия!</text:p>
      <text:p text:style-name="P60"><text:span text:style-name="T16">– </text:span>Так вот почему я не могу нести тебя! <text:span text:style-name="T16">– </text:span>вторила ей пегаска. <text:span text:style-name="T16">–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0"><text:span text:style-name="T16">– </text:span>Стой! Что ты там сказала о Селестии?</text:p>
      <text:p text:style-name="P60">Трикси молча левитировала мне газеты с трюмо.</text:p>
      <text:p text:style-name="P60">…</text:p>
      <text:p text:style-name="P60">Фак! Фак-фак-фак!!!</text:p>
      <text:p text:style-name="P60">«<text:span text:style-name="T38">Исчезновение дневной главы диархии: Эквестрия в панике!</text:span>» (статья двухдневной давности).</text:p>
      <text:p text:style-name="P60">«<text:span text:style-name="T38">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60"><text:soft-page-break/>«<text:span text:style-name="T3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8">Да отстаньте же вы от меня! Он сказал, что ест пони, но я этого НЕ ВИДЕЛА!!!</text:span>»).</text:p>
      <text:p text:style-name="P60">«<text:span text:style-name="T3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0">«<text:span text:style-name="T3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0">Получается, Селестия исчезла уже когда мы садились в поезд. А когда прибыли в Фетлок, мой фейс уже красовался на плакатах <text:span text:style-name="T16">“Wanted...” .</text:span></text:p>
      <text:p text:style-name="P50"><text:span text:style-name="T16">–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50">– <text:span text:style-name="T1">ОНИ ЧТО, ШУТОК НЕ ПОНИМАЮТ?!! </text:span>– <text:span text:style-name="T1">заорал я наконец. </text:span>– <text:span text:style-name="T1">Нашли пониеда, ёбнутые пони!!!</text:span></text:p>
      <text:p text:style-name="P60"><text:span text:style-name="T16">– </text:span>Прикинь, а? <text:span text:style-name="T16">– </text:span>участливо ткнулась в меня носом Дэш. <text:span text:style-name="T16">– </text:span>Над моими приколами тоже одна я смеюсь. У<text:span text:style-name="T16"> </text:span>большинства вместо чувства юмора жир на ляжках.</text:p>
      <text:p text:style-name="P74">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0">Я зажал голову в ладонях и застонал, покачиваясь из стороны в сторону.</text:p>
      <text:p text:style-name="P60"><text:span text:style-name="T16">– </text:span>Макс? Ты в порядке?</text:p>
      <text:p text:style-name="P6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0">И вот теперь её нет. Зачем куда-то бежать, скрываться, рисковать, если смысл стараний потерян?</text:p>
      <text:p text:style-name="P67"/>
      <text:p text:style-name="P6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0">– Я доведу! Обещаю!..»</text:p>
      <text:p text:style-name="P60"/>
      <text:p text:style-name="P6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0">И у меня есть кое-какие результаты, чёрт побери!</text:p>
      <text:p text:style-name="P6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0">Дерьмо! Слишком много «если» и «может быть»!</text:p>
      <text:p text:style-name="P60"><text:soft-page-break/>Трижды дерьмо!!! Я забыл, что для проведения эксперимента, нам нужна помощь Селестии!</text:p>
      <text:p text:style-name="P60"/>
      <text:p text:style-name="P74"><text:span text:style-name="T1">«.</text:span><text:span text:style-name="T3">..А ускоритель </text:span><text:span text:style-name="T18">—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0"/>
      <text:p text:style-name="P6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0">Что ж, вполне привычное для меня состояние. Последний месяц был просто ярким фантастически-нереальным исключением из правила.</text:p>
      <text:p text:style-name="P40">МУ-ХА-ХА!</text:p>
      <text:p text:style-name="P40">Кажется, я знаю, как показать фак провидению! <text:span text:style-name="T16">Show must go on!</text:span></text:p>
      <text:p text:style-name="P60">Я улыбнулся и помахал пегаске рукой, показывая, что в норме. Дэш облегчённо выдохнула.</text:p>
      <text:p text:style-name="P50">– <text:span text:style-name="T1">Так что, мы свободны? </text:span>– <text:span text:style-name="T1">спросил я, поднимаясь с пола.</text:span></text:p>
      <text:p text:style-name="P50">– <text:span text:style-name="T1">О, да! Великая и могучая Трикси держит слово!</text:span></text:p>
      <text:p text:style-name="P60">Единорожка задумалась и продолжила:</text:p>
      <text:p text:style-name="P5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3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0"/>
      <text:h text:style-name="Heading_20_2" text:outline-level="2">14. <text:span text:style-name="T1">Деградация</text:span></text:h>
      <text:p text:style-name="P50">&lt;<text:span text:style-name="T77">David Bowie - Lets Dance/ Ashes To Ashes</text:span></text:p>
      <text:p text:style-name="P50"><text:span text:style-name="T77">Roxette – Queen of rain</text:span>&gt;</text:p>
      <text:p text:style-name="P60">– Ы! Ы! Ы! Ы! Ы!</text:p>
      <text:p text:style-name="P60">Дэш стучала лбом о сосну с такой силой, что на неё падали иголки и шишки.</text:p>
      <text:p text:style-name="P60">Я вышел из фургона и присел рядом.</text:p>
      <text:p text:style-name="P60">– Дэш! В конце-концов, мы можем спать днём, а идти ночью. Тогда я могу тащить фургон. Не стоит тебе так мучаться.</text:p>
      <text:p text:style-name="P60">Пегаска стояла, прижавшись лбом к стволу, и молчала. Я продолжил.</text:p>
      <text:p text:style-name="P60">– Или же мы можем нанять земнопони. Я не буду показываться из фургона, а ты строго запретишь ему совать нос внутрь.</text:p>
      <text:p text:style-name="P60">Дэш тяжело вздохнула и закатила глаза.</text:p>
      <text:p text:style-name="P6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0"><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0">Пегаска пробормотала что-то чуть слышно.</text:p>
      <text:p text:style-name="P60">– Что? – не расслышал я.</text:p>
      <text:p text:style-name="P6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0">Я пожал плечами и обнял пегаску.</text:p>
      <text:p text:style-name="P60">– Э, нет, погоди. – Дэш сбросила плащ Трикси, скрывающий её крылья. – Давай!</text:p>
      <text:p text:style-name="P60">Я обнял её повторно. В этот раз пегаска не стояла смирно, а, в свою очередь, обняла меня.</text:p>
      <text:p text:style-name="P6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0">– Эмм… Ты чего?</text:p>
      <text:p text:style-name="P60">Дэш раскрыла глаза. Я упёрся ладонью ей в грудь и осторожно отодвинул от себя. Пегаска разжала обьятия.</text:p>
      <text:p text:style-name="P60">– Йей! Обнимашки таки клёво снимают стресс! Тебе разве не нравится?</text:p>
      <text:p text:style-name="P60">– Нравится. Но ты слишком увлеклась: я чуть не оказался на земле.</text:p>
      <text:p text:style-name="P60">Дэш смутилась.</text:p>
      <text:p text:style-name="P60">– Упс! Забыла, что у тебя только одна пара ног для упора! Не сердись!</text:p>
      <text:p text:style-name="P60">Я покровительно похлопал пегаску по шее.</text:p>
      <text:p text:style-name="P6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0">Пегаска немедленно заорала:</text:p>
      <text:p text:style-name="P60">– Обнимашки-и-и!!! – и повалила меня на траву. Сила, таящаяся в её худеньком теле, обескураживала.</text:p>
      <text:p text:style-name="P60">– Дэш! Ну, не воспринимай же всё так буквально, ё-моё!</text:p>
      <text:p text:style-name="P60">– Гы! Что-то ты не слишком был готов к этому разу!</text:p>
      <text:p text:style-name="P60">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6">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0">Наконец она приземлилась, пропахав в дёрне борозды тормозного следа.</text:p>
      <text:p text:style-name="P60"><text:soft-page-break/>– Ффух! Ещё бы немного, и я бы рехнулась от тоски! Как только Эпплджек эти телеги таскает? Это же офигенно скучно!</text:p>
      <text:p text:style-name="P60">Пегаска накинула на себя плащ, скрыв крылья, и стала впрягаться в фургончик.</text:p>
      <text:p text:style-name="P60">– Макс, залазь в фургон. Там впереди какой-то посёлок. Купим еды и узнаем новости.</text:p>
      <text:p text:style-name="P60"/>
      <text:p text:style-name="P61">***</text:p>
      <text:p text:style-name="P60"/>
      <text:p text:style-name="P60">Три дня спустя…</text:p>
      <text:p text:style-name="P60"/>
      <text:p text:style-name="P60">«<text:span text:style-name="T38">Добро пожаловать в Груммингтон! Вам здесь рады!</text:span></text:p>
      <text:p text:style-name="P60"><text:span text:style-name="T38">Население города </text:span><text:span text:style-name="T78">302 пони</text:span><text:span text:style-name="T38">.</text:span></text:p>
      <text:p text:style-name="P60"><text:span text:style-name="T78">250 пони</text:span><text:span text:style-name="T38">.</text:span></text:p>
      <text:p text:style-name="P60"><text:span text:style-name="T78">125 поней</text:span><text:span text:style-name="T38">.</text:span></text:p>
      <text:p text:style-name="P60"><text:span text:style-name="T38">54 паня.</text:span>»</text:p>
      <text:p text:style-name="P60"/>
      <text:p text:style-name="P6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0">Я вернулся за столик у окна и продолжил писать письмо.</text:p>
      <text:p text:style-name="P60">«<text:span text:style-name="T2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6">Крепко обнимаю, чешу холку, хлопаю по шее! Твой Макс. </text:span><text:span text:style-name="T27">Дружба </text:span><text:span text:style-name="T46">—</text:span><text:span text:style-name="T27"> </text:span><text:span text:style-name="T3">э</text:span><text:span text:style-name="T27">то, </text:span><text:span text:style-name="T80">так её </text:span><text:span text:style-name="T3">разэтак</text:span><text:span text:style-name="T80">,</text:span><text:span text:style-name="T27"> магия!</text:span><text:span text:style-name="T68">»</text:span></text:p>
      <text:p text:style-name="P60"/>
      <text:p text:style-name="P6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0">– Всё в порядке, Дэш?</text:p>
      <text:p text:style-name="P60">Пегаска смотрела на язычки огня, танцующие в окошке печной дверцы и молчала. Наконец она отозвалась.</text:p>
      <text:p text:style-name="P60">– Нет. Не всё в порядке.</text:p>
      <text:p text:style-name="P60">Дэш отвернулась от огня и взглянула на меня.</text:p>
      <text:p text:style-name="P6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0">Я сел рядом с пегаской, обнял её и легонько встряхнул.</text:p>
      <text:p text:style-name="P6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0">Дэш негромко всхлипнула и тут же закашлялась, пытаясь скрыть секундную слабость.</text:p>
      <text:p text:style-name="P6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0"><text:soft-page-break/>Пегаска фейсхуфнула.</text:p>
      <text:p text:style-name="P6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0">Я поставил кастрюлю с картошкой на печку.</text:p>
      <text:p text:style-name="P60">– Дэш. Когда ты в последний раз летала?</text:p>
      <text:p text:style-name="P60">– Вчера утром немного. А что?</text:p>
      <text:p text:style-name="P60">– Попробуй взлети сейчас. Просто поднимись к потолку.</text:p>
      <text:p text:style-name="P6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0">– …Да ладно!</text:p>
      <text:p text:style-name="P60">Пегаска сидела на полу и удивлённо рассматривала свои крылья. Потом для уверенности подёргала зубами за маховые перья.</text:p>
      <text:p text:style-name="P60">– Вроде не сплю — боль чувствуется. Тогда какого сена я падаю?!!</text:p>
      <text:p text:style-name="P60">– Дэш. – мягко сказал я. – Судя по площади крыльев, пегасы держатся в воздухе, в основном, за счёт магии.</text:p>
      <text:p text:style-name="P60">– И?</text:p>
      <text:p text:style-name="P6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0">– У-у-у-ы-ы-ы-а-а-а!</text:p>
      <text:p text:style-name="P60">Дэш горько, с подвыванием, разрыдалась.</text:p>
      <text:p text:style-name="P60">– Ы-ы-ы! Я не могу без неба-а-а! Мне нужно лета-а-ать! Я пега-а-ас!</text:p>
      <text:p text:style-name="P60">Крутая и тренированная пегаска сотрясалась от плача, как ребёнок. Её депрессия последних дней вырвалась наружу эмоциональным взрывом.</text:p>
      <text:p text:style-name="P60">– Почему всё так… хнык... паршиво? Что мы сделали не так? Хнык… Я даже не знаю, с кем надо подраться, чтобы всё исправить…</text:p>
      <text:p text:style-name="P60">Я сел рядом. Мне нечем было её утешить, я мог лишь молча обнять её, поглаживая по растрёпанной гриве. Пегаска, вхлипывая, прижалась ко мне.</text:p>
      <text:p text:style-name="P60">– Макс?</text:p>
      <text:p text:style-name="P60">– Да?</text:p>
      <text:p text:style-name="P6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0">– Дэш, мы дойдём до Понивилля, что бы ни случилось. Обещаю тебе.</text:p>
      <text:p text:style-name="P60">Пегаска утешилась и замерла, глядя в огонь.</text:p>
      <text:p text:style-name="P60">Я мыл тарелки после ужина, когда услышал бормотание Дэш за спиной.</text:p>
      <text:p text:style-name="P60">«И-и-и… о-о-о… эн… а-а-а… И она.. П-э-э-э… о-о-о… Как эта буква называется, забери меня дискорд? Ша? Ша! Эл! А! Мммм… И она пошла... Ы-ы-ы!!!»</text:p>
      <text:p text:style-name="P60">Громкий «бабах» дал понять, что Дэш захлопнула книгу. После короткой паузы взьерошенная пегаска <text:s/>выглянула из-за спины.</text:p>
      <text:p text:style-name="P60">– Макс? Расскажи какую-нибудь сказку на ночь? Что-то спать не хочется.</text:p>
      <text:p text:style-name="P60"><text:soft-page-break/>Пегаска залезла на диван и похлопала рядом с собой.</text:p>
      <text:p text:style-name="P60">Я поставил тарелку в шкафчик и вытер руки о передник.</text:p>
      <text:p text:style-name="P60">– Дэш, это плохая идея. Давай, я лучше тебе почитаю.</text:p>
      <text:p text:style-name="P60">– Хочу сказку! – пегаска насупилась и отгородилась от меня подушкой. – Ты плохой!</text:p>
      <text:p text:style-name="P60">– Дэш! Я не помню ни черта!</text:p>
      <text:p text:style-name="P60">– Сказку!!! – подушка полетела в меня.</text:p>
      <text:p text:style-name="P6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60">Дэш повернулась ко мне спиной и стала подозрительно шмыгать носом.</text:p>
      <text:p text:style-name="P60">Я подошёл к дивану и сел рядом, развернув её к себе.</text:p>
      <text:p text:style-name="P60">– Ну ладно. Сама напросилась!</text:p>
      <text:p text:style-name="P60">Я задумался.</text:p>
      <text:p text:style-name="P60">…</text:p>
      <text:p text:style-name="P60">– Вот тебе сказка с моралью. Слушай.</text:p>
      <text:p text:style-name="P60">Я устроился на диване, положив под ноги подушку, на которой тут же примостилась и пегаска.</text:p>
      <text:p text:style-name="P60">– Однажды в кувшин с молоком попали две жабы…</text:p>
      <text:p text:style-name="P60">– Бггг! Уже смешно! – заржала Дэш. – <text:s/>Как могли жабы попасть в кувшин? Он же высокий? Жабы прыгают низко. Может, это было блюдце?</text:p>
      <text:p text:style-name="P60">– Нет! – упёрся я. – Кувшин! Иначе морали не получится! Жабы… эээ… свалились в него с кантерлотской скалы.</text:p>
      <text:p text:style-name="P60">– Ух ты! Круто! А что они там делали?</text:p>
      <text:p text:style-name="P60">– Дэш! Как я могу рассказывать, если ты постоянно меня перебиваешь?</text:p>
      <text:p text:style-name="P60">– Ну пожалуйста! Больше не буду, только объясни, как жабы оказались в Кантерлоте?</text:p>
      <text:p text:style-name="P6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0">– Вау! Прикольно!</text:p>
      <text:p text:style-name="P6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0">– А потом?</text:p>
      <text:p text:style-name="P6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0">Пегаска затряслась от смеха. Потом, прервавшись, строго спросила с меня:</text:p>
      <text:p text:style-name="P60">– А какая тут мораль? Ты говорил, в этой сказке будет мораль!</text:p>
      <text:p text:style-name="P60">– Мораль? Э-э-э... Мораль тут такая. – <text:s/>мрачно заявил я. – Не умеешь летать — не суйся к принцессе!</text:p>
      <text:p text:style-name="P60"><text:soft-page-break/>– Хорошая… ммм… сказка… – пробормотала пегаска сонно. Зевнув во весь рот она потянулась и, обняв мою ногу, заснула.</text:p>
      <text:p text:style-name="P60">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0">Я пожал плечами, устроился поудобнее и укрылся одеялом.</text:p>
      <text:p text:style-name="P60">…</text:p>
      <text:p text:style-name="P6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0">Скррржжжж… Скррржжж… Скррржжж…</text:p>
      <text:p text:style-name="P60">Снаружи раздался скрежет. В глубокой ночи, посреди абсолютной тишины этот тихий <text:s/>звук таил необъяснимую угрозу.</text:p>
      <text:p text:style-name="P60">Скррржжжж… Скррржжж…</text:p>
      <text:p text:style-name="P6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0">На земле прямо перед фургоном сидела кобылка-жеребёнок и, зажав в зубах гвоздь, выцарапывала что-то на жестяной крышке коробки из-под конфет.</text:p>
      <text:p text:style-name="P60">– Что ты тут делаешь так поздно? Где твои родители? – вздохнув с облегчением, спросил я.</text:p>
      <text:p text:style-name="P60">Выйдя из фургона, я подошёл к жеребёнку и посветил на жестянку.</text:p>
      <text:p text:style-name="P60">– Чем ты тут занимаешься?</text:p>
      <text:p text:style-name="P60">Жеребёнка молча смотрела на меня, зажав гвоздь в зубах. На жестянке были коряво выцарапаны буквы.</text:p>
      <text:p text:style-name="P60">«<text:span text:style-name="T78">37 пни</text:span></text:p>
      <text:p text:style-name="P76">24пн</text:p>
      <text:p text:style-name="P76">15</text:p>
      <text:p text:style-name="P60"><text:span text:style-name="T38">1</text:span>»</text:p>
      <text:p text:style-name="P60">– Что это за цифры? – спросил я.</text:p>
      <text:p text:style-name="P6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0">«<text:span text:style-name="T38">Добро пожаловать в Груммингтон! Вам здесь рады!</text:span></text:p>
      <text:p text:style-name="P60"><text:span text:style-name="T38">Население города </text:span><text:span text:style-name="T78">302 пони</text:span><text:span text:style-name="T38">.</text:span></text:p>
      <text:p text:style-name="P60"><text:span text:style-name="T78">250 пони</text:span><text:span text:style-name="T38">.</text:span></text:p>
      <text:p text:style-name="P60"><text:span text:style-name="T78">125 поней</text:span><text:span text:style-name="T38">.</text:span></text:p>
      <text:p text:style-name="P60"><text:span text:style-name="T38">54 паня.</text:span>»</text:p>
      <text:p text:style-name="P6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0">– Ты хочешь сказать, этой ночью из населения осталась ты одна? – хрипло спросил я.</text:p>
      <text:p text:style-name="P60">Кобылка кивнула и снова показала на жестянку и вверх.</text:p>
      <text:p text:style-name="P60">– Макс! Оглянись! – тревожно воскликнула Дэш у меня за спиной.</text:p>
      <text:p text:style-name="P6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text:soft-page-break/>проходит под фургоном так, что его передние и задние колёса стоят на разных краях расширяющегося разлома.</text:p>
      <text:p text:style-name="P60">– Дэш! Быстро!</text:p>
      <text:p text:style-name="P6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0">УУУУУУРРРРРРГГГГХХХХХХХ!!!<text:span text:style-name="T16">&lt;</text:span><text:span text:style-name="T67">Metallica-Enter Sandman</text:span><text:span text:style-name="T16">&gt;</text:span></text:p>
      <text:p text:style-name="P6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0">– Макс, запрыгивай!</text:p>
      <text:p text:style-name="P6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6"/>
      <text:p text:style-name="P66">0</text:p>
      <text:p text:style-name="P60"/>
      <text:p text:style-name="P6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0"/>
      <text:h text:style-name="Heading_20_2" text:outline-level="2">15. Филлидельфия</text:h>
      <text:p text:style-name="P50">&lt;<text:span text:style-name="T66">Kiss – I Was Made For Lovin’ You</text:span>&gt;</text:p>
      <text:p text:style-name="P60">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0">Я поднял кусок газеты, прибитый ветром к ограждению и быстро пробежался по заголовкам.</text:p>
      <text:p text:style-name="P60">«<text:span text:style-name="T3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0">«</text:span><text:span text:style-name="T3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0">».</text:span> «<text:span text:style-name="T38">Провинция пустеет: репортаж из обеспоневшего посёлка</text:span>». «<text:span text:style-name="T38">Нехватка пегасов-погодников: указ принцессы Луны разрешает набор в погодные команды пегасов без лётных аттестатов</text:span>». «<text:span text:style-name="T38">Опасный преступник «примат-макс» всё ещё на свободе! Фетлок приходит в себя после разгрома павильона Псинтела. Награда за поимку </text:span><text:soft-page-break/><text:span text:style-name="T38">возросла до двадцати тысяч!!!</text:span>». «<text:span text:style-name="T38">Казус в Мэйнхэттене: неизвестные разбросали по центру города листовки, доказывающие похищение Селестии Найтмэр Мун</text:span>».</text:p>
      <text:p text:style-name="P60">На ближайшем же столбе висело объявление, в котором за мою голову уже предлагалось двадцать пять тысяч.</text:p>
      <text:p text:style-name="P6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0">Пегаска взмахнула крыльями для эффекта. Неожиданно для неё и меня, взмах крыльев подбросил её вверх на хороший метр.</text:p>
      <text:p text:style-name="P60">– Какого се… – пегаска приземлилась на круп, изумлённо глядя на свои крылья. – ...на!</text:p>
      <text:p text:style-name="P60">Подумав немного, Дэш выбралась из упряжи и что есть мочи замахала крыльями.</text:p>
      <text:p text:style-name="P6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0">Я перевязывал пегаске голову, когда мне в голову пришла идея. Я указал на валяющийся рядом с нами самокат.</text:p>
      <text:p text:style-name="P60">– Дэш, ты ведь сможешь буксировать его на лету?</text:p>
      <text:p text:style-name="P60">– Этот? Конечно могу! Плёвое дело!</text:p>
      <text:p text:style-name="P60">– А со мной?</text:p>
      <text:p text:style-name="P60">– Хмм. Понимаю, к чему ты клонишь.</text:p>
      <text:p text:style-name="P60">Пегаска критически оглядела меня.</text:p>
      <text:p text:style-name="P6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0">…</text:p>
      <text:p text:style-name="P60">Когда дорожное покрытие слилось в сплошную серую полосу, а руль самоката начал у меня в руках вибрировать от скорости, я заорал:</text:p>
      <text:p text:style-name="P60">– Дэ-э-э-ш!!! Сто-о-ой!!! Хватит! Испытание пройдено! Не увлекайся!!!</text:p>
      <text:p text:style-name="P60">Пегаска приземлилась и, выплюнув поводья изо рта, встала в гордую позу.</text:p>
      <text:p text:style-name="P60">– Я ещё и не начинала, между прочим! Так, только чуть-чуть размялась!</text:p>
      <text:p text:style-name="P60">Я положил самокат и на трясущихся ногах приближался к ней. Сердце ходило ходуном где-то в районе пяток.</text:p>
      <text:p text:style-name="P60">– Дэш, ты это нарочно? Про «клячу» и всё такое?</text:p>
      <text:p text:style-name="P60">– А что такое? – невинно спросила пегаска, полуобернувшись ко мне задом.</text:p>
      <text:p text:style-name="P60"><text:soft-page-break/>– А ничего. – нарочито спокойно сказал я, демонстративно закатывая рукава.</text:p>
      <text:p text:style-name="P6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0">– <text:s/>А того, что я тебя сейчас!..</text:p>
      <text:p text:style-name="P60">ХЛОП!</text:p>
      <text:p text:style-name="P6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0">– Бггг! – <text:s/>заржала пегаска. – Макс, не будь нытиком! Прикольная же шутка!</text:p>
      <text:p text:style-name="P6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0"><text:s/>Я потрепал пегаску между ушей.</text:p>
      <text:p text:style-name="P60">– Насчёт шуток я уже заметил. Не парься, я не сержусь. Вдобавок, не такой уж я и хрупкий, просто люблю перестраховаться.</text:p>
      <text:p text:style-name="P60">– Да? Это клёво. – успокоилась Дэш. – А можно попросить тебя об одной вещи?</text:p>
      <text:p text:style-name="P60">– Да?</text:p>
      <text:p text:style-name="P60">– Помнишь, я разревелась в Груммингтоне?</text:p>
      <text:p text:style-name="P60">– Ну да, было дело.</text:p>
      <text:p text:style-name="P60">– Забудь про это!</text:p>
      <text:p text:style-name="P60">– Почему? – озадачился я. – Ты тогда была такой милой тогда.</text:p>
      <text:p text:style-name="P60">Дэш насупилась и принялась ковырять копытом асфальт.</text:p>
      <text:p text:style-name="P6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0">Я пожал плечами.</text:p>
      <text:p text:style-name="P6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0">– Но ты не плачешь.</text:p>
      <text:p text:style-name="P60">Я задумался.</text:p>
      <text:p text:style-name="P6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0">– Ни фига себе! Куда ж может быть хуже? – воскликнула Дэш. – У вас что, все поголовно встают в восемь утра и едят сено на завтрак, обед и ужин?</text:p>
      <text:p text:style-name="P60">Я засмеялся.</text:p>
      <text:p text:style-name="P60">– Кто-то встаёт и раньше. Но не в этом проблема. У нас... Как бы это сказать... очень холодно.</text:p>
      <text:p text:style-name="P60"><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0">– Нет, я не то имел ввиду. Холодно не в физическом смысле. В душевном.</text:p>
      <text:p text:style-name="P60">Пегаска всмотрелась мне в лицо, как будто впервые видя его.</text:p>
      <text:p text:style-name="P60">– Ты имеешь ввиду, что тебе утром некому сказать: «Привет, хорошего дня»?</text:p>
      <text:p text:style-name="P60">– Да, примерно это я имел ввиду.</text:p>
      <text:p text:style-name="P60">– Сочувствую. Без друзей не прикольно. Всем нужны друзья. Даже Дискорду, дискорд его забери!</text:p>
      <text:p text:style-name="P60">Пегаска вдруг стала на задние ноги, положив передние мне на плечи.</text:p>
      <text:p text:style-name="P60">– Макс! В Эквестрии у тебя всегда будут друзья, что бы ни случилось!</text:p>
      <text:p text:style-name="P60">Я растроганно обнял пегаску и погладил её по шее.</text:p>
      <text:p text:style-name="P60">– Спасибо, Дэш. Это просто здорово!</text:p>
      <text:p text:style-name="P60">…</text:p>
      <text:p text:style-name="P60">Оставляя на прилавке очередной пустующей филлидельфийской лавки монетку, я озабоченно заметил:</text:p>
      <text:p text:style-name="P6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0">– Ты чего? – не поняла шутки пегаска. – А как же твоё участие в эксперименте?</text:p>
      <text:p text:style-name="P60">– Ты меня всё равно как-нибудь вытащишь. – отмахнулся я. – Лучше помоги искать палатку.</text:p>
      <text:p text:style-name="P6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0">Я пропустил замечание пегаски мимо ушей и продолжил паковать рюкзак.</text:p>
      <text:p text:style-name="P6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0">– Надеюсь, с ним ничего не случится. – озабоченно сказал я. – Иначе придётся объясняться с Трикси.</text:p>
      <text:p text:style-name="P60">– Ерунда! В крайнем случае, купишь ей новый. – отмахнулась пегаска. – Ты не представляешь, как я рада, что избавилась от него!</text:p>
      <text:p text:style-name="P60">Пегаска взлетела и осторожно потянула упряжь. Потом приземлилась и недовольно глянула на меня.</text:p>
      <text:p text:style-name="P60">– Скидывай! – скомандовала пегаска, указав на рюкзак.</text:p>
      <text:p text:style-name="P60">– В чём дело?</text:p>
      <text:p text:style-name="P60">Пегаска молча потянула зубами за шлейку рюкзака, сдёргивая его с меня.</text:p>
      <text:p text:style-name="P60">– Дэш, ты чего?</text:p>
      <text:p text:style-name="P60">Пегаска раскрыла рюкзак и стала копаться в нём.</text:p>
      <text:p text:style-name="P60">– Я могу нести тебя, когда ты весишь семьдесят килограмм. – больший из двух котелков отправился в провал.</text:p>
      <text:p text:style-name="P60">– Я могу тянуть тебя, когда ты весишь восемьдесят килограмм. – две трети наших запасов картошки и ухнули следом.</text:p>
      <text:p text:style-name="P60">– Я могу тащить тебя, даже когда ты весишь девяносто! – насос и запасное колесо к самокату улетели туда же.</text:p>
      <text:p text:style-name="P60">– Но мы не договаривались, что ты будешь весить под сто десять только потому, что дорвался до бесплатных магазинов! Лягать, это уже слишком!</text:p>
      <text:p text:style-name="P60"><text:soft-page-break/>– Погоди, Дэш, консервы-то не выкидывай! Ты ж сама говорила, что только-только размялась и всё такое. <text:span text:style-name="T79">И магазин</text:span>ы вовсе<text:span text:style-name="T79"> не </text:span>бесплатные<text:span text:style-name="T79"> <text:s/></text:span>— я оставлял там деньги — последние, кстати. Дай, я сам отберу припасы...</text:p>
      <text:p text:style-name="P60">…</text:p>
      <text:p text:style-name="P6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0">– Я уже вижу Кантерлот. Ещё день пути — и сворачиваем к Понивиллю.</text:p>
      <text:p text:style-name="P60">– А ты выдержишь?</text:p>
      <text:p text:style-name="P60">Пегаска фыркнула.</text:p>
      <text:p text:style-name="P60">– Я-то выдержу. Самокат — нет.</text:p>
      <text:p text:style-name="P6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0">– Я уже думала над этим. Там часто встречаются пони. Тебя узнают.</text:p>
      <text:p text:style-name="P6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0">– «Трасса 52» – прочла Дэш на табличке. – Что-то я не помню тут никаких трасс. Наверное, недавно построили.</text:p>
      <text:p text:style-name="P6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0">– Дэ-э-эш! Тормози-и-и!!!</text:p>
      <text:p text:style-name="P60">– Чего-о-о?! Не слышу!!!</text:p>
      <text:p text:style-name="P60">КРАК!!!</text:p>
      <text:p text:style-name="P6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0"/>
      <text:p text:style-name="P60">…</text:p>
      <text:p text:style-name="P60"/>
      <text:p text:style-name="P70"><text:soft-page-break/>Сияние. <text:span text:style-name="T79">Оно п</text:span>овсюду. <text:span text:style-name="T79">Нет верха и низа, нет направлений и расстояний. Нет м</text:span>ыслей. Нет чувств. Нет времени. Есть только бесконечное сияние.</text:p>
      <text:p text:style-name="P70"><text:s/>В какой-то момент пришло осознание.</text:p>
      <text:p text:style-name="P7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0">– Док, позавчерашний приходит в сознание!</text:p>
      <text:p text:style-name="P70">– Следи за давлением.</text:p>
      <text:p text:style-name="P70">В поле зрения появляется предмет. Сквозь ресницы видны только его расплывчатые очертания. Предмет движется, проводя какие-то манипуляции.</text:p>
      <text:p text:style-name="P70">Я открываю глаза и вижу фигуру в голубом.</text:p>
      <text:p text:style-name="P7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0">– Больной, как вы себя чувствуете? Вы можете назвать своё имя?</text:p>
      <text:p text:style-name="P70">Я закрываю глаза и пытаюсь вспомнить.</text:p>
      <text:p text:style-name="P7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0">Я вспомнил почти всё. Моё имя? Осталось вспомнить имя. Меня зовут...</text:p>
      <text:p text:style-name="P70">– Ма-а-акс! Ма-а-акс! Ма-а-акс!</text:p>
      <text:p text:style-name="P7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0">Я открываю глаза и вижу фигуру в голубом.</text:p>
      <text:p text:style-name="P70"/>
      <text:p text:style-name="P60">…</text:p>
      <text:p text:style-name="P60"/>
      <text:p text:style-name="P60">Сознание с трудом возвращалось в гудевшую <text:span text:style-name="T7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0">– Ма-а-акс! Ма-а-акс! Встава-а-ай!</text:p>
      <text:p text:style-name="P60">– И как я, интересно, могу встать, если ты стоишь прямо надо мной? – с трудом отвечаю я.</text:p>
      <text:p text:style-name="P60"><text:soft-page-break/>– Хорош умничать! – буркнула пегаска сквозь слёзы. – Макс?!!</text:p>
      <text:p text:style-name="P60">Я был полузадушен силой объятий пегаски.</text:p>
      <text:p text:style-name="P60">– Что-то я слишком часто реву с тех пор, как мы познакомились. – пробормотала Дэш, прижавшись ко мне. – Это не круто.</text:p>
      <text:p text:style-name="P60">– Ещё как круто! – утешил пегаску я. – Ты мне всю рубашку промочила. Прямо как водомётная машина.</text:p>
      <text:p text:style-name="P60">– <text:span text:style-name="T79">А т</text:span>ы вставать не хотел! Я очень-очень испугалась. <text:span text:style-name="T79">Всё-таки, д</text:span>урацкая это была затея с самокатом! Если бы можно было вернуться к фургону!</text:p>
      <text:p text:style-name="P6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0">Дэш почесала в затылке.</text:p>
      <text:p text:style-name="P6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0">Вроде, не издевается.</text:p>
      <text:p text:style-name="P60">– Дэш!</text:p>
      <text:p text:style-name="P60">– Ась?</text:p>
      <text:p text:style-name="P60">Пегаска с невинным видом уставилась на меня, практически упёршись своим носом в мой.</text:p>
      <text:p text:style-name="P60">– Я бегаю ещё хуже, чем ты таскаешь фургоны. То есть, чуть лучше, чем никак.</text:p>
      <text:p text:style-name="P60">Пегаска критически осмотрела меня и помотала головой.</text:p>
      <text:p text:style-name="P60">– Фиговые у тебя шутки. Не смешные.</text:p>
      <text:p text:style-name="P60">– Дэш, я не шучу.</text:p>
      <text:p text:style-name="P60">– Не верю. – пегаска провела крылом по моей ноге от пояса до пятки. – У тебя очень длинные ноги. Почти как у аликорнов. Ты не можешь плохо бегать.</text:p>
      <text:p text:style-name="P6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0"><text:span text:style-name="T16">–</text:span> А какой у тебя там был образ жизни?</text:p>
      <text:p text:style-name="P60"><text:span text:style-name="T16">–</text:span> Сидячий. Каждый день по восемь-десять часов в день на стуле, перед компьютером. Иногда и по двенадцать.</text:p>
      <text:p text:style-name="P60">У Дэш отвалилась челюсть.</text:p>
      <text:p text:style-name="P60"><text:span text:style-name="T16">–</text:span> Дискордовы яйца! Ты сидел в тюрьме? За что тебя посадили?</text:p>
      <text:p text:style-name="P60"><text:span text:style-name="T16">–</text:span> Я не сидел в тюрьме! У меня работа сидячая. Была. Программисты так работают, понимаешь? Сидя. У нас это в порядке вещей.</text:p>
      <text:p text:style-name="P60">Пегаска неверяще смотрела на меня. Потом её удивление сменилось сочувствием. Она схватилась за голову.</text:p>
      <text:p text:style-name="P60"><text:span text:style-name="T16">–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9">о такие… гм… заклинания. Ты </text:span><text:span text:style-name="T48">пишешь</text:span><text:span text:style-name="T59"> программу, запускаешь её, а потом она делает что-то для тебя.</text:span></text:p>
      <text:p text:style-name="P4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4"><text:span text:style-name="T1">–</text:span> Вряд ли меня так можно называть. Очень далёкие параллели. <text:span text:style-name="T1">И у</text:span> нас совсем нет магии.</text:p>
      <text:p text:style-name="P60"><text:span text:style-name="T6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2">– Не парься. Просто исходи из того, что до Понивилля мы доберёмся шагом. И ещё вот что…</text:p>
      <text:p text:style-name="P62">– Да?</text:p>
      <text:p text:style-name="P62">– Слезь с меня наконец!</text:p>
      <text:p text:style-name="P62"/>
      <text:p text:style-name="P61">***</text:p>
      <text:p text:style-name="P60"/>
      <text:p text:style-name="P60">Два дня спустя…</text:p>
      <text:p text:style-name="P60"/>
      <text:p text:style-name="P60">Мы стояли на берегу Седлового озера. Дэш озадаченно осматривалась.</text:p>
      <text:p text:style-name="P6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2">– Ты хочешь сказать, нам надо <text:span text:style-name="T16">сделать крюк</text:span> в сто миль?! Да это ж ещё неделю ходьбы! У нас картошки осталось на день, твоими стараниями<text:span text:style-name="T16">!</text:span></text:p>
      <text:p text:style-name="P62">Пегаска <text:span text:style-name="T16">сконфужено</text:span> заметила:</text:p>
      <text:p text:style-name="P62">– Я в этих краях впервые. И обычно я путешествую по воздуху или поездом.</text:p>
      <text:p text:style-name="P6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9">матюков мне</text:span> удалось замазать самые большие щели. За тестовый<text:span text:style-name="T79"> </text:span>получасовый заплыв<text:span text:style-name="T79"> </text:span>в лодку набралось всего две банки воды.</text:p>
      <text:p text:style-name="P62">– Ну что, отправляемся? – Дэш свеслилась с носа, глядя в зеленоватую воду. – Как лодку назовёшь, кэп?</text:p>
      <text:p text:style-name="P62">– «Две банки». – буркнул я.</text:p>
      <text:p text:style-name="P51"/>
      <text:p text:style-name="P51">…</text:p>
      <text:p text:style-name="P51">&lt;<text:bookmark text:name="eow-title"/><text:span text:style-name="T69">Haddaway - What is love </text:span>&gt;</text:p>
      <text:p text:style-name="P6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2"><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2">– Макс. – прервала ход моих мыслей пегаска. – Наш путь заканчивается. В Понивилле мы расстанемся. Ты ничего не хочешь сказать?</text:p>
      <text:p text:style-name="P62">– Что именно? – вопрос застал меня врасплох. Я прекратил грести и обернулся.</text:p>
      <text:p text:style-name="P62">– Ну… – пегаска смутилась. – Что у тебя на душе? Какие чувства? Ты правда совсем-совсем ничего не хочешь мне сказать?</text:p>
      <text:p text:style-name="P62">– Да вроде нет. Ни о чём не думал вообще.</text:p>
      <text:p text:style-name="P6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2">– Значит, тебе нечего мне сказать? Тогда я скажу! Ты врёшь, что ни о чём не думал! Ты опять думал о ней!</text:p>
      <text:p text:style-name="P62">– О ком?</text:p>
      <text:p text:style-name="P6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2">Та-а-ак! Вот в чём дело, лягать меня в пузо! Пегаска ревнует! Какого хера? <text:span text:style-name="T79">Я не давал ей повода!</text:span></text:p>
      <text:p text:style-name="P62">– Это не твоё дело! – рявкнул я.</text:p>
      <text:p text:style-name="P62">– Ах, не моё?! Не моё после побега из центра Псинтела?! Не моё после обнимашек в фургоне?! Не моё после трассы 52?!! Ты… Ты…</text:p>
      <text:p text:style-name="P6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2">– Да пожалуйста! – пегаска топнула ногой. – Нет там для вас ничего полезного! Но раз уж ты это вспомнил — на здоровье! Я видела во сне человека! И о<text:span text:style-name="T79">н жил с пони! И они </text:span>офигенски <text:span text:style-name="T79">любили друг друга! И у них </text:span>был<text:span text:style-name="T79"> </text:span>офигенский <text:span text:style-name="T79">секс! </text:span>И это было круто!<text:span text:style-name="T79"> </text:span>А ты… Ты <text:span text:style-name="T16">— н</text:span>е такой! Ты не любишь пони!!!</text:p>
      <text:p text:style-name="P62">С каждой фразой пегаска всё сильнее топала ногой. Последнюю фразу она завершила сокрушительным фумикоми.</text:p>
      <text:p text:style-name="P62">КРАК!</text:p>
      <text:p text:style-name="P62">– Ой! – пегаска поспешно отдёрнула ногу. Но было поздно.</text:p>
      <text:p text:style-name="P6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2"><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2">– Оставь меня в покое! Мне не нужна твоя помощь!!!</text:p>
      <text:p text:style-name="P6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6">—</text:span> скажем, метров <text:span text:style-name="T1">сорок.</text:span> <text:span text:style-name="T1">Н</text:span>о в такой воде <text:span text:style-name="T44">—</text:span> только <text:span text:style-name="T1">двадцать пять</text:span>. Одежда, правда, <text:span text:style-name="T1">здорово </text:span>мешает.</text:p>
      <text:p text:style-name="P6">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2">Приволочив меня на берег, Дэш разжала зубы. Я успел перевернуться на спину, когда она со стоном повалилась на меня, раскинув крылья.</text:p>
      <text:p text:style-name="P62"><text:span text:style-name="T16">–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2"><text:span text:style-name="T16">– </text:span>Выф-выф-вуф! <text:span text:style-name="T16">– </text:span>возразил я.</text:p>
      <text:p text:style-name="P62">Отпихнув от лица живот пегаски и выплюнув шерсть, я продолжил.</text:p>
      <text:p text:style-name="P62"><text:span text:style-name="T16">–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2"><text:span text:style-name="T16">– </text:span>Бе-бе-бе! <text:span text:style-name="T16">– </text:span>устало передразнила меня Дэш. <text:span text:style-name="T16">– </text:span><text:span text:style-name="T30">Макс! Я </text:span><text:span text:style-name="T33">— </text:span><text:span text:style-name="T30">плохая пони, потому что хотела получить то, что мне не принадлежит.</text:span> Но какой же ты всё-таки глупый! Пойми, смертные <text:span text:style-name="T16">— </text:span>игрушки в копытах вечных. Любимые, но всего лишь игрушки. Они заботятся о нас, они <text:span text:style-name="T16">— </text:span>наши обожаемые принцессы, и мы боимся их потерять, но мы для них <text:span text:style-name="T16">—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2">Я молчал, осмысливая услышанное. Злость ушла. Пришла печаль.</text:p>
      <text:p text:style-name="P62"><text:span text:style-name="T16">– </text:span>Дэш, я знаю. Просто не могу о ней забыть.</text:p>
      <text:p text:style-name="P62">Пегаска тяжело поднялась.</text:p>
      <text:p text:style-name="P62"><text:span text:style-name="T16">– </text:span>Везёт же некоторым. <text:span text:style-name="T16">– </text:span>пробормотала она, раскрывая крылья для просушки.</text:p>
      <text:p text:style-name="P62">…</text:p>
      <text:p text:style-name="P62"><text:span text:style-name="T16">– А </text:span>ты круто ныряешь<text:span text:style-name="T16">! – </text:span>уважительно заметила пегаска после нескольких минут молчания. <text:span text:style-name="T16">– </text:span>Ни одна пони без магии столько под водой не продержится. Я здорово перепугалась, когда ты так долго не появлялся на поверхности.</text:p>
      <text:p text:style-name="P62">Я сидел на песке, прижимаясь спиной к спине пегаски. Её распахнутые крылья защищали меня от ветра.</text:p>
      <text:p text:style-name="P62"><text:span text:style-name="T16">– </text:span>Это остатки былой славы. Мой институтский рекорд <text:span text:style-name="T16">—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3">– </text:span><text:span text:style-name="T44">Макс, ты весь дрожишь! Тебе надо просушить шерсть. </text:span>Снимай-ка одежду! <text:span text:style-name="T16">–</text:span> <text:span text:style-name="T1">с</text:span>командовала Дэш.</text:p>
      <text:p text:style-name="P1"><text:span text:style-name="T16">–</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6">–</text:span> Куда это ты спрятался? <text:span text:style-name="T16">–</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6">–</text:span> Ты чего? <text:span text:style-name="T16">–</text:span> <text:span text:style-name="T1">в</text:span> конце-концов озадаченно спросила она. <text:span text:style-name="T16">–</text:span> Что-то не так?</text:p>
      <text:p text:style-name="P1"><text:span text:style-name="T16">–</text:span> Не так, <text:span text:style-name="T16">–</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6">–</text:span> А с кем не так? Со мной? С тобой? Или вообще? <text:span text:style-name="T16">–</text:span> <text:span text:style-name="T1">д</text:span>опытывалась пегаска.</text:p>
      <text:p text:style-name="P1"><text:span text:style-name="T16">–</text:span> Наверное, со мной. <text:span text:style-name="T16">–</text:span> <text:span text:style-name="T1">я</text:span> завязал рукава куртки за спиной и вышел из-за куста. <text:span text:style-name="T16">–</text:span> Видишь ли, у нас, у людей, не принято находиться без одежды в обществе других… людей.</text:p>
      <text:p text:style-name="P1"><text:span text:style-name="T16">–</text:span> Ну и?</text:p>
      <text:p text:style-name="P1"><text:span text:style-name="T1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6">–</text:span> А какой смысл в этом правиле? Какую цель оно преследует?</text:p>
      <text:p text:style-name="P1"><text:span text:style-name="T1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6">–</text:span> Я знаю, что такое социальное табу, <text:span text:style-name="T16">–</text:span> важно кивнула Дэш. <text:span text:style-name="T16">–</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6">–</text:span> Вот видишь, ты меня правильно поняла. Описанные тобой табу у нас, кстати, тоже есть.</text:p>
      <text:p text:style-name="P1"><text:span text:style-name="T16">–</text:span> Но, с другой стороны, <text:span text:style-name="T16">–</text:span> продолжала пегаска, подходя ко мне поближе, <text:span text:style-name="T1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6">–</text:span> Дэш подошла вплотную, <text:span text:style-name="T16">–</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6">–</text:span> Дэш!.. Блин! <text:span text:style-name="T16">–</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6">– </text:span>Ты так смешно выглядишь, когда пытаешься спрятаться. <text:span text:style-name="T16">–</text:span> <text:span text:style-name="T1">п</text:span>егаска, немного наклонив голову, наблюдала за моими попытками скрестить ноги и обнять колени руками. <text:span text:style-name="T16">–</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6">–</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6">–</text:span> А-ХА-ХА-ХА-ХА!!! <text:span text:style-name="T16">–</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6">–</text:span> У тебя оригинальный способ исповедаться, Дэш. <text:span text:style-name="T16">–</text:span> наконец закашлялся я. <text:span text:style-name="T16">–</text:span> <text:span text:style-name="T1">Устроить кораблекрушение, з</text:span>атащить в укромное местечко, <text:span text:style-name="T1">а </text:span>под конец сорвать штаны и… <text:span text:style-name="T16">–</text:span> тут Дэш сама прыснула от смеха.</text:p>
      <text:p text:style-name="P1">Вдоволь отсмеявшись, Дэш ткнула меня носом в грудь и спросила:</text:p>
      <text:p text:style-name="P1"><text:span text:style-name="T16">–</text:span> И?</text:p>
      <text:p text:style-name="P1"><text:span text:style-name="T16">–</text:span> Что “и”?</text:p>
      <text:p text:style-name="P1"><text:span text:style-name="T16">–</text:span> Ты сказал: “ А под конец сорвать штаны и…” <text:span text:style-name="T16">–</text:span> вот я и хочу знать, что “и”?</text:p>
      <text:p text:style-name="P1">Я смутился.</text:p>
      <text:p text:style-name="P1"><text:span text:style-name="T16">–</text:span> Да ничего… Не бери в голову.</text:p>
      <text:p text:style-name="P1"><text:span text:style-name="T16">–</text:span> А я хочу брать! Какой ты всё-таки… <text:span text:style-name="T16">–</text:span> Дэш встала, потянувшись сначала передней половиной <text:span text:style-name="T1">тела</text:span>, <text:span text:style-name="T1">а </text:span>потом задней.</text:p>
      <text:p text:style-name="P1"><text:span text:style-name="T16">–</text:span> Какой?</text:p>
      <text:p text:style-name="P1"><text:span text:style-name="T16">–</text:span> Скучный <text:span text:style-name="T1">—</text:span> вот какой! <text:span text:style-name="T1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6">–</text:span> <text:span text:style-name="T1">Короче, Макс. Хочешь, верь, не хочешь — не верь. Нельзя сохнуть по аликорну! &lt;</text:span><text:span text:style-name="T31">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31">. Я не могу навязать тебе своих чувств... Но если бы ты хотя бы согласился на физический контакт. Может быть, этого хватило бы.</text:span></text:p>
      <text:p text:style-name="P6">Я непонимающе смотрел на пегаску.</text:p>
      <text:p text:style-name="P1"><text:span text:style-name="T16">–</text:span> <text:span text:style-name="T1">Р</text:span>ешай. <text:span text:style-name="T16">–</text:span> <text:span text:style-name="T1">е</text:span>ё нос почти касался моего. <text:span text:style-name="T16">–</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6">–</text:span> Дэш, ты..?</text:p>
      <text:p text:style-name="P1"><text:span text:style-name="T16">–</text:span> Да, Дискорд тебя забери! Я предлагаю тебе ЗА-НЯТЬ-СЯ СЕК-СОМ со мной! <text:span text:style-name="T16">–</text:span> зло отчеканила пегаска. <text:span text:style-name="T16">–</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6">– </text:span><text:span text:style-name="T1">Я не умею. Неумеха. </text:span><text:span text:style-name="T16">– </text:span><text:span text:style-name="T1">пробормотала тихо.</text:span></text:p>
      <text:p text:style-name="P4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6">–</text:span> Дэш!</text:p>
      <text:p text:style-name="P1"><text:span text:style-name="T16">–</text:span> Да? <text:span text:style-name="T16">–</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1"><text:soft-page-break/>– <text:span text:style-name="T1">Дэш… Ты же понимаешь, что я не люблю тебя?</text:span></text:p>
      <text:p text:style-name="P51">–<text:span text:style-name="T1"> Я этого от тебя и не требую, глупыш!</text:span></text:p>
      <text:p text:style-name="P1"><text:span text:style-name="T16">–</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6">–</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6">Я засмеялся. Пегаска была неисправима.</text:p>
      <text:p text:style-name="P6"><text:span text:style-name="T16">–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6">Пегаска о чём-то подумала и кивнула.</text:p>
      <text:p text:style-name="P6"><text:span text:style-name="T16">– </text:span>Хорошо, пусть это будет моей фантазией. А ты правда принимаешь меня?</text:p>
      <text:p text:style-name="P6"><text:span text:style-name="T16">– </text:span>Правда. Но…</text:p>
      <text:p text:style-name="P1"><text:span text:style-name="T16">–</text:span> Что?</text:p>
      <text:p text:style-name="P1"><text:span text:style-name="T16">–</text:span> Ты лежишь на мне.</text:p>
      <text:p text:style-name="P1"><text:span text:style-name="T16">–</text:span> Ну да, лежу, <text:span text:style-name="T16">–</text:span> Дэш ехидно улыбнулась и заёрзала животом. <text:span text:style-name="T16">–</text:span> А что?</text:p>
      <text:p text:style-name="P1"><text:span text:style-name="T16">–</text:span> А то, что в таком положении я до тебя не достану! У тебя слишком высоко расположена… ммм… анатомия.</text:p>
      <text:p text:style-name="P1"><text:span text:style-name="T16">–</text:span> Потерпи чуть-чуть, <text:span text:style-name="T16">–</text:span> пегаска хихикнула и снова заёрзала животом, прижав его ко мне. <text:span text:style-name="T16">–</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6">–</text:span> Дэш, <text:span text:style-name="T16">–</text:span> прошептал я, <text:span text:style-name="T16">–</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7">&lt;<text:span text:style-name="T66">Seal – Amazing (Thin White Duke remix)</text:span>&gt;</text:p>
      <text:p text:style-name="P1"><text:span text:style-name="T16">–</text:span> Я чувствую тебя, <text:span text:style-name="T16">–</text:span> промурлыкала Дэш. <text:span text:style-name="T16">–</text:span> Видишь, это совсем не страшно, что я кобыла не твоего вида.</text:p>
      <text:p text:style-name="P1">Я начал почёсывать её шею у основания гривы.</text:p>
      <text:p text:style-name="P1"><text:span text:style-name="T16">–</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6">–</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6">–</text:span> <text:span text:style-name="T1">Да-а-а</text:span>. <text:span text:style-name="T16">–</text:span> <text:span text:style-name="T1">т</text:span>яжело дышала пегаска. <text:span text:style-name="T16">–</text:span> Фактическая поверхность крыльев с помощью магии увеличивается в несколько раз. И... м-м-м… силы отталкивания хватает на то, чтобы… уффф... <text:span text:style-name="T16">–</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6">–</text:span> Чтобы поднять в воздух вес своего <text:soft-page-break/>тела и ещё примерно такой же… <text:span text:style-name="T16">–</text:span> прошептала пегаска и закрыла глаза, уткнувшись носом мне в <text:span text:style-name="T1">плечо</text:span>. Дыхание у неё стало прерывистым.</text:p>
      <text:p text:style-name="P1"><text:span text:style-name="T16">–</text:span> А как вы удерживаетесь на облаках? Ведь вы при этом не машете крыльями? <text:span text:style-name="T1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6">–</text:span> Макс, не издевайся, <text:span text:style-name="T16">–</text:span> пегаска нервно хихикнула и вдруг стала нежно, кончиками губ, жевать мочку моего уха. <text:span text:style-name="T16">–</text:span> Я не-мо-гу думать в та-ком… ммм… состоянии.</text:p>
      <text:p text:style-name="P1"><text:span text:style-name="T16">–</text:span> Дэш, <text:span text:style-name="T16">–</text:span> рассмеялся я, <text:span text:style-name="T16">–</text:span> отпусти ухо!</text:p>
      <text:p text:style-name="P1"><text:span text:style-name="T16">–</text:span> Отпускаю, <text:span text:style-name="T16">–</text:span> шепнула пегаска мне в ухо. <text:span text:style-name="T16">–</text:span> А ты вытаскивай из меня палец и займись делом.</text:p>
      <text:p text:style-name="P1">С этими словами пегаска встала.</text:p>
      <text:p text:style-name="P62"/>
      <text:h text:style-name="Heading_20_2" text:outline-level="2">16. <text:span text:style-name="T1">Понивилль. Фейс-контроль </text:span></text:h>
      <text:p text:style-name="P51">&lt;<text:span text:style-name="T66">Mothley Crue – Cickstart my heart</text:span>&gt;</text:p>
      <text:p text:style-name="P62">«<text:span text:style-name="T3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8">Нехватка погодных пегасов: Вондерболты перешли к круглосуточной вахте</text:span>». «<text:span text:style-name="T38">Общественные работы: распоряжением принцессы Луны работы по строительству мостов через провалы расширены и на субботу</text:span>». «<text:span text:style-name="T3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2"/>
      <text:p text:style-name="P62">Я отложил стопку газет, принесенных пегаской.</text:p>
      <text:p text:style-name="P62"><text:span text:style-name="T16">–</text:span> Про меня таки забыли. Отлично.</text:p>
      <text:p text:style-name="P62"><text:span text:style-name="T16">–</text:span> Не уверена. <text:span text:style-name="T16">–</text:span> <text:s/>пегаска почесала затылок. <text:span text:style-name="T16">–</text:span> Там на столбах повсюду висят объявления. За твою голову предлагают пятьдесят тысяч.</text:p>
      <text:p text:style-name="P62"><text:span text:style-name="T16">–</text:span> Ого! Луна никак не уймется. Ладно, это её проблемы.</text:p>
      <text:p text:style-name="P62">К счастью, библиотека Понивилля располагалась на окраине. Пробраться туда под покровом сумерек было раз плюнуть.</text:p>
      <text:p text:style-name="P62"><text:span text:style-name="T16">– </text:span>Твайлайт, привет! Мы вернулись! <text:span text:style-name="T16">–</text:span> я захлопнул за собой дверь.</text:p>
      <text:p text:style-name="P6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2">Ни слова ни говоря, Твайлайт отперла дверь в подвал и потащила меня за собой.</text:p>
      <text:p text:style-name="P62"><text:span text:style-name="T16">– К</text:span>АКОГО ХУЯ?!! Твайлайт, ёб твою понимать, ты чё творишь? <text:span text:style-name="T16">– </text:span>я вцепился в ручку двери.</text:p>
      <text:p text:style-name="P62"><text:span text:style-name="T16">– </text:span>Твайли, ты чего? <text:span text:style-name="T16">– </text:span>брыкалась Дэш. <text:span text:style-name="T16">– </text:span>Немедленно опусти меня на пол!</text:p>
      <text:p text:style-name="P62"><text:span text:style-name="T16">– </text:span>Извини, Дэши. <text:span text:style-name="T16">– </text:span>скороговоркой бормотала лавандовая единорожка, нервно хихикая. <text:span text:style-name="T16">–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2"><text:soft-page-break/>ХРУСТЬ!</text:p>
      <text:p text:style-name="P62">Дверная ручка оторвалась с мясом и я продолжил низвержение в подвал.</text:p>
      <text:p text:style-name="P62"><text:span text:style-name="T16">– </text:span>А-А-А-А-А-А!!! <text:span text:style-name="T16">–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2"><text:span text:style-name="T16">– </text:span>Не беспокойся, Макс-с-вероятностью-пятьдесят-процентов, больно не будет. Не должно быть, во всяком случае. <text:span text:style-name="T16">– </text:span>суетилась единорожка, закрепляя мои руки и ноги в браслетах. <text:span text:style-name="T16">– Е</text:span>сли ты настоящий человек, заклинание магического резонанса тебя не тронет, хи-хи.</text:p>
      <text:p text:style-name="P62">Я молча дёргался, пытаясь сломать браслеты.</text:p>
      <text:p text:style-name="P62"><text:span text:style-name="T16">– Н</text:span>е пытайся. <text:span text:style-name="T16">– </text:span>единорожка покачала головой. <text:span text:style-name="T16">–</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2">Единорожка отвернулась к стеклянному шкафу и стала рыться в нём.</text:p>
      <text:p text:style-name="P62"><text:span text:style-name="T16">– </text:span>Где-то он тут был, я же клала его сюда на прошлой неделе, после эксперимента с тыквой!</text:p>
      <text:p text:style-name="P6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2"><text:span text:style-name="T16">– </text:span>Нет-нет-нет, куда же ты! <text:span text:style-name="T16">– </text:span>магическая аура подхватила меня на полпути к ступенькам. <text:span text:style-name="T16">– </text:span>Мы ещё не закончили, хи-хи.</text:p>
      <text:p text:style-name="P62">Я снова распластался на столе, скованный браслетами. Твайлайт с безумными глазами склонилась надо мной. Рядом с ней парил скальпель.</text:p>
      <text:p text:style-name="P62"><text:span text:style-name="T16">– </text:span>Твайлайт, не смей! <text:span text:style-name="T16">– </text:span>хриплым от ужаса голосом прошептал я.</text:p>
      <text:p text:style-name="P62"><text:span text:style-name="T16">–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2">Скальпель с огромной скоростью метнулся ко мне.</text:p>
      <text:p text:style-name="P62"><text:span text:style-name="T16">– </text:span>А-А-А-А-А-А!</text:p>
      <text:p text:style-name="P62">Вжик-вжие-вжик!</text:p>
      <text:p text:style-name="P62">Лоскутья одежды полетели на пол. Я лежал на столе как новорождённый и орал соответственно.</text:p>
      <text:p text:style-name="P62"><text:span text:style-name="T16">– О</text:span>у! <text:span text:style-name="T79">Что-то новенькое! </text:span>Это надо задокументировать.</text:p>
      <text:p text:style-name="P62">Невесть откуда взявшийся фотоаппарат сделал несколько снимков моего естества в разных ракурсах.</text:p>
      <text:p text:style-name="P62"><text:span text:style-name="T16">– </text:span>Хрен-то тебе зачем? <text:span text:style-name="T16">– </text:span>с бессильной злостью спросил я. <text:span text:style-name="T16">– </text:span><text:span text:style-name="T79">Т</text:span>ы собираешься устроить филиал порнхаба для пони-извращенцев?</text:p>
      <text:p text:style-name="P62"><text:span text:style-name="T16">–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2"><text:span text:style-name="T16">–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2"><text:soft-page-break/><text:span text:style-name="T16">– </text:span>А если попроще?</text:p>
      <text:p text:style-name="P62"><text:span text:style-name="T16">– </text:span>Если ты — клон, то превратишься в исходные десять-пятнадцать килограммов песка. Как и все предыдущие. <text:span text:style-name="T16">– </text:span>единорожка указала на ящик с песком, стоящий у противопожарного щита.<text:span text:style-name="T16"> – </text:span>Обычно хватает минуты облучения.</text:p>
      <text:p text:style-name="P62">Твайлайт вытащила воронку из аппарата и приставила её к моей груди. За воронкой к ящику тянулся толстый гофрированный шланг.</text:p>
      <text:p text:style-name="P62"><text:span text:style-name="T16">– </text:span>Стой! <text:span text:style-name="T16">– </text:span>я лихорадочно искал повод затянуть процесс. <text:span text:style-name="T16">– </text:span>Но ты же не знаешь, каковы могут быть последствия, если я НЕ клон!</text:p>
      <text:p text:style-name="P62"><text:span text:style-name="T16">– М</text:span>агнетрон вводит в резонанс только частицы магического субстрата. Тебе не о чём волноваться.</text:p>
      <text:p text:style-name="P6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2"><text:span text:style-name="T16">–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2"/>
      <text:p text:style-name="P52">***</text:p>
      <text:p text:style-name="P52"/>
      <text:p text:style-name="P62"><text:span text:style-name="T16">– </text:span>А-А-А-А-А-А!!! Бля!</text:p>
      <text:p text:style-name="P62">Мой полёт сквозь усыпанную звёздами сине-зелёную мглу закончился столкновением с чем-то мягким.</text:p>
      <text:p text:style-name="P62"><text:span text:style-name="T16">– </text:span>Сестра???</text:p>
      <text:p text:style-name="P6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2"><text:span text:style-name="T16">– </text:span>А-А-А-А-А-А!!!</text:p>
      <text:p text:style-name="P62"/>
      <text:p text:style-name="P64">***</text:p>
      <text:p text:style-name="P64"/>
      <text:p text:style-name="P62">Две кляксы надо мной сформировались в Рэйнбоу Дэш и Твайлайт Спаркл. Пони озадаченно наблюдали за мной и тихо шушукались.</text:p>
      <text:p text:style-name="P62"><text:span text:style-name="T16">– </text:span>Никогда, слышишь, никогда больше не смей подымать меня...</text:p>
      <text:p text:style-name="P62"><text:span text:style-name="T16">– </text:span>Откуда я знала, что резонансное заклинание так среагирует на...</text:p>
      <text:p text:style-name="P62"><text:span text:style-name="T16">– М</text:span>акс? <text:span text:style-name="T16">– </text:span>пегаска заметила, что я открыл глаза. <text:span text:style-name="T16">– </text:span>Ты в порядке?</text:p>
      <text:p text:style-name="P62">Я издал нечто среднее между брачным рёвом лося и стоном умирающего слона.</text:p>
      <text:p text:style-name="P62"><text:span text:style-name="T16">– </text:span>Я не предполагала, что заклинание магического резонанса нейтрально реагирует только на истинную ткань НАШЕЙ реальности. <text:span text:style-name="T16">– </text:span>зачастила единорожка. <text:span text:style-name="T16">–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2"><text:soft-page-break/><text:span text:style-name="T16">– </text:span>Но не магнетрон. <text:span text:style-name="T16">– </text:span>заметила Дэш. <text:span text:style-name="T16">– </text:span>В следующий раз будешь читать инструкцию ДО применения.</text:p>
      <text:p text:style-name="P62"/>
      <text:p text:style-name="P62">…</text:p>
      <text:p text:style-name="P62"/>
      <text:p text:style-name="P6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2"><text:span text:style-name="T16">– </text:span>Итак, мы:</text:p>
      <text:p text:style-name="P62">а) Имеем резонаторные рубины для ускорителя.</text:p>
      <text:p text:style-name="P62">б) После исчезновения принцессы Селестиии, не имеем <text:s/>возможности контролировать усиленное ускорителем <text:s/>заклинание Индрэ.</text:p>
      <text:p text:style-name="P62">Это значит, что:</text:p>
      <text:p text:style-name="P62">а) Нам придётся пользоваться обычной версией заклинания. Вероятность успеха в этом случае я оцениваю как <text:s/>один к пяти.</text:p>
      <text:p text:style-name="P62">б) Или идти на большой риск и вызвать неконтролируемое усиленное заклинание.</text:p>
      <text:p text:style-name="P62">Во втором случае вероятность возникновения крупной энергомагической вспышки я оцениваю как один к трём.</text:p>
      <text:p text:style-name="P62"><text:span text:style-name="T16">– Н</text:span>е умничай! Что ты имеешь ввиду под «крупной энергомагической вспышкой»? <text:span text:style-name="T16">– </text:span>почесала в затылке Эпплджек. <text:span text:style-name="T16">– </text:span>Нам хватит ведра воды, чтоб её потушить?</text:p>
      <text:p text:style-name="P62"><text:span text:style-name="T16">– </text:span>Под крупной я имею ввиду оплавленую воронку от тридцати футов в диаметре. Плюс пожары и разрушения в радиусе до пяти миль.</text:p>
      <text:p text:style-name="P62"><text:span text:style-name="T16">– </text:span>Конски яблоки! <text:span text:style-name="T16">– </text:span>выругалась Эпплджек. <text:span text:style-name="T16">– Е</text:span>сли шансы спалить Понивилль один к трём, я на такое не согласна. Даже если на кону стоит вся Эквестрия.</text:p>
      <text:p text:style-name="P62">– Дорогая, каждый пони должен быть готов на всё во имя Эквестрии! Если, конечно, это не грязь под туалетным ковриком. – заявила Рэрити.</text:p>
      <text:p text:style-name="P62"><text:span text:style-name="T16">– </text:span>Ты хорошо подумала? <text:span text:style-name="T16">– н</text:span>ахмурилась Рэйнбоу Дэш. <text:span text:style-name="T16">– </text:span>В Эквестрии десятки таких городов, как Понивилль! Мы не можем махнуть на них крылом!</text:p>
      <text:p text:style-name="P62"><text:span text:style-name="T16">– </text:span>Тебе-то на Понивилль точно махать! <text:span text:style-name="T16">– </text:span>огрызнулась фермерша. <text:span text:style-name="T16">– Т</text:span>вой дом, поди, не зацепит.</text:p>
      <text:p text:style-name="P62"><text:span text:style-name="T16">– </text:span>Что ты сказала? А ну, повтори? <text:span text:style-name="T16">– </text:span>взвилась пегаска.</text:p>
      <text:p text:style-name="P62"><text:span text:style-name="T16">– </text:span>Не ссорьтесь, девчёнки. <text:span text:style-name="T16">– </text:span>встрял я. <text:span text:style-name="T16">– </text:span>Ничем рисковать не придётся. У меня есть другой вариант.</text:p>
      <text:p text:style-name="P62"><text:span text:style-name="T16">– </text:span>Ась?</text:p>
      <text:p text:style-name="P62"><text:span text:style-name="T16">– </text:span>Что?</text:p>
      <text:p text:style-name="P62"><text:span text:style-name="T16">– </text:span>Какой? <text:span text:style-name="T16">– </text:span>разом <text:span text:style-name="T16">о</text:span>бернулась ко мне компания.</text:p>
      <text:p text:style-name="P62"><text:span text:style-name="T16">– </text:span>Элементы Гармонии. Ты говорила, <text:span text:style-name="T16">– </text:span>обратился я к Твайлайт, <text:span text:style-name="T16">– </text:span>что их сила на одном уровне с аликорньей.</text:p>
      <text:p text:style-name="P62"><text:span text:style-name="T16">–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2"><text:span text:style-name="T16">– Л</text:span>ягать! <text:span text:style-name="T16">– </text:span>сморщилась Эпплджек. <text:span text:style-name="T16">– </text:span>У меня после ожерелья Честности в башке гудит, как после маковского сидра!</text:p>
      <text:p text:style-name="P62"><text:span text:style-name="T16">–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2"><text:span text:style-name="T16">– </text:span>Рэр, иногда лучше жевать, чем говорить. Вот честно!</text:p>
      <text:p text:style-name="P62"><text:soft-page-break/><text:span text:style-name="T16">– </text:span>Как пожелаешь! Макс, <text:span text:style-name="T16">– </text:span>повернулась ко мне единорожка. <text:span text:style-name="T16">–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2"><text:span text:style-name="T16">– </text:span>Они лежали в нагрудном кармане рубашки.</text:p>
      <text:p text:style-name="P62">Твайлайт отвлеклась от доски.</text:p>
      <text:p text:style-name="P62"><text:span text:style-name="T16">– В р</text:span>убашке? Я послала вниз Спайка прибраться. Те лохмотья тлели после вспышки... Спа-а-айк!!!</text:p>
      <text:p text:style-name="P62">Дракончик поднялся по лестнице с веником в одной лапе и мусорным пакетом в другой. Он был весь перемазан сажей и что-то торопливо жевал.</text:p>
      <text:p text:style-name="P62"><text:span text:style-name="T16">– </text:span>Вот, прибрался малёхо. Но с потолка сажу ещё не успел счистить, там стремянка нужна.</text:p>
      <text:p text:style-name="P62"><text:span text:style-name="T16">– </text:span>Спайки-Вайки, не выкидывай одежду, пожалуйста. В ней должны быть рубины.</text:p>
      <text:p text:style-name="P62"><text:span text:style-name="T16">– </text:span>Какие ещё рубины? <text:span text:style-name="T16">– </text:span>переспросил Спайк и зажевал быстрее.</text:p>
      <text:p text:style-name="P62"><text:span text:style-name="T16">–</text:span> Резонаторные! <text:span text:style-name="T16">–</text:span> холодея, ответил я. <text:span text:style-name="T16">– </text:span>В кармане рубашки должны лежать четыре кристалла.</text:p>
      <text:p text:style-name="P62"><text:span text:style-name="T16">– Э</text:span>мм. Так это были резонаторные рубины? Предупреждать надо! Я думал, это мусор. <text:span text:style-name="T16">– </text:span>дракончик пожал плечами и выплюнул на лапу полтора камешка.</text:p>
      <text:p text:style-name="P41"/>
      <text:p text:style-name="P62">…</text:p>
      <text:p text:style-name="P62"/>
      <text:p text:style-name="P62"><text:span text:style-name="T16">– <text:s/></text:span>Рэрити, закрой форточку! Флатти, мигом в аптеку за настойкой пустырника! Спайк, срочно неси воду! И сразу же уходи! Пинки! Пинки?</text:p>
      <text:p text:style-name="P62"><text:span text:style-name="T16">– К</text:span>акой-то неправильный у Макса смех! <text:span text:style-name="T16">– </text:span>голос Пинки был еле слышен из-под наваленных на меня подушек. <text:span text:style-name="T16">– <text:s/></text:span>И, мне кажется, сам Макс сейчас немножечко неправильный. Правильно я говорю?</text:p>
      <text:p text:style-name="P62">Подушка отогнулась и в прямоугольнике света показалась голова Пинки.</text:p>
      <text:p text:style-name="P62"><text:span text:style-name="T16">– </text:span>Макс. Ты сейчас правильный, или нет?</text:p>
      <text:p text:style-name="P62"><text:span text:style-name="T16">– </text:span>Макс, ты как? Тебе уже лучше? <text:span text:style-name="T16">– </text:span>в прямоугольнике появилась голова Рэйнбоу Дэш.</text:p>
      <text:p text:style-name="P62"><text:span text:style-name="T16">– </text:span>Фигурально выражаясь, ты в себе? <text:span text:style-name="T16">– </text:span>вклинилась между ними Твайлайт Спаркл.</text:p>
      <text:p text:style-name="P62"><text:span text:style-name="T16">– </text:span>Столько ругательств на одном дыхании я не слышала даже от бабули, когда она зацепилась за порог и перевернула поднос с пирогами! <text:span text:style-name="T16">– </text:span>донёсся уважительный голос Эпплджек с моих ног.</text:p>
      <text:p text:style-name="P62">Я отдышался. Поняхи участливо смотрели на меня, выискивая признаки успокоения.</text:p>
      <text:p text:style-name="P62"><text:span text:style-name="T16">– </text:span>Отпустите. Я уже правильный. <text:span text:style-name="T16">– </text:span>наконец произнёс я.</text:p>
      <text:p text:style-name="P62">Пинки, Дэш и Твайлайт слезли с горки подушек, наваленных на меня после эмоционального взрыва. Эпплджек встала с ног.</text:p>
      <text:p text:style-name="P62"><text:span text:style-name="T16">– </text:span>Не огорчайся, ситуацию можно выправить. <text:span text:style-name="T16">– з</text:span>атараторила Твайлайт. <text:span text:style-name="T16">–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2"><text:span text:style-name="T16">– </text:span>Ага, Твай по «жучкам» специалист! <text:span text:style-name="T16">– з</text:span>аявил Спайк из-за понячих крупов. <text:span text:style-name="T16">– </text:span>Иначе бы мы по уши завязли в долгах за электричество.</text:p>
      <text:p text:style-name="P62"><text:span text:style-name="T16">– </text:span>Спайк!!! Немедленно... <text:s/>сбегай в лавку к Кейкам за выпечкой! Нам всем нужно успокоиться.</text:p>
      <text:p text:style-name="P62"><text:span text:style-name="T16">– </text:span>Уже бегу!</text:p>
      <text:p text:style-name="P62"/>
      <text:p text:style-name="P64">***</text:p>
      <text:p text:style-name="P62"/>
      <text:p text:style-name="P62"><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2"><text:span text:style-name="T16">– </text:span>Ты точно знаешь, что делаешь? <text:span text:style-name="T16">– </text:span>переспросила Эпплджек. <text:span text:style-name="T16">– </text:span>Мне бы не хотелось, чтоб от Понивилля остались одни головешки.</text:p>
      <text:p text:style-name="P62"><text:span text:style-name="T16">– </text:span>Не беспокойся, всё просчитано. Я уверена, я подчёркиваю, абсолютно уверена в безопасности эксперимента!</text:p>
      <text:p text:style-name="P62"><text:span text:style-name="T16">– </text:span>Ой, чего-то мне нехорошо становится, когда ты так говоришь...</text:p>
      <text:p text:style-name="P62"><text:span text:style-name="T16">– </text:span>Девочки, приготовились! Начинаю обратный отсчёт! Десять! Девять! Восемь! Семь!</text:p>
      <text:p text:style-name="P62">Гудение синхрофазотрона усилилось. Картинка у меня перед глазами поплыла.</text:p>
      <text:p text:style-name="P62"><text:span text:style-name="T16">– </text:span>Шесть! Пять! Четыре! Три! Флаттершай, ты одела ожерелье Доброты задом-наперёд! Три-с-половиной! Три-с-четвертью! Два! Один! Понеслись!</text:p>
      <text:p text:style-name="P62">Картинка у меня перед глазами выключилась.</text:p>
      <text:p text:style-name="P62"/>
      <text:h text:style-name="Heading_20_2" text:outline-level="2">17. <text:span text:style-name="T1">Откровение</text:span></text:h>
      <text:p text:style-name="P51">&lt;<text:span text:style-name="T66">Mission Impossible theme</text:span>&gt;</text:p>
      <text:p text:style-name="P6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2">Я вглядываюсь в него.</text:p>
      <text:p text:style-name="P6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2">Я перехожу провал.</text:p>
      <text:p text:style-name="P6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1"><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81">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2">Я тяну ручку двери на верхней площадке. Сильный сквозняк чуть не сбивает меня с ног: ветер задувает в<text:span text:style-name="T79"> </text:span>покои Луны<text:span text:style-name="T79"> </text:span>через открытые балконные двери<text:span text:style-name="T79">.</text:span></text:p>
      <text:p text:style-name="P62"><text:soft-page-break/>Мириады пульсирующих нитей сходятся к центру комнаты, где на матрасе лежит обтянутый шкурой скелет аликорна.</text:p>
      <text:p text:style-name="P62">Я осторожно пересекаю комнату и захлопываю двери на балкон.</text:p>
      <text:p text:style-name="P62"><text:span text:style-name="T16">– </text:span>А-а-а, ты всё-таки пришёл… <text:span text:style-name="T16">– </text:span>шелестит скрипучий голос за моей спиной.</text:p>
      <text:p text:style-name="P6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2"><text:span text:style-name="T16">–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2"><text:span text:style-name="T16">–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2"><text:span text:style-name="T16">– </text:span>ТЫ НИЧЕГО НЕ УЗНАЕШЬ!!!</text:p>
      <text:p text:style-name="P6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2"><text:span text:style-name="T16">–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2">Луна закашливается едким смехом и отпивает из вазы, стоящей на полу рядом с матрацем.</text:p>
      <text:p text:style-name="P62"><text:span text:style-name="T16">– </text:span>Открой балкон. Мы призвали Найтмэр, чтобы подольше продержаться. Этой сучке из племени виндиго нужен ветер.</text:p>
      <text:p text:style-name="P6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2"><text:span text:style-name="T16">– </text:span>Сожалеем, что не можем убить тебя.</text:p>
      <text:p text:style-name="P62">Обернувшись я встречаюсь с рогом аликорницы, нацеленным мне в грудь.</text:p>
      <text:p text:style-name="P62"><text:span text:style-name="T16">– </text:span>Твоё тело соткано из наваждения — Нам ли не знать! Мы всё ещё Владыка Снов.</text:p>
      <text:p text:style-name="P62">Я делаю шаг назад, на балкон. Луна трескуче смеётся и шагает следом.</text:p>
      <text:p text:style-name="P62"><text:span text:style-name="T16">– </text:span>Но что в Нашей власти — так это вышвырнуть тебя отсюда!</text:p>
      <text:p text:style-name="P62">Я снова отступаю. Как я помню, балкон метра три в ширину и без перил. И хоть я осознаю, что это сон, мне страшно до онемения.</text:p>
      <text:p text:style-name="P62"><text:span text:style-name="T16">– </text:span>Призвав тебя сюда, мы потратили последние силы. Которыми можно было поддерживать Эквестрию ещё долгие годы.</text:p>
      <text:p text:style-name="P62">Шаг назад.</text:p>
      <text:p text:style-name="P62"><text:span text:style-name="T16">– </text:span>Кимеринн погиб, чтобы ты жил.</text:p>
      <text:p text:style-name="P62">Шаг назад.</text:p>
      <text:p text:style-name="P62"><text:span text:style-name="T16">– </text:span>Сел осталась без магии и развоплотилась из-за тебя.</text:p>
      <text:p text:style-name="P62">Шаг назад.</text:p>
      <text:p text:style-name="P62"><text:span text:style-name="T16">– </text:span>Столько надежд впустую. И, как финальная насмешка, ты увидишь гибель всего, что Нам дорого?! Не бывать этому! ПОШЁЛ ВОН!!!</text:p>
      <text:p text:style-name="P62"><text:soft-page-break/>Я мешкаю, не чувствуя под отступающей ногой опоры, и этого хватает, чтобы Луна в выпаде достала меня рогом.</text:p>
      <text:p text:style-name="P62">Магический разряд пронзает грудь сетью молний и вышвыривает меня с балкона. Луна — или Найтмэр Мун? — хохочет, видя моё падение.</text:p>
      <text:p text:style-name="P62">Я проваливаюсь в звёздную сине-зелёную мглу.</text:p>
      <text:p text:style-name="P62"/>
      <text:p text:style-name="P62">…</text:p>
      <text:p text:style-name="P51"/>
      <text:p text:style-name="P6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9">её </text:span>расплываются. Она исчезает, не дойдя до экрана.</text:p>
      <text:p text:style-name="P75">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2">Ближе.</text:p>
      <text:p text:style-name="P62">Всем телом ощущаю дискомфорт от низкочастотной вибрации, как будто рядом проходит поезд.</text:p>
      <text:p text:style-name="P62">Ещё ближе.</text:p>
      <text:p text:style-name="P6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2">Совсем близко.</text:p>
      <text:p text:style-name="P6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2">Я ВИЖУ!!! ПРОКЛЯТЬЕ, КАК ВСЁ ПРОСТО!!!</text:p>
      <text:p text:style-name="P6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2"><text:span text:style-name="T16">– </text:span>Ты ведь вернёшься? Не говори им, что увидел там! <text:span text:style-name="T16">– </text:span>жеребёнок машет в сторону экрана. Её голос слышится глухо, как через подушку.</text:p>
      <text:p text:style-name="P62">Я киваю ей в ответ. Мне понятно, почему.</text:p>
      <text:p text:style-name="P62"><text:span text:style-name="T16">– </text:span>Как тебя зовут, малышка? Я постараюсь найти тебя. Может быть, ещё не поздно.</text:p>
      <text:p text:style-name="P62">Пегаска приветственно машет копытом.</text:p>
      <text:p text:style-name="P41"><text:span text:style-name="T49">– </text:span><text:span text:style-name="T40">Шейла! Шейла Блюскай! И я уже не малышка! </text:span><text:span text:style-name="T49">– </text:span><text:span text:style-name="T40">она тычет в кьютимарку в виде ластика, стирающего тучу. </text:span><text:span text:style-name="T16">&lt;</text:span>Макс находит её в Терре по кьютимарке на рюкзаке<text:span text:style-name="T16">&gt;</text:span></text:p>
      <text:p text:style-name="P6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5"/>
      <text:p text:style-name="P64">***</text:p>
      <text:p text:style-name="P64"/>
      <text:p text:style-name="P1"><text:soft-page-break/><text:span text:style-name="T16">–</text:span> <text:span text:style-name="T1">Макс? </text:span>Вставай! <text:span text:style-name="T16">–</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6">–</text:span> Твайлайт? <text:span text:style-name="T16">–</text:span> Взгляд сфокусировался на лавандовой единорожке, озабоченно осматривающей меня и продолжающей массаж области сердца.</text:p>
      <text:p text:style-name="P1"><text:span text:style-name="T16">–</text:span> Мне не понравился цвет твоей мордочки <text:span text:style-name="T44">— </text:span><text:span text:style-name="T1">т</text:span>ы стал слишком бледный. Я решила прервать <text:span text:style-name="T1">заклинание</text:span>. Как ты себя…</text:p>
      <text:p text:style-name="P1"><text:span text:style-name="T53">–</text:span><text:span text:style-name="T44"> … чувствуешь, дорогая Рэрити?! Я могу чем-нибудь помочь? Вот, выпей воды! </text:span><text:span text:style-name="T53">–</text:span><text:span text:style-name="T44"> дракончик метался вокруг светлой единорожки, в волнении заламывая лапы.</text:span></text:p>
      <text:p text:style-name="P6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2"><text:span text:style-name="T16">– </text:span>Ну что? Увидел что-нибудь, сахарок?</text:p>
      <text:p text:style-name="P62">Пони уставились на меня с надеждой.</text:p>
      <text:p text:style-name="P62"><text:span text:style-name="T16">– </text:span>Да.</text:p>
      <text:p text:style-name="P62">Откровение давило на психику как тонна кирпичей. Я не знал, что им сказать. Я не мог.</text:p>
      <text:p text:style-name="P62"><text:span text:style-name="T16">– П</text:span>ревосходно!</text:p>
      <text:p text:style-name="P62"><text:span text:style-name="T16">– </text:span>Это просто супер-дупер-здоровски-потрясно!</text:p>
      <text:p text:style-name="P62"><text:span text:style-name="T16">– </text:span>Йей!</text:p>
      <text:p text:style-name="P62"><text:span text:style-name="T16">– </text:span>Ю-ху!</text:p>
      <text:p text:style-name="P62"><text:span text:style-name="T16">– О</text:span>фигенно! Мы победили! Макс, ты молодец!</text:p>
      <text:p text:style-name="P62"><text:span text:style-name="T16">– </text:span>Замечательно! Секундочку, я приготовлю дневник…</text:p>
      <text:p text:style-name="P62">Восторг пони постепенно сменился ожиданием. Я молчал.</text:p>
      <text:p text:style-name="P62"><text:span text:style-name="T16">– </text:span>Э-м-м? И что же ты увидел? <text:span text:style-name="T16">– </text:span>не выдержала Твайлайт.</text:p>
      <text:p text:style-name="P62"><text:span text:style-name="T16">– </text:span>Я… не могу сказать.</text:p>
      <text:p text:style-name="P62">Ожидание сменилось недоумением. Рэйнбоу Дэш насмешливо скривила губы.</text:p>
      <text:p text:style-name="P62"><text:span text:style-name="T16">– </text:span>Да ладно! Кончай прикалываться, мы же ждём! Шутка зачлась!</text:p>
      <text:p text:style-name="P62"><text:span text:style-name="T16">– </text:span>Не могу!!!</text:p>
      <text:p text:style-name="P62"/>
      <text:p text:style-name="P62">…</text:p>
      <text:p text:style-name="P62"/>
      <text:p text:style-name="P62">Молчание прервала Эпплджек.</text:p>
      <text:p text:style-name="P62"><text:span text:style-name="T16">– </text:span>Сахарок, с тобой всё в порядке?</text:p>
      <text:p text:style-name="P62">Дэш подошла ко мне вплотную, обняла мою голову и прижалась нос к носу.</text:p>
      <text:p text:style-name="P62"><text:span text:style-name="T16">– </text:span>Макс, ты чего? <text:span text:style-name="T16">– </text:span>прошептала она. <text:span text:style-name="T16">– </text:span>Тебя во сне кто-то заколдовал? Мигни мне правым глазом, если да.</text:p>
      <text:p text:style-name="P62">Я высвободился из объятий пегаски.</text:p>
      <text:p text:style-name="P62"><text:span text:style-name="T16">– </text:span>Со мной всё в порядке. <text:span text:style-name="T16">– </text:span>объявил я. <text:span text:style-name="T16">– </text:span>Не в порядке с вами. Я не могу сказать вам, что увидел, потому что боюсь. За вас. Не вините меня, пожалуйста, мне и так плохо.</text:p>
      <text:p text:style-name="P62">Тишина сменилась гулом голосов. Пони вполголоса обсуждали ситуацию, посматривая на меня и почёсывая в затылках.</text:p>
      <text:p text:style-name="P62"><text:span text:style-name="T16">– </text:span>Конски яблоки! Вот это поворот! А мне так хотелось узнать, что за нечисть тут орудует!</text:p>
      <text:p text:style-name="P62"><text:soft-page-break/><text:span text:style-name="T16">–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2"><text:span text:style-name="T16">–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2"><text:span text:style-name="T16">– </text:span>Рэр, отвали!</text:p>
      <text:p text:style-name="P62"><text:span text:style-name="T16">– </text:span>Оу, какие страсти! Ладно-ладно, не сердись, дорогая, не мешаю!</text:p>
      <text:p text:style-name="P62"><text:span text:style-name="T16">–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2"><text:span text:style-name="T16">– </text:span>Оп-паньки! У меня подрыгульки в ноге начались! Явно что-то близится! Только не пойму, что? Опасное? Или весёлое? Или опасно-весёлое?</text:p>
      <text:p text:style-name="P62"><text:span text:style-name="T16">– </text:span>Стойте!</text:p>
      <text:p text:style-name="P62">Твайлайт подняла вверх копыто, призывая к тишине. Потом откуда-то из дальнего шкафа к ней приплыла “Основы заклятий<text:span text:style-name="T16">” Стар Свирла. </text:span>Единорожка нацепила очки и принялась перелистывать книгу, бормоча под нос названия глав.</text:p>
      <text:p text:style-name="P62"><text:span text:style-name="T16">– </text:span>Ага, вот! Нашла! Макс прав! В «Заклинании Последнего Шанса» есть такое! <text:span text:style-name="T16">– </text:span>единорожка принялась зачитывать отрывок.</text:p>
      <text:p text:style-name="P62">…</text:p>
      <text:p text:style-name="P62">«<text:span text:style-name="T18">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7">и </text:span><text:span text:style-name="T18">слишком громко думать. И сообщить способ спасения — означает его разрушить.</text:span>»</text:p>
      <text:p text:style-name="P62">…</text:p>
      <text:p text:style-name="P62"><text:span text:style-name="T16">– </text:span>Ты хочешь сказать, если Макс нам сообщит, в чём причина всей этой фигни, мы не сможем её исправить? <text:span text:style-name="T16">– </text:span>Дэш повернулась ко мне. <text:span text:style-name="T16">–</text:span> А как мы её исправим, если не будем знать, что исправлять? Хренотень какая-то!</text:p>
      <text:p text:style-name="P62">Пегаска сжала голову копытами.</text:p>
      <text:p text:style-name="P62"><text:span text:style-name="T16">– </text:span>Это может быть случай так называемого «кота Шротингера». Никогда бы не подумала, что он мне встретится на практике!</text:p>
      <text:p text:style-name="P62">Твайлайт протёрла доску тряпочкой и нарисовала на ней коробку.</text:p>
      <text:p text:style-name="P62"><text:span text:style-name="T16">– </text:span>Предположим, в коробке заперт кот. <text:span text:style-name="T16">– н</text:span>арисованный кот упирался лапами в крышку коробки, явно пытаясь выбраться.</text:p>
      <text:p text:style-name="P62"><text:span text:style-name="T16">– </text:span><text:span text:style-name="T79">Допустим, кот бессмертен. Также допустим, что кот з</text:span>аколдован<text:span text:style-name="T79"> </text:span>отложенным <text:span text:style-name="T79">заклятие</text:span>м<text:span text:style-name="T79"> Стирания, которое сработает, если кто-то откроет ящик</text:span>. <text:span text:style-name="T79">То есть, п</text:span>ри открытии<text:span text:style-name="T79"> ящик</text:span>а<text:span text:style-name="T79"> кот исчезнет из </text:span>бытия<text:span text:style-name="T79"> </text:span>— его нет, и никогда не было.</text:p>
      <text:p text:style-name="P62"><text:span text:style-name="T16">– </text:span>Бедный котик. <text:span text:style-name="T16">– </text:span>прошептала Флаттершай.</text:p>
      <text:p text:style-name="P62">Я насторожился, услышав знакомое заклинание.</text:p>
      <text:p text:style-name="P62"><text:span text:style-name="T16">– </text:span>Стой! Откуда тебе известно про заклинание Стирания?</text:p>
      <text:p text:style-name="P62"><text:span text:style-name="T16">–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6">Магическо</text:span>м<text:span text:style-name="T16"> </text:span>В<text:span text:style-name="T16">естник</text:span>е», а профессор Шротингер построил на её базе свой мысленный эксперимент.</text:p>
      <text:p text:style-name="P62"><text:span text:style-name="T16">– </text:span>Гм. Ну ладно, продолжай.</text:p>
      <text:p text:style-name="P62"><text:span text:style-name="T16">– </text:span>Так вот, по условию эксперимента известно, что вероятность того, что кто-то откроет ящик, ненулевая.</text:p>
      <text:p text:style-name="P62"><text:span text:style-name="T16">– </text:span>И что это означает, дорогая? <text:span text:style-name="T16">– </text:span>спросила Рэрити.</text:p>
      <text:p text:style-name="P62"><text:soft-page-break/><text:span text:style-name="T16">– </text:span>Это значит, что кто-нибудь когда-нибудь обязательно откроет его.</text:p>
      <text:p text:style-name="P62"><text:span text:style-name="T16">– </text:span>У меня щас башка лопнет! <text:span text:style-name="T16">– </text:span>пожаловалась Дэш. <text:span text:style-name="T16">– </text:span>Так всё-таки, когда этот грёбаный ящик откроют?</text:p>
      <text:p text:style-name="P62"><text:span text:style-name="T16">–</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2">Твайлайт прокашлялась, отпила из графина и продолжила.</text:p>
      <text:p text:style-name="P62"><text:span text:style-name="T16">–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2">Пони молчали, переваривая информацию. Дэш с отсутствующим видом следила за пауком на потолке.</text:p>
      <text:p text:style-name="P62">Наконец Эпплджек сдвинула шляпу на лоб.</text:p>
      <text:p text:style-name="P62"><text:span text:style-name="T16">–</text:span> То есть, ты хочешь сказать, что мы все — навроде этого кота, а Макс боится открыть ящик? Чтоб мы не исчезли окончательно?</text:p>
      <text:p text:style-name="P62"><text:span text:style-name="T16">– </text:span>Нечто около того. Стар Свирл пишет, что разглашение способа спасения его же и разрушит. Иными словами, открывать ящик нельзя.</text:p>
      <text:p text:style-name="P62">Я поднял руку, прося слово. Пони обернулись на меня и затихли.</text:p>
      <text:p text:style-name="P62"><text:span text:style-name="T16">–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2">…</text:p>
      <text:p text:style-name="P62"><text:span text:style-name="T16">– </text:span>Лягать! <text:span text:style-name="T16">– </text:span>выругалась Дэш. <text:span text:style-name="T16">– </text:span>Значит, наши усилия по доставке резонаторов пошли лесом.</text:p>
      <text:p text:style-name="P62"><text:span text:style-name="T16">– </text:span>Не совсем. Мне таки удалось узнать, где искать Селестию.</text:p>
      <text:p text:style-name="P62">В библиотеке снова поднялся галдёж. Твайлайт подняла копыто.</text:p>
      <text:p text:style-name="P62"><text:span text:style-name="T16">– </text:span>Тихо! Спайк, будь добр, сбегай к Кейкам за выпечкой. Нам надо успокоиться. Макс, хоть про Селестию ты нам можешь рассказать?</text:p>
      <text:p text:style-name="P62"><text:span text:style-name="T16">– </text:span>Могу. <text:span text:style-name="T16">– </text:span>пожал плечами я. <text:span text:style-name="T16">– </text:span>Она в моём мире. Но не спрашивайте меня, как её вернуть — я не знаю.</text:p>
      <text:p text:style-name="P62"><text:span text:style-name="T16">– А </text:span>как ты узнал… <text:span text:style-name="T16">– </text:span>начала было единорожка, но её перебил напряжённый голос Спайка.</text:p>
      <text:p text:style-name="P62"><text:span text:style-name="T16">– </text:span>Твай! <text:span text:style-name="T16">– </text:span>дракончик стоял в дверях спиной к нам. <text:span text:style-name="T16">– </text:span>У нас гости.</text:p>
      <text:p text:style-name="P62">Спайк попятился назад. Дверь широко растворилась и в библиотеку вошла Луна.</text:p>
      <text:p text:style-name="P62"/>
      <text:h text:style-name="Heading_20_2" text:outline-level="2">18. Поединок с Луной.</text:h>
      <text:p text:style-name="P62"/>
      <text:p text:style-name="P62">Дружный вздох прокатился по залу.</text:p>
      <text:p text:style-name="P6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2"><text:span text:style-name="T16">– </text:span>Макс, беги!!!</text:p>
      <text:p text:style-name="P62"><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2"><text:span text:style-name="T16">– </text:span>Не так быстро, Рэйнбоу Дэш! <text:span text:style-name="T16">– </text:span>ледяным голосом Луны можно было нарезать воду кубиками для мартини. <text:span text:style-name="T16">– </text:span>Нам есть о чём поговорить с приматом!</text:p>
      <text:p text:style-name="P62">Мы с пегаской застыли в синем левитационном поле и поплыли к Луне.</text:p>
      <text:p text:style-name="P62"><text:span text:style-name="T16">–</text:span> Нет-нет-нет, постойте! <text:span text:style-name="T16">–</text:span> заявила вдруг Твайлайт. <text:span text:style-name="T16">–</text:span> Ваше Высочество, они мои друзья и гости, и находятся под моей защитой!</text:p>
      <text:p text:style-name="P62">Нас с Дэш обернуло лавандовое левитационное поле и мы полетели к библиотекарше.</text:p>
      <text:p text:style-name="P62"><text:span text:style-name="T16">–</text:span> Что? Мы не ослышались? ТЫ СМЕЕШЬ МЕШАТЬ НАМ?!!</text:p>
      <text:p text:style-name="P62">Нас опять потащило к Луне. Дэш подпёрла голову копытом и скорчила скучающую мину.</text:p>
      <text:p text:style-name="P62"><text:span text:style-name="T16">–</text:span> Мне очень жаль, Ваше Высочество, но Селестия назначила Макса МОИМ руководителем, и этот приказ НИКТО не отменял! Он МОЙ! <text:span text:style-name="T16">&lt;</text:span><text:span text:style-name="T30">Добавить в главы с Твайлайт её попытки заигрывания с Максом</text:span><text:span text:style-name="T16">&gt;</text:span></text:p>
      <text:p text:style-name="P62">В голосе лавандовой единорожки звучал металл. Мы опять полетели к Твайлайт.</text:p>
      <text:p text:style-name="P62"><text:span text:style-name="T16">–</text:span> ДОВОЛЬНО! НАМ НАДОЕЛА ЭТА НЕПОКОРНОСТЬ! ПОЗНАЙ ГНЕВ ПРИНЦЕССЫ НОЧИ!!!</text:p>
      <text:p text:style-name="P62"><text:span text:style-name="T16">–</text:span> Элементы! Аврал!!! Работаем!!!</text:p>
      <text:p text:style-name="P62">Ярко-фиолетовый луч разгневанной аликорницы столкнулся со щитом наспех мобилизованных Элементов <text:s/>Гармонии.</text:p>
      <text:p text:style-name="P62">Началась жара.</text:p>
      <text:p text:style-name="P6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2"><text:span text:style-name="T16">–</text:span> Ай, бля! <text:span text:style-name="T16">–</text:span> в последний момент чей-то луч отрикошетил от магического поля и впился мне в лодыжку. Нога моментально онемела.</text:p>
      <text:p text:style-name="P62"><text:span text:style-name="T16">–</text:span> Не волнуйся, это парализующий луч. Твай таким махалась с Трикси. Пройдёт через полчаса. <text:span text:style-name="T16">–</text:span> успокоил меня дракончик.</text:p>
      <text:p text:style-name="P6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2"><text:span text:style-name="T16">– </text:span>Не вынуждай Нас идти на крайние меры! <text:span text:style-name="T16">– </text:span>отдувалась Луна. <text:span text:style-name="T16">–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2"><text:span text:style-name="T16">– В</text:span>есьма прискорбно, Ваше Высочество, но вынуждена отказать! <text:span text:style-name="T16">– </text:span>переводила дыхание Твайлайт.<text:span text:style-name="T16"> –</text:span> Исключительно по субординационным причинам! Приказ Её Дневного Высочества имеет более высокий приоритет над Вашим!</text:p>
      <text:p text:style-name="P62"><text:span text:style-name="T16">– </text:span>Тогда найди Нам это твоё Дневное Высочество! <text:span text:style-name="T16">– </text:span>взвыла Луна. <text:span text:style-name="T16">– </text:span>В отсутствие Дневной Главы Диархии все дела ведёт Ночная!!!</text:p>
      <text:p text:style-name="P62"><text:soft-page-break/><text:span text:style-name="T16">–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2"><text:span text:style-name="T16">– </text:span>Дискордова бюрократия! <text:span text:style-name="T16">– </text:span>буркнула аликорница. <text:span text:style-name="T16">– Т</text:span>ри года не могут подписать бумажку! Что ж, сама напросилась!</text:p>
      <text:p text:style-name="P62">Перед Луной возник ярко-фиолетовый шар, окутанный роем голубых искорок.</text:p>
      <text:p text:style-name="P62"><text:span text:style-name="T16">– О</text:span>хренеть! <text:span text:style-name="T16">– </text:span>чертыхнулся Спайк. <text:span text:style-name="T16">– </text:span><text:s/>Твай, она создаёт сферу стихий!</text:p>
      <text:p text:style-name="P62"><text:span text:style-name="T16">– </text:span>Вижу! <text:span text:style-name="T16">– </text:span>донёсся голос единорожки из-под потолка. <text:span text:style-name="T16">– </text:span>Задействовала план «Д»!</text:p>
      <text:p text:style-name="P6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2"><text:span text:style-name="T16">– </text:span>Эмм, это что-то новенькое, я такого заклинания вообще не знаю. <text:span text:style-name="T16">– </text:span>почесал в затылке Спайк. <text:span text:style-name="T16">–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2">Дракончик пополз было к окну, но я придержал его за хвост.</text:p>
      <text:p text:style-name="P62"><text:span text:style-name="T16">– </text:span>Погоди. У меня есть вариант получше.</text:p>
      <text:p text:style-name="P62">Я вылез из-под шкафа и попрыгал на одной ноге в центр зала.</text:p>
      <text:p text:style-name="P62"><text:span text:style-name="T16">– </text:span>Стойте! Прекратите! Да остановитесь же!!!</text:p>
      <text:p text:style-name="P62">Аликорница и шестёрка уставились на меня.</text:p>
      <text:p text:style-name="P62"><text:span text:style-name="T16">–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2"><text:span text:style-name="T16">– </text:span>Ты так говоришь, как будто непричастен к исчезновению Сестры! <text:span text:style-name="T16">– </text:span>к Луне вернулась властная интонация, но фиолетовый шар перестал расти. <text:span text:style-name="T16">– </text:span>Мы не верим тебе! Если попробуешь обмануть Нас и скрыться, даже Тартар покажется тебе курортом!</text:p>
      <text:p text:style-name="P62"><text:span text:style-name="T16">–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2"><text:span text:style-name="T16">– </text:span>Как ты её назвал? <text:span text:style-name="T16">– </text:span>отвалилась челюсть у аликорницы.</text:p>
      <text:p text:style-name="P62"><text:span text:style-name="T16">– </text:span>Эмм, мне неудобно вмешиваться, но вынуждена вас перебить. <text:span text:style-name="T16">– </text:span>встряла Твайлайт. <text:span text:style-name="T16">– </text:span>Это было экспериментальное заклинание. Локальная заморозка времени. Я, эмм, не предусмотрела возможности его отмены…</text:p>
      <text:p text:style-name="P62"><text:span text:style-name="T16">– </text:span>Что? <text:span text:style-name="T16">– </text:span>хором вскрикнули я с Луной.</text:p>
      <text:p text:style-name="P6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2">С громким треском они встретились у лестницы на верхний ярус.</text:p>
      <text:p text:style-name="P6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2">Этой малой частью сознания я отметил скрип двери и застенчивый голос:</text:p>
      <text:p text:style-name="P62"><text:span text:style-name="T16">– </text:span>Твайлайт, Дёрпи сказала, у тебя есть «Особенности поведения, питания и размножения приматов»? Я бы хотела её ненадолго… Ого!!!</text:p>
      <text:p text:style-name="P62"><text:soft-page-break/>После долгой паузы тот же голос спросил:</text:p>
      <text:p text:style-name="P62"><text:span text:style-name="T16">– </text:span>Что тут случилось? Почему все висят в воздухе? И всё вот это?</text:p>
      <text:p text:style-name="P62">Голос Спайка откуда-то из подвала ответил:</text:p>
      <text:p text:style-name="P62"><text:span text:style-name="T16">– </text:span>Потому что Твайлайт остановила время. В радиусе девяти метров, как мне кажется. Или десяти.</text:p>
      <text:p text:style-name="P62"><text:span text:style-name="T16">– </text:span>В двенадцати с половиной. <text:span text:style-name="T16">– </text:span>донёсся голос Твайлайт сверху. <text:span text:style-name="T16">–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2"><text:span text:style-name="T16">– Н</text:span>Е ВЗДУМАЙ СЧИТАТЬ СЕБЯ ПОБЕДИТЕЛЬНИЦЕЙ! <text:span text:style-name="T16">– </text:span>загремело у меня в мозгу, в обоих сознаниях сразу. <text:span text:style-name="T16">–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2">Наступило молчание. Потом донеслось всхлипывание единорожки-заучки.</text:p>
      <text:p text:style-name="P62"><text:span text:style-name="T16">–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2"><text:span text:style-name="T16">–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2"><text:span text:style-name="T16">–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2">В мозгу раздалось мычание, как если бы кто-то хотел выругаться, но в через силу сдержался.</text:p>
      <text:p text:style-name="P62"><text:span text:style-name="T16">– </text:span>КТО ИЗ МАГОВ СЕЙЧАС ПРИСУТСТВУЕТ В БИБЛИОТЕКЕ ЗА ПРЕДЕЛАМИ ЗОНЫ СКОЛЛАПСИРОВАВШЕГО ВРЕМЕНИ?</text:p>
      <text:p text:style-name="P62">Молчание. Наконец голос Спайка произнёс:</text:p>
      <text:p text:style-name="P62"><text:span text:style-name="T16">– </text:span>Она имеет ввиду, кто из единорогов в библиотеке не попал в это сверхпрозрачное стекло? Ну же, не тушуйся!</text:p>
      <text:p text:style-name="P62">Послышался застенчивый голос.</text:p>
      <text:p text:style-name="P62"><text:span text:style-name="T16">– </text:span>Эмм, я вам подхожу?</text:p>
      <text:p text:style-name="P62"><text:span text:style-name="T16">– </text:span>КТО ТЫ?</text:p>
      <text:p text:style-name="P62"><text:span text:style-name="T16">– </text:span>Эмм, Лира Хартстрингс, единорог. Я не то, чтобы маг, моя специализация — музыка…</text:p>
      <text:p text:style-name="P62"><text:span text:style-name="T16">– </text:span>ГОДИТСЯ! ТЫ ВИДИШЬ ТОЧКУ СИНГУЛЯРНОСТИ?</text:p>
      <text:p text:style-name="P62"><text:span text:style-name="T16">– </text:span>Эмм?</text:p>
      <text:p text:style-name="P62">Голос Спайка пояснил:</text:p>
      <text:p text:style-name="P62"><text:span text:style-name="T16">– </text:span>Вон та яркая искорка над лестницей, у которой вся картинка искривляется.</text:p>
      <text:p text:style-name="P62"><text:span text:style-name="T16">– </text:span>Да! Вижу.</text:p>
      <text:p text:style-name="P62"><text:span text:style-name="T16">– </text:span>ТЕПЕРЬ ЛЕВИТИРУЙ ПРИМАТА В ТОЧКУ СИНГУЛЯРНОСТИ.</text:p>
      <text:p text:style-name="P62"><text:span text:style-name="T16">– </text:span>Чего?!! <text:span text:style-name="T16">– </text:span>возопило моё малое сознание.</text:p>
      <text:p text:style-name="P62"><text:span text:style-name="T16">– </text:span>Эмм… Зачем?</text:p>
      <text:p text:style-name="P62"><text:soft-page-break/><text:span text:style-name="T16">–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6"> </text:span>НЕ ВОЛНУЙСЯ, ДВУНОГИЙ, ТЕБЕ ЭТО НЕ ПОВРЕДИТ.</text:p>
      <text:p text:style-name="P62"><text:span text:style-name="T16">– </text:span>Вы даёте слово, что человеку не будет причинён вред? <text:span text:style-name="T16">– </text:span>голос Лиры обрёл непривычную твёрдость.</text:p>
      <text:p text:style-name="P62"><text:span text:style-name="T16">– </text:span>КАК ТЫ СМЕЕШЬ СОМНЕВАТЬСЯ В НАС, СВОЕЙ ПРИНЦЕССЕ?</text:p>
      <text:p text:style-name="P62"><text:span text:style-name="T16">– Я </text:span>не сомневаюсь в вас, Ваше Высочество… Потому и требую слова!</text:p>
      <text:p text:style-name="P62"><text:span text:style-name="T16">–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2"><text:span text:style-name="T16">– </text:span>Ну, блядь, спасибо! <text:span text:style-name="T16">– </text:span>подумал я.</text:p>
      <text:p text:style-name="P62"><text:span text:style-name="T16">–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2">Тишина… С громким хлопком торнадо исчезает, сознания воссоединяются, всё падает на пол. </text:p>
      <text:p text:style-name="P62"/>
      <text:p text:style-name="P62">…</text:p>
      <text:p text:style-name="P62"/>
      <text:p text:style-name="P62"><text:span text:style-name="T16">– </text:span>Буэ-э-э!</text:p>
      <text:p text:style-name="P62">То ли от воздействия сингулярности, то ли от того, что закружилась голова в торнадо, но меня буквально вывернуло наизнанку.</text:p>
      <text:p text:style-name="P62"><text:span text:style-name="T16">– </text:span>Проклятье! Тебе только Кэйдэнс осталось обрыгать для полной коллекции! <text:span text:style-name="T16">– </text:span>презрительно заметила Луна, вставая из-под меня.</text:p>
      <text:p text:style-name="P6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2"><text:span text:style-name="T16">– </text:span>Так шта не так уж сильно мы и погудели с братюней на прошлый Канун горящего очага! <text:span text:style-name="T16">– </text:span>пробормотала Эпплджек, схватившись за голову. <text:span text:style-name="T16">– </text:span>Не сравнить с теперешней гулянкой.</text:p>
      <text:p text:style-name="P6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2"><text:span text:style-name="T16">– </text:span>Итак, Мы ждём <text:span text:style-name="T16">– а</text:span>ликорница смотрела на меня выжидающе. <text:span text:style-name="T16">– Т</text:span>ы говорил, что знаешь, где искать сестру?</text:p>
      <text:p text:style-name="P62">Просительные нотки контрастировали с привычным для Луны властным тоном. Аликорница присела на пол и устало опустила голову.</text:p>
      <text:p text:style-name="P62">Я кивнул ей примирительно.</text:p>
      <text:p text:style-name="P62"><text:span text:style-name="T16">–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2"><text:span text:style-name="T16">– </text:span>Давай по-порядку. <text:span text:style-name="T16">– о</text:span>становила меня Луна. <text:span text:style-name="T16">– </text:span>С чего ты взял, что она в твоём мире?</text:p>
      <text:p text:style-name="P62"><text:soft-page-break/>Я задумался. Как объяснить ей, не рассказывая основное? То, от чего весь мир остановится? Как описать частность, не раскрыв суть?</text:p>
      <text:p text:style-name="P62">Луна продолжила с горечью.</text:p>
      <text:p text:style-name="P62"><text:span text:style-name="T16">–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2"><text:span text:style-name="T16">– Ч</text:span>то? Остатки магии? <text:span text:style-name="T16">–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2"><text:span text:style-name="T16">– </text:span>Мы проследили её сновидение до магической вспышки. <text:span text:style-name="T16">– п</text:span>одтвердила Луна. Её взгляд сверлил меня, улавливая малейшие изменения мимики. <text:span text:style-name="T16">– </text:span>Сел встречалась во сне с тобой. Она не вернулась обратно.</text:p>
      <text:p text:style-name="P6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2">Я со всей дури грохнул кулаком по ограждению балкона. Перила жалобно скрипнули. Луна всё поняла и кивнула.</text:p>
      <text:p text:style-name="P62"><text:span text:style-name="T16">– </text:span>Теперь ты понимаешь, почему Мы виним тебя в развоплощении сестры?</text:p>
      <text:p text:style-name="P62"><text:span text:style-name="T16">– </text:span>Да. Но послушай… Я не могу рассказать всё. <text:span text:style-name="T16">– </text:span>осторожно, как по горячим углям, начал я. <text:span text:style-name="T16">– </text:span>Это может натворить большую беду.</text:p>
      <text:p text:style-name="P62">Луна пристально взглянула на меня и понимающе склонила голову.</text:p>
      <text:p text:style-name="P62"><text:span text:style-name="T16">– </text:span>Мы знаем, иногда так бывает. Продолжай.</text:p>
      <text:p text:style-name="P62"><text:span text:style-name="T16">–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2"><text:span text:style-name="T16">– </text:span>Да, помним.</text:p>
      <text:p text:style-name="P62"><text:span text:style-name="T16">–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2">В разговор встряла Твайлайт, до этого тихо стоявшая в сторонке.</text:p>
      <text:p text:style-name="P62"><text:span text:style-name="T16">–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2">Я вздохнул с облегчением. Твайлайт — умничка! Мне даже придумывать ничего не пришлось.</text:p>
      <text:p text:style-name="P62"><text:span text:style-name="T16">– </text:span>Нечто вроде. Они точно не погибают, я это видел. Просто переносятся туда и превращаются в людей. Развоплощение — не значит смерть.</text:p>
      <text:p text:style-name="P62">Единорожка успокаивающе произнесла:</text:p>
      <text:p text:style-name="P62"><text:span text:style-name="T16">–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2"><text:span text:style-name="T16">– </text:span>Ты что-то недоговариваешь. <text:span text:style-name="T16">– </text:span>шепнула она почти ласково. <text:span text:style-name="T16">–</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2">Аликорница вернулась на место, воссоединившись с двойником.</text:p>
      <text:p text:style-name="P62"><text:span text:style-name="T16">– … </text:span>а <text:span text:style-name="T16">М</text:span>арк Ботвиний-младший упоминал в «Энциклопедии Арканум» о древнем божестве К<text:span text:style-name="T16">'</text:span>утулу, пожирающем во сне души экстрасенсориков, обладающих достаточной чувствительностью, чтобы попасть под его воздействие.</text:p>
      <text:p text:style-name="P62"><text:span text:style-name="T16">– </text:span>Достаточно, Твайлайт. <text:span text:style-name="T16">– </text:span>остановила единорожку Луна. <text:span text:style-name="T16">–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2">Единорожка задумалась.</text:p>
      <text:p text:style-name="P62"><text:span text:style-name="T16">–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2"><text:span text:style-name="T16">– </text:span>Да, это может сработать. <text:span text:style-name="T16">– </text:span>кивнула Луна. <text:span text:style-name="T16">– </text:span>Если только у Нас с Дискордом хватит сил его открыть. В прошлый раз основную тяжесть по формированию коридора взяла на себя Сел.</text:p>
      <text:p text:style-name="P62"><text:span text:style-name="T16">– </text:span>Разумеется, я помогу вам! <text:span text:style-name="T16">– </text:span>воскликнула Твайлайт с энтузиазмом. <text:span text:style-name="T16">– </text:span>У меня же есть опыт, хоть и не очень удачный.</text:p>
      <text:p text:style-name="P62">Луна сморщила нос при этих словах, но всё же кивнула.</text:p>
      <text:p text:style-name="P62"><text:span text:style-name="T16">–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2"><text:span text:style-name="T16">– </text:span>Я приглашу их. Они не откажутся.</text:p>
      <text:p text:style-name="P62"><text:span text:style-name="T16">– </text:span>Что ж, ещё одной проблемой меньше. Теперь нужно решить, как найти Сел. Кто-то должен отправиться за ней.</text:p>
      <text:p text:style-name="P62"><text:span text:style-name="T16">– </text:span>Это, разумеется, буду я. <text:span text:style-name="T16">– п</text:span>ожал плечами я. <text:span text:style-name="T16">– Р</text:span>азумная пони там и шагу не сделает без того, чтобы не попасть в лабораторию к учёным или военным.</text:p>
      <text:p text:style-name="P62"><text:span text:style-name="T16">– </text:span>А если…</text:p>
      <text:p text:style-name="P62"><text:span text:style-name="T16">– </text:span>А если она прикинется неразумной, <text:span text:style-name="T16">– </text:span>предвосхитил я вопрос единорожки, <text:span text:style-name="T16">–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2"><text:span text:style-name="T16">– </text:span>Остаётся ещё одна проблема. <text:span text:style-name="T16">– </text:span>тихо сказала аликорница. <text:span text:style-name="T16">–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2"><text:span text:style-name="T16">– </text:span>Я попробую подыскать подходящие заклинания для работы с флорой. <text:span text:style-name="T16">– </text:span>загорелась научным рвением Твайлайт. <text:span text:style-name="T16">– </text:span>Помнится, в «Природе проклятий» был раздел, посвящённый зебринским ритуалам плодородия.</text:p>
      <text:p text:style-name="P62">Единорожка вернулась в библиотеку. Некоторое время мы с Луной молча слушали звуки засыпающего Понивилля.</text:p>
      <text:p text:style-name="P62"><text:soft-page-break/><text:span text:style-name="T16">– </text:span>Почему ты так опасаешься гибели Селестии? <text:span text:style-name="T16">– </text:span>наконец спросил я аликорницу. <text:span text:style-name="T16">– </text:span>Ведь вы бессмертны. Рано или поздно твоя сестра вернётся к тебе, как ты вернулась к ней через тысячу лет заточения.</text:p>
      <text:p text:style-name="P62"><text:span text:style-name="T16">– </text:span>Ха! <text:span text:style-name="T16">– </text:span>с горечью отозвалась Луна. <text:span text:style-name="T16">–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2"><text:span text:style-name="T16">–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2">Аликорница отвлеклась от воспоминаний.</text:p>
      <text:p text:style-name="P62"><text:span text:style-name="T16">–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2"><text:span text:style-name="T16">– </text:span>Почему же ты не смогла найти меня с его помощью?</text:p>
      <text:p text:style-name="P62">Аликорница смутилась.</text:p>
      <text:p text:style-name="P62"><text:span text:style-name="T16">–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2"><text:span text:style-name="T16">– </text:span>Да уж, успех тотальный. <text:span text:style-name="T16">– </text:span>скептически отозвался я, прислушиваясь к звукам уборки. <text:span text:style-name="T16">– </text:span>Я бы и сам к тебе заявился с результатами эксперимента, дай ты мне пару дней времени.</text:p>
      <text:p text:style-name="P62"><text:span text:style-name="T16">– </text:span>Как бы то ни было, <text:span text:style-name="T16">– </text:span>поджала губы Луна, <text:span text:style-name="T16">– </text:span>мы пришли к сотрудничеству. Надеюсь, оно будет плодотворным. Более плодотворным, чем было у тебя с Сел.</text:p>
      <text:p text:style-name="P62">Я присмотрелся к ночной принцессе. Что она знает о нас с Селли?</text:p>
      <text:p text:style-name="P62"><text:span text:style-name="T16">– </text:span>У нас было достаточно плодотворное сотрудничество. <text:span text:style-name="T16">– </text:span>осторожно начал я. <text:span text:style-name="T16">– </text:span>Хотя основную часть работы сделал я, Дэш и Твайлайт.</text:p>
      <text:p text:style-name="P62"><text:span text:style-name="T16">– </text:span>Неудивительно! <text:span text:style-name="T16">– </text:span>фыркнула Луна. <text:span text:style-name="T16">– </text:span>в<text:span text:style-name="T16"> </text:span>этом — вся Сел. Сестра, в отличие от Нас, всегда норовит спихнуть тяжёлую задачу на кого-нибудь другого!</text:p>
      <text:p text:style-name="P62"><text:span text:style-name="T16">– </text:span>А также совместить приятное с полезным. <text:span text:style-name="T16">– </text:span>не удержался я.</text:p>
      <text:p text:style-name="P56">Луна бросила на меня тяжёлый взгляд.</text:p>
      <text:p text:style-name="P60"><text:span text:style-name="T22">–</text:span> Вот это вряд ли! Сел охладела к сексу ещё до Нашей ссылки. И, насколько Нам известно, за время Нашего отсутствия её предпочтения в <text:span text:style-name="T16"><text:s/></text:span>этом плане не менялись.</text:p>
      <text:p text:style-name="P6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6"><text:span text:style-name="T21">–</text:span> Тогда зачем она..?</text:p>
      <text:p text:style-name="P56"><text:span text:style-name="T21">–</text:span> Дала тебе? <text:span text:style-name="T21">–</text:span> цинично завершила мой вопрос Луна. <text:span text:style-name="T21">–</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6">Меня как будто окатило ледяным душем. Не любовь и даже не дружба. Просто плата за услугу… Даже не дружба…</text:p>
      <text:p text:style-name="P56"><text:soft-page-break/>Тревожная догадка окончательно сковала морозом душу.</text:p>
      <text:p text:style-name="P60"><text:span text:style-name="T22">–</text:span> А другие? Они тоже… давали мне потому, что считали меня последним шансом?</text:p>
      <text:p text:style-name="P60">У аликорницы отвалилась челюсть.</text:p>
      <text:p text:style-name="P60"><text:span text:style-name="T22">–</text:span> Другие? Кто ещё?<text:span text:style-name="T16"> </text:span>С кем ещё у тебя были… отношения?</text:p>
      <text:p text:style-name="P56"><text:span text:style-name="T21">–</text:span> С Рэйнбоу Дэш <text:span text:style-name="T21">–</text:span> ответил я несчастным голосом. <text:span text:style-name="T21">–</text:span> И, может быть, с Пинки.</text:p>
      <text:p text:style-name="P56"><text:span text:style-name="T21">–</text:span> А ты живчик. <text:span text:style-name="T21">–</text:span> удивлённо заметила Луна и нахмурилась. <text:span text:style-name="T21">–</text:span> Нет, про цель твоего пребывания тут известно только Нам, Сел, Дискорду и Твайлайт. Остальные действуют по своей воле и предпочтениям.</text:p>
      <text:p text:style-name="P56">Аликорница фыркнула.</text:p>
      <text:p text:style-name="P56"><text:span text:style-name="T21">– </text:span><text:span text:style-name="T74">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2"><text:span text:style-name="T16">– </text:span>Макс, ты в порядке? <text:span text:style-name="T16">– </text:span>на балкон заглянула Дэш. <text:span text:style-name="T16">– </text:span>Твайлайт говорит, нам нужно отправляться к развалинам в Вечнодиком лесу. Можешь на меня рассчитывать. Когда отправляемся?</text:p>
      <text:p text:style-name="P62">Я благодарно взъерошил пегаске гриву. Уныние отступило.</text:p>
      <text:p text:style-name="P62"><text:span text:style-name="T16">– </text:span>Спасибо, Дэш. Ты настоящий друг.</text:p>
      <text:p text:style-name="P62"><text:span text:style-name="T16">– </text:span>Сначала нам нужно вернуться в Кантерлот. <text:span text:style-name="T16">– п</text:span>рервала нас Луна. <text:span text:style-name="T16">– </text:span>Помимо подготовки к рейду, Нам нужно создать компас. И провести Гранд Галопинг Гала.</text:p>
      <text:p text:style-name="P62">Я удивлённо воззрился на аликорницу.</text:p>
      <text:p text:style-name="P62"><text:span text:style-name="T16">– </text:span>Если отменить праздник, начнутся волнения. <text:span text:style-name="T16">– </text:span>ответила Луна на мой незаданный вопрос. <text:span text:style-name="T16">–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2">Я пожал плечами и спустился с пегаской вниз, к компании.</text:p>
      <text:p text:style-name="P62"/>
      <text:h text:style-name="P178" text:outline-level="2">19. <text:span text:style-name="T1">Лучший</text:span> Гранд Галопин<text:span text:style-name="T1">г</text:span> Гала <text:span text:style-name="T1">в истории</text:span></text:h>
      <text:p text:style-name="P86">Bee Gees – You Should Be dancing</text:p>
      <text:p text:style-name="P6">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2"><text:span text:style-name="T16">– </text:span>Да что ж такое творится-то! Ни в жисть не поверю, чтоб в Кантерлоте пустые дома были! <text:span text:style-name="T16">– </text:span>заявила Эпплджек. <text:span text:style-name="T16">–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2"><text:span text:style-name="T16">– </text:span>Какая жалость, что это всё из-за вампирского мира! <text:span text:style-name="T16">– </text:span>пробормотала Рэрити. <text:span text:style-name="T16">– </text:span>Самое время покупать землю под бутик.</text:p>
      <text:p text:style-name="P6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62">Я вытащил из кармана пасочку аликорна, подаренную мне кобылкой в Груммингтоне, и положил её на подоконник рядом с фигуркой.</text:p>
      <text:p text:style-name="P62">Тук-тук-тук!</text:p>
      <text:p text:style-name="P62"><text:span text:style-name="T16">– </text:span>Макс, ты тут? <text:span text:style-name="T16">–</text:span>Дэш просунула нос в дверь, не дожидаясь отклика. <text:span text:style-name="T16">– </text:span>Ага, вот ты где! Я с тобой!</text:p>
      <text:p text:style-name="P62"><text:soft-page-break/>Она швырнула перемётные сумки мне на постель и пошла к выходу.</text:p>
      <text:p text:style-name="P62"><text:span text:style-name="T16">– </text:span>Ну, чего застрял? Пошли скорее, а то на хавчик опоздаем! <text:span text:style-name="T16">– </text:span>нетерпеливо обернулась пегаска.</text:p>
      <text:p text:style-name="P62">Я пожал плечами и пошёл следом. Бороться со стихией в лице Дэш было трудновато. Да и незачем.</text:p>
      <text:p text:style-name="P62"/>
      <text:p text:style-name="P51">…</text:p>
      <text:p text:style-name="P51"/>
      <text:p text:style-name="P6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2"><text:span text:style-name="T16">– </text:span>Располагайтесь. <text:span text:style-name="T16">– </text:span>кивнула нам Луна.</text:p>
      <text:p text:style-name="P6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6">–</text:span> всхлипула Дэш.</text:p>
      <text:p text:style-name="P62"><text:span text:style-name="T16">– </text:span>Ну что же вы? Присаживайтесь. <text:span text:style-name="T16">– </text:span>вновь пригласила Луна. <text:span text:style-name="T16">– </text:span>Если блюда выветрятся, придётся их выкинуть и приготовить новые.</text:p>
      <text:p text:style-name="P6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6">одной</text:span> подушки. </text:p>
      <text:p text:style-name="P62"><text:span text:style-name="T16">– </text:span>Мы узнали у шеф-повара сестры о твоих кулинарных предпочтениях. <text:span text:style-name="T16">– у</text:span>лыбнулась мне Луна. <text:span text:style-name="T16">–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2">Я мило улыбнулся ей в ответ, закинул в рот пучок петрушки и ответил.</text:p>
      <text:p text:style-name="P62"><text:span text:style-name="T16">– </text:span>А ты первая на моей памяти лошадь, умеющая магичить.</text:p>
      <text:p text:style-name="P62">Луна нахмурилась, но потом луч озарения коснулся её мордочки.</text:p>
      <text:p text:style-name="P51">– П<text:span text:style-name="T1">ризнаю, Мы были несправедливы к тебе. Как Нам тебя называть?</text:span></text:p>
      <text:p text:style-name="P62">Я выплюнул петрушку и взял кусок рыбы.</text:p>
      <text:p text:style-name="P51">– <text:span text:style-name="T1">Человеком. Во множественном числе мы — люди. Хотя множественная форма тебе не понадобится, принцесса.</text:span></text:p>
      <text:p text:style-name="P62">Все расселись по местам, когда с дальнего конца стола раздался звонкий голосок.</text:p>
      <text:p text:style-name="P51">– <text:span text:style-name="T1">Эй, а туточки одно место пустует! Можно его займёт Гамми?</text:span></text:p>
      <text:p text:style-name="P51"><text:span text:style-name="T1">– Нет, Пинки. </text:span>– <text:span text:style-name="T1">ответила Луна. </text:span>– <text:span text:style-name="T1">Мы ждём ещё одного гостя.</text:span></text:p>
      <text:p text:style-name="P62">– А если он не придёт, тогда можно?</text:p>
      <text:p text:style-name="P6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2">– Эй! Это моя шляпа! – возмутилась фермерша.</text:p>
      <text:p text:style-name="P6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2"><text:soft-page-break/>– Прекрати паясничать! – негромко сказала Луна.</text:p>
      <text:p text:style-name="P62">– Я не хотел… Тут мышь… – мои уши загорались медленно, но неотвратимо.</text:p>
      <text:p text:style-name="P62">– Мы не тебе. – так же тихо произнесла аликорница.</text:p>
      <text:p text:style-name="P6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2">– Перестань, Дискорд. – устало ответила Луна. – Фиглярство вызывает улыбку только первые пару сотен лет.</text:p>
      <text:p text:style-name="P62">– Говори только за себя, дражайшая! Я, наоборот, только вхожу во вкус!</text:p>
      <text:p text:style-name="P62">Драконикус принялся жадно есть брюкву и заткнулся.</text:p>
      <text:p text:style-name="P62">Аликорница обвела присутствующих долгим взглядом и начала.</text:p>
      <text:p text:style-name="P6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2">– Прибыл к нам, ага. А я-то думал, Селли сама на нашу голову вытащила эту обезьяну из мухосранска. – прочавкал сам себе Дискорд.</text:p>
      <text:p text:style-name="P62">– Макс берётся отыскать Селестию. И наша задача — помочь ему в этом! – с нажимом произнесла Луна, ни на кого не глядя.</text:p>
      <text:p text:style-name="P6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2">– Я полностью в вашем распоряжении, Ваше Высочество! Думаю, мои друзья меня поддержат! – отчеканила Твайлайт.</text:p>
      <text:p text:style-name="P62">Шестёрка пони отозвалась невнятным мычанием.</text:p>
      <text:p text:style-name="P6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2">– С этой же просьбой Мы обращаемся к тебе, <text:span text:style-name="T30">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2">– Эталоном? Для всехпони? Всегда говорила? – Дискорд принял задумчивую позу, стреляя глазами по сторонам.</text:p>
      <text:p text:style-name="P6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2">– Мы думаем, она была права!</text:p>
      <text:p text:style-name="P62"><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2">– Ну, это… Если светоч, то конечно… А как же! Я всегда знал, что я светоч!.. А для Элементов Гармонии я тоже светоч?</text:p>
      <text:p text:style-name="P62">– Разумеется! – заверила его Луна, изо всех сил моргая шестёрке.</text:p>
      <text:p text:style-name="P62">– Светоч, светоч! – вразнобой подтвердили пони. Пожалуй, Флаттершай даже не врала.</text:p>
      <text:p text:style-name="P6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2">– Ффух! – шумно выдохнула Луна. – Спасибо вам, Наши дорогие, вы Нам очень помогли!</text:p>
      <text:p text:style-name="P62">– Но мы же ничего не сделали! – запротестовала Эпплджек.</text:p>
      <text:p text:style-name="P6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2"/>
      <text:p text:style-name="P62">…</text:p>
      <text:p text:style-name="P62"/>
      <text:p text:style-name="P62">Безмолвными тенями скользнули лакеи и унесли блюда. На освободившемся столе Луна расстелила свиток с записями.</text:p>
      <text:p text:style-name="P62">– Теперь, мои маленькие пони, Мы должны просить вас ещё об одной услуге.</text:p>
      <text:p text:style-name="P62">Странно и непривычно было видеть принцессу ночи сконфуженной.</text:p>
      <text:p text:style-name="P6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2">При этих словах пони стали прятать глаза, а Дэш фейсхуфнула.</text:p>
      <text:p text:style-name="P62">– Нам просто необходимо провести это праздник! – отчаянно заявила Луна.<text:span text:style-name="T16">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2">Флаттершай закрыла голову копытами.</text:p>
      <text:p text:style-name="P62"/>
      <text:p text:style-name="P52">***</text:p>
      <text:p text:style-name="P51"/>
      <text:p text:style-name="P62"><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2">– Я верю в вас только потому, что ты об этом попросила. – наконец, начал я. – Тогда, в метель.</text:p>
      <text:p text:style-name="P62">Аликорница кивнула.</text:p>
      <text:p text:style-name="P62">– Потому что у меня больше нет других причин верить в дружбомагию. После того, что рассказала Луна.</text:p>
      <text:p text:style-name="P62">Аликорница сникла.</text:p>
      <text:p text:style-name="P62">– Она ведь правду сказала? То свидание ночью было всего лишь платой? Авансом?</text:p>
      <text:p text:style-name="P62">Селестия грустно кивнула и отвернулась.</text:p>
      <text:p text:style-name="P62">– Выходит, я для тебя был тем же, чем сейчас Дискорд для Луны? С тем отличием, что ты не нашла способ «отмазаться»?</text:p>
      <text:p text:style-name="P6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2">Заросли можжевельника раздвинулись, пропуская синюю единорожку.</text:p>
      <text:p text:style-name="P62">– Привет!</text:p>
      <text:p text:style-name="P62">Я молча смотрел сквозь неё, привалившись спиной к валуну. Мне хотелось побыть одному.</text:p>
      <text:p text:style-name="P62">– Привет, говорю! Я видела, как ты залазил сюда. Классное местечко!</text:p>
      <text:p text:style-name="P62">– Привет, Индиго.</text:p>
      <text:p text:style-name="P62">– Что-то на тебе лица нет. Ты бледнее болотной поганки из Вечнодикого леса. Что-то случилось?</text:p>
      <text:p text:style-name="P62">– Случилось, Индиго. За то время, что мы не виделись, случилось очень многое.</text:p>
      <text:p text:style-name="P62">– Так это ж здорово! Я люблю, когда что-нибудь случается! Иначе скучно. А ты? Расскажи! Ты нашёл Шейлу?</text:p>
      <text:p text:style-name="P62">– Нашёл.</text:p>
      <text:p text:style-name="P62">– Вау! А принцессу Селестию?</text:p>
      <text:p text:style-name="P62">– Селестию тоже.</text:p>
      <text:p text:style-name="P62">– Круто! А где они? Они скоро вернутся?</text:p>
      <text:p text:style-name="P62">– Они не вернутся.</text:p>
      <text:p text:style-name="P62">Индиго перестала улыбаться. Тревога отразилась на её мордочке.</text:p>
      <text:p text:style-name="P62">– Почему?</text:p>
      <text:p text:style-name="P62">– Они там, откуда нет возврата.</text:p>
      <text:p text:style-name="P6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2">Индиго молча села возле меня. Потом она всхлипнула. Потом тяжело вздохнула.</text:p>
      <text:p text:style-name="P62">– Пожалуйста, скажи мне, что с ними.</text:p>
      <text:p text:style-name="P62">Я оторвался от валуна, склонился над ней и тихонько прошептал ей в ухо:</text:p>
      <text:p text:style-name="P62">– Если я скажу, ты исчезнешь. Это такое проклятие. Отправишься вслед за ними. Мне бы этого не хотелось. Ты нужна здесь.</text:p>
      <text:p text:style-name="P62">Индиго хмуро взглянула на меня.</text:p>
      <text:p text:style-name="P62"><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2">Я ласково потрепал её по головке.</text:p>
      <text:p text:style-name="P6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6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2">– Индиго, ты в Гранд Галопинг Гала когда-нибудь участвовала?</text:p>
      <text:p text:style-name="P62">– А то! В прошлом году па взял меня с собой на Гала. Он стоял в охране, а я пробралась внутрь и наблюдала за всем из-за занавески.</text:p>
      <text:p text:style-name="P62">– То есть, ты помнишь, как там всё устроено и что должно происходить?</text:p>
      <text:p text:style-name="P62">– Агась!</text:p>
      <text:p text:style-name="P62">–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2">– Вау! Круто!</text:p>
      <text:p text:style-name="P62">Единорожка в восторге <text:s/>запрыгала на месте.</text:p>
      <text:p text:style-name="P6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2">Кобылка остановилась и обняла меня за шею.</text:p>
      <text:p text:style-name="P62">– Спасибки! Тока ж ты на праздник придёшь? Обещаешь? Пожалуйста-пожалуйста-пожалуйста!</text:p>
      <text:p text:style-name="P62">– Обещаю.</text:p>
      <text:p text:style-name="P62">Единорожка умчалась с победным «ю-ху-у-у!».</text:p>
      <text:p text:style-name="P6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2">В серебряной коробке вместо книги лежал одинокий листок бумаги.</text:p>
      <text:p text:style-name="P71"/>
      <text:p text:style-name="P7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1">До встречи!</text:p>
      <text:p text:style-name="P71"/>
      <text:p text:style-name="P62">– Селли-Селли… Ну почему ты такая… – пробормотал я сквозь слёзы.</text:p>
      <text:p text:style-name="P62"/>
      <text:p text:style-name="P64">***</text:p>
      <text:p text:style-name="P86">INXS – Suicide blonde</text:p>
      <text:p text:style-name="P6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2">– А где твой обещанный сюрприз? – донесся жеребячий голосок через изгородь. – Гости уже все собрались.</text:p>
      <text:p text:style-name="P6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2">– А моя часть будет в самом конце. – вздохнул третий голосок. – Если мы до него досидим. Лично мне уже надоело. Скучно.</text:p>
      <text:p text:style-name="P6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2">– Всё равно Норф был круче. – пробормотал голос Индиго. – Он Кинга раза три уделывал на «Королеве Лорен».</text:p>
      <text:p text:style-name="P62">– Скоро начнётся! Я слышу свисток Вондерболтов! – перебил голос Санни – Бежим на смотровую площадку!</text:p>
      <text:p text:style-name="P62"><text:soft-page-break/>– Кто первый добежит, тот… эмм…</text:p>
      <text:p text:style-name="P62">– Суперсветоч!</text:p>
      <text:p text:style-name="P62">– Агась! Галагалоперы, вперёд!</text:p>
      <text:p text:style-name="P62">– Йей!!!</text:p>
      <text:p text:style-name="P6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2">…</text:p>
      <text:p text:style-name="P62">– Это она! Она!!!</text:p>
      <text:p text:style-name="P62">– Наша принцесса! Наше солнце!</text:p>
      <text:p text:style-name="P62">– Она вернётся!</text:p>
      <text:p text:style-name="P62">– А то! Я всем говорил! Мне никто не верил! Никто!!!</text:p>
      <text:p text:style-name="P62">– Дайте мне вас обнять, дорогой друг!</text:p>
      <text:p text:style-name="P62">…</text:p>
      <text:p text:style-name="P6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51">&lt;<text:span text:style-name="T75">Ace Enders – million different people</text:span>&gt;</text:p>
      <text:p text:style-name="P6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6">усесться поудобнее там, где стоишь, и слушать-слушать-слушать (танцевать?)</text:span>.</text:p>
      <text:p text:style-name="P62">…</text:p>
      <text:p text:style-name="P62"><text:soft-page-break/>Музыкальный транс прервался цоканьем копыт по парковой дорожке. Две фигуры устало брели прочь от замка, тихо переговариваясь.</text:p>
      <text:p text:style-name="P62">– Ужель обязательно лично приветствовать каждого пони? Сестра разбаловала их. Это так утомляет!</text:p>
      <text:p text:style-name="P6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2">Луна с Твайлайт остановились прямо у колонны, за которой сидел я, прислонившись к прохладному мрамору с надписью «з<text:span text:style-name="T85">д</text:span>ЕсЬ БЫл <text:span text:style-name="T86">д</text:span>ИскОр<text:span text:style-name="T84">Д</text:span>».</text:p>
      <text:p text:style-name="P6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2">В саду прозвенел гонг. Музыка умолкла и в наступившей тишине звонкий голосок объявил в потрескивающий микрофон:</text:p>
      <text:p text:style-name="P6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2">Последняя фраза утонула в свисте и восторжённом топоте копыт. Твайлайт вздохнула.</text:p>
      <text:p text:style-name="P6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2">Твайлайт побрела по дорожке к освещённой террасе. Луна проводила её взглядом. Затем она со смешком обратилась в пространство:</text:p>
      <text:p text:style-name="P62">– Скрываться за колонной — плохая идея. Если хочешь, чтобы тебя не раскрыли, прячься так, чтобы не было видно твоей тени.</text:p>
      <text:p text:style-name="P62">– А кто прячется-то? – я встал и вышел к Луне. – Слушал себе музыку, пока вы не подошли. Классно играют!</text:p>
      <text:p text:style-name="P62">Луна кивнула.</text:p>
      <text:p text:style-name="P6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2">– А-а-а, дражайший принц? – любезнейше приветствовала франта Луна – Как ваше драгоценное здоровье? Как поживает ваш кузён Хавтиноуз?</text:p>
      <text:p text:style-name="P62"><text:soft-page-break/>Принц позеленел, промычал нечто нечленораздельное и дал знак носильщикам двигаться дальше.</text:p>
      <text:p text:style-name="P62">Во дворце, вручив мне небольшую тяжёлую шкатулку серебряной окантовки с хрустальным шаром , Луна с некоторым смущением сообщила:</text:p>
      <text:p text:style-name="P6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2">Она что, блядь, издевается?</text:p>
      <text:p text:style-name="P62">– Да хрен там! Какие перья? Ты же сама сказала, отношения были чисто деловыми. По крайней мере, с её стороны.</text:p>
      <text:p text:style-name="P62">Луна продолжила с каменным выражением лица.</text:p>
      <text:p text:style-name="P62">– Если же нет, поднимись в её башню и разыщи перо или волос в её постели. После чего помести это в компас. Всё.</text:p>
      <text:p text:style-name="P62">Аликорница отвернулась. Я пошёл к выходу.</text:p>
      <text:p text:style-name="P62">– Иногда деловые отношения служат прикрытием для… чего-то большего. Но смертным это трудно понять.</text:p>
      <text:p text:style-name="P62">Я обернулся. Аликорница смотрела в окно на первый заезд «Небес Эквестрии», не удостаивая меня вниманием.</text:p>
      <text:p text:style-name="P62">Не гребу я этих аликорнов!</text:p>
      <text:p text:style-name="P51"/>
      <text:p text:style-name="P64">***</text:p>
      <text:p text:style-name="P62"/>
      <text:p text:style-name="P6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2">Чувствуя себя грабителем, я вошёл в комнату и осмотрел футон.</text:p>
      <text:p text:style-name="P62">Фиг там! Было такое впечатление, что последние недели на нём никто не спал. Ни складочки, ни вмятинки, ни волоска, ни пылинки.</text:p>
      <text:p text:style-name="P62">Я окинул взглядом комнату. Взор упал на гардероб у стенки. Вот где можно найти перо или волос!</text:p>
      <text:p text:style-name="P62">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6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7"></text:span><text:span text:style-name="T88"> сидел, прислонившись к стенке. Оранжевая лампочка по прежнему горела на налобнике.</text:span></text:p>
      <text:p text:style-name="P6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2"><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2">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2"/>
      <text:p text:style-name="P64">***</text:p>
      <text:p text:style-name="P62"/>
      <text:p text:style-name="P6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2">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2">Рычаг заклинило. Блядь!!!</text:p>
      <text:p text:style-name="P6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2">Я что есть мочи дёрнул ручку на себя.</text:p>
      <text:p text:style-name="P6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2"><text:soft-page-break/></text:p>
      <text:p text:style-name="P62">…</text:p>
      <text:p text:style-name="P62"/>
      <text:p text:style-name="P6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2">Замок.</text:p>
      <text:p text:style-name="P62">Блядь, что с замком?!</text:p>
      <text:p text:style-name="P62">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2">Я надавил на рычаг вертикальной тяги и колесница плавно скользнула вниз. Ха, теперь-то я понял, в чём дело! Замок висел в воздухе!</text:p>
      <text:p text:style-name="P62">Блядь… Замок висел в воздухе?!!</text:p>
      <text:p text:style-name="P6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2">Я пробежал комнату насквозь и кинулся к выходу.</text:p>
      <text:p text:style-name="P6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2">За моей спиной раздался механический голос.</text:p>
      <text:p text:style-name="P62">– <text:span text:style-name="T89">Зафиксирована опасная ситуация. Сознание пациента </text:span><text:span text:style-name="T90">&lt;</text:span><text:span text:style-name="T89">Селестия</text:span><text:span text:style-name="T90">&gt;</text:span><text:span text:style-name="T89"> не регистрируется. Активируется протокол экстренной эвакуации пациента </text:span><text:span text:style-name="T90">&lt;</text:span><text:span text:style-name="T89">Селестия</text:span><text:span text:style-name="T90">&gt;</text:span><text:span text:style-name="T89"> к </text:span><text:span text:style-name="T90">&lt;</text:span><text:span text:style-name="T89">Луна</text:span><text:span text:style-name="T90">&gt;</text:span><text:span text:style-name="T89">.</text:span></text:p>
      <text:p text:style-name="P62">Я обернулся.</text:p>
      <text:p text:style-name="P6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2"><text:soft-page-break/>БЛЯ!!!</text:p>
      <text:p text:style-name="P62">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2"/>
      <text:p text:style-name="P62">…</text:p>
      <text:p text:style-name="P62"/>
      <text:p text:style-name="P62">– Что сиё значит, человек?!</text:p>
      <text:p text:style-name="P6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2">– Мнэ-э-э. – в этот момент даже козлиное блеяние было для меня верхом геройства.</text:p>
      <text:p text:style-name="P62">Подымая тучи пыли, с грохотом обрушилась в провал башня Селестии. Луна с отвалившейся челюстью наблюдала за действом в окно.</text:p>
      <text:p text:style-name="P62">– Что… Что это за дискордовщина?!</text:p>
      <text:p text:style-name="P62">Луна глянула в противоположное окно.</text:p>
      <text:p text:style-name="P62">– А куда делась Наша башня?!! – на аликорницу было жалко смотреть.</text:p>
      <text:p text:style-name="P62">– Она внизу. – промямлил я.</text:p>
      <text:p text:style-name="P62">– В каком ещё низу???</text:p>
      <text:p text:style-name="P62">– Ну… внизу. С остальным Кантерлотом… – я чувствовал себя дебилом.</text:p>
      <text:p text:style-name="P62">Аликорница молча взвилась в воздух и вылетела наружу. Через минуту вернулась.</text:p>
      <text:p text:style-name="P62">– Мы приняли решение! Бал закрывается!</text:p>
      <text:p text:style-name="P62"/>
      <text:h text:style-name="Heading_20_2" text:outline-level="2">20. <text:span text:style-name="T1">Осколки</text:span></text:h>
      <text:p text:style-name="P89">Electric Light Orchestra – Sorrow about to fall</text:p>
      <text:p text:style-name="P62">Скалу ощутимо тряхнуло. Грибной суп выплеснулся из супницы на стол.</text:p>
      <text:p text:style-name="P62">– Четвёртый день уж волокут. Могли бы и научиться наконец-то. – проворчала Эпплджек с набитым ртом.</text:p>
      <text:p text:style-name="P62">Прямо перед нами маячила «Конкордия». Трёхмильный канат соединял её с «Громовержцем»<text:span text:style-name="T16">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2">– Девочки, под нами Понивилль! – захлопала копытами Рэрити. – Узнаю свой бутик!</text:p>
      <text:p text:style-name="P62">Да, с утёса открылся городок, очертаниями повторяющий карту Понивилля.</text:p>
      <text:p text:style-name="P62">– Эй-Джей, гляди, твоя ферма! – Дэш указала на ряды деревьев на окраине городка.</text:p>
      <text:p text:style-name="P62">– Агась, она! – кивнула фермерша. – А это значит, скоро приедем.</text:p>
      <text:p text:style-name="P6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2"/>
      <text:p text:style-name="P62">…</text:p>
      <text:p text:style-name="P62"/>
      <text:p text:style-name="P62">Мы стояли в зале стратегического планирования. Перед нами стоял столик с фруктами и минеральной водой. Луна прохаживалась перед стендом в строгом жакете и квадратных очках (готов биться об заклад, с нулевым увеличением). В кресле развалился Дискорд и плевал в потолок.</text:p>
      <text:p text:style-name="P62">– Итак, на рассвете мы достигнем цели. Надеюсь, все помнят план действий. Мы высаживаемся группой у входа и…</text:p>
      <text:p text:style-name="P62">– Прячемся?</text:p>
      <text:p text:style-name="P62">– Дерёмся с пландерсидами?</text:p>
      <text:p text:style-name="P62">– Создаём магическое убежище?</text:p>
      <text:p text:style-name="P62">– Нет!</text:p>
      <text:p text:style-name="P62">Луна поднесла копыто ко рту и прокашлялась.</text:p>
      <text:p text:style-name="P6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2">Я вспомнил, как мы драпали из замка, но промолчал.</text:p>
      <text:p text:style-name="P6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2">– По возвращению человек отыщет Сестру с помощью компаса, что Мы приготовили для него. Ты активировал компас, человек?</text:p>
      <text:p text:style-name="P62">Я продемонстрировал ночной принцессе шкатулку с беспорядочно мечущейся стрелкой.</text:p>
      <text:p text:style-name="P62">– Чудесно! Осталось дело за малым — найти Сестру.</text:p>
      <text:p text:style-name="P62">– Не кажется ли тебе, дражайшая, что ты забыла об одной незначительной детали? – встрял Дискорд. – <text:s/>Совсем незначительной, вот такусенькой?</text:p>
      <text:p text:style-name="P62">– Какой же? – нахмурилась Луна. – Ты изменяешь условия сделки?</text:p>
      <text:p text:style-name="P62">–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2"><text:soft-page-break/>Драконикус для наглядности плюнул. Плевок затормозил у потолка, изменил направление на девяносто градусов и вылетел в окно.</text:p>
      <text:p text:style-name="P6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6">, </text:span>отправилось в мусорную корзину.</text:p>
      <text:p text:style-name="P62">–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2">Луна нахмурилась.</text:p>
      <text:p text:style-name="P62">– Мы видим, у тебя уже есть готовое решение. Говори.</text:p>
      <text:p text:style-name="P62">–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пальчики оближешь!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2">Луна скосила глаза на меня в немом вопросе. <text:s/>Я не увидел ответную мимику Дискорда — он сидел ко мне полубоком.</text:p>
      <text:p text:style-name="P6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6">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2">– Придётся действовать по твоему плану. У нас нет времени.</text:p>
      <text:p text:style-name="P62">Дискорд взглянул в газету.</text:p>
      <text:p text:style-name="P6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62">Драконикус отвлёкся от приятных мыслей и направился к выходу. За ним потянулись и остальные.</text:p>
      <text:p text:style-name="P62">Я подождал, пока все выйдут и подобрал с пола оброненную Дискордом газету.</text:p>
      <text:p text:style-name="P51"><text:span text:style-name="T1">«</text:span><text:span text:style-name="T7">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5"/>
      <text:p text:style-name="P52">***</text:p>
      <text:p text:style-name="P51"/>
      <text:p text:style-name="P62"><text:soft-page-break/>Сумерки укутывали землю пушистым одеялом. Мы сидели на парковой дорожке, выходящей к обрыву, и любовались проплывающим внизу лесом.</text:p>
      <text:p text:style-name="P62">…</text:p>
      <text:p text:style-name="P45"><text:span text:style-name="T16">–</text:span> Ну хорошо, а кто вами правит? Аликорн? Драконикус? Какой-нибудь человек с рогом во лбу? Или у вас нет правителя?</text:p>
      <text:p text:style-name="P45"><text:span text:style-name="T16">–</text:span> Нет, почему? Правитель есть. Только он не постоянный. Его избирают. Раз в несколько лет.</text:p>
      <text:p text:style-name="P51">–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51">–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2">Пегаска задумалась.</text:p>
      <text:p text:style-name="P62">– Макс?</text:p>
      <text:p text:style-name="P62">– Да?</text:p>
      <text:p text:style-name="P6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2">Я почесал пегаску у основания гривы и объяснил:</text:p>
      <text:p text:style-name="P6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2">Я почувствовал резкую боль. Отдёрнув руку, я увидел на пальце кровь из ранки. </text:p>
      <text:p text:style-name="P62">Дэш смутилась.</text:p>
      <text:p text:style-name="P6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2">Брошь переливалась всеми цветами радуги в тусклом свете заходящего солнца.</text:p>
      <text:p text:style-name="P62">– Классная штука! Тебе идёт.</text:p>
      <text:p text:style-name="P62">Пегаска смущённо отвернулась. Потом повернулась опять. Копыто чертило звёздочку на песке.</text:p>
      <text:p text:style-name="P62">– Ты ведь вернёшься?</text:p>
      <text:p text:style-name="P6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2">– А то ж!</text:p>
      <text:p text:style-name="P62">Вслед за Твайлайт к нам подошли Эпплджек с Пинки. Фермерша прикоснулась ко мне копытом.</text:p>
      <text:p text:style-name="P6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2">– Супер-дупер-верно! Ещё никто не смел отобрать у Пинки друга и остаться при этом в своём уме!!!</text:p>
      <text:p text:style-name="P62">Розовая пони встала на задние ноги, передними оттянула веки и высунула язык, сотворив совершенно безумную мордаху.</text:p>
      <text:p text:style-name="P62"><text:soft-page-break/>– В случае Дискорда — остаться НЕ в своём уме. Но в остальном — верно. Мы не дадим тебя в обиду, Макс.</text:p>
      <text:p text:style-name="P6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2">– Спасибо, девчонки. Вы самые лучшие.</text:p>
      <text:p text:style-name="P62">– А я — лучшая из лучших! – похлопала себя в грудь Дэш. – Не забывай об этом!</text:p>
      <text:p text:style-name="P6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2">Раздались тихие шаги. Меня накрыла тень.</text:p>
      <text:p text:style-name="P6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2">Луна опустила мне на колени небольшую карточку из серебра.</text:p>
      <text:p text:style-name="P62"/>
      <text:p text:style-name="P79"><text:span text:style-name="T16">~~~ </text:span>Человек Макс <text:span text:style-name="T16">~~~</text:span></text:p>
      <text:p text:style-name="P79">Паспорт гражданина Эквестрии</text:p>
      <text:p text:style-name="P78">Выдан человеку Максу</text:p>
      <text:p text:style-name="P78">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8">Именем правительства Эквестрии призываем оказывать предъявителю сего всю возможную помощь и содействие.</text:p>
      <text:p text:style-name="P77">26.07.2143</text:p>
      <text:p text:style-name="P62"/>
      <text:p text:style-name="P64">***</text:p>
      <text:p text:style-name="P62"/>
      <text:p text:style-name="P6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2">Ага, сейчас!</text:p>
      <text:p text:style-name="P6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2">Дирижабль миновал полосу воды и поравнялся с замком. Как по команде, дождь из лиан прекратился.</text:p>
      <text:p text:style-name="P62"><text:soft-page-break/>– Похоже, мы выиграли этот бой. – тихо сказала Луна. – Нам стоило использовать Конкордию и в первый раз.</text:p>
      <text:p text:style-name="P62">– Напомнить тебе о режиме секретности, который ты тогда установила, или сама вспомнишь? – язвительно отозвался Дискорд.</text:p>
      <text:p text:style-name="P6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51"/>
      <text:p text:style-name="P6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2"/>
      <text:p text:style-name="P52">~~~~~</text:p>
      <text:p text:style-name="P62"/>
      <text:p text:style-name="P6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2">– Бросайте якорь. – отвечает Луна.</text:p>
      <text:p text:style-name="P62">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2">Потусторонний рёв оглашает пространство.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2">– Ох, Селестия милосердная… Кракен… Этого не было в расчётах… – бормочет Твайлайт.</text:p>
      <text:p text:style-name="P6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2">Луна отдаёт короткую команду в интерком и наперерез падающим фигуркам с Конкордии пикирует звено Вондерболтов.</text:p>
      <text:p text:style-name="P62">– <text:span text:style-name="T38">ПОНИ! ВЫ ЗАЕБАЛИ!!! ВЫ ДАДИТЕ МНЕ СПАТЬ, ИЛИ НЕТ?!! КЛЯНУСЬ ХВОСТОМ, ВЫ ТАКИ ОТ МЕНЯ ОТСТАНЕТЕ, НЕ БУДЬ Я АГАМЕМНОН-БЕСКЛАННИК!</text:span></text:p>
      <text:p text:style-name="P62"><text:soft-page-break/>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2">– Берегись!!!</text:p>
      <text:p text:style-name="P6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2"/>
      <text:p text:style-name="P52">~~~~~</text:p>
      <text:p text:style-name="P52"/>
      <text:p text:style-name="P6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2">Я принимаю вертикальное положение. Вокруг меня осыпавшиеся замшелые стены без крыши и… Дэш.</text:p>
      <text:p text:style-name="P6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2">– Учту. – я кривлюсь от боли. – Спасибо, Дэш. За мной должок.</text:p>
      <text:p text:style-name="P62">– Да кто там считает! – отмахивается пегаска. – Ты не в курсе, куда я приземлилась? Ты уже был тут.</text:p>
      <text:p text:style-name="P62">Я качаю головой.</text:p>
      <text:p text:style-name="P62">– Я видел только маленькую часть замка Сестёр. И то, на бегу. Но ты ведь можешь подняться над замком и разведать путь?</text:p>
      <text:p text:style-name="P62">Пегаска чешет копытом в затылке.</text:p>
      <text:p text:style-name="P62">– Могу, конечно. Но пока я спускалась, меня трижды чуть не сбили.</text:p>
      <text:p text:style-name="P62">Над развалинами выстреливает пландерсид, целясь в пролетающего Вондерболта.</text:p>
      <text:p text:style-name="P62">– Вот, видишь. – пегаска пожимает крыльями. – Из болота простреливается всё небо над замком. У этих ляганных пландерсидов офигенная скорость. Не такая, как у меня, конечно, но на близкой дистанции увернуться от них будет трудновато.</text:p>
      <text:p text:style-name="P62">Я сажусь на обломок колонны.</text:p>
      <text:p text:style-name="P6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p>
      <text:p text:style-name="P51">&lt;<text:span text:style-name="T31">Описать нарастание депрессивных мыслей от описанных случая к случаю</text:span>&gt;</text:p>
      <text:p text:style-name="P62">– Макс? – пегаска трясёт меня копытом. – Ты же у нас Проводник? Выбирай направление.</text:p>
      <text:p text:style-name="P62">Ну да, на работу флюгером я ещё гожусь, «Громовержец» от выбора направления нам на голову не свалится. Наверное.</text:p>
      <text:p text:style-name="P62">Я тыкаю на ближайший коридор.</text:p>
      <text:p text:style-name="P62">– Идём туда. Один хрен, они все одинаковые. Рано или поздно выйдем в знакомое место.</text:p>
      <text:p text:style-name="P62">– Верняк! – пегаска салютует. – Веди, Проводник!</text:p>
      <text:p text:style-name="P62">…</text:p>
      <text:p text:style-name="P62"><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text:p>
      <text:p text:style-name="P62">– Готова спорить на две тысячи бит, мы проходили этот перекрёсток двадцать минут назад. И сорок минут назад тоже проходили.</text:p>
      <text:p text:style-name="P62">Я поворачиваюсь к Дэш.</text:p>
      <text:p text:style-name="P62">– У тебя разве есть две тысячи бит?</text:p>
      <text:p text:style-name="P62">– Нет. И это показывает, насколько я уверена в победе.</text:p>
      <text:p text:style-name="P1"><text:span text:style-name="T44">К</text:span><text:span text:style-name="T1">ажется, из левого </text:span>коридор<text:span text:style-name="T1">а</text:span> <text:span text:style-name="T1">слышны знакомые голоса</text:span>.</text:p>
      <text:p text:style-name="P62">– Идём налево.</text:p>
      <text:p text:style-name="P62">– Так точно, Проводник. – <text:s/>в голосе пегаски энтузиазма заметно убавилось.</text:p>
      <text:p text:style-name="P62">– Послушай, не называй меня проводником. Это уже не смешно!</text:p>
      <text:p text:style-name="P62">Пегаска смотрит на меня вишнёвыми глазами.</text:p>
      <text:p text:style-name="P62">– А я и не смеюсь. Я хотела тебя подбодрить малёхо, а то ты нос повесил. Но если не хочешь — не бу…</text:p>
      <text:p text:style-name="P62">– Дэш! Сзади!!!</text:p>
      <text:p text:style-name="P62">Из подземелья за спиной пегаски бесшумно вываливается копошащаяся масса.</text:p>
      <text:p text:style-name="P6">Пегаска прыгает вперёд. Быстро оглянувшись, она бросается ко мне, подхватывает передними ногами под руки и летит в левый коридор. </text:p>
      <text:p text:style-name="P4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5">После двух кувырков по камням гуд<text:span text:style-name="T1">ит</text:span> голова и садн<text:span text:style-name="T1">ит</text:span> ушибленное плечо. </text:p>
      <text:p text:style-name="P45"><text:span text:style-name="T1">–</text:span> Дэш? Ты где? Дэш?</text:p>
      <text:p text:style-name="P4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Пландерсид</text:span> перетянул туловище Дэш в районе живота и медленно подтас<text:span text:style-name="T1">кивает</text:span> её вглубь проёма. <text:span text:style-name="T1">Там в темноте копошится</text:span> клубок <text:span text:style-name="T1">щупалец</text:span>,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Дэш <text:span text:style-name="T1">делает</text:span> шаг-другой <text:span text:style-name="T1">вперёд</text:span>, но <text:span text:style-name="T1">лиана</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плет<text:span text:style-name="T1">и</text:span> и обви<text:span text:style-name="T1">ваются</text:span> вокруг задних ног и крыл<text:span text:style-name="T1">а</text:span> пегаски.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пландерсид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6">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6">Это всё сон. Всего лишь дурной сон. Я сейчас проснусь, и ничего этого не будет. И не было. Ведь это только сон, правда?</text:p>
      <text:p text:style-name="P6">Я закрываю глаза и беззвучно кричу.</text:p>
      <text:p text:style-name="P6"/>
      <text:p text:style-name="P52">~~~~~</text:p>
      <text:p text:style-name="P6"/>
      <text:p text:style-name="P8">– Держи своего «Проводника»! Хотя сейчас его стоит называть овощем и носить в чемодане.</text:p>
      <text:p text:style-name="P8">– Где ты его нашёл? Что произошло? Что с тобой, человек?</text:p>
      <text:p text:style-name="P8">– В твоей пещере медитаций, если ты её ещё помнишь. Дрянь приключилась, ни ты, ни даже я не можем исправить. Верность погибла, и он это наблюдал.</text:p>
      <text:p text:style-name="P8">– О, небо! Я превращу это болото в выжженый кратер!!! Что сказать остальным?</text:p>
      <text:p text:style-name="P8">– Лучше подумай, как мы обойдёмся без Верности? Шестёрку Гармонии уже не собрать.</text:p>
      <text:p text:style-name="P8">– Есть ещё один способ. Ты его знаешь, <text:span text:style-name="T30">Величайший</text:span>.</text:p>
      <text:p text:style-name="P8">–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6">!</text:span></text:p>
      <text:p text:style-name="P8">–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8">– <text:span text:style-name="T91">Что? </text:span>Ты мне не доверяешь??!</text:p>
      <text:p text:style-name="P8">– НЕТ!</text:p>
      <text:p text:style-name="P8">– Сделка состоялась! Оплата по возвращении Сахарной Ватки. Мне не терпится увидеть выражение её благолепной мордочки, когда она узнает, ЧТО мне удалось!&lt;<text:span text:style-name="T30">Так как Макс не вернётся, Дискорд Луну не получит</text:span>&gt;</text:p>
      <text:p text:style-name="P22"/>
      <text:p text:style-name="P52">~~~~~</text:p>
      <text:p text:style-name="P22">&lt;<text:span text:style-name="T31">Макс и ко появляются на Терре со сдвигом по времени (как и Кимеринн)?</text:span>&gt;</text:p>
      <text:p text:style-name="P115"><text:span text:style-name="T9">…Мертвенный свет люминесцентных ламп, </text:span><text:span text:style-name="T11">дефибриллятор</text:span>, капельница с физраствором и ритмичное движение линии пульса на <text:span text:style-name="T9">кардиомониторе</text:span> у больничной койки…</text:p>
      <text:p text:style-name="P113"/>
      <text:p text:style-name="P114">Кажется, я уже это встречал раньше! Не помню <text:span text:style-name="T92">только</text:span>, где и когда.</text:p>
      <text:p text:style-name="P113"/>
      <text:p text:style-name="P160"><text:soft-page-break/>Человек на койке откры<text:span text:style-name="T12">вает</text:span> глаза. <text:span text:style-name="T94">Пронзительный зрачки на фоне трёхдневной щетины и впалых щёк беспорядочно мечутся, в них нет мыслей, они леденят беспокойным ужасом.</text:span></text:p>
      <text:p text:style-name="P160"><text:span text:style-name="T94">Я узнаю в человеке себя.</text:span></text:p>
      <text:p text:style-name="P10"/>
      <text:p text:style-name="P10">Что за?.. <text:span text:style-name="T93">Интерьер палаты медленно вгрызается в сознание, выдавливая из него всё остальное.</text:span></text:p>
      <text:p text:style-name="P161"/>
      <text:p text:style-name="P162">Линия пульса <text:span text:style-name="T97">на кардиомониторе </text:span>выр<text:span text:style-name="T94">авнивается. М</text:span>еня вле<text:span text:style-name="T95">чёт</text:span> навстречу застывшему взгляду. <text:span text:style-name="T97">С каждым мгновением я всё ближе</text:span> <text:span text:style-name="T1">— </text:span><text:span text:style-name="T13">и всё больше забываю себя. </text:span><text:span text:style-name="T14">Я</text:span> уже собира<text:span text:style-name="T95">юсь</text:span> раствориться в <text:span text:style-name="T10">бледном сиянии</text:span> палаты с лежащим на койке мертвецом, <text:span text:style-name="T99">когда </text:span>что-то хват<text:span text:style-name="T95">ает</text:span> меня за шиворот и тащи<text:span text:style-name="T95">т</text:span> прочь.</text:p>
      <text:p text:style-name="P167"><text:span text:style-name="T99">Б</text:span>ольничн<text:span text:style-name="T99">ая</text:span> палат<text:span text:style-name="T99">а</text:span> растворяется во тьме. Мы летим <text:span text:style-name="T99">вперёд, к свету</text:span>.</text:p>
      <text:p text:style-name="P3">Я не мог<text:span text:style-name="T96">у</text:span> повернуть голову, но ви<text:span text:style-name="T96">жу</text:span> кончик радужной гривы, время от времени щекочущий мою щёку. Я пыт<text:span text:style-name="T96">аюсь</text:span> окликнуть Дэш, но из моих губ не дон<text:span text:style-name="T96">осится</text:span> ни звука. С огромной скоростью <text:span text:style-name="T97">несёмся мы </text:span>к затягивающемуся окну <text:span text:style-name="T23">света</text:span>. <text:span text:style-name="T97">В последние мгновения толкающая меня сила пропадает, я лечу к выходу по инерции. В движении я изворачиваюсь и гляжу назад</text:span>.</text:p>
      <text:p text:style-name="P65">Там лишь <text:span text:style-name="T98">тающая в темноте</text:span> радуга.</text:p>
      <text:p text:style-name="P166"/>
      <text:p text:style-name="P168">~~~~~</text:p>
      <text:p text:style-name="P6"/>
      <text:p text:style-name="P2">Невесомость, удар, чувство веса.</text:p>
      <text:p text:style-name="P2">Я откры<text:span text:style-name="T99">ваю</text:span> глаза.</text:p>
      <text:p text:style-name="P2">Крыша Bionic Hill-12 тускло отсвечива<text:span text:style-name="T100">ет</text:span> в свете звёзд. Парочка на скамейке всё так же обнима<text:span text:style-name="T100">ется</text:span> спиной ко мне. Внизу по освещённой улице изредка пронос<text:span text:style-name="T100">ятся</text:span> машины. Внезапный и на удивление сильный порыв ветра подт<text:span text:style-name="T100">алкивает</text:span> меня к краю, прямо к разрыву в <text:s/>ограде. Ноги скольз<text:span text:style-name="T100">ят</text:span> по обледеневшей крыше, не встречая преграды. Я па<text:span text:style-name="T100">даю</text:span> на колени и уп<text:span text:style-name="T100">ираюсь</text:span> руками в лёд. В ладонь вреза<text:span text:style-name="T100">ется</text:span> острый бугорок, остан<text:span text:style-name="T100">а</text:span>в<text:span text:style-name="T100">ливающий </text:span>скольжение.</text:p>
      <text:p text:style-name="P2">Я подн<text:span text:style-name="T100">имаю</text:span> руку и обнаружи<text:span text:style-name="T100">ваю</text:span> в ладони брошь в виде радужной молнии.</text:p>
      <text:p text:style-name="P2"/>
      <text:p text:style-name="P2">…</text:p>
      <text:p text:style-name="P2"/>
      <text:p text:style-name="P2">Слабый звук застав<text:span text:style-name="T100">ляет</text:span> меня обернуться.</text:p>
      <text:p text:style-name="P2">Две нагие молодые девушки и мужчина <text:span text:style-name="T1">с бородкой</text:span> во фраке лет сорока <text:span text:style-name="T1">пяти </text:span><text:span text:style-name="T15">жмутся</text:span> к стенке выходного тамбура.</text:p>
      <text:p text:style-name="P2"><text:span text:style-name="T1">–</text:span> Макс, <text:span text:style-name="T1">–</text:span> тихонько <text:span text:style-name="T100">зовёт</text:span> одна из девушек. <text:span text:style-name="T1">–</text:span> Макс, это я, Эй-Джей! Мы почему-то стали людьми. Вот это <text:span text:style-name="T1">–</text:span> она указ<text:span text:style-name="T100">ывает</text:span> на соседку <text:span text:style-name="T1">–</text:span> Флаттершай. А это <text:span text:style-name="T1">–</text:span> она <text:span text:style-name="T100">указывает</text:span> на мужчину <text:span text:style-name="T1">–</text:span> Дискорд. Ты можешь нам помочь? Мы тут никого не знаем...</text:p>
      <text:p text:style-name="P39"/>
      <text:p text:style-name="P39"/>
      <text:p text:style-name="P39"/>
      <text:p text:style-name="P39"/>
      <text:p text:style-name="P62"/>
      <text:p text:style-name="P63"><text:soft-page-break/><text:span text:style-name="T16">&lt;Луна - </text:span><text:span text:style-name="T3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6">&gt;</text:span></text:p>
      <text:p text:style-name="P41"/>
      <text:p text:style-name="P56"><text:span text:style-name="T74">&lt;</text:span><text:span text:style-name="T35">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74">&gt;</text:span></text:p>
      <text:p text:style-name="P62"/>
      <text:p text:style-name="P51">&lt;<text:span text:style-name="T31">- А ты сам-то что чувствуешь?</text:span></text:p>
      <text:p text:style-name="P41">-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41">...</text:p>
      <text:p text:style-name="P38">-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8"><text:span text:style-name="T1">- Не знаю, не отслеживал. Я ведь не брони!</text:span>&gt;</text:p>
      <text:p text:style-name="P38"/>
      <text:p text:style-name="P38">&lt; - <text:span text:style-name="T1">Возможно, в другой раз, в другое время...</text:span></text:p>
      <text:p text:style-name="P41">- Ну уж нет! Я завязываю с конеёбством!</text:p>
      <text:p text:style-name="P51"><text:span text:style-name="T31">- Посмотрим... Хи-хи...</text:span>&gt;</text:p>
      <text:p text:style-name="P51"/>
      <text:p text:style-name="P50">&lt;<text:span text:style-name="T31"> </text:span><text:span text:style-name="T30">-</text:span><text:span text:style-name="T31">Я не умею! Давай ты напишешь!</text:span></text:p>
      <text:p text:style-name="P50"><text:span text:style-name="T30">- </text:span><text:span text:style-name="T31">Фигушки! Подрядил меня татухи поням рисовать — сам теперь фанфик пиши!</text:span>&gt;</text:p>
      <text:p text:style-name="P60"/>
      <text:p text:style-name="P50">&lt;<text:span text:style-name="T31">В сцене прощания (во сне) — Р.Д. в будущем будет стрематься поебушек с человеками, чтобы не испытывать горечи расставания. Но: </text:span></text:p>
      <text:p text:style-name="P50"><text:span text:style-name="T31">- Учти, я ни капельки не жалею о наших поебушках! Но в будущем буду их стрематься. Это очень больно — вот так расставаться</text:span>&gt;</text:p>
      <text:p text:style-name="P40">&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40"/>
      <text:p text:style-name="P40">(про Макса в сне-прощании)</text:p>
      <text:p text:style-name="P40">Я — Дискорд, и я говорю вам: он вернётся Я подсоблю вам, касатикам, хе-хе!</text:p>
      <text:p text:style-name="P60"/>
      <text:p text:style-name="P130"><text:span text:style-name="T16"><text:s/>&lt;</text:span><text:span text:style-name="T33"> - </text:span><text:span text:style-name="T30">Я не могу быть вашим спасителем! Я намного хуже и испорченнее вас!</text:span><text:span text:style-name="T16">&gt;</text:span></text:p>
      <text:p text:style-name="P131"/>
      <text:p text:style-name="P50">&lt;<text:span text:style-name="T31">Луна говорит Максу в прощальном сне:</text:span></text:p>
      <text:p text:style-name="P50"><text:span text:style-name="T31">- Прости, что хотела убить тебя. Я ослабела и Найтмэр на время одержала верх</text:span>&gt;</text:p>
      <text:p text:style-name="P60"/>
      <text:p text:style-name="P50">&lt;<text:span text:style-name="T31">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0"><text:soft-page-break/></text:p>
      <text:p text:style-name="P37">&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9">- Слушай, я что-то не пойму, Эогипп для тебя что, проходной двор, что ли? На моей памяти, ты уже <text:span text:style-name="T16">&lt;</text:span>пятый<text:span text:style-name="T16">&gt;</text:span> раз за последние полгода туда-сюда через него мотаешься. Так часто сюда даже аликорны не заглядывают…</text:p>
      <text:p text:style-name="P37"><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7"/>
      <text:p text:style-name="P39"/>
      <text:p text:style-name="P1"/>
      <text:p text:style-name="P37">- <text:span text:style-name="T1">Ты же говорил, у нас нет магии?</text:span></text:p>
      <text:p text:style-name="P39">- Нет. Но что я, по-твоему, делал за тысячи лет заточения в статуе? Да я столько магии накопил, что могу вывернуть это мирок пару раз наизнанку! <text:span text:style-name="T79">Кстати, он от </text:span>э<text:span text:style-name="T79">того только лучше станет!</text:span></text:p>
      <text:p text:style-name="P39">- Но тогда ты мог бы захватить власть в Эквестрии?</text:p>
      <text:p text:style-name="P39">-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6"/>
      <text:p text:style-name="P37">&lt;Селестия проснётся на Терре в облике кибермозга, т.к. в своём мире она на ступень выше пони (а кибермозг на Терре на ступень выше людей)&gt;</text:p>
      <text:p text:style-name="P39"/>
      <text:p text:style-name="P13">***</text:p>
      <text:p text:style-name="P121"/>
      <text:p text:style-name="P1">&lt;<text:span text:style-name="T3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4">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4">Внезапно он открыл глаза и посмотрел на экран. В глазах его отражалась цепочка пони, как у прыгнувшей за миг до того в экран пони.</text:p>
      <text:p text:style-name="P34">Рябь экрана разглаживалась, он постепенно становился непрозрачно-матовым. Так же угасало отражение светящейся цепочки в глазах у юноши.<text:span text:style-name="T16">&gt;</text:span></text:p>
      <text:p text:style-name="P56"/>
      <text:h text:style-name="P179" text:outline-level="2">Сон Рэрити</text:h>
      <text:p text:style-name="P2"/>
      <text:p text:style-name="P5">***</text:p>
      <text:p text:style-name="P57">&lt;<text:span text:style-name="T30">На Терре Селестия, будучи в компьютере, случайно пробуждает в Нексусе активный интеллект.</text:span>&gt;</text:p>
      <text:p text:style-name="P2"/>
      <text:h text:style-name="P179" text:outline-level="2">Рейд пони-рэйнджеров</text:h>
      <text:p text:style-name="P2"/>
      <text:p text:style-name="P93"><text:soft-page-break/>(леденящий душу триллер, музыка тревожная)</text:p>
      <text:p text:style-name="P7">&lt;<text:span text:style-name="T3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6">–</text:span> Хотя кое-кто за за тысячу лет воздержания накопил столько силы, что может жонглировать планетами, не думаю, что он <text:span text:style-name="T16">&lt;</text:span><text:span text:style-name="T29">вот эту-то энергию Дискорд и потратил на превращение в дракона в мире Терры</text:span><text:span text:style-name="T16">&gt;</text:span>… Нет, конечно, это не он, его усталость и раскаяние были искренними… Дискорд на нашей стороне… <text:s/>Продолжайте, Кимеринн.</text:p>
      <text:h text:style-name="P179" text:outline-level="2"/>
      <text:h text:style-name="P179" text:outline-level="2">Продолжение ЛСД-чаепития</text:h>
      <text:p text:style-name="P2"/>
      <text:p text:style-name="P2"><text:span text:style-name="T16">&lt;</text:span><text:span text:style-name="T3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6">&gt;</text:span></text:p>
      <text:p text:style-name="P57"/>
      <text:h text:style-name="P179" text:outline-level="2">Поиск решения</text:h>
      <text:p text:style-name="P123"/>
      <text:p text:style-name="P2"><text:span text:style-name="T16">&lt;</text:span><text:span text:style-name="T30">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3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3">—</text:span><text:span text:style-name="T30"> Луна создаёт обратный коридор в срок.</text:span><text:span text:style-name="T16">&gt;</text:span></text:p>
      <text:p text:style-name="P2"/>
      <text:h text:style-name="P179" text:outline-level="2">Поход к замку Принцес-2</text:h>
      <text:p text:style-name="P2"/>
      <text:p text:style-name="P2"/>
      <text:p text:style-name="P2"/>
      <text:p text:style-name="P5"/>
      <text:p text:style-name="P2"><text:span text:style-name="T16">&lt;</text:span><text:span text:style-name="T30">Поиски Селестии — сюжет:</text:span></text:p>
      <text:p text:style-name="P35">Базовое положение: Селестия физически находится на компе Влада в соседнем с максовым доме, в качестве этической подпрограммы к Нексусу.</text:p>
      <text:p text:style-name="P35">Кратко:</text:p>
      <text:p text:style-name="P35"><text:soft-page-break/>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5">Эпизод 1:</text:p>
      <text:p text:style-name="P3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5">…</text:p>
      <text:p text:style-name="P35">Итого:</text:p>
      <text:p text:style-name="P3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5">Эпизод 3.5 (необязательный): День из жизни Дискорда (впечатления от нового мира, интерес путешествия, нежелание возвращаться).</text:p>
      <text:p text:style-name="P35">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3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6">&gt;</text:span></text:p>
      <text:p text:style-name="P2"/>
      <text:h text:style-name="P179"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text:soft-page-break/>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6">&lt;</text:span><text:span text:style-name="T30">три месяца</text:span><text:span text:style-name="T1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79" text:outline-level="2">Поиски</text:h>
      <text:p text:style-name="P2"/>
      <text:p text:style-name="P2"><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6">&gt;</text:span>\Привет, Нексус. Это Макс.</text:p>
      <text:p text:style-name="P2"><text:span text:style-name="T16">&lt;\</text:span>Привет, Макс. Рад тебя видеть.</text:p>
      <text:p text:style-name="P26">Хм. Блок эмоций? Или просто модификация стандартного приветствия?</text:p>
      <text:p text:style-name="P2"><text:span text:style-name="T16">&gt;\</text:span>Нексус, отключи память событий за последнюю неделю.</text:p>
      <text:p text:style-name="P2"><text:span text:style-name="T16">&lt;\</text:span>Выполнено, Макс.</text:p>
      <text:p text:style-name="P2"><text:span text:style-name="T16">&gt;</text:span>\Задача по корпоративной логике. Выдай наиболее оптимальное решение.</text:p>
      <text:p text:style-name="P2"><text:span text:style-name="T16">&lt;\</text:span>Жду с нетерпением, Макс.</text:p>
      <text:p text:style-name="P2"><text:span text:style-name="T16">&gt;\</text:span>Постановка задачи.</text:p>
      <text:p text:style-name="P2"><text:span text:style-name="T1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6">&gt;\</text:span>Ограничения.</text:p>
      <text:p text:style-name="P2"><text:span text:style-name="T16">&gt;\</text:span>Ты не можешь подать в суд на компанию Б и ждать результатов, так как за время разбирательства компания А обанкротится.</text:p>
      <text:p text:style-name="P2"><text:span text:style-name="T16">&gt;\</text:span>Задание.</text:p>
      <text:p text:style-name="P2"><text:span text:style-name="T1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6">&lt;\</text:span>Задача принята...</text:p>
      <text:p text:style-name="P2"><text:span text:style-name="T16">&lt;\</text:span>...</text:p>
      <text:p text:style-name="P2"><text:span text:style-name="T16">&lt;\</text:span>...</text:p>
      <text:p text:style-name="P2"><text:span text:style-name="T16">&lt;\</text:span>Решение:</text:p>
      <text:p text:style-name="P2"><text:span text:style-name="T16">&lt;\&lt;</text:span><text:span text:style-name="T30">Не следует противопоставлять злу ещё большее зло - это только усилит его — </text:span><text:span text:style-name="T31">кодовая фраза</text:span><text:span text:style-name="T3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6">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6">&lt;</text:span><text:span text:style-name="T30">трёх</text:span><text:span text:style-name="T1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5">***</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6">&lt;</text:span><text:span text:style-name="T30">три месяца</text:span><text:span text:style-name="T1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8"/>
      <text:p text:style-name="P2"><text:span text:style-name="T16">&lt;</text:span><text:span text:style-name="T3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6">&gt;</text:span></text:p>
      <text:p text:style-name="P18"/>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79" text:outline-level="2">Безнадёжность</text:h>
      <text:p text:style-name="P18">&lt;<text:span text:style-name="T3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6">&lt;</text:span><text:span text:style-name="T30">расширить</text:span><text:span text:style-name="T1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6">&lt;</text:span><text:span text:style-name="T30">расширить</text:span><text:span text:style-name="T16">&gt;</text:span>.</text:p>
      <text:p text:style-name="P2"><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16">&lt;</text:span><text:span text:style-name="T30">клоунов/санта-клаусов</text:span><text:span text:style-name="T16">&gt;</text:span>, подстерегавших меня на подходе к офису. Возвратившись домой я с удивлением обнаружил сзади <text:span text:style-name="T16">&lt;</text:span><text:span text:style-name="T30">пять</text:span><text:span text:style-name="T16">&gt;</text:span>длинную прореху в куртке, <text:span text:style-name="T16">&lt;</text:span><text:span text:style-name="T30">как будто сделанную пятернёй с металлическими когтями</text:span><text:span text:style-name="T16">&gt;</text:span>явно сделанную ударом ножа вдогонку наотмашь <text:span text:style-name="T16">&lt;</text:span><text:span text:style-name="T30">Эпплджек понадобилось два часа, чтобы зашить её</text:span><text:span text:style-name="T1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6">&lt;</text:span><text:span text:style-name="T30">подать фонарь под другим сосусом</text:span><text:span text:style-name="T1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6">&lt;</text:span><text:span text:style-name="T30">уменьшить подозрения — о них должен догадаться Макс</text:span><text:span text:style-name="T1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6">&lt;</text:span><text:span text:style-name="T30">улучшить</text:span><text:span text:style-name="T16">&gt;</text:span>. А тот случай, когда мне пришлось зашивать тебе куртку после нападения убийц <text:span text:style-name="T16">&lt;</text:span><text:span text:style-name="T30">клоунов/санта-клаусов</text:span><text:span text:style-name="T1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79" text:outline-level="2">След?</text:h>
      <text:p text:style-name="P123"/>
      <text:p text:style-name="P2"><text:span text:style-name="T16">&lt;</text:span><text:span text:style-name="T30">сначала эпизод - проверка сумки в серверной</text:span><text:span text:style-name="T16">&gt;</text:span></text:p>
      <text:p text:style-name="P2"><text:span text:style-name="T16">&lt;</text:span><text:span text:style-name="T3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text:soft-page-break/>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6">&lt;</text:span><text:span text:style-name="T30">“Последний Единорог” Питера Бигла</text:span><text:span text:style-name="T1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8"/>
      <text:p text:style-name="P2"><text:span text:style-name="T16">&lt;</text:span><text:span text:style-name="T30">расширить. Перед кафешкой - диалог с Флатти и ЭйДжей. Все думают, что наконец-то нашли Селестию. Все ликуют</text:span><text:span text:style-name="T16">&gt;</text:span></text:p>
      <text:p text:style-name="P18"/>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6">&lt;</text:span><text:span text:style-name="T30">Расширить сцену в кафе. Ожидание, подьём и… падение ожиданий</text:span><text:span text:style-name="T16">&gt;</text:span></text:p>
      <text:p text:style-name="P2"/>
      <text:p text:style-name="P5">***</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text:soft-page-break/>–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6">&lt;</text:span><text:span text:style-name="T30">упомянуть болезнь Флатти в соответствующем разделе</text:span><text:span text:style-name="T1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text:soft-page-break/>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79" text:outline-level="2">Озарение</text:h>
      <text:p text:style-name="P2"/>
      <text:p text:style-name="P2"><text:span text:style-name="T16">&lt;</text:span><text:span text:style-name="T3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6">&gt;</text:span></text:p>
      <text:p text:style-name="P99"/>
      <text:p text:style-name="P10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9"/>
      <text:p text:style-name="P95">Разговор не клеился.</text:p>
      <text:p text:style-name="P9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9"><text:span text:style-name="T1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9"><text:span text:style-name="T1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9"><text:soft-page-break/><text:span text:style-name="T16">– </text:span>Ну хорошо. Убедила. В конце-концов, можем поступить так. Вы с Флатти вернётесь обратно а я продолжу поиски здесь.</text:p>
      <text:p text:style-name="P99"><text:span text:style-name="T16">– </text:span>А как мы узнаем, что ты нашёл принцессу? – хмуро отозвалась Эпплджек. – Сами вы вряд ли сможете отсюда создать коридор к Эквестрии.</text:p>
      <text:p text:style-name="P99"><text:span text:style-name="T16">– </text:span>Вы можете связываться со мной раз в месяц по коридору.</text:p>
      <text:p text:style-name="P99"><text:span text:style-name="T1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9"><text:span text:style-name="T16">– </text:span>Ну, не раз в месяц <text:span text:style-name="T1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9">Эпплджек недоверчиво хмыкнула.</text:p>
      <text:p text:style-name="P99"><text:span text:style-name="T1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9"><text:span text:style-name="T1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9"><text:span text:style-name="T16">– </text:span>Конечно оставаться. Кто ещё, кроме нас, может найти её?</text:p>
      <text:p text:style-name="P99"><text:span text:style-name="T16">– </text:span>Я думал, ты не сможешь оставить Энджела и всех остальных надолго.</text:p>
      <text:p text:style-name="P99"><text:span text:style-name="T1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4"><text:span text:style-name="T16">– </text:span>Извини, Флаттершай, забылся.</text:p>
      <text:p text:style-name="P104"><text:span text:style-name="T16">– </text:span>Та ладно, я ж не против, – возразила Эпплджек. – Не парься, Флатти. Было б хуже, если б он <text:s/>назвал меня Эпплджек на людях.</text:p>
      <text:p text:style-name="P104"><text:span text:style-name="T16">– </text:span>Ты так... – запнулась Флаттершай. – Так быстро забыла свою ферму. И...</text:p>
      <text:p text:style-name="P104"><text:span text:style-name="T1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4"><text:span text:style-name="T16">– </text:span>Как ты можешь так говорить? – расплакалась Флаттершай.</text:p>
      <text:p text:style-name="P104"><text:span text:style-name="T16">– </text:span>Эй, девушки, не ссорьтесь! Мы — одна команда! И надеюсь, останемся ею и в дальнейшем. </text:p>
      <text:list xml:id="list6244846639684585724" text:style-name="L5">
        <text:list-header>
          <text:p text:style-name="P17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4"><text:span text:style-name="T16">– </text:span>А если нет? – Эпплджек смотрела мне мне прямо в глаза.</text:p>
      <text:list xml:id="list211829728806382" text:continue-numbering="true" text:style-name="L5">
        <text:list-header>
          <text:p text:style-name="P171">Я молча пожал плечами. Эпплджек уверенно продолжила.</text:p>
        </text:list-header>
      </text:list>
      <text:p text:style-name="P104"><text:span text:style-name="T1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4"><text:span text:style-name="T16">– </text:span>Спасибо, ЭйДжей.</text:p>
      <text:p text:style-name="P104"><text:span text:style-name="T1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11829871186315" text:continue-numbering="true" text:style-name="L5">
        <text:list-header>
          <text:p text:style-name="P171"><text:soft-page-break/>Флаттершай пробормотала нечто, показавшееся мне знакомым.</text:p>
        </text:list-header>
      </text:list>
      <text:p text:style-name="P104"><text:span text:style-name="T16">– </text:span>Флатти, ты что-то сказала? Я не расслышал.</text:p>
      <text:p text:style-name="P104"><text:span text:style-name="T16">– </text:span>Намерение Изменяет Реальность.</text:p>
      <text:p text:style-name="P104"><text:span text:style-name="T16">– </text:span>Эээ. А где ты слышала эту фразу, если не секрет?</text:p>
      <text:p text:style-name="P104"><text:span text:style-name="T1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11828235669430" text:continue-numbering="true" text:style-name="L5">
        <text:list-header>
          <text:p text:style-name="P171">У меня как будто вспыхнула лампочка в мозгу. Кирпичики быстро выстраивались в целостную картину. Я ринулся в прихожую.</text:p>
        </text:list-header>
      </text:list>
      <text:p text:style-name="P104"><text:span text:style-name="T16">– </text:span>Флатти, ЭйДжей, буду через час. Ждите!</text:p>
      <text:p text:style-name="P99"/>
      <text:h text:style-name="P177" text:outline-level="2">Почти.</text:h>
      <text:p text:style-name="P119"/>
      <text:p text:style-name="P104">В офисе меня встретил лыбящийся Стас.</text:p>
      <text:p text:style-name="P10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4">Я уставился на Стаса и он, захлёбываясь от торопливости, начал <text:span text:style-name="T16">расказывать</text:span>.</text:p>
      <text:p text:style-name="P10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4">– Ты его уничтожил?</text:p>
      <text:p text:style-name="P104">– Кого?</text:p>
      <text:p text:style-name="P104">– Этический модуль. Селестию.</text:p>
      <text:p text:style-name="P10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4">– Ты его уничтожил?</text:p>
      <text:p text:style-name="P10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4">– То есть, на домашнем компьютере Влада модуль работает и дальше?</text:p>
      <text:p text:style-name="P104">– Ага. К нему-то у меня доступа нету. Но в кластер к Нексусу он больше не пролезет.</text:p>
      <text:p text:style-name="P104">– Спасибо, Стас. Ты молодец.</text:p>
      <text:p text:style-name="P104">Ниточка, чуть было не прервавшаяся в офисе, повела в квартиру Влада.</text:p>
      <text:p text:style-name="P104"/>
      <text:h text:style-name="P177" text:outline-level="2">Дискорд</text:h>
      <text:p text:style-name="P123"/>
      <text:p text:style-name="P119">Девушки поспешно собирались, пока я растолковывал им задачу.</text:p>
      <text:p text:style-name="P119"><text:soft-page-break/><text:span text:style-name="T1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9"><text:span text:style-name="T16">– </text:span>Это тот твой приятель, который разбился с полгода назад? – спросила Эпплджек.</text:p>
      <text:p text:style-name="P119"><text:span text:style-name="T16">– </text:span>Да, это он.</text:p>
      <text:p text:style-name="P119"><text:span text:style-name="T16">– </text:span>А как мы попадём в его квартиру? Там сейчас кто-то живёт? – Флаттершай прыгала на одной ноге, натягивая кед.</text:p>
      <text:p text:style-name="P119"><text:span text:style-name="T1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0">В гараже я обошёл старый верный <text:span text:style-name="T16">Nissan Navara</text:span> и направился к маленькому электрическому <text:span text:style-name="T16">Eva. </text:span>Для того, чтоб не привлекать внимание, самое оно. <text:s/><text:span text:style-name="T16">&lt;</text:span><text:span text:style-name="T3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6">&gt;</text:span></text:p>
      <text:p text:style-name="P12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6">&lt;</text:span><text:span text:style-name="T30">Плохо написано!</text:span><text:span text:style-name="T16">&gt;</text:span></text:p>
      <text:p text:style-name="P120">Я поднёс брелок пропуска к домофону, но дверь подъезда не открылась. Замигала красная лампочка и зажужжал зуммер.</text:p>
      <text:p text:style-name="P120">Я выругался.</text:p>
      <text:p text:style-name="P120"><text:span text:style-name="T16">– </text:span>Макс, что случилось? У нас проблемы?</text:p>
      <text:p text:style-name="P120"><text:span text:style-name="T1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0"><text:span text:style-name="T16">– </text:span>Так что, будем ломать дверь? – Эпплджек критически осмотрелась, подмечая бабулек на лавочке и зевак во внутреннем скверике.</text:p>
      <text:p text:style-name="P120"><text:span text:style-name="T16">– </text:span>Нет нужды. Лучше станьте-ка сзади меня так, чтобы заслонить от этих бабулек и от вооон той камеры наблюдения.</text:p>
      <text:list xml:id="list2932683150864566918" text:style-name="L6">
        <text:list-header>
          <text:p text:style-name="P17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4">Раздался лёгкий «кряк» и дверь подалась.</text:p>
      <text:p text:style-name="P144"><text:span text:style-name="T16">– </text:span>Девушки, заходим.</text:p>
      <text:p text:style-name="P9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text:soft-page-break/>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4">Прихожая встретила нас толстым слоем пыли. Мы тихонько прошли внутрь и я закрыл дверь изнутри.</text:p>
      <text:p text:style-name="P99"><text:span text:style-name="T1">Компьютер</text:span> стоял там же, где и обычно <text:span text:style-name="T1">— в личном кабинете Влада на столе у окна.</text:span></text:p>
      <text:p text:style-name="P144"><text:span text:style-name="T16">– </text:span>Макс, тут окно разбито! И верёвка какая-то висит. – крикнула Флаттершай из кухни.</text:p>
      <text:p text:style-name="P144"><text:span text:style-name="T16">– </text:span>Оставь, Флатти, не сейчас! – отмахнулся я.</text:p>
      <text:p text:style-name="P151">Лампочка питания на ноутбуке горела, <text:s/>но подключенный монитор оставался тёмным. Я постучал по пробелу, но безрезультатно.</text:p>
      <text:p text:style-name="P144"><text:span text:style-name="T16">– </text:span>Может, стукни его хорошенько? – посоветовала Эпплджек. – Я всегда так делаю, когда у твоего компа интернет тормозит. Почти всегда помогает...</text:p>
      <text:p text:style-name="P144"><text:span text:style-name="T16">– </text:span>Монитор выключен. – <text:s/>раздалось из угла. Кресло с высокой спинкой повернулось, открыв нашим взорам Дискорда. </text:p>
      <text:p text:style-name="P14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4">Он приподнял панамку, дурашливо здороваясь.</text:p>
      <text:p text:style-name="P144"><text:span text:style-name="T16">– </text:span>Оп-па! – пробормотала Эпплджек. – Нежданчик!</text:p>
      <text:p text:style-name="P144"><text:span text:style-name="T16">– </text:span>Ты, я вижу, времени не терял, – моя рука под прикрытием стола медленно тянулась к тяжёлой фарфоровой кружке, стоящей на краю.</text:p>
      <text:p text:style-name="P124"><text:span text:style-name="T1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4"><text:span text:style-name="T16">– </text:span>А почему ты вообще решил искать нас тут? – спросила Эпплджек. – Приехал бы домой. Мы б тебя чаем напоили.</text:p>
      <text:p text:style-name="P124"><text:span text:style-name="T16">– </text:span>Видишь ли, дорогая Эй-Джей, я с самого начала знал, где находится наша уважаемая принцесса, а времени в обрез, так что...</text:p>
      <text:p text:style-name="P132">В проёме дверей появилась Флаттершай.</text:p>
      <text:p text:style-name="P124"><text:span text:style-name="T16">– </text:span>С кем это вы тут разговариваете?</text:p>
      <text:list xml:id="list4111916995716380833" text:style-name="L7">
        <text:list-header>
          <text:p text:style-name="P18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2">Оглушённый Дискорд попытался было отъехать на кресле в сторону, но я припёр его стулом к стенке.</text:p>
      <text:p text:style-name="P124">– Жанна, Флатти, хватайте ноут и на выход! Я с ним разберусь! Не теряйте вре...!</text:p>
      <text:p text:style-name="P124">– ТЫ ИДИО...!!!</text:p>
      <text:p text:style-name="P124">Дискорд <text:s/>зорал одновременно со мной, прикрываясь от меня руками, когда раздался оглушительный</text:p>
      <text:p text:style-name="P124">...</text:p>
      <text:p text:style-name="P125">БАХ!!!</text:p>
      <text:p text:style-name="P124"><text:soft-page-break/>…</text:p>
      <text:p text:style-name="P12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4">На лице Дискорда появилось удивлённо-мечтательное выражение и он вырубился.</text:p>
      <text:p text:style-name="P144"/>
      <text:h text:style-name="P179" text:outline-level="2">Селестия</text:h>
      <text:p text:style-name="P144"/>
      <text:p text:style-name="P12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4">Включенный монитор показал схематическое изображение Селестиии, </text:p>
      <text:p text:style-name="P145">&gt;\<text:span text:style-name="T1">Привет, Селестия. Это Макс. Как себя чувствуешь?</text:span></text:p>
      <text:p text:style-name="P145">&lt;\<text:span text:style-name="T1">Макс? МАКС??? МА-А-А-АКС!!! НАКОНЕЦ-ТО! КАК Я РАДА ТЕБЯ СЛЫШАТЬ! </text:span></text:p>
      <text:p text:style-name="P145">&gt;\<text:span text:style-name="T1">Я рад, что нашёл тебя, Тия.</text:span></text:p>
      <text:p text:style-name="P14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5">&gt;\<text:span text:style-name="T1">Тия, я сейчас подключу микрофон и колонки, и мы сможем общаться более удобно.</text:span></text:p>
      <text:p text:style-name="P144">…</text:p>
      <text:p text:style-name="P144">– Привет опять. Как ты меня слышишь?</text:p>
      <text:p text:style-name="P14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5">– <text:span text:style-name="T1">Могу себе представить. Как-то раз я провёл три часа камере сенсорной депривации. Мне не понравилось.</text:span></text:p>
      <text:p text:style-name="P144">– Эммм... Ваше Высочество, вы в порядке? Мы так рады, что наконец-то нашли Вас! – вклинилась в разговор Эпплджек.</text:p>
      <text:p text:style-name="P144">– Кто тут? Макс, кто ещё с тобой?</text:p>
      <text:p text:style-name="P145"><text:span text:style-name="T1">– Со мной Эпплджек и Флаттершай. Мы пришли сюда полгода </text:span>&lt;<text:span text:style-name="T2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5">– <text:span text:style-name="T1">Девочки? Я рада вас слышать. А Твайлайт нет рядом?</text:span></text:p>
      <text:p text:style-name="P14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4">При этих словах Дискорд замычал и задёргался. Эпплджек нахмурилась и проверила верёвки, привязывающие его к спинке стула.</text:p>
      <text:p text:style-name="P14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4">– Ноутбук — так называется место, где я нахожусь сейчас? А кто это мычит?</text:p>
      <text:p text:style-name="P14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4">– О, духи предков, но зачем??? Почему у него кляп во рту?</text:p>
      <text:p text:style-name="P144">– Мы связали его. Он нас предал. И тебя. И Эквестрию. Всех.</text:p>
      <text:p text:style-name="P144"><text:soft-page-break/>При этих словах Эпплджек и Флаттершай непонимающе уставились на меня, а Дискорд протестующе замычал.</text:p>
      <text:p text:style-name="P144">Я начал рассказывать о своих догадках, и непонимающее выражение на лицах девушек сменилось удивлением.</text:p>
      <text:p text:style-name="P14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4">– А зачем тогда ты приложила его книгой? – непонимающе уставился я на неё.</text:p>
      <text:p text:style-name="P144">– Потому что ты напал на него. Я и подумала — тебе виднее. И подсобила.</text:p>
      <text:p text:style-name="P144">Флаттершай отрицающе мотнула головой.</text:p>
      <text:p text:style-name="P144">– Не может Дискорд быть предателем. Он мой друг.</text:p>
      <text:p text:style-name="P144">Дискорд благодарственно замычал и закивал головой.</text:p>
      <text:p text:style-name="P14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4">Дискорд завёл глаза на лоб и обречённо завыл.</text:p>
      <text:p text:style-name="P144">– Макс, постой. Дай мне поговорить с ним. – сказала Селестия. – Не могу поверить, что Дискорд на такое пошёл.</text:p>
      <text:p text:style-name="P144">– Ну хорошо. Поговори. Послушаем, что он скажет.</text:p>
      <text:p text:style-name="P144">Я красноречиво покачал кулак перед его носом и вытащил кляп.</text:p>
      <text:p text:style-name="P144">...</text:p>
      <text:p text:style-name="P133">– Ффы, тьфу, пффф, пфу! <text:span text:style-name="T16">&lt;</text:span><text:span text:style-name="T30">Вот дискорд! Я, то бишь!</text:span><text:span text:style-name="T1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6">— </text:span><text:span text:style-name="T1">получишь кляп обратно.</text:span></text:p>
      <text:p text:style-name="P133">– Это я-то устраиваю цирк?!! ДА ТЫ НА СЕБЯ ПОСМОТРИ, КЛОУН!!! На людей кидаешься, чашками бросаешься, вон, мне нос разбил! Дерёшься...</text:p>
      <text:p text:style-name="P133">Я угрожающе поднёс тряпку к лицу Дискорда.</text:p>
      <text:p text:style-name="P133">– Ещё одно слово в таком тоне, и ты заткнёшься, а мы уйдём в Эквестрию без тебя!</text:p>
      <text:p text:style-name="P13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3">Дискорд демонстративно закрыл рот и посвистывая уставился в потолок.</text:p>
      <text:p text:style-name="P133">Разговор зашёл в тупик.</text:p>
      <text:p text:style-name="P136"/>
      <text:p text:style-name="P137">На мониторе высветился текст:</text:p>
      <text:p text:style-name="P13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7"/>
      <text:p text:style-name="P137">Из колонок послышался лёгкий шорох.</text:p>
      <text:p text:style-name="P133">– Дик, сейчас не время для ссор. – голос Селестии был мягким, но настойчивым. – Мы в одной лодке.</text:p>
      <text:p text:style-name="P133">– Тебе легко говорить! Тебе не разбивали нос и не оскорбляли угрозами!</text:p>
      <text:p text:style-name="P133"><text:soft-page-break/>– Ты должен понимать, что у Макса были все основания так себя вести. Твоё поведение вызвало подозрения у него, ведь он мало тебя знает. </text:p>
      <text:p text:style-name="P133">К уговорам Селестии присоединилась Флаттершай.</text:p>
      <text:p text:style-name="P133">– Дискорд, миленький, прости его. Макс хороший. Он просто не знал, что ты тоже хороший...</text:p>
      <text:p text:style-name="P133">У Дискорда покраснели уши и он засмущался и заворчал.</text:p>
      <text:p text:style-name="P13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3">Я пропустил «дятла» мимо ушей.</text:p>
      <text:p text:style-name="P13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4">***</text:p>
      <text:p text:style-name="P13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3">Потому разбрасываться такой возможностью не стоит. Если уж тебе повезло оказаться в новом мире — исследуй его сполна!..</text:p>
      <text:p text:style-name="P134">***</text:p>
      <text:p text:style-name="P139">&lt;<text:span text:style-name="T31">сюда можно вставить похождения Дискорда</text:span>&gt;</text:p>
      <text:p text:style-name="P134">***</text:p>
      <text:p text:style-name="P137">– Развяжите мне, наконец, руки! Или хотя бы одну. Плечами жестикулировать неудобно.... </text:p>
      <text:p text:style-name="P137">Я развязал Дискорду левую руку.</text:p>
      <text:p text:style-name="P13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7">Дискорд принялся разминать затёкшее запястье.</text:p>
      <text:p text:style-name="P13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7">– Какое письмо, Корди? – вскинулась до этого зачарованно слушавшая Дискорда Флаттершай.</text:p>
      <text:p text:style-name="P137">– Ну ваше же! Вы с Эпплджек написали мне о своих мытарствах тут. Вежливо так написали, спасибо...</text:p>
      <text:p text:style-name="P137">Флаттершай покрылась пунцовыми пятнами.</text:p>
      <text:p text:style-name="P137"><text:soft-page-break/>– Я... Мы... – тут она совсем стушевалась.</text:p>
      <text:p text:style-name="P137">– Так а почему ты сказал, что никто не уйдёт в Эквестрию? – наконец перебила Дискорда скучавшая до этого Эпплджек.</text:p>
      <text:p text:style-name="P137">Дискорд уставился на неё долгим взглядом, а потом хлопнул себя по лбу.</text:p>
      <text:p text:style-name="P13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6">&lt;</text:span><text:span text:style-name="T24">упомянуть, что Дискорд учился играть на гитаре в Эквестрии — брал уроки у Рэйнбоу</text:span><text:span text:style-name="T16">&gt;</text:span>).<text:span text:style-name="T16"> </text:span>То есть, эквестрийские три месяца немного короче местных...<text:span text:style-name="T16">&lt;</text:span><text:span text:style-name="T2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6">&gt;</text:span></text:p>
      <text:p text:style-name="P137">– И что? – продолжила его мысль Эпплджек.</text:p>
      <text:p text:style-name="P137">– Эквестрийские <text:span text:style-name="T16">&lt;</text:span><text:span text:style-name="T30">три месяца</text:span><text:span text:style-name="T16">&gt;</text:span> КО-РО-ЧЕ местных. – с нажимом повторил Дискорд. – По моим подсчётам, на два дня.</text:p>
      <text:p text:style-name="P137">– И?!! – до меня уже дошло, но Эпплджек продолжала тупить.</text:p>
      <text:p text:style-name="P137">– Короче, времени у нас осталось что-то около пятнадцати минут. Или около того. – заявил Дискорд, поднеся к глазам запястье с массивными часами.</text:p>
      <text:p text:style-name="P137">– СКОЛЬКО??? – воскликнули хором я и девушки.</text:p>
      <text:p text:style-name="P137">Дискорд открыл было рот, но его слова заглушил звонок в дверь.</text:p>
      <text:p text:style-name="P137">– ОТКРОЙТЕ, ПОЛИЦИЯ! Вам даётся полминуты, чтобы открыть дверь. Через тридцать секунд дверь будет выбита!</text:p>
      <text:p text:style-name="P13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7">Блядь!</text:p>
      <text:p text:style-name="P137">– На крышу, живо!!! Через окно на кухне! – зашипел Дискорд, отчаянно дёргая узлы свободной рукой.</text:p>
      <text:p text:style-name="P137">Эпплджек, одной рукой сгребя в охапку ноутбук, второй увлекая Флаттершай, кинулась на кухню.</text:p>
      <text:p text:style-name="P137">– А толку? Куда мы с крыши денемся? – спросил я растерянно. Дискорд только раздражённо зарычал в ответ.</text:p>
      <text:p text:style-name="P133">Дверь содрогнулась от мощного удара. Послышался стук падающей штукатурки. Я сломя голову кинулся на кухню.</text:p>
      <text:p text:style-name="P133">– Развяжи меня, идиот!!! – гаркнул вдогонку Дискорд.</text:p>
      <text:p text:style-name="P13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3">– Давай на крышу! Я догоню! – рявкнул он, освобождая вторую руку.</text:p>
      <text:p text:style-name="P133">От второго удара дверная коробка крякнула и наполовину въехала в коридор. </text:p>
      <text:p text:style-name="P13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3">Верёвка в кухонном окне дёргалась от движений лезущих по ней Флатти и Эпплджек. Я словил её рукой и стал на подоконник.</text:p>
      <text:p text:style-name="P133"><text:soft-page-break/>Чёрт!</text:p>
      <text:p text:style-name="P13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3">Но нет, триста тысяч чертей, раз девушки смогли – я тоже смогу!</text:p>
      <text:p text:style-name="P13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3">Я успел сократить расстояние до Эпплджек наполовину, когда девушки нашли решение.</text:p>
      <text:p text:style-name="P13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3">Я выдохнул.</text:p>
      <text:p text:style-name="P13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3">Чёрт! Чёрт! Чёрт! Чёрт!</text:p>
      <text:p text:style-name="P133">Бля!!!...</text:p>
      <text:p text:style-name="P133">Верёвка закончилась, а вместе с ней прекратилась и боль в сожжёных суставах. Наконец-то у меня появилось время для паники. Я обнял ноги<text:span text:style-name="T16"> </text:span>Эпплджек покрепче, закрыл глаза и приготовился...</text:p>
      <text:p text:style-name="P133"/>
      <text:h text:style-name="P179" text:outline-level="2">Назад, в Эквестрию</text:h>
      <text:p text:style-name="P133"/>
      <text:p text:style-name="P133">Долго паниковать не пришлось. </text:p>
      <text:p text:style-name="P133"><text:soft-page-break/>Я почувствовал сильный рывок за шиворот и захват поперёк груди. </text:p>
      <text:p text:style-name="P133">– ОТПУСТИ ДЕВЧОНКУ!!! – загрохотало мне в ухо. Я открыл глаза.</text:p>
      <text:p text:style-name="P13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3">Я чуть поднял глаза и уставился в чешуйчатую морду дракона.</text:p>
      <text:p text:style-name="P133">– Отпусти Эпплджек. Я её держу. – повторил Дискорд. – Мне сбалансироваться надо. Вы не такие уж и лёгкие.</text:p>
      <text:p text:style-name="P13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3">Наконец это ему удалось, и дальнейший подъём на крышу происходил в молчании.</text:p>
      <text:p text:style-name="P13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3">Флаттершай оторвала заплаканное лицо от моей ветровки.</text:p>
      <text:p text:style-name="P133">– Да-да, ты прав, Корди. Я готова.</text:p>
      <text:p text:style-name="P133">На длинной шее Дискорда разместились Эпплджек и Флаттершай. Я, для сохранения баланса, разместился позади крыльев.</text:p>
      <text:p text:style-name="P133">Дискорд расправил крылья и начал короткую пробежку к краю.</text:p>
      <text:p text:style-name="P13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3">И мы полетели навстречу закату.</text:p>
      <text:p text:style-name="P13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3">Впереди по курсу увеличивалась громада моей высотки. Дискорд летел прямо на разрыв в ограждении, который я проделал <text:span text:style-name="T16">&lt;</text:span><text:span text:style-name="T30">полгода</text:span><text:span text:style-name="T16">&gt;</text:span> назад своим проходом в Эквестрию.</text:p>
      <text:p text:style-name="P13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3">– Пристегните ремни! – проревел Дискорд, резко ускоряясь. – Будет весело!!!</text:p>
      <text:p text:style-name="P13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3">– ЙУУУУУУУХХХУУУУУ!!! – заорал Дискорд, сложил крылья и врезался в шар.</text:p>
      <text:p text:style-name="P138">&lt;<text:span text:style-name="T3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80" text:outline-level="1">Беседа за столиком в ночи</text:h>
      <text:p text:style-name="P122">&lt;<text:span text:style-name="T66">Queen - Flash</text:span>&gt;</text:p>
      <text:p text:style-name="P101"><text:soft-page-break/>Из-за заинтересованности Эквуса в Максе, тому не приходится прилагать усилий для 34 — на что ему указывает Анакорн</text:p>
      <text:p text:style-name="P10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6">е</text:span><text:span text:style-name="T1">еся</text:span> <text:span text:style-name="T1">в пустоте кресло </text:span>.</text:p>
      <text:p text:style-name="P99"><text:span text:style-name="T1">– </text:span>Анакорн. <text:span text:style-name="T1">– о</text:span>трекомендовался он. <text:span text:style-name="T16">– </text:span><text:span text:style-name="T1">Демиург.</text:span></text:p>
      <text:p text:style-name="P99"><text:span text:style-name="T1">– </text:span>П-привет. Макс. <text:span text:style-name="T1">– в</text:span> смятении представился я.</text:p>
      <text:p text:style-name="P9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4"/>
      <text:p text:style-name="P99"><text:span text:style-name="T1">&lt;</text:span><text:span text:style-name="T3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04"/>
      <text:p text:style-name="P9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9"><text:span text:style-name="T1">Юноша</text:span> закинул ногу за ногу и пытливо смотрел на меня, играя карандашём .</text:p>
      <text:p text:style-name="P99">Я совсем запутался.</text:p>
      <text:p text:style-name="P99"><text:soft-page-break/><text:span text:style-name="T1">– </text:span>Какая проблема? Какое решение? Кто ты <text:span text:style-name="T1">вообще</text:span>?</text:p>
      <text:p text:style-name="P99"><text:span text:style-name="T16">– </text:span><text:span text:style-name="T1">Хорошо, с</text:span>ейчас объясню, <text:span text:style-name="T1">– </text:span>кивнул <text:span text:style-name="T1">Анакорн</text:span>. <text:span text:style-name="T16">– </text:span><text:span text:style-name="T1">Понимаю, ты пока не вполне в теме от шока...</text:span></text:p>
      <text:p text:style-name="P10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4">– Стоп, не торопись. – у меня голова пошла кругом от информации. – Я ничего не понял. Какие-такие проблемы? Какие варианты? Зачем его поддерживать?</text:p>
      <text:p text:style-name="P104">Анакорн недовольно поморщился, но продолжил.</text:p>
      <text:p text:style-name="P10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4"/>
      <text:p text:style-name="P10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6"/>
      <text:p text:style-name="P104">Ключевое слово - <text:span text:style-name="T38">непротиворечивому</text:span></text:p>
      <text:p text:style-name="P104"/>
      <text:p text:style-name="P10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4"><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04">На голограмме появилась солнечная система Эквуса. Почему-то в центре системы был сам Эквус. Вокруг него вращались солнце и луна.</text:p>
      <text:p text:style-name="P104">Анакорн плюхнулся обратно в кресло и схватился за голову. Потом, немного успокоившись, продолжил.</text:p>
      <text:p text:style-name="P10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4">Анакорн отпил из стакана и продолжил.</text:p>
      <text:p text:style-name="P10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6">&lt;</text:span><text:span text:style-name="T31">привязать к реальным событиям, описанным выше</text:span><text:span text:style-name="T16">&gt;</text:span><text:span text:style-name="T1">. А из таких посёлков Эквестрия состоит на 80% </text:span><text:span text:style-name="T16">&lt;</text:span><text:span text:style-name="T3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4">Анакорн постучал по столику указкой. Солнечная система увеличилась, оставив в поле зрения только шар Эквуса.</text:p>
      <text:p text:style-name="P10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0">старом аналоговом телевизоре.</text:span></text:p>
      <text:p text:style-name="P107">Ко мне наконец-то пришло понимание ситуации.</text:p>
      <text:p text:style-name="P10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4"><text:soft-page-break/>Анакорн смутился.</text:p>
      <text:p text:style-name="P10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4">(<text:span text:style-name="T2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4"><text:span text:style-name="T27">– Сам ты раздолбай! – произнёс, наконец, Свирл</text:span>)</text:p>
      <text:p text:style-name="P104">… И создали вы его достаточно топорно — видишь, он трещит по швам.</text:p>
      <text:p text:style-name="P104">– Хмм. То есть, это брони создали Эквус?</text:p>
      <text:p text:style-name="P10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4">Я вспомнил события последнего года <text:span text:style-name="T16">&lt;</text:span>упомянуть в эпизоде на Терре, что МЛП-сериал закрылся год назад<text:span text:style-name="T16">&gt;</text:span></text:p>
      <text:p text:style-name="P10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4">Анакорн с такой силой сжал карандаш, что он хрустнул.</text:p>
      <text:p text:style-name="P10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4"/>
      <text:p text:style-name="P104"/>
      <text:p text:style-name="P10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1">– </text:p>
      <text:p text:style-name="P10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7">– Верни Рэйнбоу!!!</text:p>
      <text:p text:style-name="P107">Обломки карандаша выпали из кулака Анакорна на столик.</text:p>
      <text:p text:style-name="P107">– Э-э-э… м-м-м… ну-у-у... Нельзя сказать, что это совсем невыполнимо… Но, прямо скажу, задачка не для студента!</text:p>
      <text:p text:style-name="P107">– А ты студент?</text:p>
      <text:p text:style-name="P10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text:soft-page-break/>непоседливые. Встречаются и странники из других альтернатив, случайно забрёвшие в эквестрийский эгрегор. Я тебе общий случай описываю.</text:p>
      <text:p text:style-name="P10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7">– Нет. Плата остаётся неизменной. Тут мы квиты. У меня тоже мало шансов помочь тебе — я не имею ни малейшего понятия, как это сделать.</text:p>
      <text:p text:style-name="P107">Ставшие почти прозрачными стены комнаты снова обрели материальность. Анакорн пожал плечами и протянул мне руку через столик.</text:p>
      <text:p text:style-name="P10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7">Я задумался.</text:p>
      <text:p text:style-name="P10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7">Анакорн почесал в затылке.</text:p>
      <text:p text:style-name="P107">– А кьютимарки? Как, <text:span text:style-name="T16">&lt;</text:span><text:span text:style-name="T33">чёрт</text:span><text:span text:style-name="T16">&gt;</text:span> меня побери, объяснить кьютимарки?</text:p>
      <text:p text:style-name="P107">– А кьютимарки ты сам даришь пони, когда распознаёшь их жизненное предназначение.</text:p>
      <text:p text:style-name="P10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7">Я пожал плечами.</text:p>
      <text:p text:style-name="P107">– А по-другому я не могу объяснить их появление. К сожалению.</text:p>
      <text:p text:style-name="P146"><text:soft-page-break/>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6">– Хорошо. Уболтал. Кьютимарки беру на себя. Так и знал, что мне самое трудное достанется!</text:p>
      <text:p text:style-name="P14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6">Анакорн проследил мой взгляд.</text:p>
      <text:p text:style-name="P146">– Нечего так смотреть. Если я стану применять магию вместо ловкости, теряется весь смысл упражнения... О, глянь-ка на Эквус!</text:p>
      <text:p text:style-name="P14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6"/>
      <text:p text:style-name="P148">Да, т<text:span text:style-name="T6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9"/>
      <text:p text:style-name="P14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8"/>
      <text:p text:style-name="P148"/>
      <text:p text:style-name="P146">Я опять задумался. В голове было пусто. Хотя, если подумать с точки зрения программиста, можно... Наверное можно, раз все предыдущее прокатило...</text:p>
      <text:p text:style-name="P147">– <text:span text:style-name="T2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7">– Не понял? Это как? Как ты совместишь разрушенную магическими войнами Эквестрию с романтически-сексуальным раем для попаданцев?</text:p>
      <text:p text:style-name="P147"><text:span text:style-name="T1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7">Анакорн долго мусолил карандаш, а потом вдруг заржал.</text:p>
      <text:p text:style-name="P147"><text:soft-page-break/><text:span text:style-name="T1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7"><text:span text:style-name="T16">– </text:span>Я ничего никому не назначаю. Ты просил меня придумать отмазку для объяснения различий в фэндоме — я придумал. Не нравится — ну, извиняй.</text:p>
      <text:p text:style-name="P147">Анакорн примирительно похлопал меня по плечу.</text:p>
      <text:p text:style-name="P147"><text:span text:style-name="T1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7">Я подозрительно посмотрел на Анакорна.</text:p>
      <text:p text:style-name="P147"><text:span text:style-name="T16">– </text:span>Какой ещё, нафиг, «мой фанфик»? Я никакого фанфика не писал. И не собираюсь, вообще-то.</text:p>
      <text:p text:style-name="P147">Анакорн ехидно ухмыльнулся и откинулся в кресле, переплетя пальцы за затылком.</text:p>
      <text:p text:style-name="P147"><text:span text:style-name="T1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6"><text:span text:style-name="T1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6"><text:span text:style-name="T1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6"><text:span text:style-name="T16">– </text:span>Факн щит<text:note text:id="ftn13" text:note-class="footnote"><text:note-citation>13</text:note-citation><text:note-body><text:p text:style-name="P14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6">Анакорн развёл руками.</text:p>
      <text:p text:style-name="P146"><text:span text:style-name="T1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6">Анакорн, глядя на мои терзания, понимающе кивнул и продолжил.</text:p>
      <text:p text:style-name="P104">– Эквусу позарез нужна помощь. И он надеется получить эту помощь от тебя. Видишь, он из кожи вон лезет, чтобы тебе понравиться.</text:p>
      <text:p text:style-name="P101">Он старался тебя рассмешить и показать себя с лучшей стороны. К сожалению, надлого его не хватило — к твоему прибытию он был на грани...</text:p>
      <text:p text:style-name="P104">Тебе не приходилось заботиться о жилье и питании, ты нравишься кобылкам...</text:p>
      <text:p text:style-name="P104">– Гм! Я бы попросил тебя не касаться моих отношений с Рэйнбоу!</text:p>
      <text:p text:style-name="P104"><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4">У меня сердце буквально ухнуло куда-то вниз, в область желудка.</text:p>
      <text:p text:style-name="P10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6">&lt;&gt;</text:span></text:p>
      <text:p text:style-name="P10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4">– Та ладно, не утешай. Я не маленький ребёнок. Долг платежом красен. Сделаю то, что ты хочешь. Как сумею.</text:p>
      <text:p text:style-name="P10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4">Анакорн наблюдал за мной без улыбки. По его нейтральному выражению лица невозможно было догадаться, о чём он думает.</text:p>
      <text:p text:style-name="P104">– Ну вот и отлично. Рад, что мы наконец-то пришли к сделке.</text:p>
      <text:p text:style-name="P10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0">Такова природа низкоэнергетических монад</text:span>.</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обратно возвращался?</text:p>
      <text:p text:style-name="P10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4">Так вот, возвращать тебя обратно в твой мир я не буду. </text:p>
      <text:p text:style-name="P104">Во-первых, может возникнуть временная <text:span text:style-name="T16">&lt;</text:span><text:span text:style-name="T30">парадокс</text:span><text:span text:style-name="T1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6"> </text:span>Если вернуть тебя обратно — рано или поздно он тебя убьёт. Скорее рано, чем поздно.</text:p>
      <text:p text:style-name="P104"><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4">– Ты ещё увидишь пару снов на прощание. Удачи!</text:p>
      <text:p text:style-name="P104"/>
      <text:p text:style-name="P109">&lt;<text:span text:style-name="T1">- Но если миры Эквестрии станут существовать — появятся и те из них, в которых тьма страданий, постапокалипсис.</text:span></text:p>
      <text:p text:style-name="P109"><text:span text:style-name="T1">- И это лучше, чем не существовать, поверь</text:span>&gt;</text:p>
      <text:p text:style-name="P105">***</text:p>
      <text:p text:style-name="P105"/>
      <text:p text:style-name="P104">&lt;<text:span text:style-name="T3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4"/>
      <text:p text:style-name="P104">– Привет, Макс. – образ Селестии снова реял передо мной, как <text:span text:style-name="T16">&lt;</text:span><text:span text:style-name="T30">полгода</text:span><text:span text:style-name="T16">&gt;</text:span> назад. – Я хочу поблагодарить тебя за всё.</text:p>
      <text:p text:style-name="P104">– Пожалста. – ответил я безучастно. – Всегда рад. Только Вам не нужно было ТАК распинаться, чтобы заручиться моей помощью.</text:p>
      <text:p text:style-name="P104">Селестия на мгновение смутилась, но продолжила.</text:p>
      <text:p text:style-name="P104">&lt;<text:span text:style-name="T30"> - Ты морочила мне яйца, чтобы заинтересовать? Всё, как Свирл указал?</text:span></text:p>
      <text:p text:style-name="P101">– Пожалуйста! <text:span text:style-name="T40">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1">Я покачал головой.</text:p>
      <text:p text:style-name="P10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1">- Поверь, Макс, всё не так, как ты думаешь! Если бы у меня был шанс переиграть всё по новому! Клянусь, всё было бы совсем по другому!</text:p>
      <text:p text:style-name="P104"><text:span text:style-name="T30">- Это точно! Было бы точно всё по другому, я с конеёбством завязываю!</text:span>&gt;</text:p>
      <text:p text:style-name="P104">– <text:s text:c="2"/>За благополучие Эквестрии я бы и не ТАК разопнулась.<text:span text:style-name="T16"> Я</text:span><text:span text:style-name="T3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30">У меня просто не было времени всё объяснить тебе. Моё сердце разрывалось от осознания того, что </text:span><text:soft-page-break/><text:span text:style-name="T30">вскоре предстоит разлука. Как бы я хотела, чтобы остался!</text:span>&gt;<text:span text:style-name="T3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3">Селестия кивнула, соглашаясь, и образ её начал меркнуть.</text:p>
      <text:p text:style-name="P138">– <text:span text:style-name="T1">Окей. Будь счастлив и... спасибо тебе за всё, Макс.</text:span></text:p>
      <text:p text:style-name="P102">Мне очень хочется, чтобы мы смогли встретиться в другое время, при других обстоятельствах. Быть может, у нас всё было бы по иному.</text:p>
      <text:p text:style-name="P133">…</text:p>
      <text:p text:style-name="P13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3">Он нахлобучил на себя невесть откуда взявшуюся двууголку.</text:p>
      <text:p text:style-name="P133">– Как вам это нравится, господа?! Дискорд — спаситель Эквестрии! А ведь звучит!!! Разрешите откланяться!..</text:p>
      <text:p text:style-name="P133"/>
      <text:list xml:id="list3077119438441641911" text:style-name="L8">
        <text:list-header>
          <text:p text:style-name="P173">(<text:span text:style-name="T37">Луна — как повелительница снов, слышала разговор Макса с Анакорном</text:span>)</text:p>
          <text:p text:style-name="P174"/>
        </text:list-header>
      </text:list>
      <text:p text:style-name="P134">***</text:p>
      <text:p text:style-name="P99"><text:span text:style-name="T1">–</text:span> Ты?..</text:p>
      <text:p text:style-name="P99"><text:span text:style-name="T1">–</text:span> Ты??!</text:p>
      <text:p text:style-name="P99"><text:span text:style-name="T1">–</text:span> Ты мне снишься??</text:p>
      <text:p text:style-name="P99"><text:span text:style-name="T1">–</text:span> Это ты мне снишься!!</text:p>
      <text:p text:style-name="P99"><text:span text:style-name="T1">–</text:span> Неважно… Пусть мы друг-другу снимся… Ты как, Дэш?</text:p>
      <text:p text:style-name="P99"><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31">Как-то это не круто совсем!</text:span></text:p>
      <text:p text:style-name="P37">- <text:span text:style-name="T1">Дэш, - сказал я, едва сдерживая слёзы, - ты самая крутая в мире пони! Ты победила смерть! Ты умерла и вернулась с того света!</text:span></text:p>
      <text:p text:style-name="P99"><text:span text:style-name="T32">- Точно? Ну офигеть! </text:span>А ты как?</text:p>
      <text:p text:style-name="P99"><text:span text:style-name="T1">–</text:span> И я в порядке. Вот, возвращаюсь в свой мир. Ну, не совсем в свой. Почти в свой.</text:p>
      <text:p text:style-name="P99"><text:span text:style-name="T1">–</text:span> Навсегда?</text:p>
      <text:p text:style-name="P99"><text:span text:style-name="T1">–</text:span> Скорее всего, да.</text:p>
      <text:p text:style-name="P99"><text:span text:style-name="T1">–</text:span> Это плохо. Я хотела тебе сказать…</text:p>
      <text:p text:style-name="P99"><text:soft-page-break/><text:span text:style-name="T1">–</text:span> Не надо, Дэш. Не стоит терзать себя. Мне тоже очень хотелось остаться. Но так надо. Мне очень жаль…</text:p>
      <text:p text:style-name="P9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9"><text:span text:style-name="T1">–</text:span> И тебя, и Твайлайт, и Рэрити, и Селестию, и всех-всех-всех… Таковы правила.</text:p>
      <text:p text:style-name="P99"><text:span text:style-name="T16">– </text:span>Дискорд!.. Почему всё так паршиво… Я даже не могу уткнуться носом тебе в грудь. Я прохожу сквозь тебя, <text:span text:style-name="T16">–</text:span> всхлипнула сквозь зубы Рэйнбоу.</text:p>
      <text:p text:style-name="P99">Я опустил руку на шею Дэш и ощутил теплоту и лёгкое покалывание в пустоте.</text:p>
      <text:p text:style-name="P99"><text:span text:style-name="T16">–</text:span> Мне кажется, Дэш, <text:span text:style-name="T1">м</text:span>ы найдём способ связаться. Рано или поздно.</text:p>
      <text:p text:style-name="P99"><text:span text:style-name="T1">–</text:span> И лучше рано, чем поздно! Я не люблю ждать!</text:p>
      <text:p text:style-name="P99"><text:span text:style-name="T1">–</text:span> Да, Дэш. <text:span text:style-name="T1">–</text:span> её образ начал таять. <text:span text:style-name="T1">–</text:span> Да, я помню. Я всё ещё помню…</text:p>
      <text:p text:style-name="P99"/>
      <text:h text:style-name="P179" text:outline-level="2">Земля</text:h>
      <text:p text:style-name="P103">&lt;<text:span text:style-name="T66">Daft Punk – Get Lucky</text:span>&gt;</text:p>
      <text:p text:style-name="P103"/>
      <text:p text:style-name="P96">Я открыл глаза. <text:span text:style-name="T1">Бляяяяяяя... У</text:span>же десять... <text:span text:style-name="T1">Башка чугунная... Вот на кой хрен ложиться в </text:span><text:span text:style-name="T16">два</text:span><text:span text:style-name="T1">, чтоб потом спать до десяти и ни хрена не выспаться при этом?</text:span> На работу опять к <text:span text:style-name="T16">двенадцати приползу</text:span>. Надоело. <text:span text:style-name="T1">Закисать на работе — вредно для мозгов.</text:span> Надо отдохнуть. <text:span text:style-name="T16">Взят</text:span><text:span text:style-name="T1">ь, наконец, </text:span><text:s/>отпуск. <text:span text:style-name="T1">И пошло оно всё к ебеням!</text:span></text:p>
      <text:p text:style-name="P96"><text:span text:style-name="T1">Я нашарил ногами тапки и пошёл в ванную. Проходя мимо стола, зацепился взглядом за</text:span> эскиз <text:span text:style-name="T1">рисунка</text:span>.</text:p>
      <text:p text:style-name="P9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7">Доставая из стола ключи от машины, опять наткнулся взглядом на эскиз.</text:p>
      <text:p text:style-name="P97"><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7">Назову-ка я фантазию «Последний фанфик»…</text:p>
      <text:p text:style-name="P97"/>
      <text:p text:style-name="P97"/>
      <text:p text:style-name="P97"/>
      <text:p text:style-name="P99"/>
      <text:p text:style-name="P99"/>
      <text:p text:style-name="P99"/>
      <text:p text:style-name="P10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9"/>
      <text:p text:style-name="P9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9"/>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2-24T21:18:19.187423622</dc:date>
    <meta:editing-duration>P111DT10H5M21S</meta:editing-duration>
    <meta:editing-cycles>6621</meta:editing-cycles>
    <meta:generator>LibreOffice/5.1.4.2$Linux_X86_64 LibreOffice_project/10m0$Build-2</meta:generator>
    <meta:document-statistic meta:table-count="0" meta:image-count="0" meta:object-count="0" meta:page-count="192" meta:paragraph-count="4017" meta:word-count="87002" meta:character-count="578201" meta:non-whitespace-character-count="491148"/>
  </office:meta>
</office:document-meta>
</file>